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2.1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ew Text Document" table:style-name="ta1">
        <table:shapes>
          <draw:frame draw:z-index="0" draw:style-name="gr1" draw:text-style-name="P1" svg:width="16.007cm" svg:height="9.005cm" svg:x="13.056cm" svg:y="153.821cm">
            <draw:object draw:notify-on-update-of-ranges="'New Text Document'.A1:'New Text Document'.A360 'New Text Document'.B1:'New Text Document'.B360 'New Text Document'.C1:'New Text Document'.C360 'New Text Document'.D1:'New Text Document'.D360 'New Text Document'.E1:'New Text Document'.E3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in 0</text:p>
          </table:table-cell>
          <table:table-cell office:value-type="float" office:value="2499.9" calcext:value-type="float">
            <text:p>2499.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 1</text:p>
          </table:table-cell>
          <table:table-cell office:value-type="float" office:value="2499.804" calcext:value-type="float">
            <text:p>2499.804</text:p>
          </table:table-cell>
          <table:table-cell office:value-type="float" office:value="195.228" calcext:value-type="float">
            <text:p>195.22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 2</text:p>
          </table:table-cell>
          <table:table-cell office:value-type="float" office:value="2499.7117" calcext:value-type="float">
            <text:p>2499.7117</text:p>
          </table:table-cell>
          <table:table-cell office:value-type="float" office:value="285.91757" calcext:value-type="float">
            <text:p>285.91757</text:p>
          </table:table-cell>
          <table:table-cell office:value-type="float" office:value="2.32368" calcext:value-type="float">
            <text:p>2.32368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Min 3</text:p>
          </table:table-cell>
          <table:table-cell office:value-type="float" office:value="2499.623" calcext:value-type="float">
            <text:p>2499.623</text:p>
          </table:table-cell>
          <table:table-cell office:value-type="float" office:value="372.2906" calcext:value-type="float">
            <text:p>372.2906</text:p>
          </table:table-cell>
          <table:table-cell office:value-type="float" office:value="4.5014973" calcext:value-type="float">
            <text:p>4.5014973</text:p>
          </table:table-cell>
          <table:table-cell office:value-type="float" office:value="0.12366719" calcext:value-type="float">
            <text:p>0.12366719</text:p>
          </table:table-cell>
        </table:table-row>
        <table:table-row table:style-name="ro1">
          <table:table-cell office:value-type="string" calcext:value-type="string">
            <text:p>Min 4</text:p>
          </table:table-cell>
          <table:table-cell office:value-type="float" office:value="2499.5378" calcext:value-type="float">
            <text:p>2499.5378</text:p>
          </table:table-cell>
          <table:table-cell office:value-type="float" office:value="454.55792" calcext:value-type="float">
            <text:p>454.55792</text:p>
          </table:table-cell>
          <table:table-cell office:value-type="float" office:value="7.2700977" calcext:value-type="float">
            <text:p>7.2700977</text:p>
          </table:table-cell>
          <table:table-cell office:value-type="float" office:value="0.29878038" calcext:value-type="float">
            <text:p>0.29878038</text:p>
          </table:table-cell>
        </table:table-row>
        <table:table-row table:style-name="ro1">
          <table:table-cell office:value-type="string" calcext:value-type="string">
            <text:p>Min 5</text:p>
          </table:table-cell>
          <table:table-cell office:value-type="float" office:value="2499.456" calcext:value-type="float">
            <text:p>2499.456</text:p>
          </table:table-cell>
          <table:table-cell office:value-type="float" office:value="532.9198" calcext:value-type="float">
            <text:p>532.9198</text:p>
          </table:table-cell>
          <table:table-cell office:value-type="float" office:value="10.571778" calcext:value-type="float">
            <text:p>10.571778</text:p>
          </table:table-cell>
          <table:table-cell office:value-type="float" office:value="0.5776331" calcext:value-type="float">
            <text:p>0.5776331</text:p>
          </table:table-cell>
        </table:table-row>
        <table:table-row table:style-name="ro1">
          <table:table-cell office:value-type="string" calcext:value-type="string">
            <text:p>Min 6</text:p>
          </table:table-cell>
          <table:table-cell office:value-type="float" office:value="2499.3772" calcext:value-type="float">
            <text:p>2499.3772</text:p>
          </table:table-cell>
          <table:table-cell office:value-type="float" office:value="607.5666" calcext:value-type="float">
            <text:p>607.5666</text:p>
          </table:table-cell>
          <table:table-cell office:value-type="float" office:value="14.353995" calcext:value-type="float">
            <text:p>14.353995</text:p>
          </table:table-cell>
          <table:table-cell office:value-type="float" office:value="0.9773989" calcext:value-type="float">
            <text:p>0.9773989</text:p>
          </table:table-cell>
        </table:table-row>
        <table:table-row table:style-name="ro1">
          <table:table-cell office:value-type="string" calcext:value-type="string">
            <text:p>Min 7</text:p>
          </table:table-cell>
          <table:table-cell office:value-type="float" office:value="2499.3013" calcext:value-type="float">
            <text:p>2499.3013</text:p>
          </table:table-cell>
          <table:table-cell office:value-type="float" office:value="678.679" calcext:value-type="float">
            <text:p>678.679</text:p>
          </table:table-cell>
          <table:table-cell office:value-type="float" office:value="18.568914" calcext:value-type="float">
            <text:p>18.568914</text:p>
          </table:table-cell>
          <table:table-cell office:value-type="float" office:value="1.5124626" calcext:value-type="float">
            <text:p>1.5124626</text:p>
          </table:table-cell>
        </table:table-row>
        <table:table-row table:style-name="ro1">
          <table:table-cell office:value-type="string" calcext:value-type="string">
            <text:p>Min 8</text:p>
          </table:table-cell>
          <table:table-cell office:value-type="float" office:value="2499.2285" calcext:value-type="float">
            <text:p>2499.2285</text:p>
          </table:table-cell>
          <table:table-cell office:value-type="float" office:value="746.429" calcext:value-type="float">
            <text:p>746.429</text:p>
          </table:table-cell>
          <table:table-cell office:value-type="float" office:value="23.172997" calcext:value-type="float">
            <text:p>23.172997</text:p>
          </table:table-cell>
          <table:table-cell office:value-type="float" office:value="2.1947207" calcext:value-type="float">
            <text:p>2.1947207</text:p>
          </table:table-cell>
        </table:table-row>
        <table:table-row table:style-name="ro1">
          <table:table-cell office:value-type="string" calcext:value-type="string">
            <text:p>Min 9</text:p>
          </table:table-cell>
          <table:table-cell office:value-type="float" office:value="2499.158" calcext:value-type="float">
            <text:p>2499.158</text:p>
          </table:table-cell>
          <table:table-cell office:value-type="float" office:value="810.9799" calcext:value-type="float">
            <text:p>810.9799</text:p>
          </table:table-cell>
          <table:table-cell office:value-type="float" office:value="28.126627" calcext:value-type="float">
            <text:p>28.126627</text:p>
          </table:table-cell>
          <table:table-cell office:value-type="float" office:value="3.0338516" calcext:value-type="float">
            <text:p>3.0338516</text:p>
          </table:table-cell>
        </table:table-row>
        <table:table-row table:style-name="ro1">
          <table:table-cell office:value-type="string" calcext:value-type="string">
            <text:p>Min 10</text:p>
          </table:table-cell>
          <table:table-cell office:value-type="float" office:value="2499.09" calcext:value-type="float">
            <text:p>2499.09</text:p>
          </table:table-cell>
          <table:table-cell office:value-type="float" office:value="872.487" calcext:value-type="float">
            <text:p>872.487</text:p>
          </table:table-cell>
          <table:table-cell office:value-type="float" office:value="33.393772" calcext:value-type="float">
            <text:p>33.393772</text:p>
          </table:table-cell>
          <table:table-cell office:value-type="float" office:value="4.0375624" calcext:value-type="float">
            <text:p>4.0375624</text:p>
          </table:table-cell>
        </table:table-row>
        <table:table-row table:style-name="ro1">
          <table:table-cell office:value-type="string" calcext:value-type="string">
            <text:p>Min 11</text:p>
          </table:table-cell>
          <table:table-cell office:value-type="float" office:value="2499.025" calcext:value-type="float">
            <text:p>2499.025</text:p>
          </table:table-cell>
          <table:table-cell office:value-type="float" office:value="931.0979" calcext:value-type="float">
            <text:p>931.0979</text:p>
          </table:table-cell>
          <table:table-cell office:value-type="float" office:value="38.941666" calcext:value-type="float">
            <text:p>38.941666</text:p>
          </table:table-cell>
          <table:table-cell office:value-type="float" office:value="5.2118106" calcext:value-type="float">
            <text:p>5.2118106</text:p>
          </table:table-cell>
        </table:table-row>
        <table:table-row table:style-name="ro1">
          <table:table-cell office:value-type="string" calcext:value-type="string">
            <text:p>Min 12</text:p>
          </table:table-cell>
          <table:table-cell office:value-type="float" office:value="2498.962" calcext:value-type="float">
            <text:p>2498.962</text:p>
          </table:table-cell>
          <table:table-cell office:value-type="float" office:value="986.9528" calcext:value-type="float">
            <text:p>986.9528</text:p>
          </table:table-cell>
          <table:table-cell office:value-type="float" office:value="44.740513" calcext:value-type="float">
            <text:p>44.740513</text:p>
          </table:table-cell>
          <table:table-cell office:value-type="float" office:value="6.561005" calcext:value-type="float">
            <text:p>6.561005</text:p>
          </table:table-cell>
        </table:table-row>
        <table:table-row table:style-name="ro1">
          <table:table-cell office:value-type="string" calcext:value-type="string">
            <text:p>Min 13</text:p>
          </table:table-cell>
          <table:table-cell office:value-type="float" office:value="2498.9014" calcext:value-type="float">
            <text:p>2498.9014</text:p>
          </table:table-cell>
          <table:table-cell office:value-type="float" office:value="1040.1853" calcext:value-type="float">
            <text:p>1040.1853</text:p>
          </table:table-cell>
          <table:table-cell office:value-type="float" office:value="50.76325" calcext:value-type="float">
            <text:p>50.76325</text:p>
          </table:table-cell>
          <table:table-cell office:value-type="float" office:value="8.088185" calcext:value-type="float">
            <text:p>8.088185</text:p>
          </table:table-cell>
        </table:table-row>
        <table:table-row table:style-name="ro1">
          <table:table-cell office:value-type="string" calcext:value-type="string">
            <text:p>Min 14</text:p>
          </table:table-cell>
          <table:table-cell office:value-type="float" office:value="2498.8425" calcext:value-type="float">
            <text:p>2498.8425</text:p>
          </table:table-cell>
          <table:table-cell office:value-type="float" office:value="1090.922" calcext:value-type="float">
            <text:p>1090.922</text:p>
          </table:table-cell>
          <table:table-cell office:value-type="float" office:value="56.98528" calcext:value-type="float">
            <text:p>56.98528</text:p>
          </table:table-cell>
          <table:table-cell office:value-type="float" office:value="9.795189" calcext:value-type="float">
            <text:p>9.795189</text:p>
          </table:table-cell>
        </table:table-row>
        <table:table-row table:style-name="ro1">
          <table:table-cell office:value-type="string" calcext:value-type="string">
            <text:p>Min 15</text:p>
          </table:table-cell>
          <table:table-cell office:value-type="float" office:value="2498.7861" calcext:value-type="float">
            <text:p>2498.7861</text:p>
          </table:table-cell>
          <table:table-cell office:value-type="float" office:value="1139.2836" calcext:value-type="float">
            <text:p>1139.2836</text:p>
          </table:table-cell>
          <table:table-cell office:value-type="float" office:value="63.384266" calcext:value-type="float">
            <text:p>63.384266</text:p>
          </table:table-cell>
          <table:table-cell office:value-type="float" office:value="11.682792" calcext:value-type="float">
            <text:p>11.682792</text:p>
          </table:table-cell>
        </table:table-row>
        <table:table-row table:style-name="ro1">
          <table:table-cell office:value-type="string" calcext:value-type="string">
            <text:p>Min 16</text:p>
          </table:table-cell>
          <table:table-cell office:value-type="float" office:value="2498.7312" calcext:value-type="float">
            <text:p>2498.7312</text:p>
          </table:table-cell>
          <table:table-cell office:value-type="float" office:value="1185.3849" calcext:value-type="float">
            <text:p>1185.3849</text:p>
          </table:table-cell>
          <table:table-cell office:value-type="float" office:value="69.93995" calcext:value-type="float">
            <text:p>69.93995</text:p>
          </table:table-cell>
          <table:table-cell office:value-type="float" office:value="13.750851" calcext:value-type="float">
            <text:p>13.750851</text:p>
          </table:table-cell>
        </table:table-row>
        <table:table-row table:style-name="ro1">
          <table:table-cell office:value-type="string" calcext:value-type="string">
            <text:p>Min 17</text:p>
          </table:table-cell>
          <table:table-cell office:value-type="float" office:value="2498.6782" calcext:value-type="float">
            <text:p>2498.6782</text:p>
          </table:table-cell>
          <table:table-cell office:value-type="float" office:value="1229.3348" calcext:value-type="float">
            <text:p>1229.3348</text:p>
          </table:table-cell>
          <table:table-cell office:value-type="float" office:value="76.63392" calcext:value-type="float">
            <text:p>76.63392</text:p>
          </table:table-cell>
          <table:table-cell office:value-type="float" office:value="15.998414" calcext:value-type="float">
            <text:p>15.998414</text:p>
          </table:table-cell>
        </table:table-row>
        <table:table-row table:style-name="ro1">
          <table:table-cell office:value-type="string" calcext:value-type="string">
            <text:p>Min 18</text:p>
          </table:table-cell>
          <table:table-cell office:value-type="float" office:value="2498.627" calcext:value-type="float">
            <text:p>2498.627</text:p>
          </table:table-cell>
          <table:table-cell office:value-type="float" office:value="1271.2373" calcext:value-type="float">
            <text:p>1271.2373</text:p>
          </table:table-cell>
          <table:table-cell office:value-type="float" office:value="83.44951" calcext:value-type="float">
            <text:p>83.44951</text:p>
          </table:table-cell>
          <table:table-cell office:value-type="float" office:value="18.423834" calcext:value-type="float">
            <text:p>18.423834</text:p>
          </table:table-cell>
        </table:table-row>
        <table:table-row table:style-name="ro1">
          <table:table-cell office:value-type="string" calcext:value-type="string">
            <text:p>Min 19</text:p>
          </table:table-cell>
          <table:table-cell office:value-type="float" office:value="2498.5776" calcext:value-type="float">
            <text:p>2498.5776</text:p>
          </table:table-cell>
          <table:table-cell office:value-type="float" office:value="1311.1907" calcext:value-type="float">
            <text:p>1311.1907</text:p>
          </table:table-cell>
          <table:table-cell office:value-type="float" office:value="90.3716" calcext:value-type="float">
            <text:p>90.3716</text:p>
          </table:table-cell>
          <table:table-cell office:value-type="float" office:value="21.02486" calcext:value-type="float">
            <text:p>21.02486</text:p>
          </table:table-cell>
        </table:table-row>
        <table:table-row table:style-name="ro1">
          <table:table-cell office:value-type="string" calcext:value-type="string">
            <text:p>Min 20</text:p>
          </table:table-cell>
          <table:table-cell office:value-type="float" office:value="2498.5298" calcext:value-type="float">
            <text:p>2498.5298</text:p>
          </table:table-cell>
          <table:table-cell office:value-type="float" office:value="1349.2888" calcext:value-type="float">
            <text:p>1349.2888</text:p>
          </table:table-cell>
          <table:table-cell office:value-type="float" office:value="97.38647" calcext:value-type="float">
            <text:p>97.38647</text:p>
          </table:table-cell>
          <table:table-cell office:value-type="float" office:value="23.79873" calcext:value-type="float">
            <text:p>23.79873</text:p>
          </table:table-cell>
        </table:table-row>
        <table:table-row table:style-name="ro1">
          <table:table-cell office:value-type="string" calcext:value-type="string">
            <text:p>Min 21</text:p>
          </table:table-cell>
          <table:table-cell office:value-type="float" office:value="2498.4834" calcext:value-type="float">
            <text:p>2498.4834</text:p>
          </table:table-cell>
          <table:table-cell office:value-type="float" office:value="1385.6212" calcext:value-type="float">
            <text:p>1385.6212</text:p>
          </table:table-cell>
          <table:table-cell office:value-type="float" office:value="104.48173" calcext:value-type="float">
            <text:p>104.48173</text:p>
          </table:table-cell>
          <table:table-cell office:value-type="float" office:value="26.74224" calcext:value-type="float">
            <text:p>26.74224</text:p>
          </table:table-cell>
        </table:table-row>
        <table:table-row table:style-name="ro1">
          <table:table-cell office:value-type="string" calcext:value-type="string">
            <text:p>Min 22</text:p>
          </table:table-cell>
          <table:table-cell office:value-type="float" office:value="2498.4387" calcext:value-type="float">
            <text:p>2498.4387</text:p>
          </table:table-cell>
          <table:table-cell office:value-type="float" office:value="1420.2727" calcext:value-type="float">
            <text:p>1420.2727</text:p>
          </table:table-cell>
          <table:table-cell office:value-type="float" office:value="111.64614" calcext:value-type="float">
            <text:p>111.64614</text:p>
          </table:table-cell>
          <table:table-cell office:value-type="float" office:value="29.85182" calcext:value-type="float">
            <text:p>29.85182</text:p>
          </table:table-cell>
        </table:table-row>
        <table:table-row table:style-name="ro1">
          <table:table-cell office:value-type="string" calcext:value-type="string">
            <text:p>Min 23</text:p>
          </table:table-cell>
          <table:table-cell office:value-type="float" office:value="2498.395" calcext:value-type="float">
            <text:p>2498.395</text:p>
          </table:table-cell>
          <table:table-cell office:value-type="float" office:value="1453.3241" calcext:value-type="float">
            <text:p>1453.3241</text:p>
          </table:table-cell>
          <table:table-cell office:value-type="float" office:value="118.86955" calcext:value-type="float">
            <text:p>118.86955</text:p>
          </table:table-cell>
          <table:table-cell office:value-type="float" office:value="33.123592" calcext:value-type="float">
            <text:p>33.123592</text:p>
          </table:table-cell>
        </table:table-row>
        <table:table-row table:style-name="ro1">
          <table:table-cell office:value-type="string" calcext:value-type="string">
            <text:p>Min 24</text:p>
          </table:table-cell>
          <table:table-cell office:value-type="float" office:value="2498.3528" calcext:value-type="float">
            <text:p>2498.3528</text:p>
          </table:table-cell>
          <table:table-cell office:value-type="float" office:value="1484.852" calcext:value-type="float">
            <text:p>1484.852</text:p>
          </table:table-cell>
          <table:table-cell office:value-type="float" office:value="126.1428" calcext:value-type="float">
            <text:p>126.1428</text:p>
          </table:table-cell>
          <table:table-cell office:value-type="float" office:value="36.553432" calcext:value-type="float">
            <text:p>36.553432</text:p>
          </table:table-cell>
        </table:table-row>
        <table:table-row table:style-name="ro1">
          <table:table-cell office:value-type="string" calcext:value-type="string">
            <text:p>Min 25</text:p>
          </table:table-cell>
          <table:table-cell office:value-type="float" office:value="2498.312" calcext:value-type="float">
            <text:p>2498.312</text:p>
          </table:table-cell>
          <table:table-cell office:value-type="float" office:value="1514.9296" calcext:value-type="float">
            <text:p>1514.9296</text:p>
          </table:table-cell>
          <table:table-cell office:value-type="float" office:value="133.45757" calcext:value-type="float">
            <text:p>133.45757</text:p>
          </table:table-cell>
          <table:table-cell office:value-type="float" office:value="40.13701" calcext:value-type="float">
            <text:p>40.13701</text:p>
          </table:table-cell>
        </table:table-row>
        <table:table-row table:style-name="ro1">
          <table:table-cell office:value-type="string" calcext:value-type="string">
            <text:p>Min 26</text:p>
          </table:table-cell>
          <table:table-cell office:value-type="float" office:value="2498.2722" calcext:value-type="float">
            <text:p>2498.2722</text:p>
          </table:table-cell>
          <table:table-cell office:value-type="float" office:value="1543.6265" calcext:value-type="float">
            <text:p>1543.6265</text:p>
          </table:table-cell>
          <table:table-cell office:value-type="float" office:value="140.8064" calcext:value-type="float">
            <text:p>140.8064</text:p>
          </table:table-cell>
          <table:table-cell office:value-type="float" office:value="43.869827" calcext:value-type="float">
            <text:p>43.869827</text:p>
          </table:table-cell>
        </table:table-row>
        <table:table-row table:style-name="ro1">
          <table:table-cell office:value-type="string" calcext:value-type="string">
            <text:p>Min 27</text:p>
          </table:table-cell>
          <table:table-cell office:value-type="float" office:value="2498.2336" calcext:value-type="float">
            <text:p>2498.2336</text:p>
          </table:table-cell>
          <table:table-cell office:value-type="float" office:value="1571.0089" calcext:value-type="float">
            <text:p>1571.0089</text:p>
          </table:table-cell>
          <table:table-cell office:value-type="float" office:value="148.1825" calcext:value-type="float">
            <text:p>148.1825</text:p>
          </table:table-cell>
          <table:table-cell office:value-type="float" office:value="47.747288" calcext:value-type="float">
            <text:p>47.747288</text:p>
          </table:table-cell>
        </table:table-row>
        <table:table-row table:style-name="ro1">
          <table:table-cell office:value-type="string" calcext:value-type="string">
            <text:p>Min 28</text:p>
          </table:table-cell>
          <table:table-cell office:value-type="float" office:value="2498.196" calcext:value-type="float">
            <text:p>2498.196</text:p>
          </table:table-cell>
          <table:table-cell office:value-type="float" office:value="1597.1398" calcext:value-type="float">
            <text:p>1597.1398</text:p>
          </table:table-cell>
          <table:table-cell office:value-type="float" office:value="155.57985" calcext:value-type="float">
            <text:p>155.57985</text:p>
          </table:table-cell>
          <table:table-cell office:value-type="float" office:value="51.764698" calcext:value-type="float">
            <text:p>51.764698</text:p>
          </table:table-cell>
        </table:table-row>
        <table:table-row table:style-name="ro1">
          <table:table-cell office:value-type="string" calcext:value-type="string">
            <text:p>Min 29</text:p>
          </table:table-cell>
          <table:table-cell office:value-type="float" office:value="2498.1594" calcext:value-type="float">
            <text:p>2498.1594</text:p>
          </table:table-cell>
          <table:table-cell office:value-type="float" office:value="1622.0789" calcext:value-type="float">
            <text:p>1622.0789</text:p>
          </table:table-cell>
          <table:table-cell office:value-type="float" office:value="162.99294" calcext:value-type="float">
            <text:p>162.99294</text:p>
          </table:table-cell>
          <table:table-cell office:value-type="float" office:value="55.917305" calcext:value-type="float">
            <text:p>55.917305</text:p>
          </table:table-cell>
        </table:table-row>
        <table:table-row table:style-name="ro1">
          <table:table-cell office:value-type="string" calcext:value-type="string">
            <text:p>Min 30</text:p>
          </table:table-cell>
          <table:table-cell office:value-type="float" office:value="2498.1238" calcext:value-type="float">
            <text:p>2498.1238</text:p>
          </table:table-cell>
          <table:table-cell office:value-type="float" office:value="1645.8834" calcext:value-type="float">
            <text:p>1645.8834</text:p>
          </table:table-cell>
          <table:table-cell office:value-type="float" office:value="170.41685" calcext:value-type="float">
            <text:p>170.41685</text:p>
          </table:table-cell>
          <table:table-cell office:value-type="float" office:value="60.20033" calcext:value-type="float">
            <text:p>60.20033</text:p>
          </table:table-cell>
        </table:table-row>
        <table:table-row table:style-name="ro1">
          <table:table-cell office:value-type="string" calcext:value-type="string">
            <text:p>Min 31</text:p>
          </table:table-cell>
          <table:table-cell office:value-type="float" office:value="2498.089" calcext:value-type="float">
            <text:p>2498.089</text:p>
          </table:table-cell>
          <table:table-cell office:value-type="float" office:value="1668.6075" calcext:value-type="float">
            <text:p>1668.6075</text:p>
          </table:table-cell>
          <table:table-cell office:value-type="float" office:value="177.8472" calcext:value-type="float">
            <text:p>177.8472</text:p>
          </table:table-cell>
          <table:table-cell office:value-type="float" office:value="64.608986" calcext:value-type="float">
            <text:p>64.608986</text:p>
          </table:table-cell>
        </table:table-row>
        <table:table-row table:style-name="ro1">
          <table:table-cell office:value-type="string" calcext:value-type="string">
            <text:p>Min 32</text:p>
          </table:table-cell>
          <table:table-cell office:value-type="float" office:value="2498.0557" calcext:value-type="float">
            <text:p>2498.0557</text:p>
          </table:table-cell>
          <table:table-cell office:value-type="float" office:value="1690.3029" calcext:value-type="float">
            <text:p>1690.3029</text:p>
          </table:table-cell>
          <table:table-cell office:value-type="float" office:value="185.27998" calcext:value-type="float">
            <text:p>185.27998</text:p>
          </table:table-cell>
          <table:table-cell office:value-type="float" office:value="69.13852" calcext:value-type="float">
            <text:p>69.13852</text:p>
          </table:table-cell>
        </table:table-row>
        <table:table-row table:style-name="ro1">
          <table:table-cell office:value-type="string" calcext:value-type="string">
            <text:p>Min 33</text:p>
          </table:table-cell>
          <table:table-cell office:value-type="float" office:value="2498.023" calcext:value-type="float">
            <text:p>2498.023</text:p>
          </table:table-cell>
          <table:table-cell office:value-type="float" office:value="1711.0188" calcext:value-type="float">
            <text:p>1711.0188</text:p>
          </table:table-cell>
          <table:table-cell office:value-type="float" office:value="192.71167" calcext:value-type="float">
            <text:p>192.71167</text:p>
          </table:table-cell>
          <table:table-cell office:value-type="float" office:value="73.78417" calcext:value-type="float">
            <text:p>73.78417</text:p>
          </table:table-cell>
        </table:table-row>
        <table:table-row table:style-name="ro1">
          <table:table-cell office:value-type="string" calcext:value-type="string">
            <text:p>Min 34</text:p>
          </table:table-cell>
          <table:table-cell office:value-type="float" office:value="2497.991" calcext:value-type="float">
            <text:p>2497.991</text:p>
          </table:table-cell>
          <table:table-cell office:value-type="float" office:value="1730.8018" calcext:value-type="float">
            <text:p>1730.8018</text:p>
          </table:table-cell>
          <table:table-cell office:value-type="float" office:value="200.1391" calcext:value-type="float">
            <text:p>200.1391</text:p>
          </table:table-cell>
          <table:table-cell office:value-type="float" office:value="78.541275" calcext:value-type="float">
            <text:p>78.541275</text:p>
          </table:table-cell>
        </table:table-row>
        <table:table-row table:style-name="ro1">
          <table:table-cell office:value-type="string" calcext:value-type="string">
            <text:p>Min 35</text:p>
          </table:table-cell>
          <table:table-cell office:value-type="float" office:value="2497.9597" calcext:value-type="float">
            <text:p>2497.9597</text:p>
          </table:table-cell>
          <table:table-cell office:value-type="float" office:value="1749.6965" calcext:value-type="float">
            <text:p>1749.6965</text:p>
          </table:table-cell>
          <table:table-cell office:value-type="float" office:value="207.5594" calcext:value-type="float">
            <text:p>207.5594</text:p>
          </table:table-cell>
          <table:table-cell office:value-type="float" office:value="83.40519" calcext:value-type="float">
            <text:p>83.40519</text:p>
          </table:table-cell>
        </table:table-row>
        <table:table-row table:style-name="ro1">
          <table:table-cell office:value-type="string" calcext:value-type="string">
            <text:p>Min 36</text:p>
          </table:table-cell>
          <table:table-cell office:value-type="float" office:value="2497.9292" calcext:value-type="float">
            <text:p>2497.9292</text:p>
          </table:table-cell>
          <table:table-cell office:value-type="float" office:value="1767.7452" calcext:value-type="float">
            <text:p>1767.7452</text:p>
          </table:table-cell>
          <table:table-cell office:value-type="float" office:value="214.97006" calcext:value-type="float">
            <text:p>214.97006</text:p>
          </table:table-cell>
          <table:table-cell office:value-type="float" office:value="88.37136" calcext:value-type="float">
            <text:p>88.37136</text:p>
          </table:table-cell>
        </table:table-row>
        <table:table-row table:style-name="ro1">
          <table:table-cell office:value-type="string" calcext:value-type="string">
            <text:p>Min 37</text:p>
          </table:table-cell>
          <table:table-cell office:value-type="float" office:value="2497.8994" calcext:value-type="float">
            <text:p>2497.8994</text:p>
          </table:table-cell>
          <table:table-cell office:value-type="float" office:value="1784.9884" calcext:value-type="float">
            <text:p>1784.9884</text:p>
          </table:table-cell>
          <table:table-cell office:value-type="float" office:value="222.36884" calcext:value-type="float">
            <text:p>222.36884</text:p>
          </table:table-cell>
          <table:table-cell office:value-type="float" office:value="93.4353" calcext:value-type="float">
            <text:p>93.4353</text:p>
          </table:table-cell>
        </table:table-row>
        <table:table-row table:style-name="ro1">
          <table:table-cell office:value-type="string" calcext:value-type="string">
            <text:p>Min 38</text:p>
          </table:table-cell>
          <table:table-cell office:value-type="float" office:value="2497.8706" calcext:value-type="float">
            <text:p>2497.8706</text:p>
          </table:table-cell>
          <table:table-cell office:value-type="float" office:value="1801.4642" calcext:value-type="float">
            <text:p>1801.4642</text:p>
          </table:table-cell>
          <table:table-cell office:value-type="float" office:value="229.75371" calcext:value-type="float">
            <text:p>229.75371</text:p>
          </table:table-cell>
          <table:table-cell office:value-type="float" office:value="98.59265" calcext:value-type="float">
            <text:p>98.59265</text:p>
          </table:table-cell>
        </table:table-row>
        <table:table-row table:style-name="ro1">
          <table:table-cell office:value-type="string" calcext:value-type="string">
            <text:p>Min 39</text:p>
          </table:table-cell>
          <table:table-cell office:value-type="float" office:value="2497.8423" calcext:value-type="float">
            <text:p>2497.8423</text:p>
          </table:table-cell>
          <table:table-cell office:value-type="float" office:value="1817.2095" calcext:value-type="float">
            <text:p>1817.2095</text:p>
          </table:table-cell>
          <table:table-cell office:value-type="float" office:value="237.12292" calcext:value-type="float">
            <text:p>237.12292</text:p>
          </table:table-cell>
          <table:table-cell office:value-type="float" office:value="103.839096" calcext:value-type="float">
            <text:p>103.839096</text:p>
          </table:table-cell>
        </table:table-row>
        <table:table-row table:style-name="ro1">
          <table:table-cell office:value-type="string" calcext:value-type="string">
            <text:p>Min 40</text:p>
          </table:table-cell>
          <table:table-cell office:value-type="float" office:value="2497.8145" calcext:value-type="float">
            <text:p>2497.8145</text:p>
          </table:table-cell>
          <table:table-cell office:value-type="float" office:value="1832.2588" calcext:value-type="float">
            <text:p>1832.2588</text:p>
          </table:table-cell>
          <table:table-cell office:value-type="float" office:value="244.4749" calcext:value-type="float">
            <text:p>244.4749</text:p>
          </table:table-cell>
          <table:table-cell office:value-type="float" office:value="109.17045" calcext:value-type="float">
            <text:p>109.17045</text:p>
          </table:table-cell>
        </table:table-row>
        <table:table-row table:style-name="ro1">
          <table:table-cell office:value-type="string" calcext:value-type="string">
            <text:p>Min 41</text:p>
          </table:table-cell>
          <table:table-cell office:value-type="float" office:value="2497.7874" calcext:value-type="float">
            <text:p>2497.7874</text:p>
          </table:table-cell>
          <table:table-cell office:value-type="float" office:value="1846.6451" calcext:value-type="float">
            <text:p>1846.6451</text:p>
          </table:table-cell>
          <table:table-cell office:value-type="float" office:value="251.8083" calcext:value-type="float">
            <text:p>251.8083</text:p>
          </table:table-cell>
          <table:table-cell office:value-type="float" office:value="114.58263" calcext:value-type="float">
            <text:p>114.58263</text:p>
          </table:table-cell>
        </table:table-row>
        <table:table-row table:style-name="ro1">
          <table:table-cell office:value-type="string" calcext:value-type="string">
            <text:p>Min 42</text:p>
          </table:table-cell>
          <table:table-cell office:value-type="float" office:value="2497.7607" calcext:value-type="float">
            <text:p>2497.7607</text:p>
          </table:table-cell>
          <table:table-cell office:value-type="float" office:value="1860.4003" calcext:value-type="float">
            <text:p>1860.4003</text:p>
          </table:table-cell>
          <table:table-cell office:value-type="float" office:value="259.1219" calcext:value-type="float">
            <text:p>259.1219</text:p>
          </table:table-cell>
          <table:table-cell office:value-type="float" office:value="120.07165" calcext:value-type="float">
            <text:p>120.07165</text:p>
          </table:table-cell>
        </table:table-row>
        <table:table-row table:style-name="ro1">
          <table:table-cell office:value-type="string" calcext:value-type="string">
            <text:p>Min 43</text:p>
          </table:table-cell>
          <table:table-cell office:value-type="float" office:value="2497.7346" calcext:value-type="float">
            <text:p>2497.7346</text:p>
          </table:table-cell>
          <table:table-cell office:value-type="float" office:value="1873.5541" calcext:value-type="float">
            <text:p>1873.5541</text:p>
          </table:table-cell>
          <table:table-cell office:value-type="float" office:value="266.41458" calcext:value-type="float">
            <text:p>266.41458</text:p>
          </table:table-cell>
          <table:table-cell office:value-type="float" office:value="125.63366" calcext:value-type="float">
            <text:p>125.63366</text:p>
          </table:table-cell>
        </table:table-row>
        <table:table-row table:style-name="ro1">
          <table:table-cell office:value-type="string" calcext:value-type="string">
            <text:p>Min 44</text:p>
          </table:table-cell>
          <table:table-cell office:value-type="float" office:value="2497.709" calcext:value-type="float">
            <text:p>2497.709</text:p>
          </table:table-cell>
          <table:table-cell office:value-type="float" office:value="1886.1353" calcext:value-type="float">
            <text:p>1886.1353</text:p>
          </table:table-cell>
          <table:table-cell office:value-type="float" office:value="273.68552" calcext:value-type="float">
            <text:p>273.68552</text:p>
          </table:table-cell>
          <table:table-cell office:value-type="float" office:value="131.2649" calcext:value-type="float">
            <text:p>131.2649</text:p>
          </table:table-cell>
        </table:table-row>
        <table:table-row table:style-name="ro1">
          <table:table-cell office:value-type="string" calcext:value-type="string">
            <text:p>Min 45</text:p>
          </table:table-cell>
          <table:table-cell office:value-type="float" office:value="2497.684" calcext:value-type="float">
            <text:p>2497.684</text:p>
          </table:table-cell>
          <table:table-cell office:value-type="float" office:value="1898.1709" calcext:value-type="float">
            <text:p>1898.1709</text:p>
          </table:table-cell>
          <table:table-cell office:value-type="float" office:value="280.93387" calcext:value-type="float">
            <text:p>280.93387</text:p>
          </table:table-cell>
          <table:table-cell office:value-type="float" office:value="136.96172" calcext:value-type="float">
            <text:p>136.96172</text:p>
          </table:table-cell>
        </table:table-row>
        <table:table-row table:style-name="ro1">
          <table:table-cell office:value-type="string" calcext:value-type="string">
            <text:p>Min 46</text:p>
          </table:table-cell>
          <table:table-cell office:value-type="float" office:value="2497.6594" calcext:value-type="float">
            <text:p>2497.6594</text:p>
          </table:table-cell>
          <table:table-cell office:value-type="float" office:value="1909.6868" calcext:value-type="float">
            <text:p>1909.6868</text:p>
          </table:table-cell>
          <table:table-cell office:value-type="float" office:value="288.15897" calcext:value-type="float">
            <text:p>288.15897</text:p>
          </table:table-cell>
          <table:table-cell office:value-type="float" office:value="142.72061" calcext:value-type="float">
            <text:p>142.72061</text:p>
          </table:table-cell>
        </table:table-row>
        <table:table-row table:style-name="ro1">
          <table:table-cell office:value-type="string" calcext:value-type="string">
            <text:p>Min 47</text:p>
          </table:table-cell>
          <table:table-cell office:value-type="float" office:value="2497.6353" calcext:value-type="float">
            <text:p>2497.6353</text:p>
          </table:table-cell>
          <table:table-cell office:value-type="float" office:value="1920.7076" calcext:value-type="float">
            <text:p>1920.7076</text:p>
          </table:table-cell>
          <table:table-cell office:value-type="float" office:value="295.3602" calcext:value-type="float">
            <text:p>295.3602</text:p>
          </table:table-cell>
          <table:table-cell office:value-type="float" office:value="148.53815" calcext:value-type="float">
            <text:p>148.53815</text:p>
          </table:table-cell>
        </table:table-row>
        <table:table-row table:style-name="ro1">
          <table:table-cell office:value-type="string" calcext:value-type="string">
            <text:p>Min 48</text:p>
          </table:table-cell>
          <table:table-cell office:value-type="float" office:value="2497.6118" calcext:value-type="float">
            <text:p>2497.6118</text:p>
          </table:table-cell>
          <table:table-cell office:value-type="float" office:value="1931.257" calcext:value-type="float">
            <text:p>1931.257</text:p>
          </table:table-cell>
          <table:table-cell office:value-type="float" office:value="302.53705" calcext:value-type="float">
            <text:p>302.53705</text:p>
          </table:table-cell>
          <table:table-cell office:value-type="float" office:value="154.41101" calcext:value-type="float">
            <text:p>154.41101</text:p>
          </table:table-cell>
        </table:table-row>
        <table:table-row table:style-name="ro1">
          <table:table-cell office:value-type="string" calcext:value-type="string">
            <text:p>Min 49</text:p>
          </table:table-cell>
          <table:table-cell office:value-type="float" office:value="2497.5884" calcext:value-type="float">
            <text:p>2497.5884</text:p>
          </table:table-cell>
          <table:table-cell office:value-type="float" office:value="1941.3572" calcext:value-type="float">
            <text:p>1941.3572</text:p>
          </table:table-cell>
          <table:table-cell office:value-type="float" office:value="309.68918" calcext:value-type="float">
            <text:p>309.68918</text:p>
          </table:table-cell>
          <table:table-cell office:value-type="float" office:value="160.33606" calcext:value-type="float">
            <text:p>160.33606</text:p>
          </table:table-cell>
        </table:table-row>
        <table:table-row table:style-name="ro1">
          <table:table-cell office:value-type="string" calcext:value-type="string">
            <text:p>Min 50</text:p>
          </table:table-cell>
          <table:table-cell office:value-type="float" office:value="2497.5657" calcext:value-type="float">
            <text:p>2497.5657</text:p>
          </table:table-cell>
          <table:table-cell office:value-type="float" office:value="1951.0293" calcext:value-type="float">
            <text:p>1951.0293</text:p>
          </table:table-cell>
          <table:table-cell office:value-type="float" office:value="316.8162" calcext:value-type="float">
            <text:p>316.8162</text:p>
          </table:table-cell>
          <table:table-cell office:value-type="float" office:value="166.31018" calcext:value-type="float">
            <text:p>166.31018</text:p>
          </table:table-cell>
        </table:table-row>
        <table:table-row table:style-name="ro1">
          <table:table-cell office:value-type="string" calcext:value-type="string">
            <text:p>Min 51</text:p>
          </table:table-cell>
          <table:table-cell office:value-type="float" office:value="2497.5435" calcext:value-type="float">
            <text:p>2497.5435</text:p>
          </table:table-cell>
          <table:table-cell office:value-type="float" office:value="1960.2937" calcext:value-type="float">
            <text:p>1960.2937</text:p>
          </table:table-cell>
          <table:table-cell office:value-type="float" office:value="323.91782" calcext:value-type="float">
            <text:p>323.91782</text:p>
          </table:table-cell>
          <table:table-cell office:value-type="float" office:value="172.33043" calcext:value-type="float">
            <text:p>172.33043</text:p>
          </table:table-cell>
        </table:table-row>
        <table:table-row table:style-name="ro1">
          <table:table-cell office:value-type="string" calcext:value-type="string">
            <text:p>Min 52</text:p>
          </table:table-cell>
          <table:table-cell office:value-type="float" office:value="2497.5215" calcext:value-type="float">
            <text:p>2497.5215</text:p>
          </table:table-cell>
          <table:table-cell office:value-type="float" office:value="1969.1699" calcext:value-type="float">
            <text:p>1969.1699</text:p>
          </table:table-cell>
          <table:table-cell office:value-type="float" office:value="330.9938" calcext:value-type="float">
            <text:p>330.9938</text:p>
          </table:table-cell>
          <table:table-cell office:value-type="float" office:value="178.39392" calcext:value-type="float">
            <text:p>178.39392</text:p>
          </table:table-cell>
        </table:table-row>
        <table:table-row table:style-name="ro1">
          <table:table-cell office:value-type="string" calcext:value-type="string">
            <text:p>Min 53</text:p>
          </table:table-cell>
          <table:table-cell office:value-type="float" office:value="2497.4998" calcext:value-type="float">
            <text:p>2497.4998</text:p>
          </table:table-cell>
          <table:table-cell office:value-type="float" office:value="1977.6759" calcext:value-type="float">
            <text:p>1977.6759</text:p>
          </table:table-cell>
          <table:table-cell office:value-type="float" office:value="338.04407" calcext:value-type="float">
            <text:p>338.04407</text:p>
          </table:table-cell>
          <table:table-cell office:value-type="float" office:value="184.49792" calcext:value-type="float">
            <text:p>184.49792</text:p>
          </table:table-cell>
        </table:table-row>
        <table:table-row table:style-name="ro1">
          <table:table-cell office:value-type="string" calcext:value-type="string">
            <text:p>Min 54</text:p>
          </table:table-cell>
          <table:table-cell office:value-type="float" office:value="2497.4785" calcext:value-type="float">
            <text:p>2497.4785</text:p>
          </table:table-cell>
          <table:table-cell office:value-type="float" office:value="1985.8292" calcext:value-type="float">
            <text:p>1985.8292</text:p>
          </table:table-cell>
          <table:table-cell office:value-type="float" office:value="345.06842" calcext:value-type="float">
            <text:p>345.06842</text:p>
          </table:table-cell>
          <table:table-cell office:value-type="float" office:value="190.63977" calcext:value-type="float">
            <text:p>190.63977</text:p>
          </table:table-cell>
        </table:table-row>
        <table:table-row table:style-name="ro1">
          <table:table-cell office:value-type="string" calcext:value-type="string">
            <text:p>Min 55</text:p>
          </table:table-cell>
          <table:table-cell office:value-type="float" office:value="2497.4575" calcext:value-type="float">
            <text:p>2497.4575</text:p>
          </table:table-cell>
          <table:table-cell office:value-type="float" office:value="1993.6467" calcext:value-type="float">
            <text:p>1993.6467</text:p>
          </table:table-cell>
          <table:table-cell office:value-type="float" office:value="352.06674" calcext:value-type="float">
            <text:p>352.06674</text:p>
          </table:table-cell>
          <table:table-cell office:value-type="float" office:value="196.81691" calcext:value-type="float">
            <text:p>196.81691</text:p>
          </table:table-cell>
        </table:table-row>
        <table:table-row table:style-name="ro1">
          <table:table-cell office:value-type="string" calcext:value-type="string">
            <text:p>Min 56</text:p>
          </table:table-cell>
          <table:table-cell office:value-type="float" office:value="2497.4368" calcext:value-type="float">
            <text:p>2497.4368</text:p>
          </table:table-cell>
          <table:table-cell office:value-type="float" office:value="2001.1442" calcext:value-type="float">
            <text:p>2001.1442</text:p>
          </table:table-cell>
          <table:table-cell office:value-type="float" office:value="359.03906" calcext:value-type="float">
            <text:p>359.03906</text:p>
          </table:table-cell>
          <table:table-cell office:value-type="float" office:value="203.0269" calcext:value-type="float">
            <text:p>203.0269</text:p>
          </table:table-cell>
        </table:table-row>
        <table:table-row table:style-name="ro1">
          <table:table-cell office:value-type="string" calcext:value-type="string">
            <text:p>Min 57</text:p>
          </table:table-cell>
          <table:table-cell office:value-type="float" office:value="2497.4163" calcext:value-type="float">
            <text:p>2497.4163</text:p>
          </table:table-cell>
          <table:table-cell office:value-type="float" office:value="2008.3365" calcext:value-type="float">
            <text:p>2008.3365</text:p>
          </table:table-cell>
          <table:table-cell office:value-type="float" office:value="365.98532" calcext:value-type="float">
            <text:p>365.98532</text:p>
          </table:table-cell>
          <table:table-cell office:value-type="float" office:value="209.2674" calcext:value-type="float">
            <text:p>209.2674</text:p>
          </table:table-cell>
        </table:table-row>
        <table:table-row table:style-name="ro1">
          <table:table-cell office:value-type="string" calcext:value-type="string">
            <text:p>Min 58</text:p>
          </table:table-cell>
          <table:table-cell office:value-type="float" office:value="2497.3962" calcext:value-type="float">
            <text:p>2497.3962</text:p>
          </table:table-cell>
          <table:table-cell office:value-type="float" office:value="2015.2383" calcext:value-type="float">
            <text:p>2015.2383</text:p>
          </table:table-cell>
          <table:table-cell office:value-type="float" office:value="372.90555" calcext:value-type="float">
            <text:p>372.90555</text:p>
          </table:table-cell>
          <table:table-cell office:value-type="float" office:value="215.5361" calcext:value-type="float">
            <text:p>215.5361</text:p>
          </table:table-cell>
        </table:table-row>
        <table:table-row table:style-name="ro1">
          <table:table-cell office:value-type="string" calcext:value-type="string">
            <text:p>Min 59</text:p>
          </table:table-cell>
          <table:table-cell office:value-type="float" office:value="2497.3765" calcext:value-type="float">
            <text:p>2497.3765</text:p>
          </table:table-cell>
          <table:table-cell office:value-type="float" office:value="2021.8632" calcext:value-type="float">
            <text:p>2021.8632</text:p>
          </table:table-cell>
          <table:table-cell office:value-type="float" office:value="379.7998" calcext:value-type="float">
            <text:p>379.7998</text:p>
          </table:table-cell>
          <table:table-cell office:value-type="float" office:value="221.83089" calcext:value-type="float">
            <text:p>221.83089</text:p>
          </table:table-cell>
        </table:table-row>
        <table:table-row table:style-name="ro1">
          <table:table-cell office:value-type="string" calcext:value-type="string">
            <text:p>Min 60</text:p>
          </table:table-cell>
          <table:table-cell office:value-type="float" office:value="2497.3572" calcext:value-type="float">
            <text:p>2497.3572</text:p>
          </table:table-cell>
          <table:table-cell office:value-type="float" office:value="2028.2241" calcext:value-type="float">
            <text:p>2028.2241</text:p>
          </table:table-cell>
          <table:table-cell office:value-type="float" office:value="386.66812" calcext:value-type="float">
            <text:p>386.66812</text:p>
          </table:table-cell>
          <table:table-cell office:value-type="float" office:value="228.14964" calcext:value-type="float">
            <text:p>228.14964</text:p>
          </table:table-cell>
        </table:table-row>
        <table:table-row table:style-name="ro1">
          <table:table-cell office:value-type="string" calcext:value-type="string">
            <text:p>Min 61</text:p>
          </table:table-cell>
          <table:table-cell office:value-type="float" office:value="2497.338" calcext:value-type="float">
            <text:p>2497.338</text:p>
          </table:table-cell>
          <table:table-cell office:value-type="float" office:value="2034.3336" calcext:value-type="float">
            <text:p>2034.3336</text:p>
          </table:table-cell>
          <table:table-cell office:value-type="float" office:value="393.51056" calcext:value-type="float">
            <text:p>393.51056</text:p>
          </table:table-cell>
          <table:table-cell office:value-type="float" office:value="234.49037" calcext:value-type="float">
            <text:p>234.49037</text:p>
          </table:table-cell>
        </table:table-row>
        <table:table-row table:style-name="ro1">
          <table:table-cell office:value-type="string" calcext:value-type="string">
            <text:p>Min 62</text:p>
          </table:table-cell>
          <table:table-cell office:value-type="float" office:value="2497.3188" calcext:value-type="float">
            <text:p>2497.3188</text:p>
          </table:table-cell>
          <table:table-cell office:value-type="float" office:value="2040.2034" calcext:value-type="float">
            <text:p>2040.2034</text:p>
          </table:table-cell>
          <table:table-cell office:value-type="float" office:value="400.3272" calcext:value-type="float">
            <text:p>400.3272</text:p>
          </table:table-cell>
          <table:table-cell office:value-type="float" office:value="240.85118" calcext:value-type="float">
            <text:p>240.85118</text:p>
          </table:table-cell>
        </table:table-row>
        <table:table-row table:style-name="ro1">
          <table:table-cell office:value-type="string" calcext:value-type="string">
            <text:p>Min 63</text:p>
          </table:table-cell>
          <table:table-cell office:value-type="float" office:value="2497.3003" calcext:value-type="float">
            <text:p>2497.3003</text:p>
          </table:table-cell>
          <table:table-cell office:value-type="float" office:value="2045.8447" calcext:value-type="float">
            <text:p>2045.8447</text:p>
          </table:table-cell>
          <table:table-cell office:value-type="float" office:value="407.11823" calcext:value-type="float">
            <text:p>407.11823</text:p>
          </table:table-cell>
          <table:table-cell office:value-type="float" office:value="247.23024" calcext:value-type="float">
            <text:p>247.23024</text:p>
          </table:table-cell>
        </table:table-row>
        <table:table-row table:style-name="ro1">
          <table:table-cell office:value-type="string" calcext:value-type="string">
            <text:p>Min 64</text:p>
          </table:table-cell>
          <table:table-cell office:value-type="float" office:value="2497.2815" calcext:value-type="float">
            <text:p>2497.2815</text:p>
          </table:table-cell>
          <table:table-cell office:value-type="float" office:value="2051.2683" calcext:value-type="float">
            <text:p>2051.2683</text:p>
          </table:table-cell>
          <table:table-cell office:value-type="float" office:value="413.88367" calcext:value-type="float">
            <text:p>413.88367</text:p>
          </table:table-cell>
          <table:table-cell office:value-type="float" office:value="253.62575" calcext:value-type="float">
            <text:p>253.62575</text:p>
          </table:table-cell>
        </table:table-row>
        <table:table-row table:style-name="ro1">
          <table:table-cell office:value-type="string" calcext:value-type="string">
            <text:p>Min 65</text:p>
          </table:table-cell>
          <table:table-cell office:value-type="float" office:value="2497.2632" calcext:value-type="float">
            <text:p>2497.2632</text:p>
          </table:table-cell>
          <table:table-cell office:value-type="float" office:value="2056.4844" calcext:value-type="float">
            <text:p>2056.4844</text:p>
          </table:table-cell>
          <table:table-cell office:value-type="float" office:value="420.6237" calcext:value-type="float">
            <text:p>420.6237</text:p>
          </table:table-cell>
          <table:table-cell office:value-type="float" office:value="260.03607" calcext:value-type="float">
            <text:p>260.03607</text:p>
          </table:table-cell>
        </table:table-row>
        <table:table-row table:style-name="ro1">
          <table:table-cell office:value-type="string" calcext:value-type="string">
            <text:p>Min 66</text:p>
          </table:table-cell>
          <table:table-cell office:value-type="float" office:value="2497.2449" calcext:value-type="float">
            <text:p>2497.2449</text:p>
          </table:table-cell>
          <table:table-cell office:value-type="float" office:value="2061.5027" calcext:value-type="float">
            <text:p>2061.5027</text:p>
          </table:table-cell>
          <table:table-cell office:value-type="float" office:value="427.33847" calcext:value-type="float">
            <text:p>427.33847</text:p>
          </table:table-cell>
          <table:table-cell office:value-type="float" office:value="266.4596" calcext:value-type="float">
            <text:p>266.4596</text:p>
          </table:table-cell>
        </table:table-row>
        <table:table-row table:style-name="ro1">
          <table:table-cell office:value-type="string" calcext:value-type="string">
            <text:p>Min 67</text:p>
          </table:table-cell>
          <table:table-cell office:value-type="float" office:value="2497.227" calcext:value-type="float">
            <text:p>2497.227</text:p>
          </table:table-cell>
          <table:table-cell office:value-type="float" office:value="2066.3325" calcext:value-type="float">
            <text:p>2066.3325</text:p>
          </table:table-cell>
          <table:table-cell office:value-type="float" office:value="434.0281" calcext:value-type="float">
            <text:p>434.0281</text:p>
          </table:table-cell>
          <table:table-cell office:value-type="float" office:value="272.89474" calcext:value-type="float">
            <text:p>272.89474</text:p>
          </table:table-cell>
        </table:table-row>
        <table:table-row table:style-name="ro1">
          <table:table-cell office:value-type="string" calcext:value-type="string">
            <text:p>Min 68</text:p>
          </table:table-cell>
          <table:table-cell office:value-type="float" office:value="2497.2092" calcext:value-type="float">
            <text:p>2497.2092</text:p>
          </table:table-cell>
          <table:table-cell office:value-type="float" office:value="2070.9824" calcext:value-type="float">
            <text:p>2070.9824</text:p>
          </table:table-cell>
          <table:table-cell office:value-type="float" office:value="440.69275" calcext:value-type="float">
            <text:p>440.69275</text:p>
          </table:table-cell>
          <table:table-cell office:value-type="float" office:value="279.3401" calcext:value-type="float">
            <text:p>279.3401</text:p>
          </table:table-cell>
        </table:table-row>
        <table:table-row table:style-name="ro1">
          <table:table-cell office:value-type="string" calcext:value-type="string">
            <text:p>Min 69</text:p>
          </table:table-cell>
          <table:table-cell office:value-type="float" office:value="2497.1917" calcext:value-type="float">
            <text:p>2497.1917</text:p>
          </table:table-cell>
          <table:table-cell office:value-type="float" office:value="2075.4612" calcext:value-type="float">
            <text:p>2075.4612</text:p>
          </table:table-cell>
          <table:table-cell office:value-type="float" office:value="447.33258" calcext:value-type="float">
            <text:p>447.33258</text:p>
          </table:table-cell>
          <table:table-cell office:value-type="float" office:value="285.7942" calcext:value-type="float">
            <text:p>285.7942</text:p>
          </table:table-cell>
        </table:table-row>
        <table:table-row table:style-name="ro1">
          <table:table-cell office:value-type="string" calcext:value-type="string">
            <text:p>Min 70</text:p>
          </table:table-cell>
          <table:table-cell office:value-type="float" office:value="2497.1743" calcext:value-type="float">
            <text:p>2497.1743</text:p>
          </table:table-cell>
          <table:table-cell office:value-type="float" office:value="2079.7766" calcext:value-type="float">
            <text:p>2079.7766</text:p>
          </table:table-cell>
          <table:table-cell office:value-type="float" office:value="453.94778" calcext:value-type="float">
            <text:p>453.94778</text:p>
          </table:table-cell>
          <table:table-cell office:value-type="float" office:value="292.2557" calcext:value-type="float">
            <text:p>292.2557</text:p>
          </table:table-cell>
        </table:table-row>
        <table:table-row table:style-name="ro1">
          <table:table-cell office:value-type="string" calcext:value-type="string">
            <text:p>Min 71</text:p>
          </table:table-cell>
          <table:table-cell office:value-type="float" office:value="2497.1572" calcext:value-type="float">
            <text:p>2497.1572</text:p>
          </table:table-cell>
          <table:table-cell office:value-type="float" office:value="2083.9365" calcext:value-type="float">
            <text:p>2083.9365</text:p>
          </table:table-cell>
          <table:table-cell office:value-type="float" office:value="460.53848" calcext:value-type="float">
            <text:p>460.53848</text:p>
          </table:table-cell>
          <table:table-cell office:value-type="float" office:value="298.72342" calcext:value-type="float">
            <text:p>298.72342</text:p>
          </table:table-cell>
        </table:table-row>
        <table:table-row table:style-name="ro1">
          <table:table-cell office:value-type="string" calcext:value-type="string">
            <text:p>Min 72</text:p>
          </table:table-cell>
          <table:table-cell office:value-type="float" office:value="2497.14" calcext:value-type="float">
            <text:p>2497.14</text:p>
          </table:table-cell>
          <table:table-cell office:value-type="float" office:value="2087.9478" calcext:value-type="float">
            <text:p>2087.9478</text:p>
          </table:table-cell>
          <table:table-cell office:value-type="float" office:value="467.10486" calcext:value-type="float">
            <text:p>467.10486</text:p>
          </table:table-cell>
          <table:table-cell office:value-type="float" office:value="305.196" calcext:value-type="float">
            <text:p>305.196</text:p>
          </table:table-cell>
        </table:table-row>
        <table:table-row table:style-name="ro1">
          <table:table-cell office:value-type="string" calcext:value-type="string">
            <text:p>Min 73</text:p>
          </table:table-cell>
          <table:table-cell office:value-type="float" office:value="2497.123" calcext:value-type="float">
            <text:p>2497.123</text:p>
          </table:table-cell>
          <table:table-cell office:value-type="float" office:value="2091.8176" calcext:value-type="float">
            <text:p>2091.8176</text:p>
          </table:table-cell>
          <table:table-cell office:value-type="float" office:value="473.64706" calcext:value-type="float">
            <text:p>473.64706</text:p>
          </table:table-cell>
          <table:table-cell office:value-type="float" office:value="311.67233" calcext:value-type="float">
            <text:p>311.67233</text:p>
          </table:table-cell>
        </table:table-row>
        <table:table-row table:style-name="ro1">
          <table:table-cell office:value-type="string" calcext:value-type="string">
            <text:p>Min 74</text:p>
          </table:table-cell>
          <table:table-cell office:value-type="float" office:value="2497.1064" calcext:value-type="float">
            <text:p>2497.1064</text:p>
          </table:table-cell>
          <table:table-cell office:value-type="float" office:value="2095.5525" calcext:value-type="float">
            <text:p>2095.5525</text:p>
          </table:table-cell>
          <table:table-cell office:value-type="float" office:value="480.16525" calcext:value-type="float">
            <text:p>480.16525</text:p>
          </table:table-cell>
          <table:table-cell office:value-type="float" office:value="318.15134" calcext:value-type="float">
            <text:p>318.15134</text:p>
          </table:table-cell>
        </table:table-row>
        <table:table-row table:style-name="ro1">
          <table:table-cell office:value-type="string" calcext:value-type="string">
            <text:p>Min 75</text:p>
          </table:table-cell>
          <table:table-cell office:value-type="float" office:value="2497.0898" calcext:value-type="float">
            <text:p>2497.0898</text:p>
          </table:table-cell>
          <table:table-cell office:value-type="float" office:value="2099.1584" calcext:value-type="float">
            <text:p>2099.1584</text:p>
          </table:table-cell>
          <table:table-cell office:value-type="float" office:value="486.65964" calcext:value-type="float">
            <text:p>486.65964</text:p>
          </table:table-cell>
          <table:table-cell office:value-type="float" office:value="324.6319" calcext:value-type="float">
            <text:p>324.6319</text:p>
          </table:table-cell>
        </table:table-row>
        <table:table-row table:style-name="ro1">
          <table:table-cell office:value-type="string" calcext:value-type="string">
            <text:p>Min 76</text:p>
          </table:table-cell>
          <table:table-cell office:value-type="float" office:value="2497.0735" calcext:value-type="float">
            <text:p>2497.0735</text:p>
          </table:table-cell>
          <table:table-cell office:value-type="float" office:value="2102.6418" calcext:value-type="float">
            <text:p>2102.6418</text:p>
          </table:table-cell>
          <table:table-cell office:value-type="float" office:value="493.13034" calcext:value-type="float">
            <text:p>493.13034</text:p>
          </table:table-cell>
          <table:table-cell office:value-type="float" office:value="331.113" calcext:value-type="float">
            <text:p>331.113</text:p>
          </table:table-cell>
        </table:table-row>
        <table:table-row table:style-name="ro1">
          <table:table-cell office:value-type="string" calcext:value-type="string">
            <text:p>Min 77</text:p>
          </table:table-cell>
          <table:table-cell office:value-type="float" office:value="2497.0571" calcext:value-type="float">
            <text:p>2497.0571</text:p>
          </table:table-cell>
          <table:table-cell office:value-type="float" office:value="2106.0083" calcext:value-type="float">
            <text:p>2106.0083</text:p>
          </table:table-cell>
          <table:table-cell office:value-type="float" office:value="499.5776" calcext:value-type="float">
            <text:p>499.5776</text:p>
          </table:table-cell>
          <table:table-cell office:value-type="float" office:value="337.5937" calcext:value-type="float">
            <text:p>337.5937</text:p>
          </table:table-cell>
        </table:table-row>
        <table:table-row table:style-name="ro1">
          <table:table-cell office:value-type="string" calcext:value-type="string">
            <text:p>Min 78</text:p>
          </table:table-cell>
          <table:table-cell office:value-type="float" office:value="2497.041" calcext:value-type="float">
            <text:p>2497.041</text:p>
          </table:table-cell>
          <table:table-cell office:value-type="float" office:value="2109.263" calcext:value-type="float">
            <text:p>2109.263</text:p>
          </table:table-cell>
          <table:table-cell office:value-type="float" office:value="506.00153" calcext:value-type="float">
            <text:p>506.00153</text:p>
          </table:table-cell>
          <table:table-cell office:value-type="float" office:value="344.07303" calcext:value-type="float">
            <text:p>344.07303</text:p>
          </table:table-cell>
        </table:table-row>
        <table:table-row table:style-name="ro1">
          <table:table-cell office:value-type="string" calcext:value-type="string">
            <text:p>Min 79</text:p>
          </table:table-cell>
          <table:table-cell office:value-type="float" office:value="2497.0247" calcext:value-type="float">
            <text:p>2497.0247</text:p>
          </table:table-cell>
          <table:table-cell office:value-type="float" office:value="2112.4111" calcext:value-type="float">
            <text:p>2112.4111</text:p>
          </table:table-cell>
          <table:table-cell office:value-type="float" office:value="512.4023" calcext:value-type="float">
            <text:p>512.4023</text:p>
          </table:table-cell>
          <table:table-cell office:value-type="float" office:value="350.55017" calcext:value-type="float">
            <text:p>350.55017</text:p>
          </table:table-cell>
        </table:table-row>
        <table:table-row table:style-name="ro1">
          <table:table-cell office:value-type="string" calcext:value-type="string">
            <text:p>Min 80</text:p>
          </table:table-cell>
          <table:table-cell office:value-type="float" office:value="2497.0088" calcext:value-type="float">
            <text:p>2497.0088</text:p>
          </table:table-cell>
          <table:table-cell office:value-type="float" office:value="2115.458" calcext:value-type="float">
            <text:p>2115.458</text:p>
          </table:table-cell>
          <table:table-cell office:value-type="float" office:value="518.7801" calcext:value-type="float">
            <text:p>518.7801</text:p>
          </table:table-cell>
          <table:table-cell office:value-type="float" office:value="357.02426" calcext:value-type="float">
            <text:p>357.02426</text:p>
          </table:table-cell>
        </table:table-row>
        <table:table-row table:style-name="ro1">
          <table:table-cell office:value-type="string" calcext:value-type="string">
            <text:p>Min 81</text:p>
          </table:table-cell>
          <table:table-cell office:value-type="float" office:value="2496.993" calcext:value-type="float">
            <text:p>2496.993</text:p>
          </table:table-cell>
          <table:table-cell office:value-type="float" office:value="2118.4077" calcext:value-type="float">
            <text:p>2118.4077</text:p>
          </table:table-cell>
          <table:table-cell office:value-type="float" office:value="525.1351" calcext:value-type="float">
            <text:p>525.1351</text:p>
          </table:table-cell>
          <table:table-cell office:value-type="float" office:value="363.49448" calcext:value-type="float">
            <text:p>363.49448</text:p>
          </table:table-cell>
        </table:table-row>
        <table:table-row table:style-name="ro1">
          <table:table-cell office:value-type="string" calcext:value-type="string">
            <text:p>Min 82</text:p>
          </table:table-cell>
          <table:table-cell office:value-type="float" office:value="2496.9773" calcext:value-type="float">
            <text:p>2496.9773</text:p>
          </table:table-cell>
          <table:table-cell office:value-type="float" office:value="2121.265" calcext:value-type="float">
            <text:p>2121.265</text:p>
          </table:table-cell>
          <table:table-cell office:value-type="float" office:value="531.46735" calcext:value-type="float">
            <text:p>531.46735</text:p>
          </table:table-cell>
          <table:table-cell office:value-type="float" office:value="369.96008" calcext:value-type="float">
            <text:p>369.96008</text:p>
          </table:table-cell>
        </table:table-row>
        <table:table-row table:style-name="ro1">
          <table:table-cell office:value-type="string" calcext:value-type="string">
            <text:p>Min 83</text:p>
          </table:table-cell>
          <table:table-cell office:value-type="float" office:value="2496.962" calcext:value-type="float">
            <text:p>2496.962</text:p>
          </table:table-cell>
          <table:table-cell office:value-type="float" office:value="2124.0342" calcext:value-type="float">
            <text:p>2124.0342</text:p>
          </table:table-cell>
          <table:table-cell office:value-type="float" office:value="537.7771" calcext:value-type="float">
            <text:p>537.7771</text:p>
          </table:table-cell>
          <table:table-cell office:value-type="float" office:value="376.42038" calcext:value-type="float">
            <text:p>376.42038</text:p>
          </table:table-cell>
        </table:table-row>
        <table:table-row table:style-name="ro1">
          <table:table-cell office:value-type="string" calcext:value-type="string">
            <text:p>Min 84</text:p>
          </table:table-cell>
          <table:table-cell office:value-type="float" office:value="2496.9465" calcext:value-type="float">
            <text:p>2496.9465</text:p>
          </table:table-cell>
          <table:table-cell office:value-type="float" office:value="2126.7192" calcext:value-type="float">
            <text:p>2126.7192</text:p>
          </table:table-cell>
          <table:table-cell office:value-type="float" office:value="544.0646" calcext:value-type="float">
            <text:p>544.0646</text:p>
          </table:table-cell>
          <table:table-cell office:value-type="float" office:value="382.87466" calcext:value-type="float">
            <text:p>382.87466</text:p>
          </table:table-cell>
        </table:table-row>
        <table:table-row table:style-name="ro1">
          <table:table-cell office:value-type="string" calcext:value-type="string">
            <text:p>Min 85</text:p>
          </table:table-cell>
          <table:table-cell office:value-type="float" office:value="2496.9312" calcext:value-type="float">
            <text:p>2496.9312</text:p>
          </table:table-cell>
          <table:table-cell office:value-type="float" office:value="2129.324" calcext:value-type="float">
            <text:p>2129.324</text:p>
          </table:table-cell>
          <table:table-cell office:value-type="float" office:value="550.3298" calcext:value-type="float">
            <text:p>550.3298</text:p>
          </table:table-cell>
          <table:table-cell office:value-type="float" office:value="389.32224" calcext:value-type="float">
            <text:p>389.32224</text:p>
          </table:table-cell>
        </table:table-row>
        <table:table-row table:style-name="ro1">
          <table:table-cell office:value-type="string" calcext:value-type="string">
            <text:p>Min 86</text:p>
          </table:table-cell>
          <table:table-cell office:value-type="float" office:value="2496.916" calcext:value-type="float">
            <text:p>2496.916</text:p>
          </table:table-cell>
          <table:table-cell office:value-type="float" office:value="2131.8523" calcext:value-type="float">
            <text:p>2131.8523</text:p>
          </table:table-cell>
          <table:table-cell office:value-type="float" office:value="556.57294" calcext:value-type="float">
            <text:p>556.57294</text:p>
          </table:table-cell>
          <table:table-cell office:value-type="float" office:value="395.76257" calcext:value-type="float">
            <text:p>395.76257</text:p>
          </table:table-cell>
        </table:table-row>
        <table:table-row table:style-name="ro1">
          <table:table-cell office:value-type="string" calcext:value-type="string">
            <text:p>Min 87</text:p>
          </table:table-cell>
          <table:table-cell office:value-type="float" office:value="2496.901" calcext:value-type="float">
            <text:p>2496.901</text:p>
          </table:table-cell>
          <table:table-cell office:value-type="float" office:value="2134.3071" calcext:value-type="float">
            <text:p>2134.3071</text:p>
          </table:table-cell>
          <table:table-cell office:value-type="float" office:value="562.7942" calcext:value-type="float">
            <text:p>562.7942</text:p>
          </table:table-cell>
          <table:table-cell office:value-type="float" office:value="402.19498" calcext:value-type="float">
            <text:p>402.19498</text:p>
          </table:table-cell>
        </table:table-row>
        <table:table-row table:style-name="ro1">
          <table:table-cell office:value-type="string" calcext:value-type="string">
            <text:p>Min 88</text:p>
          </table:table-cell>
          <table:table-cell office:value-type="float" office:value="2496.8857" calcext:value-type="float">
            <text:p>2496.8857</text:p>
          </table:table-cell>
          <table:table-cell office:value-type="float" office:value="2136.6924" calcext:value-type="float">
            <text:p>2136.6924</text:p>
          </table:table-cell>
          <table:table-cell office:value-type="float" office:value="568.9938" calcext:value-type="float">
            <text:p>568.9938</text:p>
          </table:table-cell>
          <table:table-cell office:value-type="float" office:value="408.61893" calcext:value-type="float">
            <text:p>408.61893</text:p>
          </table:table-cell>
        </table:table-row>
        <table:table-row table:style-name="ro1">
          <table:table-cell office:value-type="string" calcext:value-type="string">
            <text:p>Min 89</text:p>
          </table:table-cell>
          <table:table-cell office:value-type="float" office:value="2496.8708" calcext:value-type="float">
            <text:p>2496.8708</text:p>
          </table:table-cell>
          <table:table-cell office:value-type="float" office:value="2139.011" calcext:value-type="float">
            <text:p>2139.011</text:p>
          </table:table-cell>
          <table:table-cell office:value-type="float" office:value="575.1717" calcext:value-type="float">
            <text:p>575.1717</text:p>
          </table:table-cell>
          <table:table-cell office:value-type="float" office:value="415.03394" calcext:value-type="float">
            <text:p>415.03394</text:p>
          </table:table-cell>
        </table:table-row>
        <table:table-row table:style-name="ro1">
          <table:table-cell office:value-type="string" calcext:value-type="string">
            <text:p>Min 90</text:p>
          </table:table-cell>
          <table:table-cell office:value-type="float" office:value="2496.856" calcext:value-type="float">
            <text:p>2496.856</text:p>
          </table:table-cell>
          <table:table-cell office:value-type="float" office:value="2141.266" calcext:value-type="float">
            <text:p>2141.266</text:p>
          </table:table-cell>
          <table:table-cell office:value-type="float" office:value="581.3281" calcext:value-type="float">
            <text:p>581.3281</text:p>
          </table:table-cell>
          <table:table-cell office:value-type="float" office:value="421.43942" calcext:value-type="float">
            <text:p>421.43942</text:p>
          </table:table-cell>
        </table:table-row>
        <table:table-row table:style-name="ro1">
          <table:table-cell office:value-type="string" calcext:value-type="string">
            <text:p>Min 91</text:p>
          </table:table-cell>
          <table:table-cell office:value-type="float" office:value="2496.8413" calcext:value-type="float">
            <text:p>2496.8413</text:p>
          </table:table-cell>
          <table:table-cell office:value-type="float" office:value="2143.46" calcext:value-type="float">
            <text:p>2143.46</text:p>
          </table:table-cell>
          <table:table-cell office:value-type="float" office:value="587.46326" calcext:value-type="float">
            <text:p>587.46326</text:p>
          </table:table-cell>
          <table:table-cell office:value-type="float" office:value="427.835" calcext:value-type="float">
            <text:p>427.835</text:p>
          </table:table-cell>
        </table:table-row>
        <table:table-row table:style-name="ro1">
          <table:table-cell office:value-type="string" calcext:value-type="string">
            <text:p>Min 92</text:p>
          </table:table-cell>
          <table:table-cell office:value-type="float" office:value="2496.8267" calcext:value-type="float">
            <text:p>2496.8267</text:p>
          </table:table-cell>
          <table:table-cell office:value-type="float" office:value="2145.5962" calcext:value-type="float">
            <text:p>2145.5962</text:p>
          </table:table-cell>
          <table:table-cell office:value-type="float" office:value="593.5772" calcext:value-type="float">
            <text:p>593.5772</text:p>
          </table:table-cell>
          <table:table-cell office:value-type="float" office:value="434.22012" calcext:value-type="float">
            <text:p>434.22012</text:p>
          </table:table-cell>
        </table:table-row>
        <table:table-row table:style-name="ro1">
          <table:table-cell office:value-type="string" calcext:value-type="string">
            <text:p>Min 93</text:p>
          </table:table-cell>
          <table:table-cell office:value-type="float" office:value="2496.812" calcext:value-type="float">
            <text:p>2496.812</text:p>
          </table:table-cell>
          <table:table-cell office:value-type="float" office:value="2147.677" calcext:value-type="float">
            <text:p>2147.677</text:p>
          </table:table-cell>
          <table:table-cell office:value-type="float" office:value="599.67" calcext:value-type="float">
            <text:p>599.67</text:p>
          </table:table-cell>
          <table:table-cell office:value-type="float" office:value="440.59442" calcext:value-type="float">
            <text:p>440.59442</text:p>
          </table:table-cell>
        </table:table-row>
        <table:table-row table:style-name="ro1">
          <table:table-cell office:value-type="string" calcext:value-type="string">
            <text:p>Min 94</text:p>
          </table:table-cell>
          <table:table-cell office:value-type="float" office:value="2496.7976" calcext:value-type="float">
            <text:p>2496.7976</text:p>
          </table:table-cell>
          <table:table-cell office:value-type="float" office:value="2149.7048" calcext:value-type="float">
            <text:p>2149.7048</text:p>
          </table:table-cell>
          <table:table-cell office:value-type="float" office:value="605.74194" calcext:value-type="float">
            <text:p>605.74194</text:p>
          </table:table-cell>
          <table:table-cell office:value-type="float" office:value="446.95743" calcext:value-type="float">
            <text:p>446.95743</text:p>
          </table:table-cell>
        </table:table-row>
        <table:table-row table:style-name="ro1">
          <table:table-cell office:value-type="string" calcext:value-type="string">
            <text:p>Min 95</text:p>
          </table:table-cell>
          <table:table-cell office:value-type="float" office:value="2496.7834" calcext:value-type="float">
            <text:p>2496.7834</text:p>
          </table:table-cell>
          <table:table-cell office:value-type="float" office:value="2151.682" calcext:value-type="float">
            <text:p>2151.682</text:p>
          </table:table-cell>
          <table:table-cell office:value-type="float" office:value="611.7931" calcext:value-type="float">
            <text:p>611.7931</text:p>
          </table:table-cell>
          <table:table-cell office:value-type="float" office:value="453.3088" calcext:value-type="float">
            <text:p>453.3088</text:p>
          </table:table-cell>
        </table:table-row>
        <table:table-row table:style-name="ro1">
          <table:table-cell office:value-type="string" calcext:value-type="string">
            <text:p>Min 96</text:p>
          </table:table-cell>
          <table:table-cell office:value-type="float" office:value="2496.769" calcext:value-type="float">
            <text:p>2496.769</text:p>
          </table:table-cell>
          <table:table-cell office:value-type="float" office:value="2153.611" calcext:value-type="float">
            <text:p>2153.611</text:p>
          </table:table-cell>
          <table:table-cell office:value-type="float" office:value="617.8235" calcext:value-type="float">
            <text:p>617.8235</text:p>
          </table:table-cell>
          <table:table-cell office:value-type="float" office:value="459.6482" calcext:value-type="float">
            <text:p>459.6482</text:p>
          </table:table-cell>
        </table:table-row>
        <table:table-row table:style-name="ro1">
          <table:table-cell office:value-type="string" calcext:value-type="string">
            <text:p>Min 97</text:p>
          </table:table-cell>
          <table:table-cell office:value-type="float" office:value="2496.7546" calcext:value-type="float">
            <text:p>2496.7546</text:p>
          </table:table-cell>
          <table:table-cell office:value-type="float" office:value="2155.4937" calcext:value-type="float">
            <text:p>2155.4937</text:p>
          </table:table-cell>
          <table:table-cell office:value-type="float" office:value="623.83344" calcext:value-type="float">
            <text:p>623.83344</text:p>
          </table:table-cell>
          <table:table-cell office:value-type="float" office:value="465.9752" calcext:value-type="float">
            <text:p>465.9752</text:p>
          </table:table-cell>
        </table:table-row>
        <table:table-row table:style-name="ro1">
          <table:table-cell office:value-type="string" calcext:value-type="string">
            <text:p>Min 98</text:p>
          </table:table-cell>
          <table:table-cell office:value-type="float" office:value="2496.7407" calcext:value-type="float">
            <text:p>2496.7407</text:p>
          </table:table-cell>
          <table:table-cell office:value-type="float" office:value="2157.3325" calcext:value-type="float">
            <text:p>2157.3325</text:p>
          </table:table-cell>
          <table:table-cell office:value-type="float" office:value="629.82294" calcext:value-type="float">
            <text:p>629.82294</text:p>
          </table:table-cell>
          <table:table-cell office:value-type="float" office:value="472.28952" calcext:value-type="float">
            <text:p>472.28952</text:p>
          </table:table-cell>
        </table:table-row>
        <table:table-row table:style-name="ro1">
          <table:table-cell office:value-type="string" calcext:value-type="string">
            <text:p>Min 99</text:p>
          </table:table-cell>
          <table:table-cell office:value-type="float" office:value="2496.7266" calcext:value-type="float">
            <text:p>2496.7266</text:p>
          </table:table-cell>
          <table:table-cell office:value-type="float" office:value="2159.1292" calcext:value-type="float">
            <text:p>2159.1292</text:p>
          </table:table-cell>
          <table:table-cell office:value-type="float" office:value="635.7921" calcext:value-type="float">
            <text:p>635.7921</text:p>
          </table:table-cell>
          <table:table-cell office:value-type="float" office:value="478.59088" calcext:value-type="float">
            <text:p>478.59088</text:p>
          </table:table-cell>
        </table:table-row>
        <table:table-row table:style-name="ro1">
          <table:table-cell office:value-type="string" calcext:value-type="string">
            <text:p>Min 100</text:p>
          </table:table-cell>
          <table:table-cell office:value-type="float" office:value="2496.7124" calcext:value-type="float">
            <text:p>2496.7124</text:p>
          </table:table-cell>
          <table:table-cell office:value-type="float" office:value="2160.8855" calcext:value-type="float">
            <text:p>2160.8855</text:p>
          </table:table-cell>
          <table:table-cell office:value-type="float" office:value="641.7411" calcext:value-type="float">
            <text:p>641.7411</text:p>
          </table:table-cell>
          <table:table-cell office:value-type="float" office:value="484.87894" calcext:value-type="float">
            <text:p>484.87894</text:p>
          </table:table-cell>
        </table:table-row>
        <table:table-row table:style-name="ro1">
          <table:table-cell office:value-type="string" calcext:value-type="string">
            <text:p>Min 101</text:p>
          </table:table-cell>
          <table:table-cell office:value-type="float" office:value="2496.6987" calcext:value-type="float">
            <text:p>2496.6987</text:p>
          </table:table-cell>
          <table:table-cell office:value-type="float" office:value="2162.6035" calcext:value-type="float">
            <text:p>2162.6035</text:p>
          </table:table-cell>
          <table:table-cell office:value-type="float" office:value="647.6699" calcext:value-type="float">
            <text:p>647.6699</text:p>
          </table:table-cell>
          <table:table-cell office:value-type="float" office:value="491.15344" calcext:value-type="float">
            <text:p>491.15344</text:p>
          </table:table-cell>
        </table:table-row>
        <table:table-row table:style-name="ro1">
          <table:table-cell office:value-type="string" calcext:value-type="string">
            <text:p>Min 102</text:p>
          </table:table-cell>
          <table:table-cell office:value-type="float" office:value="2496.6848" calcext:value-type="float">
            <text:p>2496.6848</text:p>
          </table:table-cell>
          <table:table-cell office:value-type="float" office:value="2164.2844" calcext:value-type="float">
            <text:p>2164.2844</text:p>
          </table:table-cell>
          <table:table-cell office:value-type="float" office:value="653.5788" calcext:value-type="float">
            <text:p>653.5788</text:p>
          </table:table-cell>
          <table:table-cell office:value-type="float" office:value="497.4141" calcext:value-type="float">
            <text:p>497.4141</text:p>
          </table:table-cell>
        </table:table-row>
        <table:table-row table:style-name="ro1">
          <table:table-cell office:value-type="string" calcext:value-type="string">
            <text:p>Min 103</text:p>
          </table:table-cell>
          <table:table-cell office:value-type="float" office:value="2496.671" calcext:value-type="float">
            <text:p>2496.671</text:p>
          </table:table-cell>
          <table:table-cell office:value-type="float" office:value="2165.9304" calcext:value-type="float">
            <text:p>2165.9304</text:p>
          </table:table-cell>
          <table:table-cell office:value-type="float" office:value="659.4679" calcext:value-type="float">
            <text:p>659.4679</text:p>
          </table:table-cell>
          <table:table-cell office:value-type="float" office:value="503.66068" calcext:value-type="float">
            <text:p>503.66068</text:p>
          </table:table-cell>
        </table:table-row>
        <table:table-row table:style-name="ro1">
          <table:table-cell office:value-type="string" calcext:value-type="string">
            <text:p>Min 104</text:p>
          </table:table-cell>
          <table:table-cell office:value-type="float" office:value="2496.6572" calcext:value-type="float">
            <text:p>2496.6572</text:p>
          </table:table-cell>
          <table:table-cell office:value-type="float" office:value="2167.5427" calcext:value-type="float">
            <text:p>2167.5427</text:p>
          </table:table-cell>
          <table:table-cell office:value-type="float" office:value="665.3371" calcext:value-type="float">
            <text:p>665.3371</text:p>
          </table:table-cell>
          <table:table-cell office:value-type="float" office:value="509.89297" calcext:value-type="float">
            <text:p>509.89297</text:p>
          </table:table-cell>
        </table:table-row>
        <table:table-row table:style-name="ro1">
          <table:table-cell office:value-type="string" calcext:value-type="string">
            <text:p>Min 105</text:p>
          </table:table-cell>
          <table:table-cell office:value-type="float" office:value="2496.6436" calcext:value-type="float">
            <text:p>2496.6436</text:p>
          </table:table-cell>
          <table:table-cell office:value-type="float" office:value="2169.1226" calcext:value-type="float">
            <text:p>2169.1226</text:p>
          </table:table-cell>
          <table:table-cell office:value-type="float" office:value="671.18677" calcext:value-type="float">
            <text:p>671.18677</text:p>
          </table:table-cell>
          <table:table-cell office:value-type="float" office:value="516.1107" calcext:value-type="float">
            <text:p>516.1107</text:p>
          </table:table-cell>
        </table:table-row>
        <table:table-row table:style-name="ro1">
          <table:table-cell office:value-type="string" calcext:value-type="string">
            <text:p>Min 106</text:p>
          </table:table-cell>
          <table:table-cell office:value-type="float" office:value="2496.6301" calcext:value-type="float">
            <text:p>2496.6301</text:p>
          </table:table-cell>
          <table:table-cell office:value-type="float" office:value="2170.6716" calcext:value-type="float">
            <text:p>2170.6716</text:p>
          </table:table-cell>
          <table:table-cell office:value-type="float" office:value="677.0168" calcext:value-type="float">
            <text:p>677.0168</text:p>
          </table:table-cell>
          <table:table-cell office:value-type="float" office:value="522.3137" calcext:value-type="float">
            <text:p>522.3137</text:p>
          </table:table-cell>
        </table:table-row>
        <table:table-row table:style-name="ro1">
          <table:table-cell office:value-type="string" calcext:value-type="string">
            <text:p>Min 107</text:p>
          </table:table-cell>
          <table:table-cell office:value-type="float" office:value="2496.6165" calcext:value-type="float">
            <text:p>2496.6165</text:p>
          </table:table-cell>
          <table:table-cell office:value-type="float" office:value="2172.1912" calcext:value-type="float">
            <text:p>2172.1912</text:p>
          </table:table-cell>
          <table:table-cell office:value-type="float" office:value="682.82745" calcext:value-type="float">
            <text:p>682.82745</text:p>
          </table:table-cell>
          <table:table-cell office:value-type="float" office:value="528.50183" calcext:value-type="float">
            <text:p>528.50183</text:p>
          </table:table-cell>
        </table:table-row>
        <table:table-row table:style-name="ro1">
          <table:table-cell office:value-type="string" calcext:value-type="string">
            <text:p>Min 108</text:p>
          </table:table-cell>
          <table:table-cell office:value-type="float" office:value="2496.6028" calcext:value-type="float">
            <text:p>2496.6028</text:p>
          </table:table-cell>
          <table:table-cell office:value-type="float" office:value="2173.6826" calcext:value-type="float">
            <text:p>2173.6826</text:p>
          </table:table-cell>
          <table:table-cell office:value-type="float" office:value="688.6188" calcext:value-type="float">
            <text:p>688.6188</text:p>
          </table:table-cell>
          <table:table-cell office:value-type="float" office:value="534.6748" calcext:value-type="float">
            <text:p>534.6748</text:p>
          </table:table-cell>
        </table:table-row>
        <table:table-row table:style-name="ro1">
          <table:table-cell office:value-type="string" calcext:value-type="string">
            <text:p>Min 109</text:p>
          </table:table-cell>
          <table:table-cell office:value-type="float" office:value="2496.5896" calcext:value-type="float">
            <text:p>2496.5896</text:p>
          </table:table-cell>
          <table:table-cell office:value-type="float" office:value="2175.1467" calcext:value-type="float">
            <text:p>2175.1467</text:p>
          </table:table-cell>
          <table:table-cell office:value-type="float" office:value="694.39075" calcext:value-type="float">
            <text:p>694.39075</text:p>
          </table:table-cell>
          <table:table-cell office:value-type="float" office:value="540.8326" calcext:value-type="float">
            <text:p>540.8326</text:p>
          </table:table-cell>
        </table:table-row>
        <table:table-row table:style-name="ro1">
          <table:table-cell office:value-type="string" calcext:value-type="string">
            <text:p>Min 110</text:p>
          </table:table-cell>
          <table:table-cell office:value-type="float" office:value="2496.5762" calcext:value-type="float">
            <text:p>2496.5762</text:p>
          </table:table-cell>
          <table:table-cell office:value-type="float" office:value="2176.585" calcext:value-type="float">
            <text:p>2176.585</text:p>
          </table:table-cell>
          <table:table-cell office:value-type="float" office:value="700.1436" calcext:value-type="float">
            <text:p>700.1436</text:p>
          </table:table-cell>
          <table:table-cell office:value-type="float" office:value="546.97485" calcext:value-type="float">
            <text:p>546.97485</text:p>
          </table:table-cell>
        </table:table-row>
        <table:table-row table:style-name="ro1">
          <table:table-cell office:value-type="string" calcext:value-type="string">
            <text:p>Min 111</text:p>
          </table:table-cell>
          <table:table-cell office:value-type="float" office:value="2496.563" calcext:value-type="float">
            <text:p>2496.563</text:p>
          </table:table-cell>
          <table:table-cell office:value-type="float" office:value="2177.9985" calcext:value-type="float">
            <text:p>2177.9985</text:p>
          </table:table-cell>
          <table:table-cell office:value-type="float" office:value="705.87744" calcext:value-type="float">
            <text:p>705.87744</text:p>
          </table:table-cell>
          <table:table-cell office:value-type="float" office:value="553.1016" calcext:value-type="float">
            <text:p>553.1016</text:p>
          </table:table-cell>
        </table:table-row>
        <table:table-row table:style-name="ro1">
          <table:table-cell office:value-type="string" calcext:value-type="string">
            <text:p>Min 112</text:p>
          </table:table-cell>
          <table:table-cell office:value-type="float" office:value="2496.5496" calcext:value-type="float">
            <text:p>2496.5496</text:p>
          </table:table-cell>
          <table:table-cell office:value-type="float" office:value="2179.3882" calcext:value-type="float">
            <text:p>2179.3882</text:p>
          </table:table-cell>
          <table:table-cell office:value-type="float" office:value="711.5922" calcext:value-type="float">
            <text:p>711.5922</text:p>
          </table:table-cell>
          <table:table-cell office:value-type="float" office:value="559.2127" calcext:value-type="float">
            <text:p>559.2127</text:p>
          </table:table-cell>
        </table:table-row>
        <table:table-row table:style-name="ro1">
          <table:table-cell office:value-type="string" calcext:value-type="string">
            <text:p>Min 113</text:p>
          </table:table-cell>
          <table:table-cell office:value-type="float" office:value="2496.5366" calcext:value-type="float">
            <text:p>2496.5366</text:p>
          </table:table-cell>
          <table:table-cell office:value-type="float" office:value="2180.755" calcext:value-type="float">
            <text:p>2180.755</text:p>
          </table:table-cell>
          <table:table-cell office:value-type="float" office:value="717.2882" calcext:value-type="float">
            <text:p>717.2882</text:p>
          </table:table-cell>
          <table:table-cell office:value-type="float" office:value="565.30786" calcext:value-type="float">
            <text:p>565.30786</text:p>
          </table:table-cell>
        </table:table-row>
        <table:table-row table:style-name="ro1">
          <table:table-cell office:value-type="string" calcext:value-type="string">
            <text:p>Min 114</text:p>
          </table:table-cell>
          <table:table-cell office:value-type="float" office:value="2496.5234" calcext:value-type="float">
            <text:p>2496.5234</text:p>
          </table:table-cell>
          <table:table-cell office:value-type="float" office:value="2182.1003" calcext:value-type="float">
            <text:p>2182.1003</text:p>
          </table:table-cell>
          <table:table-cell office:value-type="float" office:value="722.9654" calcext:value-type="float">
            <text:p>722.9654</text:p>
          </table:table-cell>
          <table:table-cell office:value-type="float" office:value="571.3871" calcext:value-type="float">
            <text:p>571.3871</text:p>
          </table:table-cell>
        </table:table-row>
        <table:table-row table:style-name="ro1">
          <table:table-cell office:value-type="string" calcext:value-type="string">
            <text:p>Min 115</text:p>
          </table:table-cell>
          <table:table-cell office:value-type="float" office:value="2496.5105" calcext:value-type="float">
            <text:p>2496.5105</text:p>
          </table:table-cell>
          <table:table-cell office:value-type="float" office:value="2183.4246" calcext:value-type="float">
            <text:p>2183.4246</text:p>
          </table:table-cell>
          <table:table-cell office:value-type="float" office:value="728.62384" calcext:value-type="float">
            <text:p>728.62384</text:p>
          </table:table-cell>
          <table:table-cell office:value-type="float" office:value="577.4502" calcext:value-type="float">
            <text:p>577.4502</text:p>
          </table:table-cell>
        </table:table-row>
        <table:table-row table:style-name="ro1">
          <table:table-cell office:value-type="string" calcext:value-type="string">
            <text:p>Min 116</text:p>
          </table:table-cell>
          <table:table-cell office:value-type="float" office:value="2496.4973" calcext:value-type="float">
            <text:p>2496.4973</text:p>
          </table:table-cell>
          <table:table-cell office:value-type="float" office:value="2184.7288" calcext:value-type="float">
            <text:p>2184.7288</text:p>
          </table:table-cell>
          <table:table-cell office:value-type="float" office:value="734.2636" calcext:value-type="float">
            <text:p>734.2636</text:p>
          </table:table-cell>
          <table:table-cell office:value-type="float" office:value="583.49713" calcext:value-type="float">
            <text:p>583.49713</text:p>
          </table:table-cell>
        </table:table-row>
        <table:table-row table:style-name="ro1">
          <table:table-cell office:value-type="string" calcext:value-type="string">
            <text:p>Min 117</text:p>
          </table:table-cell>
          <table:table-cell office:value-type="float" office:value="2496.4844" calcext:value-type="float">
            <text:p>2496.4844</text:p>
          </table:table-cell>
          <table:table-cell office:value-type="float" office:value="2186.0134" calcext:value-type="float">
            <text:p>2186.0134</text:p>
          </table:table-cell>
          <table:table-cell office:value-type="float" office:value="739.8849" calcext:value-type="float">
            <text:p>739.8849</text:p>
          </table:table-cell>
          <table:table-cell office:value-type="float" office:value="589.52783" calcext:value-type="float">
            <text:p>589.52783</text:p>
          </table:table-cell>
        </table:table-row>
        <table:table-row table:style-name="ro1">
          <table:table-cell office:value-type="string" calcext:value-type="string">
            <text:p>Min 118</text:p>
          </table:table-cell>
          <table:table-cell office:value-type="float" office:value="2496.4714" calcext:value-type="float">
            <text:p>2496.4714</text:p>
          </table:table-cell>
          <table:table-cell office:value-type="float" office:value="2187.2798" calcext:value-type="float">
            <text:p>2187.2798</text:p>
          </table:table-cell>
          <table:table-cell office:value-type="float" office:value="745.4877" calcext:value-type="float">
            <text:p>745.4877</text:p>
          </table:table-cell>
          <table:table-cell office:value-type="float" office:value="595.5421" calcext:value-type="float">
            <text:p>595.5421</text:p>
          </table:table-cell>
        </table:table-row>
        <table:table-row table:style-name="ro1">
          <table:table-cell office:value-type="string" calcext:value-type="string">
            <text:p>Min 119</text:p>
          </table:table-cell>
          <table:table-cell office:value-type="float" office:value="2496.4587" calcext:value-type="float">
            <text:p>2496.4587</text:p>
          </table:table-cell>
          <table:table-cell office:value-type="float" office:value="2188.5286" calcext:value-type="float">
            <text:p>2188.5286</text:p>
          </table:table-cell>
          <table:table-cell office:value-type="float" office:value="751.0722" calcext:value-type="float">
            <text:p>751.0722</text:p>
          </table:table-cell>
          <table:table-cell office:value-type="float" office:value="601.5399" calcext:value-type="float">
            <text:p>601.5399</text:p>
          </table:table-cell>
        </table:table-row>
        <table:table-row table:style-name="ro1">
          <table:table-cell office:value-type="string" calcext:value-type="string">
            <text:p>Min 120</text:p>
          </table:table-cell>
          <table:table-cell office:value-type="float" office:value="2496.446" calcext:value-type="float">
            <text:p>2496.446</text:p>
          </table:table-cell>
          <table:table-cell office:value-type="float" office:value="2189.76" calcext:value-type="float">
            <text:p>2189.76</text:p>
          </table:table-cell>
          <table:table-cell office:value-type="float" office:value="756.63837" calcext:value-type="float">
            <text:p>756.63837</text:p>
          </table:table-cell>
          <table:table-cell office:value-type="float" office:value="607.52124" calcext:value-type="float">
            <text:p>607.52124</text:p>
          </table:table-cell>
        </table:table-row>
        <table:table-row table:style-name="ro1">
          <table:table-cell office:value-type="string" calcext:value-type="string">
            <text:p>Min 121</text:p>
          </table:table-cell>
          <table:table-cell office:value-type="float" office:value="2496.433" calcext:value-type="float">
            <text:p>2496.433</text:p>
          </table:table-cell>
          <table:table-cell office:value-type="float" office:value="2190.9753" calcext:value-type="float">
            <text:p>2190.9753</text:p>
          </table:table-cell>
          <table:table-cell office:value-type="float" office:value="762.1864" calcext:value-type="float">
            <text:p>762.1864</text:p>
          </table:table-cell>
          <table:table-cell office:value-type="float" office:value="613.48596" calcext:value-type="float">
            <text:p>613.48596</text:p>
          </table:table-cell>
        </table:table-row>
        <table:table-row table:style-name="ro1">
          <table:table-cell office:value-type="string" calcext:value-type="string">
            <text:p>Min 122</text:p>
          </table:table-cell>
          <table:table-cell office:value-type="float" office:value="2496.4204" calcext:value-type="float">
            <text:p>2496.4204</text:p>
          </table:table-cell>
          <table:table-cell office:value-type="float" office:value="2192.1748" calcext:value-type="float">
            <text:p>2192.1748</text:p>
          </table:table-cell>
          <table:table-cell office:value-type="float" office:value="767.71625" calcext:value-type="float">
            <text:p>767.71625</text:p>
          </table:table-cell>
          <table:table-cell office:value-type="float" office:value="619.43396" calcext:value-type="float">
            <text:p>619.43396</text:p>
          </table:table-cell>
        </table:table-row>
        <table:table-row table:style-name="ro1">
          <table:table-cell office:value-type="string" calcext:value-type="string">
            <text:p>Min 123</text:p>
          </table:table-cell>
          <table:table-cell office:value-type="float" office:value="2496.4077" calcext:value-type="float">
            <text:p>2496.4077</text:p>
          </table:table-cell>
          <table:table-cell office:value-type="float" office:value="2193.3591" calcext:value-type="float">
            <text:p>2193.3591</text:p>
          </table:table-cell>
          <table:table-cell office:value-type="float" office:value="773.2281" calcext:value-type="float">
            <text:p>773.2281</text:p>
          </table:table-cell>
          <table:table-cell office:value-type="float" office:value="625.36523" calcext:value-type="float">
            <text:p>625.36523</text:p>
          </table:table-cell>
        </table:table-row>
        <table:table-row table:style-name="ro1">
          <table:table-cell office:value-type="string" calcext:value-type="string">
            <text:p>Min 124</text:p>
          </table:table-cell>
          <table:table-cell office:value-type="float" office:value="2496.3953" calcext:value-type="float">
            <text:p>2496.3953</text:p>
          </table:table-cell>
          <table:table-cell office:value-type="float" office:value="2194.5293" calcext:value-type="float">
            <text:p>2194.5293</text:p>
          </table:table-cell>
          <table:table-cell office:value-type="float" office:value="778.7219" calcext:value-type="float">
            <text:p>778.7219</text:p>
          </table:table-cell>
          <table:table-cell office:value-type="float" office:value="631.2797" calcext:value-type="float">
            <text:p>631.2797</text:p>
          </table:table-cell>
        </table:table-row>
        <table:table-row table:style-name="ro1">
          <table:table-cell office:value-type="string" calcext:value-type="string">
            <text:p>Min 125</text:p>
          </table:table-cell>
          <table:table-cell office:value-type="float" office:value="2496.3828" calcext:value-type="float">
            <text:p>2496.3828</text:p>
          </table:table-cell>
          <table:table-cell office:value-type="float" office:value="2195.685" calcext:value-type="float">
            <text:p>2195.685</text:p>
          </table:table-cell>
          <table:table-cell office:value-type="float" office:value="784.1979" calcext:value-type="float">
            <text:p>784.1979</text:p>
          </table:table-cell>
          <table:table-cell office:value-type="float" office:value="637.1774" calcext:value-type="float">
            <text:p>637.1774</text:p>
          </table:table-cell>
        </table:table-row>
        <table:table-row table:style-name="ro1">
          <table:table-cell office:value-type="string" calcext:value-type="string">
            <text:p>Min 126</text:p>
          </table:table-cell>
          <table:table-cell office:value-type="float" office:value="2496.37" calcext:value-type="float">
            <text:p>2496.37</text:p>
          </table:table-cell>
          <table:table-cell office:value-type="float" office:value="2196.8274" calcext:value-type="float">
            <text:p>2196.8274</text:p>
          </table:table-cell>
          <table:table-cell office:value-type="float" office:value="789.656" calcext:value-type="float">
            <text:p>789.656</text:p>
          </table:table-cell>
          <table:table-cell office:value-type="float" office:value="643.0582" calcext:value-type="float">
            <text:p>643.0582</text:p>
          </table:table-cell>
        </table:table-row>
        <table:table-row table:style-name="ro1">
          <table:table-cell office:value-type="string" calcext:value-type="string">
            <text:p>Min 127</text:p>
          </table:table-cell>
          <table:table-cell office:value-type="float" office:value="2496.3577" calcext:value-type="float">
            <text:p>2496.3577</text:p>
          </table:table-cell>
          <table:table-cell office:value-type="float" office:value="2197.9573" calcext:value-type="float">
            <text:p>2197.9573</text:p>
          </table:table-cell>
          <table:table-cell office:value-type="float" office:value="795.0964" calcext:value-type="float">
            <text:p>795.0964</text:p>
          </table:table-cell>
          <table:table-cell office:value-type="float" office:value="648.9222" calcext:value-type="float">
            <text:p>648.9222</text:p>
          </table:table-cell>
        </table:table-row>
        <table:table-row table:style-name="ro1">
          <table:table-cell office:value-type="string" calcext:value-type="string">
            <text:p>Min 128</text:p>
          </table:table-cell>
          <table:table-cell office:value-type="float" office:value="2496.3455" calcext:value-type="float">
            <text:p>2496.3455</text:p>
          </table:table-cell>
          <table:table-cell office:value-type="float" office:value="2199.0742" calcext:value-type="float">
            <text:p>2199.0742</text:p>
          </table:table-cell>
          <table:table-cell office:value-type="float" office:value="800.5191" calcext:value-type="float">
            <text:p>800.5191</text:p>
          </table:table-cell>
          <table:table-cell office:value-type="float" office:value="654.7691" calcext:value-type="float">
            <text:p>654.7691</text:p>
          </table:table-cell>
        </table:table-row>
        <table:table-row table:style-name="ro1">
          <table:table-cell office:value-type="string" calcext:value-type="string">
            <text:p>Min 129</text:p>
          </table:table-cell>
          <table:table-cell office:value-type="float" office:value="2496.333" calcext:value-type="float">
            <text:p>2496.333</text:p>
          </table:table-cell>
          <table:table-cell office:value-type="float" office:value="2200.1794" calcext:value-type="float">
            <text:p>2200.1794</text:p>
          </table:table-cell>
          <table:table-cell office:value-type="float" office:value="805.9242" calcext:value-type="float">
            <text:p>805.9242</text:p>
          </table:table-cell>
          <table:table-cell office:value-type="float" office:value="660.5991" calcext:value-type="float">
            <text:p>660.5991</text:p>
          </table:table-cell>
        </table:table-row>
        <table:table-row table:style-name="ro1">
          <table:table-cell office:value-type="string" calcext:value-type="string">
            <text:p>Min 130</text:p>
          </table:table-cell>
          <table:table-cell office:value-type="float" office:value="2496.3208" calcext:value-type="float">
            <text:p>2496.3208</text:p>
          </table:table-cell>
          <table:table-cell office:value-type="float" office:value="2201.2732" calcext:value-type="float">
            <text:p>2201.2732</text:p>
          </table:table-cell>
          <table:table-cell office:value-type="float" office:value="811.31177" calcext:value-type="float">
            <text:p>811.31177</text:p>
          </table:table-cell>
          <table:table-cell office:value-type="float" office:value="666.4121" calcext:value-type="float">
            <text:p>666.4121</text:p>
          </table:table-cell>
        </table:table-row>
        <table:table-row table:style-name="ro1">
          <table:table-cell office:value-type="string" calcext:value-type="string">
            <text:p>Min 131</text:p>
          </table:table-cell>
          <table:table-cell office:value-type="float" office:value="2496.3086" calcext:value-type="float">
            <text:p>2496.3086</text:p>
          </table:table-cell>
          <table:table-cell office:value-type="float" office:value="2202.3557" calcext:value-type="float">
            <text:p>2202.3557</text:p>
          </table:table-cell>
          <table:table-cell office:value-type="float" office:value="816.6818" calcext:value-type="float">
            <text:p>816.6818</text:p>
          </table:table-cell>
          <table:table-cell office:value-type="float" office:value="672.2081" calcext:value-type="float">
            <text:p>672.2081</text:p>
          </table:table-cell>
        </table:table-row>
        <table:table-row table:style-name="ro1">
          <table:table-cell office:value-type="string" calcext:value-type="string">
            <text:p>Min 132</text:p>
          </table:table-cell>
          <table:table-cell office:value-type="float" office:value="2496.2961" calcext:value-type="float">
            <text:p>2496.2961</text:p>
          </table:table-cell>
          <table:table-cell office:value-type="float" office:value="2203.4275" calcext:value-type="float">
            <text:p>2203.4275</text:p>
          </table:table-cell>
          <table:table-cell office:value-type="float" office:value="822.0345" calcext:value-type="float">
            <text:p>822.0345</text:p>
          </table:table-cell>
          <table:table-cell office:value-type="float" office:value="677.98706" calcext:value-type="float">
            <text:p>677.98706</text:p>
          </table:table-cell>
        </table:table-row>
        <table:table-row table:style-name="ro1">
          <table:table-cell office:value-type="string" calcext:value-type="string">
            <text:p>Min 133</text:p>
          </table:table-cell>
          <table:table-cell office:value-type="float" office:value="2496.2842" calcext:value-type="float">
            <text:p>2496.2842</text:p>
          </table:table-cell>
          <table:table-cell office:value-type="float" office:value="2204.489" calcext:value-type="float">
            <text:p>2204.489</text:p>
          </table:table-cell>
          <table:table-cell office:value-type="float" office:value="827.3699" calcext:value-type="float">
            <text:p>827.3699</text:p>
          </table:table-cell>
          <table:table-cell office:value-type="float" office:value="683.74896" calcext:value-type="float">
            <text:p>683.74896</text:p>
          </table:table-cell>
        </table:table-row>
        <table:table-row table:style-name="ro1">
          <table:table-cell office:value-type="string" calcext:value-type="string">
            <text:p>Min 134</text:p>
          </table:table-cell>
          <table:table-cell office:value-type="float" office:value="2496.2722" calcext:value-type="float">
            <text:p>2496.2722</text:p>
          </table:table-cell>
          <table:table-cell office:value-type="float" office:value="2205.5403" calcext:value-type="float">
            <text:p>2205.5403</text:p>
          </table:table-cell>
          <table:table-cell office:value-type="float" office:value="832.688" calcext:value-type="float">
            <text:p>832.688</text:p>
          </table:table-cell>
          <table:table-cell office:value-type="float" office:value="689.4938" calcext:value-type="float">
            <text:p>689.4938</text:p>
          </table:table-cell>
        </table:table-row>
        <table:table-row table:style-name="ro1">
          <table:table-cell office:value-type="string" calcext:value-type="string">
            <text:p>Min 135</text:p>
          </table:table-cell>
          <table:table-cell office:value-type="float" office:value="2496.26" calcext:value-type="float">
            <text:p>2496.26</text:p>
          </table:table-cell>
          <table:table-cell office:value-type="float" office:value="2206.582" calcext:value-type="float">
            <text:p>2206.582</text:p>
          </table:table-cell>
          <table:table-cell office:value-type="float" office:value="837.9889" calcext:value-type="float">
            <text:p>837.9889</text:p>
          </table:table-cell>
          <table:table-cell office:value-type="float" office:value="695.2215" calcext:value-type="float">
            <text:p>695.2215</text:p>
          </table:table-cell>
        </table:table-row>
        <table:table-row table:style-name="ro1">
          <table:table-cell office:value-type="string" calcext:value-type="string">
            <text:p>Min 136</text:p>
          </table:table-cell>
          <table:table-cell office:value-type="float" office:value="2496.248" calcext:value-type="float">
            <text:p>2496.248</text:p>
          </table:table-cell>
          <table:table-cell office:value-type="float" office:value="2207.6145" calcext:value-type="float">
            <text:p>2207.6145</text:p>
          </table:table-cell>
          <table:table-cell office:value-type="float" office:value="843.27264" calcext:value-type="float">
            <text:p>843.27264</text:p>
          </table:table-cell>
          <table:table-cell office:value-type="float" office:value="700.9322" calcext:value-type="float">
            <text:p>700.9322</text:p>
          </table:table-cell>
        </table:table-row>
        <table:table-row table:style-name="ro1">
          <table:table-cell office:value-type="string" calcext:value-type="string">
            <text:p>Min 137</text:p>
          </table:table-cell>
          <table:table-cell office:value-type="float" office:value="2496.236" calcext:value-type="float">
            <text:p>2496.236</text:p>
          </table:table-cell>
          <table:table-cell office:value-type="float" office:value="2208.638" calcext:value-type="float">
            <text:p>2208.638</text:p>
          </table:table-cell>
          <table:table-cell office:value-type="float" office:value="848.5393" calcext:value-type="float">
            <text:p>848.5393</text:p>
          </table:table-cell>
          <table:table-cell office:value-type="float" office:value="706.6258" calcext:value-type="float">
            <text:p>706.6258</text:p>
          </table:table-cell>
        </table:table-row>
        <table:table-row table:style-name="ro1">
          <table:table-cell office:value-type="string" calcext:value-type="string">
            <text:p>Min 138</text:p>
          </table:table-cell>
          <table:table-cell office:value-type="float" office:value="2496.224" calcext:value-type="float">
            <text:p>2496.224</text:p>
          </table:table-cell>
          <table:table-cell office:value-type="float" office:value="2209.6528" calcext:value-type="float">
            <text:p>2209.6528</text:p>
          </table:table-cell>
          <table:table-cell office:value-type="float" office:value="853.78894" calcext:value-type="float">
            <text:p>853.78894</text:p>
          </table:table-cell>
          <table:table-cell office:value-type="float" office:value="712.30237" calcext:value-type="float">
            <text:p>712.30237</text:p>
          </table:table-cell>
        </table:table-row>
        <table:table-row table:style-name="ro1">
          <table:table-cell office:value-type="string" calcext:value-type="string">
            <text:p>Min 139</text:p>
          </table:table-cell>
          <table:table-cell office:value-type="float" office:value="2496.2122" calcext:value-type="float">
            <text:p>2496.2122</text:p>
          </table:table-cell>
          <table:table-cell office:value-type="float" office:value="2210.659" calcext:value-type="float">
            <text:p>2210.659</text:p>
          </table:table-cell>
          <table:table-cell office:value-type="float" office:value="859.02167" calcext:value-type="float">
            <text:p>859.02167</text:p>
          </table:table-cell>
          <table:table-cell office:value-type="float" office:value="717.9618" calcext:value-type="float">
            <text:p>717.9618</text:p>
          </table:table-cell>
        </table:table-row>
        <table:table-row table:style-name="ro1">
          <table:table-cell office:value-type="string" calcext:value-type="string">
            <text:p>Min 140</text:p>
          </table:table-cell>
          <table:table-cell office:value-type="float" office:value="2496.2004" calcext:value-type="float">
            <text:p>2496.2004</text:p>
          </table:table-cell>
          <table:table-cell office:value-type="float" office:value="2211.6572" calcext:value-type="float">
            <text:p>2211.6572</text:p>
          </table:table-cell>
          <table:table-cell office:value-type="float" office:value="864.23755" calcext:value-type="float">
            <text:p>864.23755</text:p>
          </table:table-cell>
          <table:table-cell office:value-type="float" office:value="723.6042" calcext:value-type="float">
            <text:p>723.6042</text:p>
          </table:table-cell>
        </table:table-row>
        <table:table-row table:style-name="ro1">
          <table:table-cell office:value-type="string" calcext:value-type="string">
            <text:p>Min 141</text:p>
          </table:table-cell>
          <table:table-cell office:value-type="float" office:value="2496.1887" calcext:value-type="float">
            <text:p>2496.1887</text:p>
          </table:table-cell>
          <table:table-cell office:value-type="float" office:value="2212.6477" calcext:value-type="float">
            <text:p>2212.6477</text:p>
          </table:table-cell>
          <table:table-cell office:value-type="float" office:value="869.43665" calcext:value-type="float">
            <text:p>869.43665</text:p>
          </table:table-cell>
          <table:table-cell office:value-type="float" office:value="729.2295" calcext:value-type="float">
            <text:p>729.2295</text:p>
          </table:table-cell>
        </table:table-row>
        <table:table-row table:style-name="ro1">
          <table:table-cell office:value-type="string" calcext:value-type="string">
            <text:p>Min 142</text:p>
          </table:table-cell>
          <table:table-cell office:value-type="float" office:value="2496.177" calcext:value-type="float">
            <text:p>2496.177</text:p>
          </table:table-cell>
          <table:table-cell office:value-type="float" office:value="2213.6306" calcext:value-type="float">
            <text:p>2213.6306</text:p>
          </table:table-cell>
          <table:table-cell office:value-type="float" office:value="874.6189" calcext:value-type="float">
            <text:p>874.6189</text:p>
          </table:table-cell>
          <table:table-cell office:value-type="float" office:value="734.8378" calcext:value-type="float">
            <text:p>734.8378</text:p>
          </table:table-cell>
        </table:table-row>
        <table:table-row table:style-name="ro1">
          <table:table-cell office:value-type="string" calcext:value-type="string">
            <text:p>Min 143</text:p>
          </table:table-cell>
          <table:table-cell office:value-type="float" office:value="2496.165" calcext:value-type="float">
            <text:p>2496.165</text:p>
          </table:table-cell>
          <table:table-cell office:value-type="float" office:value="2214.606" calcext:value-type="float">
            <text:p>2214.606</text:p>
          </table:table-cell>
          <table:table-cell office:value-type="float" office:value="879.7844" calcext:value-type="float">
            <text:p>879.7844</text:p>
          </table:table-cell>
          <table:table-cell office:value-type="float" office:value="740.4291" calcext:value-type="float">
            <text:p>740.4291</text:p>
          </table:table-cell>
        </table:table-row>
        <table:table-row table:style-name="ro1">
          <table:table-cell office:value-type="string" calcext:value-type="string">
            <text:p>Min 144</text:p>
          </table:table-cell>
          <table:table-cell office:value-type="float" office:value="2496.1533" calcext:value-type="float">
            <text:p>2496.1533</text:p>
          </table:table-cell>
          <table:table-cell office:value-type="float" office:value="2215.574" calcext:value-type="float">
            <text:p>2215.574</text:p>
          </table:table-cell>
          <table:table-cell office:value-type="float" office:value="884.9334" calcext:value-type="float">
            <text:p>884.9334</text:p>
          </table:table-cell>
          <table:table-cell office:value-type="float" office:value="746.00323" calcext:value-type="float">
            <text:p>746.00323</text:p>
          </table:table-cell>
        </table:table-row>
        <table:table-row table:style-name="ro1">
          <table:table-cell office:value-type="string" calcext:value-type="string">
            <text:p>Min 145</text:p>
          </table:table-cell>
          <table:table-cell office:value-type="float" office:value="2496.1416" calcext:value-type="float">
            <text:p>2496.1416</text:p>
          </table:table-cell>
          <table:table-cell office:value-type="float" office:value="2216.5352" calcext:value-type="float">
            <text:p>2216.5352</text:p>
          </table:table-cell>
          <table:table-cell office:value-type="float" office:value="890.0658" calcext:value-type="float">
            <text:p>890.0658</text:p>
          </table:table-cell>
          <table:table-cell office:value-type="float" office:value="751.5604" calcext:value-type="float">
            <text:p>751.5604</text:p>
          </table:table-cell>
        </table:table-row>
        <table:table-row table:style-name="ro1">
          <table:table-cell office:value-type="string" calcext:value-type="string">
            <text:p>Min 146</text:p>
          </table:table-cell>
          <table:table-cell office:value-type="float" office:value="2496.1301" calcext:value-type="float">
            <text:p>2496.1301</text:p>
          </table:table-cell>
          <table:table-cell office:value-type="float" office:value="2217.4897" calcext:value-type="float">
            <text:p>2217.4897</text:p>
          </table:table-cell>
          <table:table-cell office:value-type="float" office:value="895.1817" calcext:value-type="float">
            <text:p>895.1817</text:p>
          </table:table-cell>
          <table:table-cell office:value-type="float" office:value="757.10065" calcext:value-type="float">
            <text:p>757.10065</text:p>
          </table:table-cell>
        </table:table-row>
        <table:table-row table:style-name="ro1">
          <table:table-cell office:value-type="string" calcext:value-type="string">
            <text:p>Min 147</text:p>
          </table:table-cell>
          <table:table-cell office:value-type="float" office:value="2496.1184" calcext:value-type="float">
            <text:p>2496.1184</text:p>
          </table:table-cell>
          <table:table-cell office:value-type="float" office:value="2218.4375" calcext:value-type="float">
            <text:p>2218.4375</text:p>
          </table:table-cell>
          <table:table-cell office:value-type="float" office:value="900.28107" calcext:value-type="float">
            <text:p>900.28107</text:p>
          </table:table-cell>
          <table:table-cell office:value-type="float" office:value="762.6239" calcext:value-type="float">
            <text:p>762.6239</text:p>
          </table:table-cell>
        </table:table-row>
        <table:table-row table:style-name="ro1">
          <table:table-cell office:value-type="string" calcext:value-type="string">
            <text:p>Min 148</text:p>
          </table:table-cell>
          <table:table-cell office:value-type="float" office:value="2496.107" calcext:value-type="float">
            <text:p>2496.107</text:p>
          </table:table-cell>
          <table:table-cell office:value-type="float" office:value="2219.379" calcext:value-type="float">
            <text:p>2219.379</text:p>
          </table:table-cell>
          <table:table-cell office:value-type="float" office:value="905.3641" calcext:value-type="float">
            <text:p>905.3641</text:p>
          </table:table-cell>
          <table:table-cell office:value-type="float" office:value="768.1302" calcext:value-type="float">
            <text:p>768.1302</text:p>
          </table:table-cell>
        </table:table-row>
        <table:table-row table:style-name="ro1">
          <table:table-cell office:value-type="string" calcext:value-type="string">
            <text:p>Min 149</text:p>
          </table:table-cell>
          <table:table-cell office:value-type="float" office:value="2496.0955" calcext:value-type="float">
            <text:p>2496.0955</text:p>
          </table:table-cell>
          <table:table-cell office:value-type="float" office:value="2220.3142" calcext:value-type="float">
            <text:p>2220.3142</text:p>
          </table:table-cell>
          <table:table-cell office:value-type="float" office:value="910.4307" calcext:value-type="float">
            <text:p>910.4307</text:p>
          </table:table-cell>
          <table:table-cell office:value-type="float" office:value="773.61957" calcext:value-type="float">
            <text:p>773.61957</text:p>
          </table:table-cell>
        </table:table-row>
        <table:table-row table:style-name="ro1">
          <table:table-cell office:value-type="string" calcext:value-type="string">
            <text:p>Min 150</text:p>
          </table:table-cell>
          <table:table-cell office:value-type="float" office:value="2496.084" calcext:value-type="float">
            <text:p>2496.084</text:p>
          </table:table-cell>
          <table:table-cell office:value-type="float" office:value="2221.2437" calcext:value-type="float">
            <text:p>2221.2437</text:p>
          </table:table-cell>
          <table:table-cell office:value-type="float" office:value="915.4812" calcext:value-type="float">
            <text:p>915.4812</text:p>
          </table:table-cell>
          <table:table-cell office:value-type="float" office:value="779.092" calcext:value-type="float">
            <text:p>779.092</text:p>
          </table:table-cell>
        </table:table-row>
        <table:table-row table:style-name="ro1">
          <table:table-cell office:value-type="string" calcext:value-type="string">
            <text:p>Min 151</text:p>
          </table:table-cell>
          <table:table-cell office:value-type="float" office:value="2496.0725" calcext:value-type="float">
            <text:p>2496.0725</text:p>
          </table:table-cell>
          <table:table-cell office:value-type="float" office:value="2222.1672" calcext:value-type="float">
            <text:p>2222.1672</text:p>
          </table:table-cell>
          <table:table-cell office:value-type="float" office:value="920.5154" calcext:value-type="float">
            <text:p>920.5154</text:p>
          </table:table-cell>
          <table:table-cell office:value-type="float" office:value="784.54755" calcext:value-type="float">
            <text:p>784.54755</text:p>
          </table:table-cell>
        </table:table-row>
        <table:table-row table:style-name="ro1">
          <table:table-cell office:value-type="string" calcext:value-type="string">
            <text:p>Min 152</text:p>
          </table:table-cell>
          <table:table-cell office:value-type="float" office:value="2496.0613" calcext:value-type="float">
            <text:p>2496.0613</text:p>
          </table:table-cell>
          <table:table-cell office:value-type="float" office:value="2223.085" calcext:value-type="float">
            <text:p>2223.085</text:p>
          </table:table-cell>
          <table:table-cell office:value-type="float" office:value="925.53345" calcext:value-type="float">
            <text:p>925.53345</text:p>
          </table:table-cell>
          <table:table-cell office:value-type="float" office:value="789.98627" calcext:value-type="float">
            <text:p>789.98627</text:p>
          </table:table-cell>
        </table:table-row>
        <table:table-row table:style-name="ro1">
          <table:table-cell office:value-type="string" calcext:value-type="string">
            <text:p>Min 153</text:p>
          </table:table-cell>
          <table:table-cell office:value-type="float" office:value="2496.0498" calcext:value-type="float">
            <text:p>2496.0498</text:p>
          </table:table-cell>
          <table:table-cell office:value-type="float" office:value="2223.9973" calcext:value-type="float">
            <text:p>2223.9973</text:p>
          </table:table-cell>
          <table:table-cell office:value-type="float" office:value="930.5354" calcext:value-type="float">
            <text:p>930.5354</text:p>
          </table:table-cell>
          <table:table-cell office:value-type="float" office:value="795.40814" calcext:value-type="float">
            <text:p>795.40814</text:p>
          </table:table-cell>
        </table:table-row>
        <table:table-row table:style-name="ro1">
          <table:table-cell office:value-type="string" calcext:value-type="string">
            <text:p>Min 154</text:p>
          </table:table-cell>
          <table:table-cell office:value-type="float" office:value="2496.0386" calcext:value-type="float">
            <text:p>2496.0386</text:p>
          </table:table-cell>
          <table:table-cell office:value-type="float" office:value="2224.904" calcext:value-type="float">
            <text:p>2224.904</text:p>
          </table:table-cell>
          <table:table-cell office:value-type="float" office:value="935.52124" calcext:value-type="float">
            <text:p>935.52124</text:p>
          </table:table-cell>
          <table:table-cell office:value-type="float" office:value="800.8132" calcext:value-type="float">
            <text:p>800.8132</text:p>
          </table:table-cell>
        </table:table-row>
        <table:table-row table:style-name="ro1">
          <table:table-cell office:value-type="string" calcext:value-type="string">
            <text:p>Min 155</text:p>
          </table:table-cell>
          <table:table-cell office:value-type="float" office:value="2496.0273" calcext:value-type="float">
            <text:p>2496.0273</text:p>
          </table:table-cell>
          <table:table-cell office:value-type="float" office:value="2225.8054" calcext:value-type="float">
            <text:p>2225.8054</text:p>
          </table:table-cell>
          <table:table-cell office:value-type="float" office:value="940.49115" calcext:value-type="float">
            <text:p>940.49115</text:p>
          </table:table-cell>
          <table:table-cell office:value-type="float" office:value="806.2015" calcext:value-type="float">
            <text:p>806.2015</text:p>
          </table:table-cell>
        </table:table-row>
        <table:table-row table:style-name="ro1">
          <table:table-cell office:value-type="string" calcext:value-type="string">
            <text:p>Min 156</text:p>
          </table:table-cell>
          <table:table-cell office:value-type="float" office:value="2496.016" calcext:value-type="float">
            <text:p>2496.016</text:p>
          </table:table-cell>
          <table:table-cell office:value-type="float" office:value="2226.702" calcext:value-type="float">
            <text:p>2226.702</text:p>
          </table:table-cell>
          <table:table-cell office:value-type="float" office:value="945.44507" calcext:value-type="float">
            <text:p>945.44507</text:p>
          </table:table-cell>
          <table:table-cell office:value-type="float" office:value="811.57306" calcext:value-type="float">
            <text:p>811.57306</text:p>
          </table:table-cell>
        </table:table-row>
        <table:table-row table:style-name="ro1">
          <table:table-cell office:value-type="string" calcext:value-type="string">
            <text:p>Min 157</text:p>
          </table:table-cell>
          <table:table-cell office:value-type="float" office:value="2496.005" calcext:value-type="float">
            <text:p>2496.005</text:p>
          </table:table-cell>
          <table:table-cell office:value-type="float" office:value="2227.5933" calcext:value-type="float">
            <text:p>2227.5933</text:p>
          </table:table-cell>
          <table:table-cell office:value-type="float" office:value="950.38306" calcext:value-type="float">
            <text:p>950.38306</text:p>
          </table:table-cell>
          <table:table-cell office:value-type="float" office:value="816.9279" calcext:value-type="float">
            <text:p>816.9279</text:p>
          </table:table-cell>
        </table:table-row>
        <table:table-row table:style-name="ro1">
          <table:table-cell office:value-type="string" calcext:value-type="string">
            <text:p>Min 158</text:p>
          </table:table-cell>
          <table:table-cell office:value-type="float" office:value="2495.9937" calcext:value-type="float">
            <text:p>2495.9937</text:p>
          </table:table-cell>
          <table:table-cell office:value-type="float" office:value="2228.4797" calcext:value-type="float">
            <text:p>2228.4797</text:p>
          </table:table-cell>
          <table:table-cell office:value-type="float" office:value="955.30524" calcext:value-type="float">
            <text:p>955.30524</text:p>
          </table:table-cell>
          <table:table-cell office:value-type="float" office:value="822.2661" calcext:value-type="float">
            <text:p>822.2661</text:p>
          </table:table-cell>
        </table:table-row>
        <table:table-row table:style-name="ro1">
          <table:table-cell office:value-type="string" calcext:value-type="string">
            <text:p>Min 159</text:p>
          </table:table-cell>
          <table:table-cell office:value-type="float" office:value="2495.9827" calcext:value-type="float">
            <text:p>2495.9827</text:p>
          </table:table-cell>
          <table:table-cell office:value-type="float" office:value="2229.3616" calcext:value-type="float">
            <text:p>2229.3616</text:p>
          </table:table-cell>
          <table:table-cell office:value-type="float" office:value="960.2116" calcext:value-type="float">
            <text:p>960.2116</text:p>
          </table:table-cell>
          <table:table-cell office:value-type="float" office:value="827.5877" calcext:value-type="float">
            <text:p>827.5877</text:p>
          </table:table-cell>
        </table:table-row>
        <table:table-row table:style-name="ro1">
          <table:table-cell office:value-type="string" calcext:value-type="string">
            <text:p>Min 160</text:p>
          </table:table-cell>
          <table:table-cell office:value-type="float" office:value="2495.9717" calcext:value-type="float">
            <text:p>2495.9717</text:p>
          </table:table-cell>
          <table:table-cell office:value-type="float" office:value="2230.2385" calcext:value-type="float">
            <text:p>2230.2385</text:p>
          </table:table-cell>
          <table:table-cell office:value-type="float" office:value="965.1023" calcext:value-type="float">
            <text:p>965.1023</text:p>
          </table:table-cell>
          <table:table-cell office:value-type="float" office:value="832.89264" calcext:value-type="float">
            <text:p>832.89264</text:p>
          </table:table-cell>
        </table:table-row>
        <table:table-row table:style-name="ro1">
          <table:table-cell office:value-type="string" calcext:value-type="string">
            <text:p>Min 161</text:p>
          </table:table-cell>
          <table:table-cell office:value-type="float" office:value="2495.9607" calcext:value-type="float">
            <text:p>2495.9607</text:p>
          </table:table-cell>
          <table:table-cell office:value-type="float" office:value="2231.1108" calcext:value-type="float">
            <text:p>2231.1108</text:p>
          </table:table-cell>
          <table:table-cell office:value-type="float" office:value="969.9773" calcext:value-type="float">
            <text:p>969.9773</text:p>
          </table:table-cell>
          <table:table-cell office:value-type="float" office:value="838.181" calcext:value-type="float">
            <text:p>838.181</text:p>
          </table:table-cell>
        </table:table-row>
        <table:table-row table:style-name="ro1">
          <table:table-cell office:value-type="string" calcext:value-type="string">
            <text:p>Min 162</text:p>
          </table:table-cell>
          <table:table-cell office:value-type="float" office:value="2495.9495" calcext:value-type="float">
            <text:p>2495.9495</text:p>
          </table:table-cell>
          <table:table-cell office:value-type="float" office:value="2231.9788" calcext:value-type="float">
            <text:p>2231.9788</text:p>
          </table:table-cell>
          <table:table-cell office:value-type="float" office:value="974.8367" calcext:value-type="float">
            <text:p>974.8367</text:p>
          </table:table-cell>
          <table:table-cell office:value-type="float" office:value="843.4529" calcext:value-type="float">
            <text:p>843.4529</text:p>
          </table:table-cell>
        </table:table-row>
        <table:table-row table:style-name="ro1">
          <table:table-cell office:value-type="string" calcext:value-type="string">
            <text:p>Min 163</text:p>
          </table:table-cell>
          <table:table-cell office:value-type="float" office:value="2495.9385" calcext:value-type="float">
            <text:p>2495.9385</text:p>
          </table:table-cell>
          <table:table-cell office:value-type="float" office:value="2232.8423" calcext:value-type="float">
            <text:p>2232.8423</text:p>
          </table:table-cell>
          <table:table-cell office:value-type="float" office:value="979.6805" calcext:value-type="float">
            <text:p>979.6805</text:p>
          </table:table-cell>
          <table:table-cell office:value-type="float" office:value="848.70825" calcext:value-type="float">
            <text:p>848.70825</text:p>
          </table:table-cell>
        </table:table-row>
        <table:table-row table:style-name="ro1">
          <table:table-cell office:value-type="string" calcext:value-type="string">
            <text:p>Min 164</text:p>
          </table:table-cell>
          <table:table-cell office:value-type="float" office:value="2495.9275" calcext:value-type="float">
            <text:p>2495.9275</text:p>
          </table:table-cell>
          <table:table-cell office:value-type="float" office:value="2233.7014" calcext:value-type="float">
            <text:p>2233.7014</text:p>
          </table:table-cell>
          <table:table-cell office:value-type="float" office:value="984.5088" calcext:value-type="float">
            <text:p>984.5088</text:p>
          </table:table-cell>
          <table:table-cell office:value-type="float" office:value="853.94714" calcext:value-type="float">
            <text:p>853.94714</text:p>
          </table:table-cell>
        </table:table-row>
        <table:table-row table:style-name="ro1">
          <table:table-cell office:value-type="string" calcext:value-type="string">
            <text:p>Min 165</text:p>
          </table:table-cell>
          <table:table-cell office:value-type="float" office:value="2495.9165" calcext:value-type="float">
            <text:p>2495.9165</text:p>
          </table:table-cell>
          <table:table-cell office:value-type="float" office:value="2234.5566" calcext:value-type="float">
            <text:p>2234.5566</text:p>
          </table:table-cell>
          <table:table-cell office:value-type="float" office:value="989.3217" calcext:value-type="float">
            <text:p>989.3217</text:p>
          </table:table-cell>
          <table:table-cell office:value-type="float" office:value="859.16956" calcext:value-type="float">
            <text:p>859.16956</text:p>
          </table:table-cell>
        </table:table-row>
        <table:table-row table:style-name="ro1">
          <table:table-cell office:value-type="string" calcext:value-type="string">
            <text:p>Min 166</text:p>
          </table:table-cell>
          <table:table-cell office:value-type="float" office:value="2495.9058" calcext:value-type="float">
            <text:p>2495.9058</text:p>
          </table:table-cell>
          <table:table-cell office:value-type="float" office:value="2235.4077" calcext:value-type="float">
            <text:p>2235.4077</text:p>
          </table:table-cell>
          <table:table-cell office:value-type="float" office:value="994.11914" calcext:value-type="float">
            <text:p>994.11914</text:p>
          </table:table-cell>
          <table:table-cell office:value-type="float" office:value="864.3756" calcext:value-type="float">
            <text:p>864.3756</text:p>
          </table:table-cell>
        </table:table-row>
        <table:table-row table:style-name="ro1">
          <table:table-cell office:value-type="string" calcext:value-type="string">
            <text:p>Min 167</text:p>
          </table:table-cell>
          <table:table-cell office:value-type="float" office:value="2495.895" calcext:value-type="float">
            <text:p>2495.895</text:p>
          </table:table-cell>
          <table:table-cell office:value-type="float" office:value="2236.2546" calcext:value-type="float">
            <text:p>2236.2546</text:p>
          </table:table-cell>
          <table:table-cell office:value-type="float" office:value="998.9012" calcext:value-type="float">
            <text:p>998.9012</text:p>
          </table:table-cell>
          <table:table-cell office:value-type="float" office:value="869.56537" calcext:value-type="float">
            <text:p>869.56537</text:p>
          </table:table-cell>
        </table:table-row>
        <table:table-row table:style-name="ro1">
          <table:table-cell office:value-type="string" calcext:value-type="string">
            <text:p>Min 168</text:p>
          </table:table-cell>
          <table:table-cell office:value-type="float" office:value="2495.8843" calcext:value-type="float">
            <text:p>2495.8843</text:p>
          </table:table-cell>
          <table:table-cell office:value-type="float" office:value="2237.0977" calcext:value-type="float">
            <text:p>2237.0977</text:p>
          </table:table-cell>
          <table:table-cell office:value-type="float" office:value="1003.6679" calcext:value-type="float">
            <text:p>1003.6679</text:p>
          </table:table-cell>
          <table:table-cell office:value-type="float" office:value="874.73883" calcext:value-type="float">
            <text:p>874.73883</text:p>
          </table:table-cell>
        </table:table-row>
        <table:table-row table:style-name="ro1">
          <table:table-cell office:value-type="string" calcext:value-type="string">
            <text:p>Min 169</text:p>
          </table:table-cell>
          <table:table-cell office:value-type="float" office:value="2495.8735" calcext:value-type="float">
            <text:p>2495.8735</text:p>
          </table:table-cell>
          <table:table-cell office:value-type="float" office:value="2237.9368" calcext:value-type="float">
            <text:p>2237.9368</text:p>
          </table:table-cell>
          <table:table-cell office:value-type="float" office:value="1008.41943" calcext:value-type="float">
            <text:p>1008.41943</text:p>
          </table:table-cell>
          <table:table-cell office:value-type="float" office:value="879.896" calcext:value-type="float">
            <text:p>879.896</text:p>
          </table:table-cell>
        </table:table-row>
        <table:table-row table:style-name="ro1">
          <table:table-cell office:value-type="string" calcext:value-type="string">
            <text:p>Min 170</text:p>
          </table:table-cell>
          <table:table-cell office:value-type="float" office:value="2495.8628" calcext:value-type="float">
            <text:p>2495.8628</text:p>
          </table:table-cell>
          <table:table-cell office:value-type="float" office:value="2238.772" calcext:value-type="float">
            <text:p>2238.772</text:p>
          </table:table-cell>
          <table:table-cell office:value-type="float" office:value="1013.15576" calcext:value-type="float">
            <text:p>1013.15576</text:p>
          </table:table-cell>
          <table:table-cell office:value-type="float" office:value="885.0369" calcext:value-type="float">
            <text:p>885.0369</text:p>
          </table:table-cell>
        </table:table-row>
        <table:table-row table:style-name="ro1">
          <table:table-cell office:value-type="string" calcext:value-type="string">
            <text:p>Min 171</text:p>
          </table:table-cell>
          <table:table-cell office:value-type="float" office:value="2495.852" calcext:value-type="float">
            <text:p>2495.852</text:p>
          </table:table-cell>
          <table:table-cell office:value-type="float" office:value="2239.6035" calcext:value-type="float">
            <text:p>2239.6035</text:p>
          </table:table-cell>
          <table:table-cell office:value-type="float" office:value="1017.87695" calcext:value-type="float">
            <text:p>1017.87695</text:p>
          </table:table-cell>
          <table:table-cell office:value-type="float" office:value="890.1617" calcext:value-type="float">
            <text:p>890.1617</text:p>
          </table:table-cell>
        </table:table-row>
        <table:table-row table:style-name="ro1">
          <table:table-cell office:value-type="string" calcext:value-type="string">
            <text:p>Min 172</text:p>
          </table:table-cell>
          <table:table-cell office:value-type="float" office:value="2495.8413" calcext:value-type="float">
            <text:p>2495.8413</text:p>
          </table:table-cell>
          <table:table-cell office:value-type="float" office:value="2240.4312" calcext:value-type="float">
            <text:p>2240.4312</text:p>
          </table:table-cell>
          <table:table-cell office:value-type="float" office:value="1022.583" calcext:value-type="float">
            <text:p>1022.583</text:p>
          </table:table-cell>
          <table:table-cell office:value-type="float" office:value="895.2703" calcext:value-type="float">
            <text:p>895.2703</text:p>
          </table:table-cell>
        </table:table-row>
        <table:table-row table:style-name="ro1">
          <table:table-cell office:value-type="string" calcext:value-type="string">
            <text:p>Min 173</text:p>
          </table:table-cell>
          <table:table-cell office:value-type="float" office:value="2495.8308" calcext:value-type="float">
            <text:p>2495.8308</text:p>
          </table:table-cell>
          <table:table-cell office:value-type="float" office:value="2241.2556" calcext:value-type="float">
            <text:p>2241.2556</text:p>
          </table:table-cell>
          <table:table-cell office:value-type="float" office:value="1027.274" calcext:value-type="float">
            <text:p>1027.274</text:p>
          </table:table-cell>
          <table:table-cell office:value-type="float" office:value="900.3628" calcext:value-type="float">
            <text:p>900.3628</text:p>
          </table:table-cell>
        </table:table-row>
        <table:table-row table:style-name="ro1">
          <table:table-cell office:value-type="string" calcext:value-type="string">
            <text:p>Min 174</text:p>
          </table:table-cell>
          <table:table-cell office:value-type="float" office:value="2495.8203" calcext:value-type="float">
            <text:p>2495.8203</text:p>
          </table:table-cell>
          <table:table-cell office:value-type="float" office:value="2242.076" calcext:value-type="float">
            <text:p>2242.076</text:p>
          </table:table-cell>
          <table:table-cell office:value-type="float" office:value="1031.9501" calcext:value-type="float">
            <text:p>1031.9501</text:p>
          </table:table-cell>
          <table:table-cell office:value-type="float" office:value="905.4393" calcext:value-type="float">
            <text:p>905.4393</text:p>
          </table:table-cell>
        </table:table-row>
        <table:table-row table:style-name="ro1">
          <table:table-cell office:value-type="string" calcext:value-type="string">
            <text:p>Min 175</text:p>
          </table:table-cell>
          <table:table-cell office:value-type="float" office:value="2495.8098" calcext:value-type="float">
            <text:p>2495.8098</text:p>
          </table:table-cell>
          <table:table-cell office:value-type="float" office:value="2242.8933" calcext:value-type="float">
            <text:p>2242.8933</text:p>
          </table:table-cell>
          <table:table-cell office:value-type="float" office:value="1036.6111" calcext:value-type="float">
            <text:p>1036.6111</text:p>
          </table:table-cell>
          <table:table-cell office:value-type="float" office:value="910.4997" calcext:value-type="float">
            <text:p>910.4997</text:p>
          </table:table-cell>
        </table:table-row>
        <table:table-row table:style-name="ro1">
          <table:table-cell office:value-type="string" calcext:value-type="string">
            <text:p>Min 176</text:p>
          </table:table-cell>
          <table:table-cell office:value-type="float" office:value="2495.7993" calcext:value-type="float">
            <text:p>2495.7993</text:p>
          </table:table-cell>
          <table:table-cell office:value-type="float" office:value="2243.707" calcext:value-type="float">
            <text:p>2243.707</text:p>
          </table:table-cell>
          <table:table-cell office:value-type="float" office:value="1041.2572" calcext:value-type="float">
            <text:p>1041.2572</text:p>
          </table:table-cell>
          <table:table-cell office:value-type="float" office:value="915.5441" calcext:value-type="float">
            <text:p>915.5441</text:p>
          </table:table-cell>
        </table:table-row>
        <table:table-row table:style-name="ro1">
          <table:table-cell office:value-type="string" calcext:value-type="string">
            <text:p>Min 177</text:p>
          </table:table-cell>
          <table:table-cell office:value-type="float" office:value="2495.7888" calcext:value-type="float">
            <text:p>2495.7888</text:p>
          </table:table-cell>
          <table:table-cell office:value-type="float" office:value="2244.5173" calcext:value-type="float">
            <text:p>2244.5173</text:p>
          </table:table-cell>
          <table:table-cell office:value-type="float" office:value="1045.8884" calcext:value-type="float">
            <text:p>1045.8884</text:p>
          </table:table-cell>
          <table:table-cell office:value-type="float" office:value="920.57263" calcext:value-type="float">
            <text:p>920.57263</text:p>
          </table:table-cell>
        </table:table-row>
        <table:table-row table:style-name="ro1">
          <table:table-cell office:value-type="string" calcext:value-type="string">
            <text:p>Min 178</text:p>
          </table:table-cell>
          <table:table-cell office:value-type="float" office:value="2495.7783" calcext:value-type="float">
            <text:p>2495.7783</text:p>
          </table:table-cell>
          <table:table-cell office:value-type="float" office:value="2245.324" calcext:value-type="float">
            <text:p>2245.324</text:p>
          </table:table-cell>
          <table:table-cell office:value-type="float" office:value="1050.505" calcext:value-type="float">
            <text:p>1050.505</text:p>
          </table:table-cell>
          <table:table-cell office:value-type="float" office:value="925.58527" calcext:value-type="float">
            <text:p>925.58527</text:p>
          </table:table-cell>
        </table:table-row>
        <table:table-row table:style-name="ro1">
          <table:table-cell office:value-type="string" calcext:value-type="string">
            <text:p>Min 179</text:p>
          </table:table-cell>
          <table:table-cell office:value-type="float" office:value="2495.7678" calcext:value-type="float">
            <text:p>2495.7678</text:p>
          </table:table-cell>
          <table:table-cell office:value-type="float" office:value="2246.1274" calcext:value-type="float">
            <text:p>2246.1274</text:p>
          </table:table-cell>
          <table:table-cell office:value-type="float" office:value="1055.1067" calcext:value-type="float">
            <text:p>1055.1067</text:p>
          </table:table-cell>
          <table:table-cell office:value-type="float" office:value="930.5821" calcext:value-type="float">
            <text:p>930.5821</text:p>
          </table:table-cell>
        </table:table-row>
        <table:table-row table:style-name="ro1">
          <table:table-cell office:value-type="string" calcext:value-type="string">
            <text:p>Min 180</text:p>
          </table:table-cell>
          <table:table-cell office:value-type="float" office:value="2495.7573" calcext:value-type="float">
            <text:p>2495.7573</text:p>
          </table:table-cell>
          <table:table-cell office:value-type="float" office:value="2246.9277" calcext:value-type="float">
            <text:p>2246.9277</text:p>
          </table:table-cell>
          <table:table-cell office:value-type="float" office:value="1059.6937" calcext:value-type="float">
            <text:p>1059.6937</text:p>
          </table:table-cell>
          <table:table-cell office:value-type="float" office:value="935.56305" calcext:value-type="float">
            <text:p>935.56305</text:p>
          </table:table-cell>
        </table:table-row>
        <table:table-row table:style-name="ro1">
          <table:table-cell office:value-type="string" calcext:value-type="string">
            <text:p>Min 181</text:p>
          </table:table-cell>
          <table:table-cell office:value-type="float" office:value="2495.747" calcext:value-type="float">
            <text:p>2495.747</text:p>
          </table:table-cell>
          <table:table-cell office:value-type="float" office:value="2247.725" calcext:value-type="float">
            <text:p>2247.725</text:p>
          </table:table-cell>
          <table:table-cell office:value-type="float" office:value="1064.2661" calcext:value-type="float">
            <text:p>1064.2661</text:p>
          </table:table-cell>
          <table:table-cell office:value-type="float" office:value="940.5283" calcext:value-type="float">
            <text:p>940.5283</text:p>
          </table:table-cell>
        </table:table-row>
        <table:table-row table:style-name="ro1">
          <table:table-cell office:value-type="string" calcext:value-type="string">
            <text:p>Min 182</text:p>
          </table:table-cell>
          <table:table-cell office:value-type="float" office:value="2495.7368" calcext:value-type="float">
            <text:p>2495.7368</text:p>
          </table:table-cell>
          <table:table-cell office:value-type="float" office:value="2248.519" calcext:value-type="float">
            <text:p>2248.519</text:p>
          </table:table-cell>
          <table:table-cell office:value-type="float" office:value="1068.8239" calcext:value-type="float">
            <text:p>1068.8239</text:p>
          </table:table-cell>
          <table:table-cell office:value-type="float" office:value="945.4778" calcext:value-type="float">
            <text:p>945.4778</text:p>
          </table:table-cell>
        </table:table-row>
        <table:table-row table:style-name="ro1">
          <table:table-cell office:value-type="string" calcext:value-type="string">
            <text:p>Min 183</text:p>
          </table:table-cell>
          <table:table-cell office:value-type="float" office:value="2495.7266" calcext:value-type="float">
            <text:p>2495.7266</text:p>
          </table:table-cell>
          <table:table-cell office:value-type="float" office:value="2249.3098" calcext:value-type="float">
            <text:p>2249.3098</text:p>
          </table:table-cell>
          <table:table-cell office:value-type="float" office:value="1073.367" calcext:value-type="float">
            <text:p>1073.367</text:p>
          </table:table-cell>
          <table:table-cell office:value-type="float" office:value="950.4116" calcext:value-type="float">
            <text:p>950.4116</text:p>
          </table:table-cell>
        </table:table-row>
        <table:table-row table:style-name="ro1">
          <table:table-cell office:value-type="string" calcext:value-type="string">
            <text:p>Min 184</text:p>
          </table:table-cell>
          <table:table-cell office:value-type="float" office:value="2495.7163" calcext:value-type="float">
            <text:p>2495.7163</text:p>
          </table:table-cell>
          <table:table-cell office:value-type="float" office:value="2250.0972" calcext:value-type="float">
            <text:p>2250.0972</text:p>
          </table:table-cell>
          <table:table-cell office:value-type="float" office:value="1077.8956" calcext:value-type="float">
            <text:p>1077.8956</text:p>
          </table:table-cell>
          <table:table-cell office:value-type="float" office:value="955.32983" calcext:value-type="float">
            <text:p>955.32983</text:p>
          </table:table-cell>
        </table:table-row>
        <table:table-row table:style-name="ro1">
          <table:table-cell office:value-type="string" calcext:value-type="string">
            <text:p>Min 185</text:p>
          </table:table-cell>
          <table:table-cell office:value-type="float" office:value="2495.706" calcext:value-type="float">
            <text:p>2495.706</text:p>
          </table:table-cell>
          <table:table-cell office:value-type="float" office:value="2250.882" calcext:value-type="float">
            <text:p>2250.882</text:p>
          </table:table-cell>
          <table:table-cell office:value-type="float" office:value="1082.4099" calcext:value-type="float">
            <text:p>1082.4099</text:p>
          </table:table-cell>
          <table:table-cell office:value-type="float" office:value="960.2324" calcext:value-type="float">
            <text:p>960.2324</text:p>
          </table:table-cell>
        </table:table-row>
        <table:table-row table:style-name="ro1">
          <table:table-cell office:value-type="string" calcext:value-type="string">
            <text:p>Min 186</text:p>
          </table:table-cell>
          <table:table-cell office:value-type="float" office:value="2495.6958" calcext:value-type="float">
            <text:p>2495.6958</text:p>
          </table:table-cell>
          <table:table-cell office:value-type="float" office:value="2251.6636" calcext:value-type="float">
            <text:p>2251.6636</text:p>
          </table:table-cell>
          <table:table-cell office:value-type="float" office:value="1086.9097" calcext:value-type="float">
            <text:p>1086.9097</text:p>
          </table:table-cell>
          <table:table-cell office:value-type="float" office:value="965.11957" calcext:value-type="float">
            <text:p>965.11957</text:p>
          </table:table-cell>
        </table:table-row>
        <table:table-row table:style-name="ro1">
          <table:table-cell office:value-type="string" calcext:value-type="string">
            <text:p>Min 187</text:p>
          </table:table-cell>
          <table:table-cell office:value-type="float" office:value="2495.6855" calcext:value-type="float">
            <text:p>2495.6855</text:p>
          </table:table-cell>
          <table:table-cell office:value-type="float" office:value="2252.442" calcext:value-type="float">
            <text:p>2252.442</text:p>
          </table:table-cell>
          <table:table-cell office:value-type="float" office:value="1091.395" calcext:value-type="float">
            <text:p>1091.395</text:p>
          </table:table-cell>
          <table:table-cell office:value-type="float" office:value="969.9912" calcext:value-type="float">
            <text:p>969.9912</text:p>
          </table:table-cell>
        </table:table-row>
        <table:table-row table:style-name="ro1">
          <table:table-cell office:value-type="string" calcext:value-type="string">
            <text:p>Min 188</text:p>
          </table:table-cell>
          <table:table-cell office:value-type="float" office:value="2495.6755" calcext:value-type="float">
            <text:p>2495.6755</text:p>
          </table:table-cell>
          <table:table-cell office:value-type="float" office:value="2253.2175" calcext:value-type="float">
            <text:p>2253.2175</text:p>
          </table:table-cell>
          <table:table-cell office:value-type="float" office:value="1095.8661" calcext:value-type="float">
            <text:p>1095.8661</text:p>
          </table:table-cell>
          <table:table-cell office:value-type="float" office:value="974.8473" calcext:value-type="float">
            <text:p>974.8473</text:p>
          </table:table-cell>
        </table:table-row>
        <table:table-row table:style-name="ro1">
          <table:table-cell office:value-type="string" calcext:value-type="string">
            <text:p>Min 189</text:p>
          </table:table-cell>
          <table:table-cell office:value-type="float" office:value="2495.6658" calcext:value-type="float">
            <text:p>2495.6658</text:p>
          </table:table-cell>
          <table:table-cell office:value-type="float" office:value="2253.9902" calcext:value-type="float">
            <text:p>2253.9902</text:p>
          </table:table-cell>
          <table:table-cell office:value-type="float" office:value="1100.3229" calcext:value-type="float">
            <text:p>1100.3229</text:p>
          </table:table-cell>
          <table:table-cell office:value-type="float" office:value="979.68805" calcext:value-type="float">
            <text:p>979.68805</text:p>
          </table:table-cell>
        </table:table-row>
        <table:table-row table:style-name="ro1">
          <table:table-cell office:value-type="string" calcext:value-type="string">
            <text:p>Min 190</text:p>
          </table:table-cell>
          <table:table-cell office:value-type="float" office:value="2495.6558" calcext:value-type="float">
            <text:p>2495.6558</text:p>
          </table:table-cell>
          <table:table-cell office:value-type="float" office:value="2254.76" calcext:value-type="float">
            <text:p>2254.76</text:p>
          </table:table-cell>
          <table:table-cell office:value-type="float" office:value="1104.7655" calcext:value-type="float">
            <text:p>1104.7655</text:p>
          </table:table-cell>
          <table:table-cell office:value-type="float" office:value="984.5134" calcext:value-type="float">
            <text:p>984.5134</text:p>
          </table:table-cell>
        </table:table-row>
        <table:table-row table:style-name="ro1">
          <table:table-cell office:value-type="string" calcext:value-type="string">
            <text:p>Min 191</text:p>
          </table:table-cell>
          <table:table-cell office:value-type="float" office:value="2495.6458" calcext:value-type="float">
            <text:p>2495.6458</text:p>
          </table:table-cell>
          <table:table-cell office:value-type="float" office:value="2255.5269" calcext:value-type="float">
            <text:p>2255.5269</text:p>
          </table:table-cell>
          <table:table-cell office:value-type="float" office:value="1109.1937" calcext:value-type="float">
            <text:p>1109.1937</text:p>
          </table:table-cell>
          <table:table-cell office:value-type="float" office:value="989.3235" calcext:value-type="float">
            <text:p>989.3235</text:p>
          </table:table-cell>
        </table:table-row>
        <table:table-row table:style-name="ro1">
          <table:table-cell office:value-type="string" calcext:value-type="string">
            <text:p>Min 192</text:p>
          </table:table-cell>
          <table:table-cell office:value-type="float" office:value="2495.6357" calcext:value-type="float">
            <text:p>2495.6357</text:p>
          </table:table-cell>
          <table:table-cell office:value-type="float" office:value="2256.2908" calcext:value-type="float">
            <text:p>2256.2908</text:p>
          </table:table-cell>
          <table:table-cell office:value-type="float" office:value="1113.608" calcext:value-type="float">
            <text:p>1113.608</text:p>
          </table:table-cell>
          <table:table-cell office:value-type="float" office:value="994.1183" calcext:value-type="float">
            <text:p>994.1183</text:p>
          </table:table-cell>
        </table:table-row>
        <table:table-row table:style-name="ro1">
          <table:table-cell office:value-type="string" calcext:value-type="string">
            <text:p>Min 193</text:p>
          </table:table-cell>
          <table:table-cell office:value-type="float" office:value="2495.6257" calcext:value-type="float">
            <text:p>2495.6257</text:p>
          </table:table-cell>
          <table:table-cell office:value-type="float" office:value="2257.052" calcext:value-type="float">
            <text:p>2257.052</text:p>
          </table:table-cell>
          <table:table-cell office:value-type="float" office:value="1118.0082" calcext:value-type="float">
            <text:p>1118.0082</text:p>
          </table:table-cell>
          <table:table-cell office:value-type="float" office:value="998.8979" calcext:value-type="float">
            <text:p>998.8979</text:p>
          </table:table-cell>
        </table:table-row>
        <table:table-row table:style-name="ro1">
          <table:table-cell office:value-type="string" calcext:value-type="string">
            <text:p>Min 194</text:p>
          </table:table-cell>
          <table:table-cell office:value-type="float" office:value="2495.6157" calcext:value-type="float">
            <text:p>2495.6157</text:p>
          </table:table-cell>
          <table:table-cell office:value-type="float" office:value="2257.8105" calcext:value-type="float">
            <text:p>2257.8105</text:p>
          </table:table-cell>
          <table:table-cell office:value-type="float" office:value="1122.3943" calcext:value-type="float">
            <text:p>1122.3943</text:p>
          </table:table-cell>
          <table:table-cell office:value-type="float" office:value="1003.6623" calcext:value-type="float">
            <text:p>1003.6623</text:p>
          </table:table-cell>
        </table:table-row>
        <table:table-row table:style-name="ro1">
          <table:table-cell office:value-type="string" calcext:value-type="string">
            <text:p>Min 195</text:p>
          </table:table-cell>
          <table:table-cell office:value-type="float" office:value="2495.6057" calcext:value-type="float">
            <text:p>2495.6057</text:p>
          </table:table-cell>
          <table:table-cell office:value-type="float" office:value="2258.5662" calcext:value-type="float">
            <text:p>2258.5662</text:p>
          </table:table-cell>
          <table:table-cell office:value-type="float" office:value="1126.7664" calcext:value-type="float">
            <text:p>1126.7664</text:p>
          </table:table-cell>
          <table:table-cell office:value-type="float" office:value="1008.41156" calcext:value-type="float">
            <text:p>1008.41156</text:p>
          </table:table-cell>
        </table:table-row>
        <table:table-row table:style-name="ro1">
          <table:table-cell office:value-type="string" calcext:value-type="string">
            <text:p>Min 196</text:p>
          </table:table-cell>
          <table:table-cell office:value-type="float" office:value="2495.596" calcext:value-type="float">
            <text:p>2495.596</text:p>
          </table:table-cell>
          <table:table-cell office:value-type="float" office:value="2259.3193" calcext:value-type="float">
            <text:p>2259.3193</text:p>
          </table:table-cell>
          <table:table-cell office:value-type="float" office:value="1131.1244" calcext:value-type="float">
            <text:p>1131.1244</text:p>
          </table:table-cell>
          <table:table-cell office:value-type="float" office:value="1013.14575" calcext:value-type="float">
            <text:p>1013.14575</text:p>
          </table:table-cell>
        </table:table-row>
        <table:table-row table:style-name="ro1">
          <table:table-cell office:value-type="string" calcext:value-type="string">
            <text:p>Min 197</text:p>
          </table:table-cell>
          <table:table-cell office:value-type="float" office:value="2495.5864" calcext:value-type="float">
            <text:p>2495.5864</text:p>
          </table:table-cell>
          <table:table-cell office:value-type="float" office:value="2260.0696" calcext:value-type="float">
            <text:p>2260.0696</text:p>
          </table:table-cell>
          <table:table-cell office:value-type="float" office:value="1135.4685" calcext:value-type="float">
            <text:p>1135.4685</text:p>
          </table:table-cell>
          <table:table-cell office:value-type="float" office:value="1017.86487" calcext:value-type="float">
            <text:p>1017.86487</text:p>
          </table:table-cell>
        </table:table-row>
        <table:table-row table:style-name="ro1">
          <table:table-cell office:value-type="string" calcext:value-type="string">
            <text:p>Min 198</text:p>
          </table:table-cell>
          <table:table-cell office:value-type="float" office:value="2495.5767" calcext:value-type="float">
            <text:p>2495.5767</text:p>
          </table:table-cell>
          <table:table-cell office:value-type="float" office:value="2260.817" calcext:value-type="float">
            <text:p>2260.817</text:p>
          </table:table-cell>
          <table:table-cell office:value-type="float" office:value="1139.7988" calcext:value-type="float">
            <text:p>1139.7988</text:p>
          </table:table-cell>
          <table:table-cell office:value-type="float" office:value="1022.569" calcext:value-type="float">
            <text:p>1022.569</text:p>
          </table:table-cell>
        </table:table-row>
        <table:table-row table:style-name="ro1">
          <table:table-cell office:value-type="string" calcext:value-type="string">
            <text:p>Min 199</text:p>
          </table:table-cell>
          <table:table-cell office:value-type="float" office:value="2495.567" calcext:value-type="float">
            <text:p>2495.567</text:p>
          </table:table-cell>
          <table:table-cell office:value-type="float" office:value="2261.5618" calcext:value-type="float">
            <text:p>2261.5618</text:p>
          </table:table-cell>
          <table:table-cell office:value-type="float" office:value="1144.1152" calcext:value-type="float">
            <text:p>1144.1152</text:p>
          </table:table-cell>
          <table:table-cell office:value-type="float" office:value="1027.2582" calcext:value-type="float">
            <text:p>1027.2582</text:p>
          </table:table-cell>
        </table:table-row>
        <table:table-row table:style-name="ro1">
          <table:table-cell office:value-type="string" calcext:value-type="string">
            <text:p>Min 200</text:p>
          </table:table-cell>
          <table:table-cell office:value-type="float" office:value="2495.5571" calcext:value-type="float">
            <text:p>2495.5571</text:p>
          </table:table-cell>
          <table:table-cell office:value-type="float" office:value="2262.304" calcext:value-type="float">
            <text:p>2262.304</text:p>
          </table:table-cell>
          <table:table-cell office:value-type="float" office:value="1148.418" calcext:value-type="float">
            <text:p>1148.418</text:p>
          </table:table-cell>
          <table:table-cell office:value-type="float" office:value="1031.9325" calcext:value-type="float">
            <text:p>1031.9325</text:p>
          </table:table-cell>
        </table:table-row>
        <table:table-row table:style-name="ro1">
          <table:table-cell office:value-type="string" calcext:value-type="string">
            <text:p>Min 201</text:p>
          </table:table-cell>
          <table:table-cell office:value-type="float" office:value="2495.5474" calcext:value-type="float">
            <text:p>2495.5474</text:p>
          </table:table-cell>
          <table:table-cell office:value-type="float" office:value="2263.0437" calcext:value-type="float">
            <text:p>2263.0437</text:p>
          </table:table-cell>
          <table:table-cell office:value-type="float" office:value="1152.707" calcext:value-type="float">
            <text:p>1152.707</text:p>
          </table:table-cell>
          <table:table-cell office:value-type="float" office:value="1036.5919" calcext:value-type="float">
            <text:p>1036.5919</text:p>
          </table:table-cell>
        </table:table-row>
        <table:table-row table:style-name="ro1">
          <table:table-cell office:value-type="string" calcext:value-type="string">
            <text:p>Min 202</text:p>
          </table:table-cell>
          <table:table-cell office:value-type="float" office:value="2495.5376" calcext:value-type="float">
            <text:p>2495.5376</text:p>
          </table:table-cell>
          <table:table-cell office:value-type="float" office:value="2263.781" calcext:value-type="float">
            <text:p>2263.781</text:p>
          </table:table-cell>
          <table:table-cell office:value-type="float" office:value="1156.9823" calcext:value-type="float">
            <text:p>1156.9823</text:p>
          </table:table-cell>
          <table:table-cell office:value-type="float" office:value="1041.2366" calcext:value-type="float">
            <text:p>1041.2366</text:p>
          </table:table-cell>
        </table:table-row>
        <table:table-row table:style-name="ro1">
          <table:table-cell office:value-type="string" calcext:value-type="string">
            <text:p>Min 203</text:p>
          </table:table-cell>
          <table:table-cell office:value-type="float" office:value="2495.5278" calcext:value-type="float">
            <text:p>2495.5278</text:p>
          </table:table-cell>
          <table:table-cell office:value-type="float" office:value="2264.5154" calcext:value-type="float">
            <text:p>2264.5154</text:p>
          </table:table-cell>
          <table:table-cell office:value-type="float" office:value="1161.2438" calcext:value-type="float">
            <text:p>1161.2438</text:p>
          </table:table-cell>
          <table:table-cell office:value-type="float" office:value="1045.8663" calcext:value-type="float">
            <text:p>1045.8663</text:p>
          </table:table-cell>
        </table:table-row>
        <table:table-row table:style-name="ro1">
          <table:table-cell office:value-type="string" calcext:value-type="string">
            <text:p>Min 204</text:p>
          </table:table-cell>
          <table:table-cell office:value-type="float" office:value="2495.5186" calcext:value-type="float">
            <text:p>2495.5186</text:p>
          </table:table-cell>
          <table:table-cell office:value-type="float" office:value="2265.2476" calcext:value-type="float">
            <text:p>2265.2476</text:p>
          </table:table-cell>
          <table:table-cell office:value-type="float" office:value="1165.4917" calcext:value-type="float">
            <text:p>1165.4917</text:p>
          </table:table-cell>
          <table:table-cell office:value-type="float" office:value="1050.4813" calcext:value-type="float">
            <text:p>1050.4813</text:p>
          </table:table-cell>
        </table:table-row>
        <table:table-row table:style-name="ro1">
          <table:table-cell office:value-type="string" calcext:value-type="string">
            <text:p>Min 205</text:p>
          </table:table-cell>
          <table:table-cell office:value-type="float" office:value="2495.509" calcext:value-type="float">
            <text:p>2495.509</text:p>
          </table:table-cell>
          <table:table-cell office:value-type="float" office:value="2265.977" calcext:value-type="float">
            <text:p>2265.977</text:p>
          </table:table-cell>
          <table:table-cell office:value-type="float" office:value="1169.7262" calcext:value-type="float">
            <text:p>1169.7262</text:p>
          </table:table-cell>
          <table:table-cell office:value-type="float" office:value="1055.0818" calcext:value-type="float">
            <text:p>1055.0818</text:p>
          </table:table-cell>
        </table:table-row>
        <table:table-row table:style-name="ro1">
          <table:table-cell office:value-type="string" calcext:value-type="string">
            <text:p>Min 206</text:p>
          </table:table-cell>
          <table:table-cell office:value-type="float" office:value="2495.4995" calcext:value-type="float">
            <text:p>2495.4995</text:p>
          </table:table-cell>
          <table:table-cell office:value-type="float" office:value="2266.7039" calcext:value-type="float">
            <text:p>2266.7039</text:p>
          </table:table-cell>
          <table:table-cell office:value-type="float" office:value="1173.9473" calcext:value-type="float">
            <text:p>1173.9473</text:p>
          </table:table-cell>
          <table:table-cell office:value-type="float" office:value="1059.6675" calcext:value-type="float">
            <text:p>1059.6675</text:p>
          </table:table-cell>
        </table:table-row>
        <table:table-row table:style-name="ro1">
          <table:table-cell office:value-type="string" calcext:value-type="string">
            <text:p>Min 207</text:p>
          </table:table-cell>
          <table:table-cell office:value-type="float" office:value="2495.49" calcext:value-type="float">
            <text:p>2495.49</text:p>
          </table:table-cell>
          <table:table-cell office:value-type="float" office:value="2267.4282" calcext:value-type="float">
            <text:p>2267.4282</text:p>
          </table:table-cell>
          <table:table-cell office:value-type="float" office:value="1178.1547" calcext:value-type="float">
            <text:p>1178.1547</text:p>
          </table:table-cell>
          <table:table-cell office:value-type="float" office:value="1064.2388" calcext:value-type="float">
            <text:p>1064.2388</text:p>
          </table:table-cell>
        </table:table-row>
        <table:table-row table:style-name="ro1">
          <table:table-cell office:value-type="string" calcext:value-type="string">
            <text:p>Min 208</text:p>
          </table:table-cell>
          <table:table-cell office:value-type="float" office:value="2495.4805" calcext:value-type="float">
            <text:p>2495.4805</text:p>
          </table:table-cell>
          <table:table-cell office:value-type="float" office:value="2268.15" calcext:value-type="float">
            <text:p>2268.15</text:p>
          </table:table-cell>
          <table:table-cell office:value-type="float" office:value="1182.3486" calcext:value-type="float">
            <text:p>1182.3486</text:p>
          </table:table-cell>
          <table:table-cell office:value-type="float" office:value="1068.7954" calcext:value-type="float">
            <text:p>1068.7954</text:p>
          </table:table-cell>
        </table:table-row>
        <table:table-row table:style-name="ro1">
          <table:table-cell office:value-type="string" calcext:value-type="string">
            <text:p>Min 209</text:p>
          </table:table-cell>
          <table:table-cell office:value-type="float" office:value="2495.4712" calcext:value-type="float">
            <text:p>2495.4712</text:p>
          </table:table-cell>
          <table:table-cell office:value-type="float" office:value="2268.8694" calcext:value-type="float">
            <text:p>2268.8694</text:p>
          </table:table-cell>
          <table:table-cell office:value-type="float" office:value="1186.5293" calcext:value-type="float">
            <text:p>1186.5293</text:p>
          </table:table-cell>
          <table:table-cell office:value-type="float" office:value="1073.3375" calcext:value-type="float">
            <text:p>1073.3375</text:p>
          </table:table-cell>
        </table:table-row>
        <table:table-row table:style-name="ro1">
          <table:table-cell office:value-type="string" calcext:value-type="string">
            <text:p>Min 210</text:p>
          </table:table-cell>
          <table:table-cell office:value-type="float" office:value="2495.4617" calcext:value-type="float">
            <text:p>2495.4617</text:p>
          </table:table-cell>
          <table:table-cell office:value-type="float" office:value="2269.5862" calcext:value-type="float">
            <text:p>2269.5862</text:p>
          </table:table-cell>
          <table:table-cell office:value-type="float" office:value="1190.6967" calcext:value-type="float">
            <text:p>1190.6967</text:p>
          </table:table-cell>
          <table:table-cell office:value-type="float" office:value="1077.8651" calcext:value-type="float">
            <text:p>1077.8651</text:p>
          </table:table-cell>
        </table:table-row>
        <table:table-row table:style-name="ro1">
          <table:table-cell office:value-type="string" calcext:value-type="string">
            <text:p>Min 211</text:p>
          </table:table-cell>
          <table:table-cell office:value-type="float" office:value="2495.4521" calcext:value-type="float">
            <text:p>2495.4521</text:p>
          </table:table-cell>
          <table:table-cell office:value-type="float" office:value="2270.3008" calcext:value-type="float">
            <text:p>2270.3008</text:p>
          </table:table-cell>
          <table:table-cell office:value-type="float" office:value="1194.8506" calcext:value-type="float">
            <text:p>1194.8506</text:p>
          </table:table-cell>
          <table:table-cell office:value-type="float" office:value="1082.3784" calcext:value-type="float">
            <text:p>1082.3784</text:p>
          </table:table-cell>
        </table:table-row>
        <table:table-row table:style-name="ro1">
          <table:table-cell office:value-type="string" calcext:value-type="string">
            <text:p>Min 212</text:p>
          </table:table-cell>
          <table:table-cell office:value-type="float" office:value="2495.4426" calcext:value-type="float">
            <text:p>2495.4426</text:p>
          </table:table-cell>
          <table:table-cell office:value-type="float" office:value="2271.013" calcext:value-type="float">
            <text:p>2271.013</text:p>
          </table:table-cell>
          <table:table-cell office:value-type="float" office:value="1198.9913" calcext:value-type="float">
            <text:p>1198.9913</text:p>
          </table:table-cell>
          <table:table-cell office:value-type="float" office:value="1086.8772" calcext:value-type="float">
            <text:p>1086.8772</text:p>
          </table:table-cell>
        </table:table-row>
        <table:table-row table:style-name="ro1">
          <table:table-cell office:value-type="string" calcext:value-type="string">
            <text:p>Min 213</text:p>
          </table:table-cell>
          <table:table-cell office:value-type="float" office:value="2495.4336" calcext:value-type="float">
            <text:p>2495.4336</text:p>
          </table:table-cell>
          <table:table-cell office:value-type="float" office:value="2271.7227" calcext:value-type="float">
            <text:p>2271.7227</text:p>
          </table:table-cell>
          <table:table-cell office:value-type="float" office:value="1203.1188" calcext:value-type="float">
            <text:p>1203.1188</text:p>
          </table:table-cell>
          <table:table-cell office:value-type="float" office:value="1091.3618" calcext:value-type="float">
            <text:p>1091.3618</text:p>
          </table:table-cell>
        </table:table-row>
        <table:table-row table:style-name="ro1">
          <table:table-cell office:value-type="string" calcext:value-type="string">
            <text:p>Min 214</text:p>
          </table:table-cell>
          <table:table-cell office:value-type="float" office:value="2495.4243" calcext:value-type="float">
            <text:p>2495.4243</text:p>
          </table:table-cell>
          <table:table-cell office:value-type="float" office:value="2272.43" calcext:value-type="float">
            <text:p>2272.43</text:p>
          </table:table-cell>
          <table:table-cell office:value-type="float" office:value="1207.2332" calcext:value-type="float">
            <text:p>1207.2332</text:p>
          </table:table-cell>
          <table:table-cell office:value-type="float" office:value="1095.8322" calcext:value-type="float">
            <text:p>1095.8322</text:p>
          </table:table-cell>
        </table:table-row>
        <table:table-row table:style-name="ro1">
          <table:table-cell office:value-type="string" calcext:value-type="string">
            <text:p>Min 215</text:p>
          </table:table-cell>
          <table:table-cell office:value-type="float" office:value="2495.415" calcext:value-type="float">
            <text:p>2495.415</text:p>
          </table:table-cell>
          <table:table-cell office:value-type="float" office:value="2273.1348" calcext:value-type="float">
            <text:p>2273.1348</text:p>
          </table:table-cell>
          <table:table-cell office:value-type="float" office:value="1211.3344" calcext:value-type="float">
            <text:p>1211.3344</text:p>
          </table:table-cell>
          <table:table-cell office:value-type="float" office:value="1100.2881" calcext:value-type="float">
            <text:p>1100.2881</text:p>
          </table:table-cell>
        </table:table-row>
        <table:table-row table:style-name="ro1">
          <table:table-cell office:value-type="string" calcext:value-type="string">
            <text:p>Min 216</text:p>
          </table:table-cell>
          <table:table-cell office:value-type="float" office:value="2495.4058" calcext:value-type="float">
            <text:p>2495.4058</text:p>
          </table:table-cell>
          <table:table-cell office:value-type="float" office:value="2273.8372" calcext:value-type="float">
            <text:p>2273.8372</text:p>
          </table:table-cell>
          <table:table-cell office:value-type="float" office:value="1215.4225" calcext:value-type="float">
            <text:p>1215.4225</text:p>
          </table:table-cell>
          <table:table-cell office:value-type="float" office:value="1104.73" calcext:value-type="float">
            <text:p>1104.73</text:p>
          </table:table-cell>
        </table:table-row>
        <table:table-row table:style-name="ro1">
          <table:table-cell office:value-type="string" calcext:value-type="string">
            <text:p>Min 217</text:p>
          </table:table-cell>
          <table:table-cell office:value-type="float" office:value="2495.3967" calcext:value-type="float">
            <text:p>2495.3967</text:p>
          </table:table-cell>
          <table:table-cell office:value-type="float" office:value="2274.5374" calcext:value-type="float">
            <text:p>2274.5374</text:p>
          </table:table-cell>
          <table:table-cell office:value-type="float" office:value="1219.4976" calcext:value-type="float">
            <text:p>1219.4976</text:p>
          </table:table-cell>
          <table:table-cell office:value-type="float" office:value="1109.1577" calcext:value-type="float">
            <text:p>1109.1577</text:p>
          </table:table-cell>
        </table:table-row>
        <table:table-row table:style-name="ro1">
          <table:table-cell office:value-type="string" calcext:value-type="string">
            <text:p>Min 218</text:p>
          </table:table-cell>
          <table:table-cell office:value-type="float" office:value="2495.3875" calcext:value-type="float">
            <text:p>2495.3875</text:p>
          </table:table-cell>
          <table:table-cell office:value-type="float" office:value="2275.235" calcext:value-type="float">
            <text:p>2275.235</text:p>
          </table:table-cell>
          <table:table-cell office:value-type="float" office:value="1223.5594" calcext:value-type="float">
            <text:p>1223.5594</text:p>
          </table:table-cell>
          <table:table-cell office:value-type="float" office:value="1113.5714" calcext:value-type="float">
            <text:p>1113.5714</text:p>
          </table:table-cell>
        </table:table-row>
        <table:table-row table:style-name="ro1">
          <table:table-cell office:value-type="string" calcext:value-type="string">
            <text:p>Min 219</text:p>
          </table:table-cell>
          <table:table-cell office:value-type="float" office:value="2495.3782" calcext:value-type="float">
            <text:p>2495.3782</text:p>
          </table:table-cell>
          <table:table-cell office:value-type="float" office:value="2275.9304" calcext:value-type="float">
            <text:p>2275.9304</text:p>
          </table:table-cell>
          <table:table-cell office:value-type="float" office:value="1227.6086" calcext:value-type="float">
            <text:p>1227.6086</text:p>
          </table:table-cell>
          <table:table-cell office:value-type="float" office:value="1117.9708" calcext:value-type="float">
            <text:p>1117.9708</text:p>
          </table:table-cell>
        </table:table-row>
        <table:table-row table:style-name="ro1">
          <table:table-cell office:value-type="string" calcext:value-type="string">
            <text:p>Min 220</text:p>
          </table:table-cell>
          <table:table-cell office:value-type="float" office:value="2495.369" calcext:value-type="float">
            <text:p>2495.369</text:p>
          </table:table-cell>
          <table:table-cell office:value-type="float" office:value="2276.6235" calcext:value-type="float">
            <text:p>2276.6235</text:p>
          </table:table-cell>
          <table:table-cell office:value-type="float" office:value="1231.6448" calcext:value-type="float">
            <text:p>1231.6448</text:p>
          </table:table-cell>
          <table:table-cell office:value-type="float" office:value="1122.3563" calcext:value-type="float">
            <text:p>1122.3563</text:p>
          </table:table-cell>
        </table:table-row>
        <table:table-row table:style-name="ro1">
          <table:table-cell office:value-type="string" calcext:value-type="string">
            <text:p>Min 221</text:p>
          </table:table-cell>
          <table:table-cell office:value-type="float" office:value="2495.36" calcext:value-type="float">
            <text:p>2495.36</text:p>
          </table:table-cell>
          <table:table-cell office:value-type="float" office:value="2277.3142" calcext:value-type="float">
            <text:p>2277.3142</text:p>
          </table:table-cell>
          <table:table-cell office:value-type="float" office:value="1235.668" calcext:value-type="float">
            <text:p>1235.668</text:p>
          </table:table-cell>
          <table:table-cell office:value-type="float" office:value="1126.7279" calcext:value-type="float">
            <text:p>1126.7279</text:p>
          </table:table-cell>
        </table:table-row>
        <table:table-row table:style-name="ro1">
          <table:table-cell office:value-type="string" calcext:value-type="string">
            <text:p>Min 222</text:p>
          </table:table-cell>
          <table:table-cell office:value-type="float" office:value="2495.351" calcext:value-type="float">
            <text:p>2495.351</text:p>
          </table:table-cell>
          <table:table-cell office:value-type="float" office:value="2278.0027" calcext:value-type="float">
            <text:p>2278.0027</text:p>
          </table:table-cell>
          <table:table-cell office:value-type="float" office:value="1239.6783" calcext:value-type="float">
            <text:p>1239.6783</text:p>
          </table:table-cell>
          <table:table-cell office:value-type="float" office:value="1131.0854" calcext:value-type="float">
            <text:p>1131.0854</text:p>
          </table:table-cell>
        </table:table-row>
        <table:table-row table:style-name="ro1">
          <table:table-cell office:value-type="string" calcext:value-type="string">
            <text:p>Min 223</text:p>
          </table:table-cell>
          <table:table-cell office:value-type="float" office:value="2495.342" calcext:value-type="float">
            <text:p>2495.342</text:p>
          </table:table-cell>
          <table:table-cell office:value-type="float" office:value="2278.689" calcext:value-type="float">
            <text:p>2278.689</text:p>
          </table:table-cell>
          <table:table-cell office:value-type="float" office:value="1243.676" calcext:value-type="float">
            <text:p>1243.676</text:p>
          </table:table-cell>
          <table:table-cell office:value-type="float" office:value="1135.4292" calcext:value-type="float">
            <text:p>1135.4292</text:p>
          </table:table-cell>
        </table:table-row>
        <table:table-row table:style-name="ro1">
          <table:table-cell office:value-type="string" calcext:value-type="string">
            <text:p>Min 224</text:p>
          </table:table-cell>
          <table:table-cell office:value-type="float" office:value="2495.333" calcext:value-type="float">
            <text:p>2495.333</text:p>
          </table:table-cell>
          <table:table-cell office:value-type="float" office:value="2279.373" calcext:value-type="float">
            <text:p>2279.373</text:p>
          </table:table-cell>
          <table:table-cell office:value-type="float" office:value="1247.6609" calcext:value-type="float">
            <text:p>1247.6609</text:p>
          </table:table-cell>
          <table:table-cell office:value-type="float" office:value="1139.7592" calcext:value-type="float">
            <text:p>1139.7592</text:p>
          </table:table-cell>
        </table:table-row>
        <table:table-row table:style-name="ro1">
          <table:table-cell office:value-type="string" calcext:value-type="string">
            <text:p>Min 225</text:p>
          </table:table-cell>
          <table:table-cell office:value-type="float" office:value="2495.3242" calcext:value-type="float">
            <text:p>2495.3242</text:p>
          </table:table-cell>
          <table:table-cell office:value-type="float" office:value="2280.0547" calcext:value-type="float">
            <text:p>2280.0547</text:p>
          </table:table-cell>
          <table:table-cell office:value-type="float" office:value="1251.633" calcext:value-type="float">
            <text:p>1251.633</text:p>
          </table:table-cell>
          <table:table-cell office:value-type="float" office:value="1144.0752" calcext:value-type="float">
            <text:p>1144.0752</text:p>
          </table:table-cell>
        </table:table-row>
        <table:table-row table:style-name="ro1">
          <table:table-cell office:value-type="string" calcext:value-type="string">
            <text:p>Min 226</text:p>
          </table:table-cell>
          <table:table-cell office:value-type="float" office:value="2495.3152" calcext:value-type="float">
            <text:p>2495.3152</text:p>
          </table:table-cell>
          <table:table-cell office:value-type="float" office:value="2280.7341" calcext:value-type="float">
            <text:p>2280.7341</text:p>
          </table:table-cell>
          <table:table-cell office:value-type="float" office:value="1255.5924" calcext:value-type="float">
            <text:p>1255.5924</text:p>
          </table:table-cell>
          <table:table-cell office:value-type="float" office:value="1148.3777" calcext:value-type="float">
            <text:p>1148.3777</text:p>
          </table:table-cell>
        </table:table-row>
        <table:table-row table:style-name="ro1">
          <table:table-cell office:value-type="string" calcext:value-type="string">
            <text:p>Min 227</text:p>
          </table:table-cell>
          <table:table-cell office:value-type="float" office:value="2495.3062" calcext:value-type="float">
            <text:p>2495.3062</text:p>
          </table:table-cell>
          <table:table-cell office:value-type="float" office:value="2281.4116" calcext:value-type="float">
            <text:p>2281.4116</text:p>
          </table:table-cell>
          <table:table-cell office:value-type="float" office:value="1259.5393" calcext:value-type="float">
            <text:p>1259.5393</text:p>
          </table:table-cell>
          <table:table-cell office:value-type="float" office:value="1152.6663" calcext:value-type="float">
            <text:p>1152.6663</text:p>
          </table:table-cell>
        </table:table-row>
        <table:table-row table:style-name="ro1">
          <table:table-cell office:value-type="string" calcext:value-type="string">
            <text:p>Min 228</text:p>
          </table:table-cell>
          <table:table-cell office:value-type="float" office:value="2495.2974" calcext:value-type="float">
            <text:p>2495.2974</text:p>
          </table:table-cell>
          <table:table-cell office:value-type="float" office:value="2282.0864" calcext:value-type="float">
            <text:p>2282.0864</text:p>
          </table:table-cell>
          <table:table-cell office:value-type="float" office:value="1263.4735" calcext:value-type="float">
            <text:p>1263.4735</text:p>
          </table:table-cell>
          <table:table-cell office:value-type="float" office:value="1156.9412" calcext:value-type="float">
            <text:p>1156.9412</text:p>
          </table:table-cell>
        </table:table-row>
        <table:table-row table:style-name="ro1">
          <table:table-cell office:value-type="string" calcext:value-type="string">
            <text:p>Min 229</text:p>
          </table:table-cell>
          <table:table-cell office:value-type="float" office:value="2495.2883" calcext:value-type="float">
            <text:p>2495.2883</text:p>
          </table:table-cell>
          <table:table-cell office:value-type="float" office:value="2282.7593" calcext:value-type="float">
            <text:p>2282.7593</text:p>
          </table:table-cell>
          <table:table-cell office:value-type="float" office:value="1267.3953" calcext:value-type="float">
            <text:p>1267.3953</text:p>
          </table:table-cell>
          <table:table-cell office:value-type="float" office:value="1161.2024" calcext:value-type="float">
            <text:p>1161.2024</text:p>
          </table:table-cell>
        </table:table-row>
        <table:table-row table:style-name="ro1">
          <table:table-cell office:value-type="string" calcext:value-type="string">
            <text:p>Min 230</text:p>
          </table:table-cell>
          <table:table-cell office:value-type="float" office:value="2495.2795" calcext:value-type="float">
            <text:p>2495.2795</text:p>
          </table:table-cell>
          <table:table-cell office:value-type="float" office:value="2283.4297" calcext:value-type="float">
            <text:p>2283.4297</text:p>
          </table:table-cell>
          <table:table-cell office:value-type="float" office:value="1271.3043" calcext:value-type="float">
            <text:p>1271.3043</text:p>
          </table:table-cell>
          <table:table-cell office:value-type="float" office:value="1165.4501" calcext:value-type="float">
            <text:p>1165.4501</text:p>
          </table:table-cell>
        </table:table-row>
        <table:table-row table:style-name="ro1">
          <table:table-cell office:value-type="string" calcext:value-type="string">
            <text:p>Min 231</text:p>
          </table:table-cell>
          <table:table-cell office:value-type="float" office:value="2495.271" calcext:value-type="float">
            <text:p>2495.271</text:p>
          </table:table-cell>
          <table:table-cell office:value-type="float" office:value="2284.098" calcext:value-type="float">
            <text:p>2284.098</text:p>
          </table:table-cell>
          <table:table-cell office:value-type="float" office:value="1275.2012" calcext:value-type="float">
            <text:p>1275.2012</text:p>
          </table:table-cell>
          <table:table-cell office:value-type="float" office:value="1169.6842" calcext:value-type="float">
            <text:p>1169.6842</text:p>
          </table:table-cell>
        </table:table-row>
        <table:table-row table:style-name="ro1">
          <table:table-cell office:value-type="string" calcext:value-type="string">
            <text:p>Min 232</text:p>
          </table:table-cell>
          <table:table-cell office:value-type="float" office:value="2495.2622" calcext:value-type="float">
            <text:p>2495.2622</text:p>
          </table:table-cell>
          <table:table-cell office:value-type="float" office:value="2284.764" calcext:value-type="float">
            <text:p>2284.764</text:p>
          </table:table-cell>
          <table:table-cell office:value-type="float" office:value="1279.0854" calcext:value-type="float">
            <text:p>1279.0854</text:p>
          </table:table-cell>
          <table:table-cell office:value-type="float" office:value="1173.9049" calcext:value-type="float">
            <text:p>1173.9049</text:p>
          </table:table-cell>
        </table:table-row>
        <table:table-row table:style-name="ro1">
          <table:table-cell office:value-type="string" calcext:value-type="string">
            <text:p>Min 233</text:p>
          </table:table-cell>
          <table:table-cell office:value-type="float" office:value="2495.2534" calcext:value-type="float">
            <text:p>2495.2534</text:p>
          </table:table-cell>
          <table:table-cell office:value-type="float" office:value="2285.428" calcext:value-type="float">
            <text:p>2285.428</text:p>
          </table:table-cell>
          <table:table-cell office:value-type="float" office:value="1282.9574" calcext:value-type="float">
            <text:p>1282.9574</text:p>
          </table:table-cell>
          <table:table-cell office:value-type="float" office:value="1178.1122" calcext:value-type="float">
            <text:p>1178.1122</text:p>
          </table:table-cell>
        </table:table-row>
        <table:table-row table:style-name="ro1">
          <table:table-cell office:value-type="string" calcext:value-type="string">
            <text:p>Min 234</text:p>
          </table:table-cell>
          <table:table-cell office:value-type="float" office:value="2495.2449" calcext:value-type="float">
            <text:p>2495.2449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1286.817" calcext:value-type="float">
            <text:p>1286.817</text:p>
          </table:table-cell>
          <table:table-cell office:value-type="float" office:value="1182.3059" calcext:value-type="float">
            <text:p>1182.3059</text:p>
          </table:table-cell>
        </table:table-row>
        <table:table-row table:style-name="ro1">
          <table:table-cell office:value-type="string" calcext:value-type="string">
            <text:p>Min 235</text:p>
          </table:table-cell>
          <table:table-cell office:value-type="float" office:value="2495.236" calcext:value-type="float">
            <text:p>2495.236</text:p>
          </table:table-cell>
          <table:table-cell office:value-type="float" office:value="2286.7495" calcext:value-type="float">
            <text:p>2286.7495</text:p>
          </table:table-cell>
          <table:table-cell office:value-type="float" office:value="1290.6642" calcext:value-type="float">
            <text:p>1290.6642</text:p>
          </table:table-cell>
          <table:table-cell office:value-type="float" office:value="1186.4863" calcext:value-type="float">
            <text:p>1186.4863</text:p>
          </table:table-cell>
        </table:table-row>
        <table:table-row table:style-name="ro1">
          <table:table-cell office:value-type="string" calcext:value-type="string">
            <text:p>Min 236</text:p>
          </table:table-cell>
          <table:table-cell office:value-type="float" office:value="2495.2273" calcext:value-type="float">
            <text:p>2495.2273</text:p>
          </table:table-cell>
          <table:table-cell office:value-type="float" office:value="2287.407" calcext:value-type="float">
            <text:p>2287.407</text:p>
          </table:table-cell>
          <table:table-cell office:value-type="float" office:value="1294.499" calcext:value-type="float">
            <text:p>1294.499</text:p>
          </table:table-cell>
          <table:table-cell office:value-type="float" office:value="1190.6534" calcext:value-type="float">
            <text:p>1190.6534</text:p>
          </table:table-cell>
        </table:table-row>
        <table:table-row table:style-name="ro1">
          <table:table-cell office:value-type="string" calcext:value-type="string">
            <text:p>Min 237</text:p>
          </table:table-cell>
          <table:table-cell office:value-type="float" office:value="2495.2188" calcext:value-type="float">
            <text:p>2495.2188</text:p>
          </table:table-cell>
          <table:table-cell office:value-type="float" office:value="2288.0625" calcext:value-type="float">
            <text:p>2288.0625</text:p>
          </table:table-cell>
          <table:table-cell office:value-type="float" office:value="1298.3217" calcext:value-type="float">
            <text:p>1298.3217</text:p>
          </table:table-cell>
          <table:table-cell office:value-type="float" office:value="1194.8074" calcext:value-type="float">
            <text:p>1194.8074</text:p>
          </table:table-cell>
        </table:table-row>
        <table:table-row table:style-name="ro1">
          <table:table-cell office:value-type="string" calcext:value-type="string">
            <text:p>Min 238</text:p>
          </table:table-cell>
          <table:table-cell office:value-type="float" office:value="2495.21" calcext:value-type="float">
            <text:p>2495.21</text:p>
          </table:table-cell>
          <table:table-cell office:value-type="float" office:value="2288.7158" calcext:value-type="float">
            <text:p>2288.7158</text:p>
          </table:table-cell>
          <table:table-cell office:value-type="float" office:value="1302.132" calcext:value-type="float">
            <text:p>1302.132</text:p>
          </table:table-cell>
          <table:table-cell office:value-type="float" office:value="1198.948" calcext:value-type="float">
            <text:p>1198.948</text:p>
          </table:table-cell>
        </table:table-row>
        <table:table-row table:style-name="ro1">
          <table:table-cell office:value-type="string" calcext:value-type="string">
            <text:p>Min 239</text:p>
          </table:table-cell>
          <table:table-cell office:value-type="float" office:value="2495.2012" calcext:value-type="float">
            <text:p>2495.2012</text:p>
          </table:table-cell>
          <table:table-cell office:value-type="float" office:value="2289.3667" calcext:value-type="float">
            <text:p>2289.3667</text:p>
          </table:table-cell>
          <table:table-cell office:value-type="float" office:value="1305.9304" calcext:value-type="float">
            <text:p>1305.9304</text:p>
          </table:table-cell>
          <table:table-cell office:value-type="float" office:value="1203.0753" calcext:value-type="float">
            <text:p>1203.0753</text:p>
          </table:table-cell>
        </table:table-row>
        <table:table-row table:style-name="ro1">
          <table:table-cell office:value-type="string" calcext:value-type="string">
            <text:p>Min 240</text:p>
          </table:table-cell>
          <table:table-cell office:value-type="float" office:value="2495.1929" calcext:value-type="float">
            <text:p>2495.1929</text:p>
          </table:table-cell>
          <table:table-cell office:value-type="float" office:value="2290.0159" calcext:value-type="float">
            <text:p>2290.0159</text:p>
          </table:table-cell>
          <table:table-cell office:value-type="float" office:value="1309.7166" calcext:value-type="float">
            <text:p>1309.7166</text:p>
          </table:table-cell>
          <table:table-cell office:value-type="float" office:value="1207.1896" calcext:value-type="float">
            <text:p>1207.1896</text:p>
          </table:table-cell>
        </table:table-row>
        <table:table-row table:style-name="ro1">
          <table:table-cell office:value-type="string" calcext:value-type="string">
            <text:p>Min 241</text:p>
          </table:table-cell>
          <table:table-cell office:value-type="float" office:value="2495.1843" calcext:value-type="float">
            <text:p>2495.1843</text:p>
          </table:table-cell>
          <table:table-cell office:value-type="float" office:value="2290.6626" calcext:value-type="float">
            <text:p>2290.6626</text:p>
          </table:table-cell>
          <table:table-cell office:value-type="float" office:value="1313.4906" calcext:value-type="float">
            <text:p>1313.4906</text:p>
          </table:table-cell>
          <table:table-cell office:value-type="float" office:value="1211.2908" calcext:value-type="float">
            <text:p>1211.2908</text:p>
          </table:table-cell>
        </table:table-row>
        <table:table-row table:style-name="ro1">
          <table:table-cell office:value-type="string" calcext:value-type="string">
            <text:p>Min 242</text:p>
          </table:table-cell>
          <table:table-cell office:value-type="float" office:value="2495.176" calcext:value-type="float">
            <text:p>2495.176</text:p>
          </table:table-cell>
          <table:table-cell office:value-type="float" office:value="2291.3071" calcext:value-type="float">
            <text:p>2291.3071</text:p>
          </table:table-cell>
          <table:table-cell office:value-type="float" office:value="1317.2528" calcext:value-type="float">
            <text:p>1317.2528</text:p>
          </table:table-cell>
          <table:table-cell office:value-type="float" office:value="1215.3788" calcext:value-type="float">
            <text:p>1215.3788</text:p>
          </table:table-cell>
        </table:table-row>
        <table:table-row table:style-name="ro1">
          <table:table-cell office:value-type="string" calcext:value-type="string">
            <text:p>Min 243</text:p>
          </table:table-cell>
          <table:table-cell office:value-type="float" office:value="2495.1675" calcext:value-type="float">
            <text:p>2495.1675</text:p>
          </table:table-cell>
          <table:table-cell office:value-type="float" office:value="2291.95" calcext:value-type="float">
            <text:p>2291.95</text:p>
          </table:table-cell>
          <table:table-cell office:value-type="float" office:value="1321.0028" calcext:value-type="float">
            <text:p>1321.0028</text:p>
          </table:table-cell>
          <table:table-cell office:value-type="float" office:value="1219.4537" calcext:value-type="float">
            <text:p>1219.4537</text:p>
          </table:table-cell>
        </table:table-row>
        <table:table-row table:style-name="ro1">
          <table:table-cell office:value-type="string" calcext:value-type="string">
            <text:p>Min 244</text:p>
          </table:table-cell>
          <table:table-cell office:value-type="float" office:value="2495.159" calcext:value-type="float">
            <text:p>2495.159</text:p>
          </table:table-cell>
          <table:table-cell office:value-type="float" office:value="2292.5908" calcext:value-type="float">
            <text:p>2292.5908</text:p>
          </table:table-cell>
          <table:table-cell office:value-type="float" office:value="1324.7408" calcext:value-type="float">
            <text:p>1324.7408</text:p>
          </table:table-cell>
          <table:table-cell office:value-type="float" office:value="1223.5157" calcext:value-type="float">
            <text:p>1223.5157</text:p>
          </table:table-cell>
        </table:table-row>
        <table:table-row table:style-name="ro1">
          <table:table-cell office:value-type="string" calcext:value-type="string">
            <text:p>Min 245</text:p>
          </table:table-cell>
          <table:table-cell office:value-type="float" office:value="2495.1506" calcext:value-type="float">
            <text:p>2495.1506</text:p>
          </table:table-cell>
          <table:table-cell office:value-type="float" office:value="2293.2292" calcext:value-type="float">
            <text:p>2293.2292</text:p>
          </table:table-cell>
          <table:table-cell office:value-type="float" office:value="1328.4672" calcext:value-type="float">
            <text:p>1328.4672</text:p>
          </table:table-cell>
          <table:table-cell office:value-type="float" office:value="1227.5647" calcext:value-type="float">
            <text:p>1227.5647</text:p>
          </table:table-cell>
        </table:table-row>
        <table:table-row table:style-name="ro1">
          <table:table-cell office:value-type="string" calcext:value-type="string">
            <text:p>Min 246</text:p>
          </table:table-cell>
          <table:table-cell office:value-type="float" office:value="2495.142" calcext:value-type="float">
            <text:p>2495.142</text:p>
          </table:table-cell>
          <table:table-cell office:value-type="float" office:value="2293.8655" calcext:value-type="float">
            <text:p>2293.8655</text:p>
          </table:table-cell>
          <table:table-cell office:value-type="float" office:value="1332.1814" calcext:value-type="float">
            <text:p>1332.1814</text:p>
          </table:table-cell>
          <table:table-cell office:value-type="float" office:value="1231.6008" calcext:value-type="float">
            <text:p>1231.6008</text:p>
          </table:table-cell>
        </table:table-row>
        <table:table-row table:style-name="ro1">
          <table:table-cell office:value-type="string" calcext:value-type="string">
            <text:p>Min 247</text:p>
          </table:table-cell>
          <table:table-cell office:value-type="float" office:value="2495.1338" calcext:value-type="float">
            <text:p>2495.1338</text:p>
          </table:table-cell>
          <table:table-cell office:value-type="float" office:value="2294.4998" calcext:value-type="float">
            <text:p>2294.4998</text:p>
          </table:table-cell>
          <table:table-cell office:value-type="float" office:value="1335.8838" calcext:value-type="float">
            <text:p>1335.8838</text:p>
          </table:table-cell>
          <table:table-cell office:value-type="float" office:value="1235.6241" calcext:value-type="float">
            <text:p>1235.6241</text:p>
          </table:table-cell>
        </table:table-row>
        <table:table-row table:style-name="ro1">
          <table:table-cell office:value-type="string" calcext:value-type="string">
            <text:p>Min 248</text:p>
          </table:table-cell>
          <table:table-cell office:value-type="float" office:value="2495.1252" calcext:value-type="float">
            <text:p>2495.1252</text:p>
          </table:table-cell>
          <table:table-cell office:value-type="float" office:value="2295.1323" calcext:value-type="float">
            <text:p>2295.1323</text:p>
          </table:table-cell>
          <table:table-cell office:value-type="float" office:value="1339.5743" calcext:value-type="float">
            <text:p>1339.5743</text:p>
          </table:table-cell>
          <table:table-cell office:value-type="float" office:value="1239.6345" calcext:value-type="float">
            <text:p>1239.6345</text:p>
          </table:table-cell>
        </table:table-row>
        <table:table-row table:style-name="ro1">
          <table:table-cell office:value-type="string" calcext:value-type="string">
            <text:p>Min 249</text:p>
          </table:table-cell>
          <table:table-cell office:value-type="float" office:value="2495.117" calcext:value-type="float">
            <text:p>2495.117</text:p>
          </table:table-cell>
          <table:table-cell office:value-type="float" office:value="2295.7625" calcext:value-type="float">
            <text:p>2295.7625</text:p>
          </table:table-cell>
          <table:table-cell office:value-type="float" office:value="1343.2533" calcext:value-type="float">
            <text:p>1343.2533</text:p>
          </table:table-cell>
          <table:table-cell office:value-type="float" office:value="1243.6321" calcext:value-type="float">
            <text:p>1243.6321</text:p>
          </table:table-cell>
        </table:table-row>
        <table:table-row table:style-name="ro1">
          <table:table-cell office:value-type="string" calcext:value-type="string">
            <text:p>Min 250</text:p>
          </table:table-cell>
          <table:table-cell office:value-type="float" office:value="2495.109" calcext:value-type="float">
            <text:p>2495.109</text:p>
          </table:table-cell>
          <table:table-cell office:value-type="float" office:value="2296.3909" calcext:value-type="float">
            <text:p>2296.3909</text:p>
          </table:table-cell>
          <table:table-cell office:value-type="float" office:value="1346.9204" calcext:value-type="float">
            <text:p>1346.9204</text:p>
          </table:table-cell>
          <table:table-cell office:value-type="float" office:value="1247.617" calcext:value-type="float">
            <text:p>1247.617</text:p>
          </table:table-cell>
        </table:table-row>
        <table:table-row table:style-name="ro1">
          <table:table-cell office:value-type="string" calcext:value-type="string">
            <text:p>Min 251</text:p>
          </table:table-cell>
          <table:table-cell office:value-type="float" office:value="2495.1006" calcext:value-type="float">
            <text:p>2495.1006</text:p>
          </table:table-cell>
          <table:table-cell office:value-type="float" office:value="2297.017" calcext:value-type="float">
            <text:p>2297.017</text:p>
          </table:table-cell>
          <table:table-cell office:value-type="float" office:value="1350.5758" calcext:value-type="float">
            <text:p>1350.5758</text:p>
          </table:table-cell>
          <table:table-cell office:value-type="float" office:value="1251.5891" calcext:value-type="float">
            <text:p>1251.5891</text:p>
          </table:table-cell>
        </table:table-row>
        <table:table-row table:style-name="ro1">
          <table:table-cell office:value-type="string" calcext:value-type="string">
            <text:p>Min 252</text:p>
          </table:table-cell>
          <table:table-cell office:value-type="float" office:value="2495.0925" calcext:value-type="float">
            <text:p>2495.0925</text:p>
          </table:table-cell>
          <table:table-cell office:value-type="float" office:value="2297.6414" calcext:value-type="float">
            <text:p>2297.6414</text:p>
          </table:table-cell>
          <table:table-cell office:value-type="float" office:value="1354.2195" calcext:value-type="float">
            <text:p>1354.2195</text:p>
          </table:table-cell>
          <table:table-cell office:value-type="float" office:value="1255.5486" calcext:value-type="float">
            <text:p>1255.5486</text:p>
          </table:table-cell>
        </table:table-row>
        <table:table-row table:style-name="ro1">
          <table:table-cell office:value-type="string" calcext:value-type="string">
            <text:p>Min 253</text:p>
          </table:table-cell>
          <table:table-cell office:value-type="float" office:value="2495.0842" calcext:value-type="float">
            <text:p>2495.0842</text:p>
          </table:table-cell>
          <table:table-cell office:value-type="float" office:value="2298.2634" calcext:value-type="float">
            <text:p>2298.2634</text:p>
          </table:table-cell>
          <table:table-cell office:value-type="float" office:value="1357.8517" calcext:value-type="float">
            <text:p>1357.8517</text:p>
          </table:table-cell>
          <table:table-cell office:value-type="float" office:value="1259.4955" calcext:value-type="float">
            <text:p>1259.4955</text:p>
          </table:table-cell>
        </table:table-row>
        <table:table-row table:style-name="ro1">
          <table:table-cell office:value-type="string" calcext:value-type="string">
            <text:p>Min 254</text:p>
          </table:table-cell>
          <table:table-cell office:value-type="float" office:value="2495.0762" calcext:value-type="float">
            <text:p>2495.0762</text:p>
          </table:table-cell>
          <table:table-cell office:value-type="float" office:value="2298.8838" calcext:value-type="float">
            <text:p>2298.8838</text:p>
          </table:table-cell>
          <table:table-cell office:value-type="float" office:value="1361.4722" calcext:value-type="float">
            <text:p>1361.4722</text:p>
          </table:table-cell>
          <table:table-cell office:value-type="float" office:value="1263.4298" calcext:value-type="float">
            <text:p>1263.4298</text:p>
          </table:table-cell>
        </table:table-row>
        <table:table-row table:style-name="ro1">
          <table:table-cell office:value-type="string" calcext:value-type="string">
            <text:p>Min 255</text:p>
          </table:table-cell>
          <table:table-cell office:value-type="float" office:value="2495.0679" calcext:value-type="float">
            <text:p>2495.0679</text:p>
          </table:table-cell>
          <table:table-cell office:value-type="float" office:value="2299.502" calcext:value-type="float">
            <text:p>2299.502</text:p>
          </table:table-cell>
          <table:table-cell office:value-type="float" office:value="1365.081" calcext:value-type="float">
            <text:p>1365.081</text:p>
          </table:table-cell>
          <table:table-cell office:value-type="float" office:value="1267.3514" calcext:value-type="float">
            <text:p>1267.3514</text:p>
          </table:table-cell>
        </table:table-row>
        <table:table-row table:style-name="ro1">
          <table:table-cell office:value-type="string" calcext:value-type="string">
            <text:p>Min 256</text:p>
          </table:table-cell>
          <table:table-cell office:value-type="float" office:value="2495.0598" calcext:value-type="float">
            <text:p>2495.0598</text:p>
          </table:table-cell>
          <table:table-cell office:value-type="float" office:value="2300.1182" calcext:value-type="float">
            <text:p>2300.1182</text:p>
          </table:table-cell>
          <table:table-cell office:value-type="float" office:value="1368.6785" calcext:value-type="float">
            <text:p>1368.6785</text:p>
          </table:table-cell>
          <table:table-cell office:value-type="float" office:value="1271.2606" calcext:value-type="float">
            <text:p>1271.2606</text:p>
          </table:table-cell>
        </table:table-row>
        <table:table-row table:style-name="ro1">
          <table:table-cell office:value-type="string" calcext:value-type="string">
            <text:p>Min 257</text:p>
          </table:table-cell>
          <table:table-cell office:value-type="float" office:value="2495.0515" calcext:value-type="float">
            <text:p>2495.0515</text:p>
          </table:table-cell>
          <table:table-cell office:value-type="float" office:value="2300.7324" calcext:value-type="float">
            <text:p>2300.7324</text:p>
          </table:table-cell>
          <table:table-cell office:value-type="float" office:value="1372.2645" calcext:value-type="float">
            <text:p>1372.2645</text:p>
          </table:table-cell>
          <table:table-cell office:value-type="float" office:value="1275.1573" calcext:value-type="float">
            <text:p>1275.1573</text:p>
          </table:table-cell>
        </table:table-row>
        <table:table-row table:style-name="ro1">
          <table:table-cell office:value-type="string" calcext:value-type="string">
            <text:p>Min 258</text:p>
          </table:table-cell>
          <table:table-cell office:value-type="float" office:value="2495.0432" calcext:value-type="float">
            <text:p>2495.0432</text:p>
          </table:table-cell>
          <table:table-cell office:value-type="float" office:value="2301.3447" calcext:value-type="float">
            <text:p>2301.3447</text:p>
          </table:table-cell>
          <table:table-cell office:value-type="float" office:value="1375.8391" calcext:value-type="float">
            <text:p>1375.8391</text:p>
          </table:table-cell>
          <table:table-cell office:value-type="float" office:value="1279.0416" calcext:value-type="float">
            <text:p>1279.0416</text:p>
          </table:table-cell>
        </table:table-row>
        <table:table-row table:style-name="ro1">
          <table:table-cell office:value-type="string" calcext:value-type="string">
            <text:p>Min 259</text:p>
          </table:table-cell>
          <table:table-cell office:value-type="float" office:value="2495.0354" calcext:value-type="float">
            <text:p>2495.0354</text:p>
          </table:table-cell>
          <table:table-cell office:value-type="float" office:value="2301.955" calcext:value-type="float">
            <text:p>2301.955</text:p>
          </table:table-cell>
          <table:table-cell office:value-type="float" office:value="1379.4022" calcext:value-type="float">
            <text:p>1379.4022</text:p>
          </table:table-cell>
          <table:table-cell office:value-type="float" office:value="1282.9135" calcext:value-type="float">
            <text:p>1282.9135</text:p>
          </table:table-cell>
        </table:table-row>
        <table:table-row table:style-name="ro1">
          <table:table-cell office:value-type="string" calcext:value-type="string">
            <text:p>Min 260</text:p>
          </table:table-cell>
          <table:table-cell office:value-type="float" office:value="2495.0273" calcext:value-type="float">
            <text:p>2495.0273</text:p>
          </table:table-cell>
          <table:table-cell office:value-type="float" office:value="2302.5635" calcext:value-type="float">
            <text:p>2302.5635</text:p>
          </table:table-cell>
          <table:table-cell office:value-type="float" office:value="1382.954" calcext:value-type="float">
            <text:p>1382.954</text:p>
          </table:table-cell>
          <table:table-cell office:value-type="float" office:value="1286.773" calcext:value-type="float">
            <text:p>1286.773</text:p>
          </table:table-cell>
        </table:table-row>
        <table:table-row table:style-name="ro1">
          <table:table-cell office:value-type="string" calcext:value-type="string">
            <text:p>Min 261</text:p>
          </table:table-cell>
          <table:table-cell office:value-type="float" office:value="2495.0195" calcext:value-type="float">
            <text:p>2495.0195</text:p>
          </table:table-cell>
          <table:table-cell office:value-type="float" office:value="2303.1697" calcext:value-type="float">
            <text:p>2303.1697</text:p>
          </table:table-cell>
          <table:table-cell office:value-type="float" office:value="1386.4944" calcext:value-type="float">
            <text:p>1386.4944</text:p>
          </table:table-cell>
          <table:table-cell office:value-type="float" office:value="1290.6202" calcext:value-type="float">
            <text:p>1290.6202</text:p>
          </table:table-cell>
        </table:table-row>
        <table:table-row table:style-name="ro1">
          <table:table-cell office:value-type="string" calcext:value-type="string">
            <text:p>Min 262</text:p>
          </table:table-cell>
          <table:table-cell office:value-type="float" office:value="2495.0115" calcext:value-type="float">
            <text:p>2495.0115</text:p>
          </table:table-cell>
          <table:table-cell office:value-type="float" office:value="2303.7742" calcext:value-type="float">
            <text:p>2303.7742</text:p>
          </table:table-cell>
          <table:table-cell office:value-type="float" office:value="1390.0236" calcext:value-type="float">
            <text:p>1390.0236</text:p>
          </table:table-cell>
          <table:table-cell office:value-type="float" office:value="1294.4552" calcext:value-type="float">
            <text:p>1294.4552</text:p>
          </table:table-cell>
        </table:table-row>
        <table:table-row table:style-name="ro1">
          <table:table-cell office:value-type="string" calcext:value-type="string">
            <text:p>Min 263</text:p>
          </table:table-cell>
          <table:table-cell office:value-type="float" office:value="2495.0037" calcext:value-type="float">
            <text:p>2495.0037</text:p>
          </table:table-cell>
          <table:table-cell office:value-type="float" office:value="2304.3767" calcext:value-type="float">
            <text:p>2304.3767</text:p>
          </table:table-cell>
          <table:table-cell office:value-type="float" office:value="1393.5414" calcext:value-type="float">
            <text:p>1393.5414</text:p>
          </table:table-cell>
          <table:table-cell office:value-type="float" office:value="1298.278" calcext:value-type="float">
            <text:p>1298.278</text:p>
          </table:table-cell>
        </table:table-row>
        <table:table-row table:style-name="ro1">
          <table:table-cell office:value-type="string" calcext:value-type="string">
            <text:p>Min 264</text:p>
          </table:table-cell>
          <table:table-cell office:value-type="float" office:value="2494.9956" calcext:value-type="float">
            <text:p>2494.9956</text:p>
          </table:table-cell>
          <table:table-cell office:value-type="float" office:value="2304.9773" calcext:value-type="float">
            <text:p>2304.9773</text:p>
          </table:table-cell>
          <table:table-cell office:value-type="float" office:value="1397.048" calcext:value-type="float">
            <text:p>1397.048</text:p>
          </table:table-cell>
          <table:table-cell office:value-type="float" office:value="1302.0885" calcext:value-type="float">
            <text:p>1302.0885</text:p>
          </table:table-cell>
        </table:table-row>
        <table:table-row table:style-name="ro1">
          <table:table-cell office:value-type="string" calcext:value-type="string">
            <text:p>Min 265</text:p>
          </table:table-cell>
          <table:table-cell office:value-type="float" office:value="2494.9878" calcext:value-type="float">
            <text:p>2494.9878</text:p>
          </table:table-cell>
          <table:table-cell office:value-type="float" office:value="2305.576" calcext:value-type="float">
            <text:p>2305.576</text:p>
          </table:table-cell>
          <table:table-cell office:value-type="float" office:value="1400.5435" calcext:value-type="float">
            <text:p>1400.5435</text:p>
          </table:table-cell>
          <table:table-cell office:value-type="float" office:value="1305.8868" calcext:value-type="float">
            <text:p>1305.8868</text:p>
          </table:table-cell>
        </table:table-row>
        <table:table-row table:style-name="ro1">
          <table:table-cell office:value-type="string" calcext:value-type="string">
            <text:p>Min 266</text:p>
          </table:table-cell>
          <table:table-cell office:value-type="float" office:value="2494.9797" calcext:value-type="float">
            <text:p>2494.9797</text:p>
          </table:table-cell>
          <table:table-cell office:value-type="float" office:value="2306.1729" calcext:value-type="float">
            <text:p>2306.1729</text:p>
          </table:table-cell>
          <table:table-cell office:value-type="float" office:value="1404.0277" calcext:value-type="float">
            <text:p>1404.0277</text:p>
          </table:table-cell>
          <table:table-cell office:value-type="float" office:value="1309.6731" calcext:value-type="float">
            <text:p>1309.6731</text:p>
          </table:table-cell>
        </table:table-row>
        <table:table-row table:style-name="ro1">
          <table:table-cell office:value-type="string" calcext:value-type="string">
            <text:p>Min 267</text:p>
          </table:table-cell>
          <table:table-cell office:value-type="float" office:value="2494.972" calcext:value-type="float">
            <text:p>2494.972</text:p>
          </table:table-cell>
          <table:table-cell office:value-type="float" office:value="2306.7678" calcext:value-type="float">
            <text:p>2306.7678</text:p>
          </table:table-cell>
          <table:table-cell office:value-type="float" office:value="1407.501" calcext:value-type="float">
            <text:p>1407.501</text:p>
          </table:table-cell>
          <table:table-cell office:value-type="float" office:value="1313.4473" calcext:value-type="float">
            <text:p>1313.4473</text:p>
          </table:table-cell>
        </table:table-row>
        <table:table-row table:style-name="ro1">
          <table:table-cell office:value-type="string" calcext:value-type="string">
            <text:p>Min 268</text:p>
          </table:table-cell>
          <table:table-cell office:value-type="float" office:value="2494.9639" calcext:value-type="float">
            <text:p>2494.9639</text:p>
          </table:table-cell>
          <table:table-cell office:value-type="float" office:value="2307.3608" calcext:value-type="float">
            <text:p>2307.3608</text:p>
          </table:table-cell>
          <table:table-cell office:value-type="float" office:value="1410.9631" calcext:value-type="float">
            <text:p>1410.9631</text:p>
          </table:table-cell>
          <table:table-cell office:value-type="float" office:value="1317.2094" calcext:value-type="float">
            <text:p>1317.2094</text:p>
          </table:table-cell>
        </table:table-row>
        <table:table-row table:style-name="ro1">
          <table:table-cell office:value-type="string" calcext:value-type="string">
            <text:p>Min 269</text:p>
          </table:table-cell>
          <table:table-cell office:value-type="float" office:value="2494.9563" calcext:value-type="float">
            <text:p>2494.9563</text:p>
          </table:table-cell>
          <table:table-cell office:value-type="float" office:value="2307.9517" calcext:value-type="float">
            <text:p>2307.9517</text:p>
          </table:table-cell>
          <table:table-cell office:value-type="float" office:value="1414.4142" calcext:value-type="float">
            <text:p>1414.4142</text:p>
          </table:table-cell>
          <table:table-cell office:value-type="float" office:value="1320.9595" calcext:value-type="float">
            <text:p>1320.9595</text:p>
          </table:table-cell>
        </table:table-row>
        <table:table-row table:style-name="ro1">
          <table:table-cell office:value-type="string" calcext:value-type="string">
            <text:p>Min 270</text:p>
          </table:table-cell>
          <table:table-cell office:value-type="float" office:value="2494.9485" calcext:value-type="float">
            <text:p>2494.9485</text:p>
          </table:table-cell>
          <table:table-cell office:value-type="float" office:value="2308.5408" calcext:value-type="float">
            <text:p>2308.5408</text:p>
          </table:table-cell>
          <table:table-cell office:value-type="float" office:value="1417.8541" calcext:value-type="float">
            <text:p>1417.8541</text:p>
          </table:table-cell>
          <table:table-cell office:value-type="float" office:value="1324.6978" calcext:value-type="float">
            <text:p>1324.6978</text:p>
          </table:table-cell>
        </table:table-row>
        <table:table-row table:style-name="ro1">
          <table:table-cell office:value-type="string" calcext:value-type="string">
            <text:p>Min 271</text:p>
          </table:table-cell>
          <table:table-cell office:value-type="float" office:value="2494.941" calcext:value-type="float">
            <text:p>2494.941</text:p>
          </table:table-cell>
          <table:table-cell office:value-type="float" office:value="2309.128" calcext:value-type="float">
            <text:p>2309.128</text:p>
          </table:table-cell>
          <table:table-cell office:value-type="float" office:value="1421.2831" calcext:value-type="float">
            <text:p>1421.2831</text:p>
          </table:table-cell>
          <table:table-cell office:value-type="float" office:value="1328.424" calcext:value-type="float">
            <text:p>1328.424</text:p>
          </table:table-cell>
        </table:table-row>
        <table:table-row table:style-name="ro1">
          <table:table-cell office:value-type="string" calcext:value-type="string">
            <text:p>Min 272</text:p>
          </table:table-cell>
          <table:table-cell office:value-type="float" office:value="2494.9333" calcext:value-type="float">
            <text:p>2494.9333</text:p>
          </table:table-cell>
          <table:table-cell office:value-type="float" office:value="2309.7131" calcext:value-type="float">
            <text:p>2309.7131</text:p>
          </table:table-cell>
          <table:table-cell office:value-type="float" office:value="1424.7013" calcext:value-type="float">
            <text:p>1424.7013</text:p>
          </table:table-cell>
          <table:table-cell office:value-type="float" office:value="1332.1384" calcext:value-type="float">
            <text:p>1332.1384</text:p>
          </table:table-cell>
        </table:table-row>
        <table:table-row table:style-name="ro1">
          <table:table-cell office:value-type="string" calcext:value-type="string">
            <text:p>Min 273</text:p>
          </table:table-cell>
          <table:table-cell office:value-type="float" office:value="2494.9255" calcext:value-type="float">
            <text:p>2494.9255</text:p>
          </table:table-cell>
          <table:table-cell office:value-type="float" office:value="2310.2966" calcext:value-type="float">
            <text:p>2310.2966</text:p>
          </table:table-cell>
          <table:table-cell office:value-type="float" office:value="1428.1085" calcext:value-type="float">
            <text:p>1428.1085</text:p>
          </table:table-cell>
          <table:table-cell office:value-type="float" office:value="1335.8408" calcext:value-type="float">
            <text:p>1335.8408</text:p>
          </table:table-cell>
        </table:table-row>
        <table:table-row table:style-name="ro1">
          <table:table-cell office:value-type="string" calcext:value-type="string">
            <text:p>Min 274</text:p>
          </table:table-cell>
          <table:table-cell office:value-type="float" office:value="2494.918" calcext:value-type="float">
            <text:p>2494.918</text:p>
          </table:table-cell>
          <table:table-cell office:value-type="float" office:value="2310.8784" calcext:value-type="float">
            <text:p>2310.8784</text:p>
          </table:table-cell>
          <table:table-cell office:value-type="float" office:value="1431.5048" calcext:value-type="float">
            <text:p>1431.5048</text:p>
          </table:table-cell>
          <table:table-cell office:value-type="float" office:value="1339.5316" calcext:value-type="float">
            <text:p>1339.5316</text:p>
          </table:table-cell>
        </table:table-row>
        <table:table-row table:style-name="ro1">
          <table:table-cell office:value-type="string" calcext:value-type="string">
            <text:p>Min 275</text:p>
          </table:table-cell>
          <table:table-cell office:value-type="float" office:value="2494.9102" calcext:value-type="float">
            <text:p>2494.9102</text:p>
          </table:table-cell>
          <table:table-cell office:value-type="float" office:value="2311.4583" calcext:value-type="float">
            <text:p>2311.4583</text:p>
          </table:table-cell>
          <table:table-cell office:value-type="float" office:value="1434.8903" calcext:value-type="float">
            <text:p>1434.8903</text:p>
          </table:table-cell>
          <table:table-cell office:value-type="float" office:value="1343.2104" calcext:value-type="float">
            <text:p>1343.2104</text:p>
          </table:table-cell>
        </table:table-row>
        <table:table-row table:style-name="ro1">
          <table:table-cell office:value-type="string" calcext:value-type="string">
            <text:p>Min 276</text:p>
          </table:table-cell>
          <table:table-cell office:value-type="float" office:value="2494.9026" calcext:value-type="float">
            <text:p>2494.9026</text:p>
          </table:table-cell>
          <table:table-cell office:value-type="float" office:value="2312.036" calcext:value-type="float">
            <text:p>2312.036</text:p>
          </table:table-cell>
          <table:table-cell office:value-type="float" office:value="1438.2649" calcext:value-type="float">
            <text:p>1438.2649</text:p>
          </table:table-cell>
          <table:table-cell office:value-type="float" office:value="1346.8778" calcext:value-type="float">
            <text:p>1346.8778</text:p>
          </table:table-cell>
        </table:table-row>
        <table:table-row table:style-name="ro1">
          <table:table-cell office:value-type="string" calcext:value-type="string">
            <text:p>Min 277</text:p>
          </table:table-cell>
          <table:table-cell office:value-type="float" office:value="2494.8948" calcext:value-type="float">
            <text:p>2494.8948</text:p>
          </table:table-cell>
          <table:table-cell office:value-type="float" office:value="2312.612" calcext:value-type="float">
            <text:p>2312.612</text:p>
          </table:table-cell>
          <table:table-cell office:value-type="float" office:value="1441.6288" calcext:value-type="float">
            <text:p>1441.6288</text:p>
          </table:table-cell>
          <table:table-cell office:value-type="float" office:value="1350.5332" calcext:value-type="float">
            <text:p>1350.5332</text:p>
          </table:table-cell>
        </table:table-row>
        <table:table-row table:style-name="ro1">
          <table:table-cell office:value-type="string" calcext:value-type="string">
            <text:p>Min 278</text:p>
          </table:table-cell>
          <table:table-cell office:value-type="float" office:value="2494.8872" calcext:value-type="float">
            <text:p>2494.8872</text:p>
          </table:table-cell>
          <table:table-cell office:value-type="float" office:value="2313.1863" calcext:value-type="float">
            <text:p>2313.1863</text:p>
          </table:table-cell>
          <table:table-cell office:value-type="float" office:value="1444.9819" calcext:value-type="float">
            <text:p>1444.9819</text:p>
          </table:table-cell>
          <table:table-cell office:value-type="float" office:value="1354.1771" calcext:value-type="float">
            <text:p>1354.1771</text:p>
          </table:table-cell>
        </table:table-row>
        <table:table-row table:style-name="ro1">
          <table:table-cell office:value-type="string" calcext:value-type="string">
            <text:p>Min 279</text:p>
          </table:table-cell>
          <table:table-cell office:value-type="float" office:value="2494.8796" calcext:value-type="float">
            <text:p>2494.8796</text:p>
          </table:table-cell>
          <table:table-cell office:value-type="float" office:value="2313.7585" calcext:value-type="float">
            <text:p>2313.7585</text:p>
          </table:table-cell>
          <table:table-cell office:value-type="float" office:value="1448.3243" calcext:value-type="float">
            <text:p>1448.3243</text:p>
          </table:table-cell>
          <table:table-cell office:value-type="float" office:value="1357.8093" calcext:value-type="float">
            <text:p>1357.8093</text:p>
          </table:table-cell>
        </table:table-row>
        <table:table-row table:style-name="ro1">
          <table:table-cell office:value-type="string" calcext:value-type="string">
            <text:p>Min 280</text:p>
          </table:table-cell>
          <table:table-cell office:value-type="float" office:value="2494.8723" calcext:value-type="float">
            <text:p>2494.8723</text:p>
          </table:table-cell>
          <table:table-cell office:value-type="float" office:value="2314.329" calcext:value-type="float">
            <text:p>2314.329</text:p>
          </table:table-cell>
          <table:table-cell office:value-type="float" office:value="1451.6562" calcext:value-type="float">
            <text:p>1451.6562</text:p>
          </table:table-cell>
          <table:table-cell office:value-type="float" office:value="1361.43" calcext:value-type="float">
            <text:p>1361.43</text:p>
          </table:table-cell>
        </table:table-row>
        <table:table-row table:style-name="ro1">
          <table:table-cell office:value-type="string" calcext:value-type="string">
            <text:p>Min 281</text:p>
          </table:table-cell>
          <table:table-cell office:value-type="float" office:value="2494.865" calcext:value-type="float">
            <text:p>2494.865</text:p>
          </table:table-cell>
          <table:table-cell office:value-type="float" office:value="2314.8977" calcext:value-type="float">
            <text:p>2314.8977</text:p>
          </table:table-cell>
          <table:table-cell office:value-type="float" office:value="1454.9775" calcext:value-type="float">
            <text:p>1454.9775</text:p>
          </table:table-cell>
          <table:table-cell office:value-type="float" office:value="1365.039" calcext:value-type="float">
            <text:p>1365.039</text:p>
          </table:table-cell>
        </table:table-row>
        <table:table-row table:style-name="ro1">
          <table:table-cell office:value-type="string" calcext:value-type="string">
            <text:p>Min 282</text:p>
          </table:table-cell>
          <table:table-cell office:value-type="float" office:value="2494.8574" calcext:value-type="float">
            <text:p>2494.8574</text:p>
          </table:table-cell>
          <table:table-cell office:value-type="float" office:value="2315.4646" calcext:value-type="float">
            <text:p>2315.4646</text:p>
          </table:table-cell>
          <table:table-cell office:value-type="float" office:value="1458.2881" calcext:value-type="float">
            <text:p>1458.2881</text:p>
          </table:table-cell>
          <table:table-cell office:value-type="float" office:value="1368.6365" calcext:value-type="float">
            <text:p>1368.6365</text:p>
          </table:table-cell>
        </table:table-row>
        <table:table-row table:style-name="ro1">
          <table:table-cell office:value-type="string" calcext:value-type="string">
            <text:p>Min 283</text:p>
          </table:table-cell>
          <table:table-cell office:value-type="float" office:value="2494.85" calcext:value-type="float">
            <text:p>2494.85</text:p>
          </table:table-cell>
          <table:table-cell office:value-type="float" office:value="2316.0298" calcext:value-type="float">
            <text:p>2316.0298</text:p>
          </table:table-cell>
          <table:table-cell office:value-type="float" office:value="1461.5881" calcext:value-type="float">
            <text:p>1461.5881</text:p>
          </table:table-cell>
          <table:table-cell office:value-type="float" office:value="1372.2227" calcext:value-type="float">
            <text:p>1372.2227</text:p>
          </table:table-cell>
        </table:table-row>
        <table:table-row table:style-name="ro1">
          <table:table-cell office:value-type="string" calcext:value-type="string">
            <text:p>Min 284</text:p>
          </table:table-cell>
          <table:table-cell office:value-type="float" office:value="2494.8425" calcext:value-type="float">
            <text:p>2494.8425</text:p>
          </table:table-cell>
          <table:table-cell office:value-type="float" office:value="2316.593" calcext:value-type="float">
            <text:p>2316.593</text:p>
          </table:table-cell>
          <table:table-cell office:value-type="float" office:value="1464.8777" calcext:value-type="float">
            <text:p>1464.8777</text:p>
          </table:table-cell>
          <table:table-cell office:value-type="float" office:value="1375.7972" calcext:value-type="float">
            <text:p>1375.7972</text:p>
          </table:table-cell>
        </table:table-row>
        <table:table-row table:style-name="ro1">
          <table:table-cell office:value-type="string" calcext:value-type="string">
            <text:p>Min 285</text:p>
          </table:table-cell>
          <table:table-cell office:value-type="float" office:value="2494.8352" calcext:value-type="float">
            <text:p>2494.8352</text:p>
          </table:table-cell>
          <table:table-cell office:value-type="float" office:value="2317.1545" calcext:value-type="float">
            <text:p>2317.1545</text:p>
          </table:table-cell>
          <table:table-cell office:value-type="float" office:value="1468.1566" calcext:value-type="float">
            <text:p>1468.1566</text:p>
          </table:table-cell>
          <table:table-cell office:value-type="float" office:value="1379.3605" calcext:value-type="float">
            <text:p>1379.3605</text:p>
          </table:table-cell>
        </table:table-row>
        <table:table-row table:style-name="ro1">
          <table:table-cell office:value-type="string" calcext:value-type="string">
            <text:p>Min 286</text:p>
          </table:table-cell>
          <table:table-cell office:value-type="float" office:value="2494.828" calcext:value-type="float">
            <text:p>2494.828</text:p>
          </table:table-cell>
          <table:table-cell office:value-type="float" office:value="2317.714" calcext:value-type="float">
            <text:p>2317.714</text:p>
          </table:table-cell>
          <table:table-cell office:value-type="float" office:value="1471.4252" calcext:value-type="float">
            <text:p>1471.4252</text:p>
          </table:table-cell>
          <table:table-cell office:value-type="float" office:value="1382.9124" calcext:value-type="float">
            <text:p>1382.9124</text:p>
          </table:table-cell>
        </table:table-row>
        <table:table-row table:style-name="ro1">
          <table:table-cell office:value-type="string" calcext:value-type="string">
            <text:p>Min 287</text:p>
          </table:table-cell>
          <table:table-cell office:value-type="float" office:value="2494.8203" calcext:value-type="float">
            <text:p>2494.8203</text:p>
          </table:table-cell>
          <table:table-cell office:value-type="float" office:value="2318.2717" calcext:value-type="float">
            <text:p>2318.2717</text:p>
          </table:table-cell>
          <table:table-cell office:value-type="float" office:value="1474.6832" calcext:value-type="float">
            <text:p>1474.6832</text:p>
          </table:table-cell>
          <table:table-cell office:value-type="float" office:value="1386.4529" calcext:value-type="float">
            <text:p>1386.4529</text:p>
          </table:table-cell>
        </table:table-row>
        <table:table-row table:style-name="ro1">
          <table:table-cell office:value-type="string" calcext:value-type="string">
            <text:p>Min 288</text:p>
          </table:table-cell>
          <table:table-cell office:value-type="float" office:value="2494.813" calcext:value-type="float">
            <text:p>2494.813</text:p>
          </table:table-cell>
          <table:table-cell office:value-type="float" office:value="2318.8276" calcext:value-type="float">
            <text:p>2318.8276</text:p>
          </table:table-cell>
          <table:table-cell office:value-type="float" office:value="1477.931" calcext:value-type="float">
            <text:p>1477.931</text:p>
          </table:table-cell>
          <table:table-cell office:value-type="float" office:value="1389.9822" calcext:value-type="float">
            <text:p>1389.9822</text:p>
          </table:table-cell>
        </table:table-row>
        <table:table-row table:style-name="ro1">
          <table:table-cell office:value-type="string" calcext:value-type="string">
            <text:p>Min 289</text:p>
          </table:table-cell>
          <table:table-cell office:value-type="float" office:value="2494.8054" calcext:value-type="float">
            <text:p>2494.8054</text:p>
          </table:table-cell>
          <table:table-cell office:value-type="float" office:value="2319.382" calcext:value-type="float">
            <text:p>2319.382</text:p>
          </table:table-cell>
          <table:table-cell office:value-type="float" office:value="1481.1683" calcext:value-type="float">
            <text:p>1481.1683</text:p>
          </table:table-cell>
          <table:table-cell office:value-type="float" office:value="1393.5001" calcext:value-type="float">
            <text:p>1393.5001</text:p>
          </table:table-cell>
        </table:table-row>
        <table:table-row table:style-name="ro1">
          <table:table-cell office:value-type="string" calcext:value-type="string">
            <text:p>Min 290</text:p>
          </table:table-cell>
          <table:table-cell office:value-type="float" office:value="2494.7983" calcext:value-type="float">
            <text:p>2494.7983</text:p>
          </table:table-cell>
          <table:table-cell office:value-type="float" office:value="2319.9346" calcext:value-type="float">
            <text:p>2319.9346</text:p>
          </table:table-cell>
          <table:table-cell office:value-type="float" office:value="1484.3954" calcext:value-type="float">
            <text:p>1484.3954</text:p>
          </table:table-cell>
          <table:table-cell office:value-type="float" office:value="1397.0068" calcext:value-type="float">
            <text:p>1397.0068</text:p>
          </table:table-cell>
        </table:table-row>
        <table:table-row table:style-name="ro1">
          <table:table-cell office:value-type="string" calcext:value-type="string">
            <text:p>Min 291</text:p>
          </table:table-cell>
          <table:table-cell office:value-type="float" office:value="2494.7913" calcext:value-type="float">
            <text:p>2494.7913</text:p>
          </table:table-cell>
          <table:table-cell office:value-type="float" office:value="2320.4854" calcext:value-type="float">
            <text:p>2320.4854</text:p>
          </table:table-cell>
          <table:table-cell office:value-type="float" office:value="1487.6122" calcext:value-type="float">
            <text:p>1487.6122</text:p>
          </table:table-cell>
          <table:table-cell office:value-type="float" office:value="1400.5023" calcext:value-type="float">
            <text:p>1400.5023</text:p>
          </table:table-cell>
        </table:table-row>
        <table:table-row table:style-name="ro1">
          <table:table-cell office:value-type="string" calcext:value-type="string">
            <text:p>Min 292</text:p>
          </table:table-cell>
          <table:table-cell office:value-type="float" office:value="2494.784" calcext:value-type="float">
            <text:p>2494.784</text:p>
          </table:table-cell>
          <table:table-cell office:value-type="float" office:value="2321.0342" calcext:value-type="float">
            <text:p>2321.0342</text:p>
          </table:table-cell>
          <table:table-cell office:value-type="float" office:value="1490.8186" calcext:value-type="float">
            <text:p>1490.8186</text:p>
          </table:table-cell>
          <table:table-cell office:value-type="float" office:value="1403.9867" calcext:value-type="float">
            <text:p>1403.9867</text:p>
          </table:table-cell>
        </table:table-row>
        <table:table-row table:style-name="ro1">
          <table:table-cell office:value-type="string" calcext:value-type="string">
            <text:p>Min 293</text:p>
          </table:table-cell>
          <table:table-cell office:value-type="float" office:value="2494.7769" calcext:value-type="float">
            <text:p>2494.7769</text:p>
          </table:table-cell>
          <table:table-cell office:value-type="float" office:value="2321.5815" calcext:value-type="float">
            <text:p>2321.5815</text:p>
          </table:table-cell>
          <table:table-cell office:value-type="float" office:value="1494.0149" calcext:value-type="float">
            <text:p>1494.0149</text:p>
          </table:table-cell>
          <table:table-cell office:value-type="float" office:value="1407.46" calcext:value-type="float">
            <text:p>1407.46</text:p>
          </table:table-cell>
        </table:table-row>
        <table:table-row table:style-name="ro1">
          <table:table-cell office:value-type="string" calcext:value-type="string">
            <text:p>Min 294</text:p>
          </table:table-cell>
          <table:table-cell office:value-type="float" office:value="2494.7698" calcext:value-type="float">
            <text:p>2494.7698</text:p>
          </table:table-cell>
          <table:table-cell office:value-type="float" office:value="2322.127" calcext:value-type="float">
            <text:p>2322.127</text:p>
          </table:table-cell>
          <table:table-cell office:value-type="float" office:value="1497.2009" calcext:value-type="float">
            <text:p>1497.2009</text:p>
          </table:table-cell>
          <table:table-cell office:value-type="float" office:value="1410.9222" calcext:value-type="float">
            <text:p>1410.9222</text:p>
          </table:table-cell>
        </table:table-row>
        <table:table-row table:style-name="ro1">
          <table:table-cell office:value-type="string" calcext:value-type="string">
            <text:p>Min 295</text:p>
          </table:table-cell>
          <table:table-cell office:value-type="float" office:value="2494.7625" calcext:value-type="float">
            <text:p>2494.7625</text:p>
          </table:table-cell>
          <table:table-cell office:value-type="float" office:value="2322.6707" calcext:value-type="float">
            <text:p>2322.6707</text:p>
          </table:table-cell>
          <table:table-cell office:value-type="float" office:value="1500.3767" calcext:value-type="float">
            <text:p>1500.3767</text:p>
          </table:table-cell>
          <table:table-cell office:value-type="float" office:value="1414.3734" calcext:value-type="float">
            <text:p>1414.3734</text:p>
          </table:table-cell>
        </table:table-row>
        <table:table-row table:style-name="ro1">
          <table:table-cell office:value-type="string" calcext:value-type="string">
            <text:p>Min 296</text:p>
          </table:table-cell>
          <table:table-cell office:value-type="float" office:value="2494.7554" calcext:value-type="float">
            <text:p>2494.7554</text:p>
          </table:table-cell>
          <table:table-cell office:value-type="float" office:value="2323.213" calcext:value-type="float">
            <text:p>2323.213</text:p>
          </table:table-cell>
          <table:table-cell office:value-type="float" office:value="1503.5425" calcext:value-type="float">
            <text:p>1503.5425</text:p>
          </table:table-cell>
          <table:table-cell office:value-type="float" office:value="1417.8135" calcext:value-type="float">
            <text:p>1417.8135</text:p>
          </table:table-cell>
        </table:table-row>
        <table:table-row table:style-name="ro1">
          <table:table-cell office:value-type="string" calcext:value-type="string">
            <text:p>Min 297</text:p>
          </table:table-cell>
          <table:table-cell office:value-type="float" office:value="2494.748" calcext:value-type="float">
            <text:p>2494.748</text:p>
          </table:table-cell>
          <table:table-cell office:value-type="float" office:value="2323.7532" calcext:value-type="float">
            <text:p>2323.7532</text:p>
          </table:table-cell>
          <table:table-cell office:value-type="float" office:value="1506.6981" calcext:value-type="float">
            <text:p>1506.6981</text:p>
          </table:table-cell>
          <table:table-cell office:value-type="float" office:value="1421.2427" calcext:value-type="float">
            <text:p>1421.2427</text:p>
          </table:table-cell>
        </table:table-row>
        <table:table-row table:style-name="ro1">
          <table:table-cell office:value-type="string" calcext:value-type="string">
            <text:p>Min 298</text:p>
          </table:table-cell>
          <table:table-cell office:value-type="float" office:value="2494.741" calcext:value-type="float">
            <text:p>2494.741</text:p>
          </table:table-cell>
          <table:table-cell office:value-type="float" office:value="2324.2917" calcext:value-type="float">
            <text:p>2324.2917</text:p>
          </table:table-cell>
          <table:table-cell office:value-type="float" office:value="1509.8436" calcext:value-type="float">
            <text:p>1509.8436</text:p>
          </table:table-cell>
          <table:table-cell office:value-type="float" office:value="1424.6609" calcext:value-type="float">
            <text:p>1424.6609</text:p>
          </table:table-cell>
        </table:table-row>
        <table:table-row table:style-name="ro1">
          <table:table-cell office:value-type="string" calcext:value-type="string">
            <text:p>Min 299</text:p>
          </table:table-cell>
          <table:table-cell office:value-type="float" office:value="2494.734" calcext:value-type="float">
            <text:p>2494.734</text:p>
          </table:table-cell>
          <table:table-cell office:value-type="float" office:value="2324.8289" calcext:value-type="float">
            <text:p>2324.8289</text:p>
          </table:table-cell>
          <table:table-cell office:value-type="float" office:value="1512.9792" calcext:value-type="float">
            <text:p>1512.9792</text:p>
          </table:table-cell>
          <table:table-cell office:value-type="float" office:value="1428.0681" calcext:value-type="float">
            <text:p>1428.0681</text:p>
          </table:table-cell>
        </table:table-row>
        <table:table-row table:style-name="ro1">
          <table:table-cell office:value-type="string" calcext:value-type="string">
            <text:p>Min 300</text:p>
          </table:table-cell>
          <table:table-cell office:value-type="float" office:value="2494.7266" calcext:value-type="float">
            <text:p>2494.7266</text:p>
          </table:table-cell>
          <table:table-cell office:value-type="float" office:value="2325.3638" calcext:value-type="float">
            <text:p>2325.3638</text:p>
          </table:table-cell>
          <table:table-cell office:value-type="float" office:value="1516.1047" calcext:value-type="float">
            <text:p>1516.1047</text:p>
          </table:table-cell>
          <table:table-cell office:value-type="float" office:value="1431.4646" calcext:value-type="float">
            <text:p>1431.4646</text:p>
          </table:table-cell>
        </table:table-row>
        <table:table-row table:style-name="ro1">
          <table:table-cell office:value-type="string" calcext:value-type="string">
            <text:p>Min 301</text:p>
          </table:table-cell>
          <table:table-cell office:value-type="float" office:value="2494.7197" calcext:value-type="float">
            <text:p>2494.7197</text:p>
          </table:table-cell>
          <table:table-cell office:value-type="float" office:value="2325.897" calcext:value-type="float">
            <text:p>2325.897</text:p>
          </table:table-cell>
          <table:table-cell office:value-type="float" office:value="1519.2202" calcext:value-type="float">
            <text:p>1519.2202</text:p>
          </table:table-cell>
          <table:table-cell office:value-type="float" office:value="1434.8502" calcext:value-type="float">
            <text:p>1434.8502</text:p>
          </table:table-cell>
        </table:table-row>
        <table:table-row table:style-name="ro1">
          <table:table-cell office:value-type="string" calcext:value-type="string">
            <text:p>Min 302</text:p>
          </table:table-cell>
          <table:table-cell office:value-type="float" office:value="2494.713" calcext:value-type="float">
            <text:p>2494.713</text:p>
          </table:table-cell>
          <table:table-cell office:value-type="float" office:value="2326.4287" calcext:value-type="float">
            <text:p>2326.4287</text:p>
          </table:table-cell>
          <table:table-cell office:value-type="float" office:value="1522.3259" calcext:value-type="float">
            <text:p>1522.3259</text:p>
          </table:table-cell>
          <table:table-cell office:value-type="float" office:value="1438.225" calcext:value-type="float">
            <text:p>1438.225</text:p>
          </table:table-cell>
        </table:table-row>
        <table:table-row table:style-name="ro1">
          <table:table-cell office:value-type="string" calcext:value-type="string">
            <text:p>Min 303</text:p>
          </table:table-cell>
          <table:table-cell office:value-type="float" office:value="2494.7058" calcext:value-type="float">
            <text:p>2494.7058</text:p>
          </table:table-cell>
          <table:table-cell office:value-type="float" office:value="2326.9587" calcext:value-type="float">
            <text:p>2326.9587</text:p>
          </table:table-cell>
          <table:table-cell office:value-type="float" office:value="1525.4216" calcext:value-type="float">
            <text:p>1525.4216</text:p>
          </table:table-cell>
          <table:table-cell office:value-type="float" office:value="1441.589" calcext:value-type="float">
            <text:p>1441.589</text:p>
          </table:table-cell>
        </table:table-row>
        <table:table-row table:style-name="ro1">
          <table:table-cell office:value-type="string" calcext:value-type="string">
            <text:p>Min 304</text:p>
          </table:table-cell>
          <table:table-cell office:value-type="float" office:value="2494.699" calcext:value-type="float">
            <text:p>2494.699</text:p>
          </table:table-cell>
          <table:table-cell office:value-type="float" office:value="2327.4873" calcext:value-type="float">
            <text:p>2327.4873</text:p>
          </table:table-cell>
          <table:table-cell office:value-type="float" office:value="1528.5074" calcext:value-type="float">
            <text:p>1528.5074</text:p>
          </table:table-cell>
          <table:table-cell office:value-type="float" office:value="1444.9423" calcext:value-type="float">
            <text:p>1444.9423</text:p>
          </table:table-cell>
        </table:table-row>
        <table:table-row table:style-name="ro1">
          <table:table-cell office:value-type="string" calcext:value-type="string">
            <text:p>Min 305</text:p>
          </table:table-cell>
          <table:table-cell office:value-type="float" office:value="2494.6921" calcext:value-type="float">
            <text:p>2494.6921</text:p>
          </table:table-cell>
          <table:table-cell office:value-type="float" office:value="2328.014" calcext:value-type="float">
            <text:p>2328.014</text:p>
          </table:table-cell>
          <table:table-cell office:value-type="float" office:value="1531.5835" calcext:value-type="float">
            <text:p>1531.5835</text:p>
          </table:table-cell>
          <table:table-cell office:value-type="float" office:value="1448.2849" calcext:value-type="float">
            <text:p>1448.2849</text:p>
          </table:table-cell>
        </table:table-row>
        <table:table-row table:style-name="ro1">
          <table:table-cell office:value-type="string" calcext:value-type="string">
            <text:p>Min 306</text:p>
          </table:table-cell>
          <table:table-cell office:value-type="float" office:value="2494.6853" calcext:value-type="float">
            <text:p>2494.6853</text:p>
          </table:table-cell>
          <table:table-cell office:value-type="float" office:value="2328.539" calcext:value-type="float">
            <text:p>2328.539</text:p>
          </table:table-cell>
          <table:table-cell office:value-type="float" office:value="1534.6497" calcext:value-type="float">
            <text:p>1534.6497</text:p>
          </table:table-cell>
          <table:table-cell office:value-type="float" office:value="1451.6168" calcext:value-type="float">
            <text:p>1451.6168</text:p>
          </table:table-cell>
        </table:table-row>
        <table:table-row table:style-name="ro1">
          <table:table-cell office:value-type="string" calcext:value-type="string">
            <text:p>Min 307</text:p>
          </table:table-cell>
          <table:table-cell office:value-type="float" office:value="2494.6782" calcext:value-type="float">
            <text:p>2494.6782</text:p>
          </table:table-cell>
          <table:table-cell office:value-type="float" office:value="2329.0623" calcext:value-type="float">
            <text:p>2329.0623</text:p>
          </table:table-cell>
          <table:table-cell office:value-type="float" office:value="1537.7059" calcext:value-type="float">
            <text:p>1537.7059</text:p>
          </table:table-cell>
          <table:table-cell office:value-type="float" office:value="1454.9382" calcext:value-type="float">
            <text:p>1454.9382</text:p>
          </table:table-cell>
        </table:table-row>
        <table:table-row table:style-name="ro1">
          <table:table-cell office:value-type="string" calcext:value-type="string">
            <text:p>Min 308</text:p>
          </table:table-cell>
          <table:table-cell office:value-type="float" office:value="2494.6714" calcext:value-type="float">
            <text:p>2494.6714</text:p>
          </table:table-cell>
          <table:table-cell office:value-type="float" office:value="2329.584" calcext:value-type="float">
            <text:p>2329.584</text:p>
          </table:table-cell>
          <table:table-cell office:value-type="float" office:value="1540.7524" calcext:value-type="float">
            <text:p>1540.7524</text:p>
          </table:table-cell>
          <table:table-cell office:value-type="float" office:value="1458.249" calcext:value-type="float">
            <text:p>1458.249</text:p>
          </table:table-cell>
        </table:table-row>
        <table:table-row table:style-name="ro1">
          <table:table-cell office:value-type="string" calcext:value-type="string">
            <text:p>Min 309</text:p>
          </table:table-cell>
          <table:table-cell office:value-type="float" office:value="2494.6646" calcext:value-type="float">
            <text:p>2494.6646</text:p>
          </table:table-cell>
          <table:table-cell office:value-type="float" office:value="2330.104" calcext:value-type="float">
            <text:p>2330.104</text:p>
          </table:table-cell>
          <table:table-cell office:value-type="float" office:value="1543.7894" calcext:value-type="float">
            <text:p>1543.7894</text:p>
          </table:table-cell>
          <table:table-cell office:value-type="float" office:value="1461.5491" calcext:value-type="float">
            <text:p>1461.5491</text:p>
          </table:table-cell>
        </table:table-row>
        <table:table-row table:style-name="ro1">
          <table:table-cell office:value-type="string" calcext:value-type="string">
            <text:p>Min 310</text:p>
          </table:table-cell>
          <table:table-cell office:value-type="float" office:value="2494.6575" calcext:value-type="float">
            <text:p>2494.6575</text:p>
          </table:table-cell>
          <table:table-cell office:value-type="float" office:value="2330.6223" calcext:value-type="float">
            <text:p>2330.6223</text:p>
          </table:table-cell>
          <table:table-cell office:value-type="float" office:value="1546.8167" calcext:value-type="float">
            <text:p>1546.8167</text:p>
          </table:table-cell>
          <table:table-cell office:value-type="float" office:value="1464.8387" calcext:value-type="float">
            <text:p>1464.8387</text:p>
          </table:table-cell>
        </table:table-row>
        <table:table-row table:style-name="ro1">
          <table:table-cell office:value-type="string" calcext:value-type="string">
            <text:p>Min 311</text:p>
          </table:table-cell>
          <table:table-cell office:value-type="float" office:value="2494.6506" calcext:value-type="float">
            <text:p>2494.6506</text:p>
          </table:table-cell>
          <table:table-cell office:value-type="float" office:value="2331.1387" calcext:value-type="float">
            <text:p>2331.1387</text:p>
          </table:table-cell>
          <table:table-cell office:value-type="float" office:value="1549.8341" calcext:value-type="float">
            <text:p>1549.8341</text:p>
          </table:table-cell>
          <table:table-cell office:value-type="float" office:value="1468.1179" calcext:value-type="float">
            <text:p>1468.1179</text:p>
          </table:table-cell>
        </table:table-row>
        <table:table-row table:style-name="ro1">
          <table:table-cell office:value-type="string" calcext:value-type="string">
            <text:p>Min 312</text:p>
          </table:table-cell>
          <table:table-cell office:value-type="float" office:value="2494.6438" calcext:value-type="float">
            <text:p>2494.6438</text:p>
          </table:table-cell>
          <table:table-cell office:value-type="float" office:value="2331.6538" calcext:value-type="float">
            <text:p>2331.6538</text:p>
          </table:table-cell>
          <table:table-cell office:value-type="float" office:value="1552.8422" calcext:value-type="float">
            <text:p>1552.8422</text:p>
          </table:table-cell>
          <table:table-cell office:value-type="float" office:value="1471.3865" calcext:value-type="float">
            <text:p>1471.3865</text:p>
          </table:table-cell>
        </table:table-row>
        <table:table-row table:style-name="ro1">
          <table:table-cell office:value-type="string" calcext:value-type="string">
            <text:p>Min 313</text:p>
          </table:table-cell>
          <table:table-cell office:value-type="float" office:value="2494.637" calcext:value-type="float">
            <text:p>2494.637</text:p>
          </table:table-cell>
          <table:table-cell office:value-type="float" office:value="2332.167" calcext:value-type="float">
            <text:p>2332.167</text:p>
          </table:table-cell>
          <table:table-cell office:value-type="float" office:value="1555.8403" calcext:value-type="float">
            <text:p>1555.8403</text:p>
          </table:table-cell>
          <table:table-cell office:value-type="float" office:value="1474.6448" calcext:value-type="float">
            <text:p>1474.6448</text:p>
          </table:table-cell>
        </table:table-row>
        <table:table-row table:style-name="ro1">
          <table:table-cell office:value-type="string" calcext:value-type="string">
            <text:p>Min 314</text:p>
          </table:table-cell>
          <table:table-cell office:value-type="float" office:value="2494.6304" calcext:value-type="float">
            <text:p>2494.6304</text:p>
          </table:table-cell>
          <table:table-cell office:value-type="float" office:value="2332.6787" calcext:value-type="float">
            <text:p>2332.6787</text:p>
          </table:table-cell>
          <table:table-cell office:value-type="float" office:value="1558.8291" calcext:value-type="float">
            <text:p>1558.8291</text:p>
          </table:table-cell>
          <table:table-cell office:value-type="float" office:value="1477.8926" calcext:value-type="float">
            <text:p>1477.8926</text:p>
          </table:table-cell>
        </table:table-row>
        <table:table-row table:style-name="ro1">
          <table:table-cell office:value-type="string" calcext:value-type="string">
            <text:p>Min 315</text:p>
          </table:table-cell>
          <table:table-cell office:value-type="float" office:value="2494.6238" calcext:value-type="float">
            <text:p>2494.6238</text:p>
          </table:table-cell>
          <table:table-cell office:value-type="float" office:value="2333.1887" calcext:value-type="float">
            <text:p>2333.1887</text:p>
          </table:table-cell>
          <table:table-cell office:value-type="float" office:value="1561.8083" calcext:value-type="float">
            <text:p>1561.8083</text:p>
          </table:table-cell>
          <table:table-cell office:value-type="float" office:value="1481.1301" calcext:value-type="float">
            <text:p>1481.1301</text:p>
          </table:table-cell>
        </table:table-row>
        <table:table-row table:style-name="ro1">
          <table:table-cell office:value-type="string" calcext:value-type="string">
            <text:p>Min 316</text:p>
          </table:table-cell>
          <table:table-cell office:value-type="float" office:value="2494.6172" calcext:value-type="float">
            <text:p>2494.6172</text:p>
          </table:table-cell>
          <table:table-cell office:value-type="float" office:value="2333.6973" calcext:value-type="float">
            <text:p>2333.6973</text:p>
          </table:table-cell>
          <table:table-cell office:value-type="float" office:value="1564.7781" calcext:value-type="float">
            <text:p>1564.7781</text:p>
          </table:table-cell>
          <table:table-cell office:value-type="float" office:value="1484.3573" calcext:value-type="float">
            <text:p>1484.3573</text:p>
          </table:table-cell>
        </table:table-row>
        <table:table-row table:style-name="ro1">
          <table:table-cell office:value-type="string" calcext:value-type="string">
            <text:p>Min 317</text:p>
          </table:table-cell>
          <table:table-cell office:value-type="float" office:value="2494.6104" calcext:value-type="float">
            <text:p>2494.6104</text:p>
          </table:table-cell>
          <table:table-cell office:value-type="float" office:value="2334.2043" calcext:value-type="float">
            <text:p>2334.2043</text:p>
          </table:table-cell>
          <table:table-cell office:value-type="float" office:value="1567.7384" calcext:value-type="float">
            <text:p>1567.7384</text:p>
          </table:table-cell>
          <table:table-cell office:value-type="float" office:value="1487.5741" calcext:value-type="float">
            <text:p>1487.5741</text:p>
          </table:table-cell>
        </table:table-row>
        <table:table-row table:style-name="ro1">
          <table:table-cell office:value-type="string" calcext:value-type="string">
            <text:p>Min 318</text:p>
          </table:table-cell>
          <table:table-cell office:value-type="float" office:value="2494.6038" calcext:value-type="float">
            <text:p>2494.6038</text:p>
          </table:table-cell>
          <table:table-cell office:value-type="float" office:value="2334.7092" calcext:value-type="float">
            <text:p>2334.7092</text:p>
          </table:table-cell>
          <table:table-cell office:value-type="float" office:value="1570.6891" calcext:value-type="float">
            <text:p>1570.6891</text:p>
          </table:table-cell>
          <table:table-cell office:value-type="float" office:value="1490.7808" calcext:value-type="float">
            <text:p>1490.7808</text:p>
          </table:table-cell>
        </table:table-row>
        <table:table-row table:style-name="ro1">
          <table:table-cell office:value-type="string" calcext:value-type="string">
            <text:p>Min 319</text:p>
          </table:table-cell>
          <table:table-cell office:value-type="float" office:value="2494.5972" calcext:value-type="float">
            <text:p>2494.5972</text:p>
          </table:table-cell>
          <table:table-cell office:value-type="float" office:value="2335.2126" calcext:value-type="float">
            <text:p>2335.2126</text:p>
          </table:table-cell>
          <table:table-cell office:value-type="float" office:value="1573.6305" calcext:value-type="float">
            <text:p>1573.6305</text:p>
          </table:table-cell>
          <table:table-cell office:value-type="float" office:value="1493.9772" calcext:value-type="float">
            <text:p>1493.9772</text:p>
          </table:table-cell>
        </table:table-row>
        <table:table-row table:style-name="ro1">
          <table:table-cell office:value-type="string" calcext:value-type="string">
            <text:p>Min 320</text:p>
          </table:table-cell>
          <table:table-cell office:value-type="float" office:value="2494.5906" calcext:value-type="float">
            <text:p>2494.5906</text:p>
          </table:table-cell>
          <table:table-cell office:value-type="float" office:value="2335.7146" calcext:value-type="float">
            <text:p>2335.7146</text:p>
          </table:table-cell>
          <table:table-cell office:value-type="float" office:value="1576.5625" calcext:value-type="float">
            <text:p>1576.5625</text:p>
          </table:table-cell>
          <table:table-cell office:value-type="float" office:value="1497.1632" calcext:value-type="float">
            <text:p>1497.1632</text:p>
          </table:table-cell>
        </table:table-row>
        <table:table-row table:style-name="ro1">
          <table:table-cell office:value-type="string" calcext:value-type="string">
            <text:p>Min 321</text:p>
          </table:table-cell>
          <table:table-cell office:value-type="float" office:value="2494.5837" calcext:value-type="float">
            <text:p>2494.5837</text:p>
          </table:table-cell>
          <table:table-cell office:value-type="float" office:value="2336.215" calcext:value-type="float">
            <text:p>2336.215</text:p>
          </table:table-cell>
          <table:table-cell office:value-type="float" office:value="1579.4851" calcext:value-type="float">
            <text:p>1579.4851</text:p>
          </table:table-cell>
          <table:table-cell office:value-type="float" office:value="1500.3392" calcext:value-type="float">
            <text:p>1500.3392</text:p>
          </table:table-cell>
        </table:table-row>
        <table:table-row table:style-name="ro1">
          <table:table-cell office:value-type="string" calcext:value-type="string">
            <text:p>Min 322</text:p>
          </table:table-cell>
          <table:table-cell office:value-type="float" office:value="2494.5771" calcext:value-type="float">
            <text:p>2494.5771</text:p>
          </table:table-cell>
          <table:table-cell office:value-type="float" office:value="2336.7139" calcext:value-type="float">
            <text:p>2336.7139</text:p>
          </table:table-cell>
          <table:table-cell office:value-type="float" office:value="1582.3983" calcext:value-type="float">
            <text:p>1582.3983</text:p>
          </table:table-cell>
          <table:table-cell office:value-type="float" office:value="1503.5051" calcext:value-type="float">
            <text:p>1503.5051</text:p>
          </table:table-cell>
        </table:table-row>
        <table:table-row table:style-name="ro1">
          <table:table-cell office:value-type="string" calcext:value-type="string">
            <text:p>Min 323</text:p>
          </table:table-cell>
          <table:table-cell office:value-type="float" office:value="2494.5706" calcext:value-type="float">
            <text:p>2494.5706</text:p>
          </table:table-cell>
          <table:table-cell office:value-type="float" office:value="2337.211" calcext:value-type="float">
            <text:p>2337.211</text:p>
          </table:table-cell>
          <table:table-cell office:value-type="float" office:value="1585.3024" calcext:value-type="float">
            <text:p>1585.3024</text:p>
          </table:table-cell>
          <table:table-cell office:value-type="float" office:value="1506.6609" calcext:value-type="float">
            <text:p>1506.6609</text:p>
          </table:table-cell>
        </table:table-row>
        <table:table-row table:style-name="ro1">
          <table:table-cell office:value-type="string" calcext:value-type="string">
            <text:p>Min 324</text:p>
          </table:table-cell>
          <table:table-cell office:value-type="float" office:value="2494.5637" calcext:value-type="float">
            <text:p>2494.5637</text:p>
          </table:table-cell>
          <table:table-cell office:value-type="float" office:value="2337.7065" calcext:value-type="float">
            <text:p>2337.7065</text:p>
          </table:table-cell>
          <table:table-cell office:value-type="float" office:value="1588.1971" calcext:value-type="float">
            <text:p>1588.1971</text:p>
          </table:table-cell>
          <table:table-cell office:value-type="float" office:value="1509.8065" calcext:value-type="float">
            <text:p>1509.8065</text:p>
          </table:table-cell>
        </table:table-row>
        <table:table-row table:style-name="ro1">
          <table:table-cell office:value-type="string" calcext:value-type="string">
            <text:p>Min 325</text:p>
          </table:table-cell>
          <table:table-cell office:value-type="float" office:value="2494.5574" calcext:value-type="float">
            <text:p>2494.5574</text:p>
          </table:table-cell>
          <table:table-cell office:value-type="float" office:value="2338.2004" calcext:value-type="float">
            <text:p>2338.2004</text:p>
          </table:table-cell>
          <table:table-cell office:value-type="float" office:value="1591.0826" calcext:value-type="float">
            <text:p>1591.0826</text:p>
          </table:table-cell>
          <table:table-cell office:value-type="float" office:value="1512.9421" calcext:value-type="float">
            <text:p>1512.9421</text:p>
          </table:table-cell>
        </table:table-row>
        <table:table-row table:style-name="ro1">
          <table:table-cell office:value-type="string" calcext:value-type="string">
            <text:p>Min 326</text:p>
          </table:table-cell>
          <table:table-cell office:value-type="float" office:value="2494.551" calcext:value-type="float">
            <text:p>2494.551</text:p>
          </table:table-cell>
          <table:table-cell office:value-type="float" office:value="2338.6929" calcext:value-type="float">
            <text:p>2338.6929</text:p>
          </table:table-cell>
          <table:table-cell office:value-type="float" office:value="1593.959" calcext:value-type="float">
            <text:p>1593.959</text:p>
          </table:table-cell>
          <table:table-cell office:value-type="float" office:value="1516.0677" calcext:value-type="float">
            <text:p>1516.0677</text:p>
          </table:table-cell>
        </table:table-row>
        <table:table-row table:style-name="ro1">
          <table:table-cell office:value-type="string" calcext:value-type="string">
            <text:p>Min 327</text:p>
          </table:table-cell>
          <table:table-cell office:value-type="float" office:value="2494.5447" calcext:value-type="float">
            <text:p>2494.5447</text:p>
          </table:table-cell>
          <table:table-cell office:value-type="float" office:value="2339.1838" calcext:value-type="float">
            <text:p>2339.1838</text:p>
          </table:table-cell>
          <table:table-cell office:value-type="float" office:value="1596.8262" calcext:value-type="float">
            <text:p>1596.8262</text:p>
          </table:table-cell>
          <table:table-cell office:value-type="float" office:value="1519.1833" calcext:value-type="float">
            <text:p>1519.1833</text:p>
          </table:table-cell>
        </table:table-row>
        <table:table-row table:style-name="ro1">
          <table:table-cell office:value-type="string" calcext:value-type="string">
            <text:p>Min 328</text:p>
          </table:table-cell>
          <table:table-cell office:value-type="float" office:value="2494.5383" calcext:value-type="float">
            <text:p>2494.5383</text:p>
          </table:table-cell>
          <table:table-cell office:value-type="float" office:value="2339.673" calcext:value-type="float">
            <text:p>2339.673</text:p>
          </table:table-cell>
          <table:table-cell office:value-type="float" office:value="1599.6841" calcext:value-type="float">
            <text:p>1599.6841</text:p>
          </table:table-cell>
          <table:table-cell office:value-type="float" office:value="1522.2892" calcext:value-type="float">
            <text:p>1522.2892</text:p>
          </table:table-cell>
        </table:table-row>
        <table:table-row table:style-name="ro1">
          <table:table-cell office:value-type="string" calcext:value-type="string">
            <text:p>Min 329</text:p>
          </table:table-cell>
          <table:table-cell office:value-type="float" office:value="2494.5317" calcext:value-type="float">
            <text:p>2494.5317</text:p>
          </table:table-cell>
          <table:table-cell office:value-type="float" office:value="2340.1606" calcext:value-type="float">
            <text:p>2340.1606</text:p>
          </table:table-cell>
          <table:table-cell office:value-type="float" office:value="1602.533" calcext:value-type="float">
            <text:p>1602.533</text:p>
          </table:table-cell>
          <table:table-cell office:value-type="float" office:value="1525.3849" calcext:value-type="float">
            <text:p>1525.3849</text:p>
          </table:table-cell>
        </table:table-row>
        <table:table-row table:style-name="ro1">
          <table:table-cell office:value-type="string" calcext:value-type="string">
            <text:p>Min 330</text:p>
          </table:table-cell>
          <table:table-cell office:value-type="float" office:value="2494.5254" calcext:value-type="float">
            <text:p>2494.5254</text:p>
          </table:table-cell>
          <table:table-cell office:value-type="float" office:value="2340.6467" calcext:value-type="float">
            <text:p>2340.6467</text:p>
          </table:table-cell>
          <table:table-cell office:value-type="float" office:value="1605.3729" calcext:value-type="float">
            <text:p>1605.3729</text:p>
          </table:table-cell>
          <table:table-cell office:value-type="float" office:value="1528.4707" calcext:value-type="float">
            <text:p>1528.4707</text:p>
          </table:table-cell>
        </table:table-row>
        <table:table-row table:style-name="ro1">
          <table:table-cell office:value-type="string" calcext:value-type="string">
            <text:p>Min 331</text:p>
          </table:table-cell>
          <table:table-cell office:value-type="float" office:value="2494.519" calcext:value-type="float">
            <text:p>2494.519</text:p>
          </table:table-cell>
          <table:table-cell office:value-type="float" office:value="2341.1316" calcext:value-type="float">
            <text:p>2341.1316</text:p>
          </table:table-cell>
          <table:table-cell office:value-type="float" office:value="1608.2035" calcext:value-type="float">
            <text:p>1608.2035</text:p>
          </table:table-cell>
          <table:table-cell office:value-type="float" office:value="1531.5469" calcext:value-type="float">
            <text:p>1531.5469</text:p>
          </table:table-cell>
        </table:table-row>
        <table:table-row table:style-name="ro1">
          <table:table-cell office:value-type="string" calcext:value-type="string">
            <text:p>Min 332</text:p>
          </table:table-cell>
          <table:table-cell office:value-type="float" office:value="2494.5127" calcext:value-type="float">
            <text:p>2494.5127</text:p>
          </table:table-cell>
          <table:table-cell office:value-type="float" office:value="2341.6145" calcext:value-type="float">
            <text:p>2341.6145</text:p>
          </table:table-cell>
          <table:table-cell office:value-type="float" office:value="1611.0253" calcext:value-type="float">
            <text:p>1611.0253</text:p>
          </table:table-cell>
          <table:table-cell office:value-type="float" office:value="1534.6132" calcext:value-type="float">
            <text:p>1534.6132</text:p>
          </table:table-cell>
        </table:table-row>
        <table:table-row table:style-name="ro1">
          <table:table-cell office:value-type="string" calcext:value-type="string">
            <text:p>Min 333</text:p>
          </table:table-cell>
          <table:table-cell office:value-type="float" office:value="2494.5063" calcext:value-type="float">
            <text:p>2494.5063</text:p>
          </table:table-cell>
          <table:table-cell office:value-type="float" office:value="2342.096" calcext:value-type="float">
            <text:p>2342.096</text:p>
          </table:table-cell>
          <table:table-cell office:value-type="float" office:value="1613.8379" calcext:value-type="float">
            <text:p>1613.8379</text:p>
          </table:table-cell>
          <table:table-cell office:value-type="float" office:value="1537.6697" calcext:value-type="float">
            <text:p>1537.6697</text:p>
          </table:table-cell>
        </table:table-row>
        <table:table-row table:style-name="ro1">
          <table:table-cell office:value-type="string" calcext:value-type="string">
            <text:p>Min 334</text:p>
          </table:table-cell>
          <table:table-cell office:value-type="float" office:value="2494.4998" calcext:value-type="float">
            <text:p>2494.4998</text:p>
          </table:table-cell>
          <table:table-cell office:value-type="float" office:value="2342.576" calcext:value-type="float">
            <text:p>2342.576</text:p>
          </table:table-cell>
          <table:table-cell office:value-type="float" office:value="1616.6416" calcext:value-type="float">
            <text:p>1616.6416</text:p>
          </table:table-cell>
          <table:table-cell office:value-type="float" office:value="1540.7164" calcext:value-type="float">
            <text:p>1540.7164</text:p>
          </table:table-cell>
        </table:table-row>
        <table:table-row table:style-name="ro1">
          <table:table-cell office:value-type="string" calcext:value-type="string">
            <text:p>Min 335</text:p>
          </table:table-cell>
          <table:table-cell office:value-type="float" office:value="2494.4934" calcext:value-type="float">
            <text:p>2494.4934</text:p>
          </table:table-cell>
          <table:table-cell office:value-type="float" office:value="2343.0544" calcext:value-type="float">
            <text:p>2343.0544</text:p>
          </table:table-cell>
          <table:table-cell office:value-type="float" office:value="1619.4364" calcext:value-type="float">
            <text:p>1619.4364</text:p>
          </table:table-cell>
          <table:table-cell office:value-type="float" office:value="1543.7534" calcext:value-type="float">
            <text:p>1543.7534</text:p>
          </table:table-cell>
        </table:table-row>
        <table:table-row table:style-name="ro1">
          <table:table-cell office:value-type="string" calcext:value-type="string">
            <text:p>Min 336</text:p>
          </table:table-cell>
          <table:table-cell office:value-type="float" office:value="2494.487" calcext:value-type="float">
            <text:p>2494.487</text:p>
          </table:table-cell>
          <table:table-cell office:value-type="float" office:value="2343.5312" calcext:value-type="float">
            <text:p>2343.5312</text:p>
          </table:table-cell>
          <table:table-cell office:value-type="float" office:value="1622.2222" calcext:value-type="float">
            <text:p>1622.2222</text:p>
          </table:table-cell>
          <table:table-cell office:value-type="float" office:value="1546.7808" calcext:value-type="float">
            <text:p>1546.7808</text:p>
          </table:table-cell>
        </table:table-row>
        <table:table-row table:style-name="ro1">
          <table:table-cell office:value-type="string" calcext:value-type="string">
            <text:p>Min 337</text:p>
          </table:table-cell>
          <table:table-cell office:value-type="float" office:value="2494.481" calcext:value-type="float">
            <text:p>2494.481</text:p>
          </table:table-cell>
          <table:table-cell office:value-type="float" office:value="2344.0068" calcext:value-type="float">
            <text:p>2344.0068</text:p>
          </table:table-cell>
          <table:table-cell office:value-type="float" office:value="1624.9991" calcext:value-type="float">
            <text:p>1624.9991</text:p>
          </table:table-cell>
          <table:table-cell office:value-type="float" office:value="1549.7983" calcext:value-type="float">
            <text:p>1549.7983</text:p>
          </table:table-cell>
        </table:table-row>
        <table:table-row table:style-name="ro1">
          <table:table-cell office:value-type="string" calcext:value-type="string">
            <text:p>Min 338</text:p>
          </table:table-cell>
          <table:table-cell office:value-type="float" office:value="2494.4749" calcext:value-type="float">
            <text:p>2494.4749</text:p>
          </table:table-cell>
          <table:table-cell office:value-type="float" office:value="2344.4805" calcext:value-type="float">
            <text:p>2344.4805</text:p>
          </table:table-cell>
          <table:table-cell office:value-type="float" office:value="1627.7672" calcext:value-type="float">
            <text:p>1627.7672</text:p>
          </table:table-cell>
          <table:table-cell office:value-type="float" office:value="1552.8064" calcext:value-type="float">
            <text:p>1552.8064</text:p>
          </table:table-cell>
        </table:table-row>
        <table:table-row table:style-name="ro1">
          <table:table-cell office:value-type="string" calcext:value-type="string">
            <text:p>Min 339</text:p>
          </table:table-cell>
          <table:table-cell office:value-type="float" office:value="2494.4685" calcext:value-type="float">
            <text:p>2494.4685</text:p>
          </table:table-cell>
          <table:table-cell office:value-type="float" office:value="2344.9526" calcext:value-type="float">
            <text:p>2344.9526</text:p>
          </table:table-cell>
          <table:table-cell office:value-type="float" office:value="1630.5266" calcext:value-type="float">
            <text:p>1630.5266</text:p>
          </table:table-cell>
          <table:table-cell office:value-type="float" office:value="1555.8048" calcext:value-type="float">
            <text:p>1555.8048</text:p>
          </table:table-cell>
        </table:table-row>
        <table:table-row table:style-name="ro1">
          <table:table-cell office:value-type="string" calcext:value-type="string">
            <text:p>Min 340</text:p>
          </table:table-cell>
          <table:table-cell office:value-type="float" office:value="2494.4624" calcext:value-type="float">
            <text:p>2494.4624</text:p>
          </table:table-cell>
          <table:table-cell office:value-type="float" office:value="2345.4238" calcext:value-type="float">
            <text:p>2345.4238</text:p>
          </table:table-cell>
          <table:table-cell office:value-type="float" office:value="1633.2771" calcext:value-type="float">
            <text:p>1633.2771</text:p>
          </table:table-cell>
          <table:table-cell office:value-type="float" office:value="1558.7936" calcext:value-type="float">
            <text:p>1558.7936</text:p>
          </table:table-cell>
        </table:table-row>
        <table:table-row table:style-name="ro1">
          <table:table-cell office:value-type="string" calcext:value-type="string">
            <text:p>Min 341</text:p>
          </table:table-cell>
          <table:table-cell office:value-type="float" office:value="2494.4563" calcext:value-type="float">
            <text:p>2494.4563</text:p>
          </table:table-cell>
          <table:table-cell office:value-type="float" office:value="2345.8933" calcext:value-type="float">
            <text:p>2345.8933</text:p>
          </table:table-cell>
          <table:table-cell office:value-type="float" office:value="1636.0188" calcext:value-type="float">
            <text:p>1636.0188</text:p>
          </table:table-cell>
          <table:table-cell office:value-type="float" office:value="1561.773" calcext:value-type="float">
            <text:p>1561.773</text:p>
          </table:table-cell>
        </table:table-row>
        <table:table-row table:style-name="ro1">
          <table:table-cell office:value-type="string" calcext:value-type="string">
            <text:p>Min 342</text:p>
          </table:table-cell>
          <table:table-cell office:value-type="float" office:value="2494.4502" calcext:value-type="float">
            <text:p>2494.4502</text:p>
          </table:table-cell>
          <table:table-cell office:value-type="float" office:value="2346.3613" calcext:value-type="float">
            <text:p>2346.3613</text:p>
          </table:table-cell>
          <table:table-cell office:value-type="float" office:value="1638.7516" calcext:value-type="float">
            <text:p>1638.7516</text:p>
          </table:table-cell>
          <table:table-cell office:value-type="float" office:value="1564.7429" calcext:value-type="float">
            <text:p>1564.7429</text:p>
          </table:table-cell>
        </table:table-row>
        <table:table-row table:style-name="ro1">
          <table:table-cell office:value-type="string" calcext:value-type="string">
            <text:p>Min 343</text:p>
          </table:table-cell>
          <table:table-cell office:value-type="float" office:value="2494.444" calcext:value-type="float">
            <text:p>2494.444</text:p>
          </table:table-cell>
          <table:table-cell office:value-type="float" office:value="2346.8276" calcext:value-type="float">
            <text:p>2346.8276</text:p>
          </table:table-cell>
          <table:table-cell office:value-type="float" office:value="1641.4757" calcext:value-type="float">
            <text:p>1641.4757</text:p>
          </table:table-cell>
          <table:table-cell office:value-type="float" office:value="1567.7032" calcext:value-type="float">
            <text:p>1567.7032</text:p>
          </table:table-cell>
        </table:table-row>
        <table:table-row table:style-name="ro1">
          <table:table-cell office:value-type="string" calcext:value-type="string">
            <text:p>Min 344</text:p>
          </table:table-cell>
          <table:table-cell office:value-type="float" office:value="2494.438" calcext:value-type="float">
            <text:p>2494.438</text:p>
          </table:table-cell>
          <table:table-cell office:value-type="float" office:value="2347.2925" calcext:value-type="float">
            <text:p>2347.2925</text:p>
          </table:table-cell>
          <table:table-cell office:value-type="float" office:value="1644.1913" calcext:value-type="float">
            <text:p>1644.1913</text:p>
          </table:table-cell>
          <table:table-cell office:value-type="float" office:value="1570.6542" calcext:value-type="float">
            <text:p>1570.6542</text:p>
          </table:table-cell>
        </table:table-row>
        <table:table-row table:style-name="ro1">
          <table:table-cell office:value-type="string" calcext:value-type="string">
            <text:p>Min 345</text:p>
          </table:table-cell>
          <table:table-cell office:value-type="float" office:value="2494.4316" calcext:value-type="float">
            <text:p>2494.4316</text:p>
          </table:table-cell>
          <table:table-cell office:value-type="float" office:value="2347.756" calcext:value-type="float">
            <text:p>2347.756</text:p>
          </table:table-cell>
          <table:table-cell office:value-type="float" office:value="1646.8981" calcext:value-type="float">
            <text:p>1646.8981</text:p>
          </table:table-cell>
          <table:table-cell office:value-type="float" office:value="1573.5956" calcext:value-type="float">
            <text:p>1573.5956</text:p>
          </table:table-cell>
        </table:table-row>
        <table:table-row table:style-name="ro1">
          <table:table-cell office:value-type="string" calcext:value-type="string">
            <text:p>Min 346</text:p>
          </table:table-cell>
          <table:table-cell office:value-type="float" office:value="2494.4255" calcext:value-type="float">
            <text:p>2494.4255</text:p>
          </table:table-cell>
          <table:table-cell office:value-type="float" office:value="2348.218" calcext:value-type="float">
            <text:p>2348.218</text:p>
          </table:table-cell>
          <table:table-cell office:value-type="float" office:value="1649.5964" calcext:value-type="float">
            <text:p>1649.5964</text:p>
          </table:table-cell>
          <table:table-cell office:value-type="float" office:value="1576.5277" calcext:value-type="float">
            <text:p>1576.5277</text:p>
          </table:table-cell>
        </table:table-row>
        <table:table-row table:style-name="ro1">
          <table:table-cell office:value-type="string" calcext:value-type="string">
            <text:p>Min 347</text:p>
          </table:table-cell>
          <table:table-cell office:value-type="float" office:value="2494.4194" calcext:value-type="float">
            <text:p>2494.4194</text:p>
          </table:table-cell>
          <table:table-cell office:value-type="float" office:value="2348.6785" calcext:value-type="float">
            <text:p>2348.6785</text:p>
          </table:table-cell>
          <table:table-cell office:value-type="float" office:value="1652.286" calcext:value-type="float">
            <text:p>1652.286</text:p>
          </table:table-cell>
          <table:table-cell office:value-type="float" office:value="1579.4504" calcext:value-type="float">
            <text:p>1579.4504</text:p>
          </table:table-cell>
        </table:table-row>
        <table:table-row table:style-name="ro1">
          <table:table-cell office:value-type="string" calcext:value-type="string">
            <text:p>Min 348</text:p>
          </table:table-cell>
          <table:table-cell office:value-type="float" office:value="2494.4133" calcext:value-type="float">
            <text:p>2494.4133</text:p>
          </table:table-cell>
          <table:table-cell office:value-type="float" office:value="2349.1375" calcext:value-type="float">
            <text:p>2349.1375</text:p>
          </table:table-cell>
          <table:table-cell office:value-type="float" office:value="1654.9672" calcext:value-type="float">
            <text:p>1654.9672</text:p>
          </table:table-cell>
          <table:table-cell office:value-type="float" office:value="1582.3639" calcext:value-type="float">
            <text:p>1582.3639</text:p>
          </table:table-cell>
        </table:table-row>
        <table:table-row table:style-name="ro1">
          <table:table-cell office:value-type="string" calcext:value-type="string">
            <text:p>Min 349</text:p>
          </table:table-cell>
          <table:table-cell office:value-type="float" office:value="2494.4072" calcext:value-type="float">
            <text:p>2494.4072</text:p>
          </table:table-cell>
          <table:table-cell office:value-type="float" office:value="2349.595" calcext:value-type="float">
            <text:p>2349.595</text:p>
          </table:table-cell>
          <table:table-cell office:value-type="float" office:value="1657.6396" calcext:value-type="float">
            <text:p>1657.6396</text:p>
          </table:table-cell>
          <table:table-cell office:value-type="float" office:value="1585.268" calcext:value-type="float">
            <text:p>1585.268</text:p>
          </table:table-cell>
        </table:table-row>
        <table:table-row table:style-name="ro1">
          <table:table-cell office:value-type="string" calcext:value-type="string">
            <text:p>Min 350</text:p>
          </table:table-cell>
          <table:table-cell office:value-type="float" office:value="2494.4014" calcext:value-type="float">
            <text:p>2494.4014</text:p>
          </table:table-cell>
          <table:table-cell office:value-type="float" office:value="2350.051" calcext:value-type="float">
            <text:p>2350.051</text:p>
          </table:table-cell>
          <table:table-cell office:value-type="float" office:value="1660.3035" calcext:value-type="float">
            <text:p>1660.3035</text:p>
          </table:table-cell>
          <table:table-cell office:value-type="float" office:value="1588.1628" calcext:value-type="float">
            <text:p>1588.1628</text:p>
          </table:table-cell>
        </table:table-row>
        <table:table-row table:style-name="ro1">
          <table:table-cell office:value-type="string" calcext:value-type="string">
            <text:p>Min 351</text:p>
          </table:table-cell>
          <table:table-cell office:value-type="float" office:value="2494.3955" calcext:value-type="float">
            <text:p>2494.3955</text:p>
          </table:table-cell>
          <table:table-cell office:value-type="float" office:value="2350.5059" calcext:value-type="float">
            <text:p>2350.5059</text:p>
          </table:table-cell>
          <table:table-cell office:value-type="float" office:value="1662.959" calcext:value-type="float">
            <text:p>1662.959</text:p>
          </table:table-cell>
          <table:table-cell office:value-type="float" office:value="1591.0485" calcext:value-type="float">
            <text:p>1591.0485</text:p>
          </table:table-cell>
        </table:table-row>
        <table:table-row table:style-name="ro1">
          <table:table-cell office:value-type="string" calcext:value-type="string">
            <text:p>Min 352</text:p>
          </table:table-cell>
          <table:table-cell office:value-type="float" office:value="2494.3894" calcext:value-type="float">
            <text:p>2494.3894</text:p>
          </table:table-cell>
          <table:table-cell office:value-type="float" office:value="2350.9587" calcext:value-type="float">
            <text:p>2350.9587</text:p>
          </table:table-cell>
          <table:table-cell office:value-type="float" office:value="1665.606" calcext:value-type="float">
            <text:p>1665.606</text:p>
          </table:table-cell>
          <table:table-cell office:value-type="float" office:value="1593.9249" calcext:value-type="float">
            <text:p>1593.9249</text:p>
          </table:table-cell>
        </table:table-row>
        <table:table-row table:style-name="ro1">
          <table:table-cell office:value-type="string" calcext:value-type="string">
            <text:p>Min 353</text:p>
          </table:table-cell>
          <table:table-cell office:value-type="float" office:value="2494.3835" calcext:value-type="float">
            <text:p>2494.3835</text:p>
          </table:table-cell>
          <table:table-cell office:value-type="float" office:value="2351.4104" calcext:value-type="float">
            <text:p>2351.4104</text:p>
          </table:table-cell>
          <table:table-cell office:value-type="float" office:value="1668.2445" calcext:value-type="float">
            <text:p>1668.2445</text:p>
          </table:table-cell>
          <table:table-cell office:value-type="float" office:value="1596.7921" calcext:value-type="float">
            <text:p>1596.7921</text:p>
          </table:table-cell>
        </table:table-row>
        <table:table-row table:style-name="ro1">
          <table:table-cell office:value-type="string" calcext:value-type="string">
            <text:p>Min 354</text:p>
          </table:table-cell>
          <table:table-cell office:value-type="float" office:value="2494.3777" calcext:value-type="float">
            <text:p>2494.3777</text:p>
          </table:table-cell>
          <table:table-cell office:value-type="float" office:value="2351.8608" calcext:value-type="float">
            <text:p>2351.8608</text:p>
          </table:table-cell>
          <table:table-cell office:value-type="float" office:value="1670.8746" calcext:value-type="float">
            <text:p>1670.8746</text:p>
          </table:table-cell>
          <table:table-cell office:value-type="float" office:value="1599.6503" calcext:value-type="float">
            <text:p>1599.6503</text:p>
          </table:table-cell>
        </table:table-row>
        <table:table-row table:style-name="ro1">
          <table:table-cell office:value-type="string" calcext:value-type="string">
            <text:p>Min 355</text:p>
          </table:table-cell>
          <table:table-cell office:value-type="float" office:value="2494.3718" calcext:value-type="float">
            <text:p>2494.3718</text:p>
          </table:table-cell>
          <table:table-cell office:value-type="float" office:value="2352.3096" calcext:value-type="float">
            <text:p>2352.3096</text:p>
          </table:table-cell>
          <table:table-cell office:value-type="float" office:value="1673.4962" calcext:value-type="float">
            <text:p>1673.4962</text:p>
          </table:table-cell>
          <table:table-cell office:value-type="float" office:value="1602.4993" calcext:value-type="float">
            <text:p>1602.4993</text:p>
          </table:table-cell>
        </table:table-row>
        <table:table-row table:style-name="ro1">
          <table:table-cell office:value-type="string" calcext:value-type="string">
            <text:p>Min 356</text:p>
          </table:table-cell>
          <table:table-cell office:value-type="float" office:value="2494.366" calcext:value-type="float">
            <text:p>2494.366</text:p>
          </table:table-cell>
          <table:table-cell office:value-type="float" office:value="2352.757" calcext:value-type="float">
            <text:p>2352.757</text:p>
          </table:table-cell>
          <table:table-cell office:value-type="float" office:value="1676.1096" calcext:value-type="float">
            <text:p>1676.1096</text:p>
          </table:table-cell>
          <table:table-cell office:value-type="float" office:value="1605.3391" calcext:value-type="float">
            <text:p>1605.3391</text:p>
          </table:table-cell>
        </table:table-row>
        <table:table-row table:style-name="ro1">
          <table:table-cell office:value-type="string" calcext:value-type="string">
            <text:p>Min 357</text:p>
          </table:table-cell>
          <table:table-cell office:value-type="float" office:value="2494.36" calcext:value-type="float">
            <text:p>2494.36</text:p>
          </table:table-cell>
          <table:table-cell office:value-type="float" office:value="2353.203" calcext:value-type="float">
            <text:p>2353.203</text:p>
          </table:table-cell>
          <table:table-cell office:value-type="float" office:value="1678.7146" calcext:value-type="float">
            <text:p>1678.7146</text:p>
          </table:table-cell>
          <table:table-cell office:value-type="float" office:value="1608.17" calcext:value-type="float">
            <text:p>1608.17</text:p>
          </table:table-cell>
        </table:table-row>
        <table:table-row table:style-name="ro1">
          <table:table-cell office:value-type="string" calcext:value-type="string">
            <text:p>Min 358</text:p>
          </table:table-cell>
          <table:table-cell office:value-type="float" office:value="2494.3542" calcext:value-type="float">
            <text:p>2494.3542</text:p>
          </table:table-cell>
          <table:table-cell office:value-type="float" office:value="2353.6475" calcext:value-type="float">
            <text:p>2353.6475</text:p>
          </table:table-cell>
          <table:table-cell office:value-type="float" office:value="1681.3114" calcext:value-type="float">
            <text:p>1681.3114</text:p>
          </table:table-cell>
          <table:table-cell office:value-type="float" office:value="1610.9917" calcext:value-type="float">
            <text:p>1610.9917</text:p>
          </table:table-cell>
        </table:table-row>
        <table:table-row table:style-name="ro1">
          <table:table-cell office:value-type="string" calcext:value-type="string">
            <text:p>Min 359</text:p>
          </table:table-cell>
          <table:table-cell office:value-type="float" office:value="2494.3484" calcext:value-type="float">
            <text:p>2494.3484</text:p>
          </table:table-cell>
          <table:table-cell office:value-type="float" office:value="2354.0906" calcext:value-type="float">
            <text:p>2354.0906</text:p>
          </table:table-cell>
          <table:table-cell office:value-type="float" office:value="1683.8999" calcext:value-type="float">
            <text:p>1683.8999</text:p>
          </table:table-cell>
          <table:table-cell office:value-type="float" office:value="1613.8044" calcext:value-type="float">
            <text:p>1613.80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18:02:38.649000000</dc:date>
    <meta:editing-duration>PT1M22S</meta:editing-duration>
    <meta:editing-cycles>1</meta:editing-cycles>
    <meta:document-statistic meta:table-count="1" meta:cell-count="1800" meta:object-count="1"/>
    <meta:generator>LibreOffice/4.3.4.1$Windows_x86 LibreOffice_project/bc356b2f991740509f321d70e4512a6a54c5f24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legend chart:legend-position="end" svg:x="13.156cm" svg:y="3.457cm" style:legend-expansion="high" chart:style-name="ch2"/>
        <chart:plot-area chart:style-name="ch3" table:cell-range-address="'New Text Document'.A1:'New Text Document'.E360" chart:data-source-has-labels="column" svg:x="0.32cm" svg:y="0.18cm" svg:width="12.516cm" svg:height="8.646cm">
          <chartooo:coordinate-region svg:x="1.312cm" svg:y="0.379cm" svg:width="11.524cm" svg:height="7.056cm"/>
          <chart:axis chart:dimension="x" chart:name="primary-x" chart:style-name="ch4" chartooo:axis-type="auto">
            <chartooo:date-scale/>
            <chart:categories table:cell-range-address="'New Text Document'.A1:'New Text Document'.A3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ew Text Document'.B1:'New Text Document'.B360" chart:class="chart:line">
            <chart:data-point chart:repeated="360"/>
          </chart:series>
          <chart:series chart:style-name="ch7" chart:values-cell-range-address="'New Text Document'.C1:'New Text Document'.C360" chart:class="chart:line">
            <chart:data-point chart:repeated="360"/>
          </chart:series>
          <chart:series chart:style-name="ch8" chart:values-cell-range-address="'New Text Document'.D1:'New Text Document'.D360" chart:class="chart:line">
            <chart:data-point chart:repeated="360"/>
          </chart:series>
          <chart:series chart:style-name="ch9" chart:values-cell-range-address="'New Text Document'.E1:'New Text Document'.E360" chart:class="chart:line">
            <chart:data-point chart:repeated="3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Min 0</text:p>
                <draw:g>
                  <svg:desc>'New Text Document'.A1:'New Text Document'.A360</svg:desc>
                </draw:g>
              </table:table-cell>
              <table:table-cell office:value-type="float" office:value="2499.9">
                <text:p>2499.9</text:p>
                <draw:g>
                  <svg:desc>'New Text Document'.B1:'New Text Document'.B360</svg:desc>
                </draw:g>
              </table:table-cell>
              <table:table-cell office:value-type="float" office:value="100">
                <text:p>100</text:p>
                <draw:g>
                  <svg:desc>'New Text Document'.C1:'New Text Document'.C360</svg:desc>
                </draw:g>
              </table:table-cell>
              <table:table-cell office:value-type="float" office:value="0">
                <text:p>0</text:p>
                <draw:g>
                  <svg:desc>'New Text Document'.D1:'New Text Document'.D360</svg:desc>
                </draw:g>
              </table:table-cell>
              <table:table-cell office:value-type="float" office:value="0">
                <text:p>0</text:p>
                <draw:g>
                  <svg:desc>'New Text Document'.E1:'New Text Document'.E360</svg:desc>
                </draw:g>
              </table:table-cell>
            </table:table-row>
            <table:table-row>
              <table:table-cell office:value-type="string">
                <text:p>Min 1</text:p>
              </table:table-cell>
              <table:table-cell office:value-type="float" office:value="2499.804">
                <text:p>2499.804</text:p>
              </table:table-cell>
              <table:table-cell office:value-type="float" office:value="195.228">
                <text:p>195.22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n 2</text:p>
              </table:table-cell>
              <table:table-cell office:value-type="float" office:value="2499.7117">
                <text:p>2499.7117</text:p>
              </table:table-cell>
              <table:table-cell office:value-type="float" office:value="285.91757">
                <text:p>285.91757</text:p>
              </table:table-cell>
              <table:table-cell office:value-type="float" office:value="2.32368">
                <text:p>2.32368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Min 3</text:p>
              </table:table-cell>
              <table:table-cell office:value-type="float" office:value="2499.623">
                <text:p>2499.623</text:p>
              </table:table-cell>
              <table:table-cell office:value-type="float" office:value="372.2906">
                <text:p>372.2906</text:p>
              </table:table-cell>
              <table:table-cell office:value-type="float" office:value="4.5014973">
                <text:p>4.5014973</text:p>
              </table:table-cell>
              <table:table-cell office:value-type="float" office:value="0.12366719">
                <text:p>0.12366719</text:p>
              </table:table-cell>
            </table:table-row>
            <table:table-row>
              <table:table-cell office:value-type="string">
                <text:p>Min 4</text:p>
              </table:table-cell>
              <table:table-cell office:value-type="float" office:value="2499.5378">
                <text:p>2499.5378</text:p>
              </table:table-cell>
              <table:table-cell office:value-type="float" office:value="454.55792">
                <text:p>454.55792</text:p>
              </table:table-cell>
              <table:table-cell office:value-type="float" office:value="7.2700977">
                <text:p>7.2700977</text:p>
              </table:table-cell>
              <table:table-cell office:value-type="float" office:value="0.29878038">
                <text:p>0.29878038</text:p>
              </table:table-cell>
            </table:table-row>
            <table:table-row>
              <table:table-cell office:value-type="string">
                <text:p>Min 5</text:p>
              </table:table-cell>
              <table:table-cell office:value-type="float" office:value="2499.456">
                <text:p>2499.456</text:p>
              </table:table-cell>
              <table:table-cell office:value-type="float" office:value="532.9198">
                <text:p>532.9198</text:p>
              </table:table-cell>
              <table:table-cell office:value-type="float" office:value="10.571778">
                <text:p>10.571778</text:p>
              </table:table-cell>
              <table:table-cell office:value-type="float" office:value="0.5776331">
                <text:p>0.5776331</text:p>
              </table:table-cell>
            </table:table-row>
            <table:table-row>
              <table:table-cell office:value-type="string">
                <text:p>Min 6</text:p>
              </table:table-cell>
              <table:table-cell office:value-type="float" office:value="2499.3772">
                <text:p>2499.3772</text:p>
              </table:table-cell>
              <table:table-cell office:value-type="float" office:value="607.5666">
                <text:p>607.5666</text:p>
              </table:table-cell>
              <table:table-cell office:value-type="float" office:value="14.353995">
                <text:p>14.353995</text:p>
              </table:table-cell>
              <table:table-cell office:value-type="float" office:value="0.9773989">
                <text:p>0.9773989</text:p>
              </table:table-cell>
            </table:table-row>
            <table:table-row>
              <table:table-cell office:value-type="string">
                <text:p>Min 7</text:p>
              </table:table-cell>
              <table:table-cell office:value-type="float" office:value="2499.3013">
                <text:p>2499.3013</text:p>
              </table:table-cell>
              <table:table-cell office:value-type="float" office:value="678.679">
                <text:p>678.679</text:p>
              </table:table-cell>
              <table:table-cell office:value-type="float" office:value="18.568914">
                <text:p>18.568914</text:p>
              </table:table-cell>
              <table:table-cell office:value-type="float" office:value="1.5124626">
                <text:p>1.5124626</text:p>
              </table:table-cell>
            </table:table-row>
            <table:table-row>
              <table:table-cell office:value-type="string">
                <text:p>Min 8</text:p>
              </table:table-cell>
              <table:table-cell office:value-type="float" office:value="2499.2285">
                <text:p>2499.2285</text:p>
              </table:table-cell>
              <table:table-cell office:value-type="float" office:value="746.429">
                <text:p>746.429</text:p>
              </table:table-cell>
              <table:table-cell office:value-type="float" office:value="23.172997">
                <text:p>23.172997</text:p>
              </table:table-cell>
              <table:table-cell office:value-type="float" office:value="2.1947207">
                <text:p>2.1947207</text:p>
              </table:table-cell>
            </table:table-row>
            <table:table-row>
              <table:table-cell office:value-type="string">
                <text:p>Min 9</text:p>
              </table:table-cell>
              <table:table-cell office:value-type="float" office:value="2499.158">
                <text:p>2499.158</text:p>
              </table:table-cell>
              <table:table-cell office:value-type="float" office:value="810.9799">
                <text:p>810.9799</text:p>
              </table:table-cell>
              <table:table-cell office:value-type="float" office:value="28.126627">
                <text:p>28.126627</text:p>
              </table:table-cell>
              <table:table-cell office:value-type="float" office:value="3.0338516">
                <text:p>3.0338516</text:p>
              </table:table-cell>
            </table:table-row>
            <table:table-row>
              <table:table-cell office:value-type="string">
                <text:p>Min 10</text:p>
              </table:table-cell>
              <table:table-cell office:value-type="float" office:value="2499.09">
                <text:p>2499.09</text:p>
              </table:table-cell>
              <table:table-cell office:value-type="float" office:value="872.487">
                <text:p>872.487</text:p>
              </table:table-cell>
              <table:table-cell office:value-type="float" office:value="33.393772">
                <text:p>33.393772</text:p>
              </table:table-cell>
              <table:table-cell office:value-type="float" office:value="4.0375624">
                <text:p>4.0375624</text:p>
              </table:table-cell>
            </table:table-row>
            <table:table-row>
              <table:table-cell office:value-type="string">
                <text:p>Min 11</text:p>
              </table:table-cell>
              <table:table-cell office:value-type="float" office:value="2499.025">
                <text:p>2499.025</text:p>
              </table:table-cell>
              <table:table-cell office:value-type="float" office:value="931.0979">
                <text:p>931.0979</text:p>
              </table:table-cell>
              <table:table-cell office:value-type="float" office:value="38.941666">
                <text:p>38.941666</text:p>
              </table:table-cell>
              <table:table-cell office:value-type="float" office:value="5.2118106">
                <text:p>5.2118106</text:p>
              </table:table-cell>
            </table:table-row>
            <table:table-row>
              <table:table-cell office:value-type="string">
                <text:p>Min 12</text:p>
              </table:table-cell>
              <table:table-cell office:value-type="float" office:value="2498.962">
                <text:p>2498.962</text:p>
              </table:table-cell>
              <table:table-cell office:value-type="float" office:value="986.9528">
                <text:p>986.9528</text:p>
              </table:table-cell>
              <table:table-cell office:value-type="float" office:value="44.740513">
                <text:p>44.740513</text:p>
              </table:table-cell>
              <table:table-cell office:value-type="float" office:value="6.561005">
                <text:p>6.561005</text:p>
              </table:table-cell>
            </table:table-row>
            <table:table-row>
              <table:table-cell office:value-type="string">
                <text:p>Min 13</text:p>
              </table:table-cell>
              <table:table-cell office:value-type="float" office:value="2498.9014">
                <text:p>2498.9014</text:p>
              </table:table-cell>
              <table:table-cell office:value-type="float" office:value="1040.1853">
                <text:p>1040.1853</text:p>
              </table:table-cell>
              <table:table-cell office:value-type="float" office:value="50.76325">
                <text:p>50.76325</text:p>
              </table:table-cell>
              <table:table-cell office:value-type="float" office:value="8.088185">
                <text:p>8.088185</text:p>
              </table:table-cell>
            </table:table-row>
            <table:table-row>
              <table:table-cell office:value-type="string">
                <text:p>Min 14</text:p>
              </table:table-cell>
              <table:table-cell office:value-type="float" office:value="2498.8425">
                <text:p>2498.8425</text:p>
              </table:table-cell>
              <table:table-cell office:value-type="float" office:value="1090.922">
                <text:p>1090.922</text:p>
              </table:table-cell>
              <table:table-cell office:value-type="float" office:value="56.98528">
                <text:p>56.98528</text:p>
              </table:table-cell>
              <table:table-cell office:value-type="float" office:value="9.795189">
                <text:p>9.795189</text:p>
              </table:table-cell>
            </table:table-row>
            <table:table-row>
              <table:table-cell office:value-type="string">
                <text:p>Min 15</text:p>
              </table:table-cell>
              <table:table-cell office:value-type="float" office:value="2498.7861">
                <text:p>2498.7861</text:p>
              </table:table-cell>
              <table:table-cell office:value-type="float" office:value="1139.2836">
                <text:p>1139.2836</text:p>
              </table:table-cell>
              <table:table-cell office:value-type="float" office:value="63.384266">
                <text:p>63.384266</text:p>
              </table:table-cell>
              <table:table-cell office:value-type="float" office:value="11.682792">
                <text:p>11.682792</text:p>
              </table:table-cell>
            </table:table-row>
            <table:table-row>
              <table:table-cell office:value-type="string">
                <text:p>Min 16</text:p>
              </table:table-cell>
              <table:table-cell office:value-type="float" office:value="2498.7312">
                <text:p>2498.7312</text:p>
              </table:table-cell>
              <table:table-cell office:value-type="float" office:value="1185.3849">
                <text:p>1185.3849</text:p>
              </table:table-cell>
              <table:table-cell office:value-type="float" office:value="69.93995">
                <text:p>69.93995</text:p>
              </table:table-cell>
              <table:table-cell office:value-type="float" office:value="13.750851">
                <text:p>13.750851</text:p>
              </table:table-cell>
            </table:table-row>
            <table:table-row>
              <table:table-cell office:value-type="string">
                <text:p>Min 17</text:p>
              </table:table-cell>
              <table:table-cell office:value-type="float" office:value="2498.6782">
                <text:p>2498.6782</text:p>
              </table:table-cell>
              <table:table-cell office:value-type="float" office:value="1229.3348">
                <text:p>1229.3348</text:p>
              </table:table-cell>
              <table:table-cell office:value-type="float" office:value="76.63392">
                <text:p>76.63392</text:p>
              </table:table-cell>
              <table:table-cell office:value-type="float" office:value="15.998414">
                <text:p>15.998414</text:p>
              </table:table-cell>
            </table:table-row>
            <table:table-row>
              <table:table-cell office:value-type="string">
                <text:p>Min 18</text:p>
              </table:table-cell>
              <table:table-cell office:value-type="float" office:value="2498.627">
                <text:p>2498.627</text:p>
              </table:table-cell>
              <table:table-cell office:value-type="float" office:value="1271.2373">
                <text:p>1271.2373</text:p>
              </table:table-cell>
              <table:table-cell office:value-type="float" office:value="83.44951">
                <text:p>83.44951</text:p>
              </table:table-cell>
              <table:table-cell office:value-type="float" office:value="18.423834">
                <text:p>18.423834</text:p>
              </table:table-cell>
            </table:table-row>
            <table:table-row>
              <table:table-cell office:value-type="string">
                <text:p>Min 19</text:p>
              </table:table-cell>
              <table:table-cell office:value-type="float" office:value="2498.5776">
                <text:p>2498.5776</text:p>
              </table:table-cell>
              <table:table-cell office:value-type="float" office:value="1311.1907">
                <text:p>1311.1907</text:p>
              </table:table-cell>
              <table:table-cell office:value-type="float" office:value="90.3716">
                <text:p>90.3716</text:p>
              </table:table-cell>
              <table:table-cell office:value-type="float" office:value="21.02486">
                <text:p>21.02486</text:p>
              </table:table-cell>
            </table:table-row>
            <table:table-row>
              <table:table-cell office:value-type="string">
                <text:p>Min 20</text:p>
              </table:table-cell>
              <table:table-cell office:value-type="float" office:value="2498.5298">
                <text:p>2498.5298</text:p>
              </table:table-cell>
              <table:table-cell office:value-type="float" office:value="1349.2888">
                <text:p>1349.2888</text:p>
              </table:table-cell>
              <table:table-cell office:value-type="float" office:value="97.38647">
                <text:p>97.38647</text:p>
              </table:table-cell>
              <table:table-cell office:value-type="float" office:value="23.79873">
                <text:p>23.79873</text:p>
              </table:table-cell>
            </table:table-row>
            <table:table-row>
              <table:table-cell office:value-type="string">
                <text:p>Min 21</text:p>
              </table:table-cell>
              <table:table-cell office:value-type="float" office:value="2498.4834">
                <text:p>2498.4834</text:p>
              </table:table-cell>
              <table:table-cell office:value-type="float" office:value="1385.6212">
                <text:p>1385.6212</text:p>
              </table:table-cell>
              <table:table-cell office:value-type="float" office:value="104.48173">
                <text:p>104.48173</text:p>
              </table:table-cell>
              <table:table-cell office:value-type="float" office:value="26.74224">
                <text:p>26.74224</text:p>
              </table:table-cell>
            </table:table-row>
            <table:table-row>
              <table:table-cell office:value-type="string">
                <text:p>Min 22</text:p>
              </table:table-cell>
              <table:table-cell office:value-type="float" office:value="2498.4387">
                <text:p>2498.4387</text:p>
              </table:table-cell>
              <table:table-cell office:value-type="float" office:value="1420.2727">
                <text:p>1420.2727</text:p>
              </table:table-cell>
              <table:table-cell office:value-type="float" office:value="111.64614">
                <text:p>111.64614</text:p>
              </table:table-cell>
              <table:table-cell office:value-type="float" office:value="29.85182">
                <text:p>29.85182</text:p>
              </table:table-cell>
            </table:table-row>
            <table:table-row>
              <table:table-cell office:value-type="string">
                <text:p>Min 23</text:p>
              </table:table-cell>
              <table:table-cell office:value-type="float" office:value="2498.395">
                <text:p>2498.395</text:p>
              </table:table-cell>
              <table:table-cell office:value-type="float" office:value="1453.3241">
                <text:p>1453.3241</text:p>
              </table:table-cell>
              <table:table-cell office:value-type="float" office:value="118.86955">
                <text:p>118.86955</text:p>
              </table:table-cell>
              <table:table-cell office:value-type="float" office:value="33.123592">
                <text:p>33.123592</text:p>
              </table:table-cell>
            </table:table-row>
            <table:table-row>
              <table:table-cell office:value-type="string">
                <text:p>Min 24</text:p>
              </table:table-cell>
              <table:table-cell office:value-type="float" office:value="2498.3528">
                <text:p>2498.3528</text:p>
              </table:table-cell>
              <table:table-cell office:value-type="float" office:value="1484.852">
                <text:p>1484.852</text:p>
              </table:table-cell>
              <table:table-cell office:value-type="float" office:value="126.1428">
                <text:p>126.1428</text:p>
              </table:table-cell>
              <table:table-cell office:value-type="float" office:value="36.553432">
                <text:p>36.553432</text:p>
              </table:table-cell>
            </table:table-row>
            <table:table-row>
              <table:table-cell office:value-type="string">
                <text:p>Min 25</text:p>
              </table:table-cell>
              <table:table-cell office:value-type="float" office:value="2498.312">
                <text:p>2498.312</text:p>
              </table:table-cell>
              <table:table-cell office:value-type="float" office:value="1514.9296">
                <text:p>1514.9296</text:p>
              </table:table-cell>
              <table:table-cell office:value-type="float" office:value="133.45757">
                <text:p>133.45757</text:p>
              </table:table-cell>
              <table:table-cell office:value-type="float" office:value="40.13701">
                <text:p>40.13701</text:p>
              </table:table-cell>
            </table:table-row>
            <table:table-row>
              <table:table-cell office:value-type="string">
                <text:p>Min 26</text:p>
              </table:table-cell>
              <table:table-cell office:value-type="float" office:value="2498.2722">
                <text:p>2498.2722</text:p>
              </table:table-cell>
              <table:table-cell office:value-type="float" office:value="1543.6265">
                <text:p>1543.6265</text:p>
              </table:table-cell>
              <table:table-cell office:value-type="float" office:value="140.8064">
                <text:p>140.8064</text:p>
              </table:table-cell>
              <table:table-cell office:value-type="float" office:value="43.869827">
                <text:p>43.869827</text:p>
              </table:table-cell>
            </table:table-row>
            <table:table-row>
              <table:table-cell office:value-type="string">
                <text:p>Min 27</text:p>
              </table:table-cell>
              <table:table-cell office:value-type="float" office:value="2498.2336">
                <text:p>2498.2336</text:p>
              </table:table-cell>
              <table:table-cell office:value-type="float" office:value="1571.0089">
                <text:p>1571.0089</text:p>
              </table:table-cell>
              <table:table-cell office:value-type="float" office:value="148.1825">
                <text:p>148.1825</text:p>
              </table:table-cell>
              <table:table-cell office:value-type="float" office:value="47.747288">
                <text:p>47.747288</text:p>
              </table:table-cell>
            </table:table-row>
            <table:table-row>
              <table:table-cell office:value-type="string">
                <text:p>Min 28</text:p>
              </table:table-cell>
              <table:table-cell office:value-type="float" office:value="2498.196">
                <text:p>2498.196</text:p>
              </table:table-cell>
              <table:table-cell office:value-type="float" office:value="1597.1398">
                <text:p>1597.1398</text:p>
              </table:table-cell>
              <table:table-cell office:value-type="float" office:value="155.57985">
                <text:p>155.57985</text:p>
              </table:table-cell>
              <table:table-cell office:value-type="float" office:value="51.764698">
                <text:p>51.764698</text:p>
              </table:table-cell>
            </table:table-row>
            <table:table-row>
              <table:table-cell office:value-type="string">
                <text:p>Min 29</text:p>
              </table:table-cell>
              <table:table-cell office:value-type="float" office:value="2498.1594">
                <text:p>2498.1594</text:p>
              </table:table-cell>
              <table:table-cell office:value-type="float" office:value="1622.0789">
                <text:p>1622.0789</text:p>
              </table:table-cell>
              <table:table-cell office:value-type="float" office:value="162.99294">
                <text:p>162.99294</text:p>
              </table:table-cell>
              <table:table-cell office:value-type="float" office:value="55.917305">
                <text:p>55.917305</text:p>
              </table:table-cell>
            </table:table-row>
            <table:table-row>
              <table:table-cell office:value-type="string">
                <text:p>Min 30</text:p>
              </table:table-cell>
              <table:table-cell office:value-type="float" office:value="2498.1238">
                <text:p>2498.1238</text:p>
              </table:table-cell>
              <table:table-cell office:value-type="float" office:value="1645.8834">
                <text:p>1645.8834</text:p>
              </table:table-cell>
              <table:table-cell office:value-type="float" office:value="170.41685">
                <text:p>170.41685</text:p>
              </table:table-cell>
              <table:table-cell office:value-type="float" office:value="60.20033">
                <text:p>60.20033</text:p>
              </table:table-cell>
            </table:table-row>
            <table:table-row>
              <table:table-cell office:value-type="string">
                <text:p>Min 31</text:p>
              </table:table-cell>
              <table:table-cell office:value-type="float" office:value="2498.089">
                <text:p>2498.089</text:p>
              </table:table-cell>
              <table:table-cell office:value-type="float" office:value="1668.6075">
                <text:p>1668.6075</text:p>
              </table:table-cell>
              <table:table-cell office:value-type="float" office:value="177.8472">
                <text:p>177.8472</text:p>
              </table:table-cell>
              <table:table-cell office:value-type="float" office:value="64.608986">
                <text:p>64.608986</text:p>
              </table:table-cell>
            </table:table-row>
            <table:table-row>
              <table:table-cell office:value-type="string">
                <text:p>Min 32</text:p>
              </table:table-cell>
              <table:table-cell office:value-type="float" office:value="2498.0557">
                <text:p>2498.0557</text:p>
              </table:table-cell>
              <table:table-cell office:value-type="float" office:value="1690.3029">
                <text:p>1690.3029</text:p>
              </table:table-cell>
              <table:table-cell office:value-type="float" office:value="185.27998">
                <text:p>185.27998</text:p>
              </table:table-cell>
              <table:table-cell office:value-type="float" office:value="69.13852">
                <text:p>69.13852</text:p>
              </table:table-cell>
            </table:table-row>
            <table:table-row>
              <table:table-cell office:value-type="string">
                <text:p>Min 33</text:p>
              </table:table-cell>
              <table:table-cell office:value-type="float" office:value="2498.023">
                <text:p>2498.023</text:p>
              </table:table-cell>
              <table:table-cell office:value-type="float" office:value="1711.0188">
                <text:p>1711.0188</text:p>
              </table:table-cell>
              <table:table-cell office:value-type="float" office:value="192.71167">
                <text:p>192.71167</text:p>
              </table:table-cell>
              <table:table-cell office:value-type="float" office:value="73.78417">
                <text:p>73.78417</text:p>
              </table:table-cell>
            </table:table-row>
            <table:table-row>
              <table:table-cell office:value-type="string">
                <text:p>Min 34</text:p>
              </table:table-cell>
              <table:table-cell office:value-type="float" office:value="2497.991">
                <text:p>2497.991</text:p>
              </table:table-cell>
              <table:table-cell office:value-type="float" office:value="1730.8018">
                <text:p>1730.8018</text:p>
              </table:table-cell>
              <table:table-cell office:value-type="float" office:value="200.1391">
                <text:p>200.1391</text:p>
              </table:table-cell>
              <table:table-cell office:value-type="float" office:value="78.541275">
                <text:p>78.541275</text:p>
              </table:table-cell>
            </table:table-row>
            <table:table-row>
              <table:table-cell office:value-type="string">
                <text:p>Min 35</text:p>
              </table:table-cell>
              <table:table-cell office:value-type="float" office:value="2497.9597">
                <text:p>2497.9597</text:p>
              </table:table-cell>
              <table:table-cell office:value-type="float" office:value="1749.6965">
                <text:p>1749.6965</text:p>
              </table:table-cell>
              <table:table-cell office:value-type="float" office:value="207.5594">
                <text:p>207.5594</text:p>
              </table:table-cell>
              <table:table-cell office:value-type="float" office:value="83.40519">
                <text:p>83.40519</text:p>
              </table:table-cell>
            </table:table-row>
            <table:table-row>
              <table:table-cell office:value-type="string">
                <text:p>Min 36</text:p>
              </table:table-cell>
              <table:table-cell office:value-type="float" office:value="2497.9292">
                <text:p>2497.9292</text:p>
              </table:table-cell>
              <table:table-cell office:value-type="float" office:value="1767.7452">
                <text:p>1767.7452</text:p>
              </table:table-cell>
              <table:table-cell office:value-type="float" office:value="214.97006">
                <text:p>214.97006</text:p>
              </table:table-cell>
              <table:table-cell office:value-type="float" office:value="88.37136">
                <text:p>88.37136</text:p>
              </table:table-cell>
            </table:table-row>
            <table:table-row>
              <table:table-cell office:value-type="string">
                <text:p>Min 37</text:p>
              </table:table-cell>
              <table:table-cell office:value-type="float" office:value="2497.8994">
                <text:p>2497.8994</text:p>
              </table:table-cell>
              <table:table-cell office:value-type="float" office:value="1784.9884">
                <text:p>1784.9884</text:p>
              </table:table-cell>
              <table:table-cell office:value-type="float" office:value="222.36884">
                <text:p>222.36884</text:p>
              </table:table-cell>
              <table:table-cell office:value-type="float" office:value="93.4353">
                <text:p>93.4353</text:p>
              </table:table-cell>
            </table:table-row>
            <table:table-row>
              <table:table-cell office:value-type="string">
                <text:p>Min 38</text:p>
              </table:table-cell>
              <table:table-cell office:value-type="float" office:value="2497.8706">
                <text:p>2497.8706</text:p>
              </table:table-cell>
              <table:table-cell office:value-type="float" office:value="1801.4642">
                <text:p>1801.4642</text:p>
              </table:table-cell>
              <table:table-cell office:value-type="float" office:value="229.75371">
                <text:p>229.75371</text:p>
              </table:table-cell>
              <table:table-cell office:value-type="float" office:value="98.59265">
                <text:p>98.59265</text:p>
              </table:table-cell>
            </table:table-row>
            <table:table-row>
              <table:table-cell office:value-type="string">
                <text:p>Min 39</text:p>
              </table:table-cell>
              <table:table-cell office:value-type="float" office:value="2497.8423">
                <text:p>2497.8423</text:p>
              </table:table-cell>
              <table:table-cell office:value-type="float" office:value="1817.2095">
                <text:p>1817.2095</text:p>
              </table:table-cell>
              <table:table-cell office:value-type="float" office:value="237.12292">
                <text:p>237.12292</text:p>
              </table:table-cell>
              <table:table-cell office:value-type="float" office:value="103.839096">
                <text:p>103.839096</text:p>
              </table:table-cell>
            </table:table-row>
            <table:table-row>
              <table:table-cell office:value-type="string">
                <text:p>Min 40</text:p>
              </table:table-cell>
              <table:table-cell office:value-type="float" office:value="2497.8145">
                <text:p>2497.8145</text:p>
              </table:table-cell>
              <table:table-cell office:value-type="float" office:value="1832.2588">
                <text:p>1832.2588</text:p>
              </table:table-cell>
              <table:table-cell office:value-type="float" office:value="244.4749">
                <text:p>244.4749</text:p>
              </table:table-cell>
              <table:table-cell office:value-type="float" office:value="109.17045">
                <text:p>109.17045</text:p>
              </table:table-cell>
            </table:table-row>
            <table:table-row>
              <table:table-cell office:value-type="string">
                <text:p>Min 41</text:p>
              </table:table-cell>
              <table:table-cell office:value-type="float" office:value="2497.7874">
                <text:p>2497.7874</text:p>
              </table:table-cell>
              <table:table-cell office:value-type="float" office:value="1846.6451">
                <text:p>1846.6451</text:p>
              </table:table-cell>
              <table:table-cell office:value-type="float" office:value="251.8083">
                <text:p>251.8083</text:p>
              </table:table-cell>
              <table:table-cell office:value-type="float" office:value="114.58263">
                <text:p>114.58263</text:p>
              </table:table-cell>
            </table:table-row>
            <table:table-row>
              <table:table-cell office:value-type="string">
                <text:p>Min 42</text:p>
              </table:table-cell>
              <table:table-cell office:value-type="float" office:value="2497.7607">
                <text:p>2497.7607</text:p>
              </table:table-cell>
              <table:table-cell office:value-type="float" office:value="1860.4003">
                <text:p>1860.4003</text:p>
              </table:table-cell>
              <table:table-cell office:value-type="float" office:value="259.1219">
                <text:p>259.1219</text:p>
              </table:table-cell>
              <table:table-cell office:value-type="float" office:value="120.07165">
                <text:p>120.07165</text:p>
              </table:table-cell>
            </table:table-row>
            <table:table-row>
              <table:table-cell office:value-type="string">
                <text:p>Min 43</text:p>
              </table:table-cell>
              <table:table-cell office:value-type="float" office:value="2497.7346">
                <text:p>2497.7346</text:p>
              </table:table-cell>
              <table:table-cell office:value-type="float" office:value="1873.5541">
                <text:p>1873.5541</text:p>
              </table:table-cell>
              <table:table-cell office:value-type="float" office:value="266.41458">
                <text:p>266.41458</text:p>
              </table:table-cell>
              <table:table-cell office:value-type="float" office:value="125.63366">
                <text:p>125.63366</text:p>
              </table:table-cell>
            </table:table-row>
            <table:table-row>
              <table:table-cell office:value-type="string">
                <text:p>Min 44</text:p>
              </table:table-cell>
              <table:table-cell office:value-type="float" office:value="2497.709">
                <text:p>2497.709</text:p>
              </table:table-cell>
              <table:table-cell office:value-type="float" office:value="1886.1353">
                <text:p>1886.1353</text:p>
              </table:table-cell>
              <table:table-cell office:value-type="float" office:value="273.68552">
                <text:p>273.68552</text:p>
              </table:table-cell>
              <table:table-cell office:value-type="float" office:value="131.2649">
                <text:p>131.2649</text:p>
              </table:table-cell>
            </table:table-row>
            <table:table-row>
              <table:table-cell office:value-type="string">
                <text:p>Min 45</text:p>
              </table:table-cell>
              <table:table-cell office:value-type="float" office:value="2497.684">
                <text:p>2497.684</text:p>
              </table:table-cell>
              <table:table-cell office:value-type="float" office:value="1898.1709">
                <text:p>1898.1709</text:p>
              </table:table-cell>
              <table:table-cell office:value-type="float" office:value="280.93387">
                <text:p>280.93387</text:p>
              </table:table-cell>
              <table:table-cell office:value-type="float" office:value="136.96172">
                <text:p>136.96172</text:p>
              </table:table-cell>
            </table:table-row>
            <table:table-row>
              <table:table-cell office:value-type="string">
                <text:p>Min 46</text:p>
              </table:table-cell>
              <table:table-cell office:value-type="float" office:value="2497.6594">
                <text:p>2497.6594</text:p>
              </table:table-cell>
              <table:table-cell office:value-type="float" office:value="1909.6868">
                <text:p>1909.6868</text:p>
              </table:table-cell>
              <table:table-cell office:value-type="float" office:value="288.15897">
                <text:p>288.15897</text:p>
              </table:table-cell>
              <table:table-cell office:value-type="float" office:value="142.72061">
                <text:p>142.72061</text:p>
              </table:table-cell>
            </table:table-row>
            <table:table-row>
              <table:table-cell office:value-type="string">
                <text:p>Min 47</text:p>
              </table:table-cell>
              <table:table-cell office:value-type="float" office:value="2497.6353">
                <text:p>2497.6353</text:p>
              </table:table-cell>
              <table:table-cell office:value-type="float" office:value="1920.7076">
                <text:p>1920.7076</text:p>
              </table:table-cell>
              <table:table-cell office:value-type="float" office:value="295.3602">
                <text:p>295.3602</text:p>
              </table:table-cell>
              <table:table-cell office:value-type="float" office:value="148.53815">
                <text:p>148.53815</text:p>
              </table:table-cell>
            </table:table-row>
            <table:table-row>
              <table:table-cell office:value-type="string">
                <text:p>Min 48</text:p>
              </table:table-cell>
              <table:table-cell office:value-type="float" office:value="2497.6118">
                <text:p>2497.6118</text:p>
              </table:table-cell>
              <table:table-cell office:value-type="float" office:value="1931.257">
                <text:p>1931.257</text:p>
              </table:table-cell>
              <table:table-cell office:value-type="float" office:value="302.53705">
                <text:p>302.53705</text:p>
              </table:table-cell>
              <table:table-cell office:value-type="float" office:value="154.41101">
                <text:p>154.41101</text:p>
              </table:table-cell>
            </table:table-row>
            <table:table-row>
              <table:table-cell office:value-type="string">
                <text:p>Min 49</text:p>
              </table:table-cell>
              <table:table-cell office:value-type="float" office:value="2497.5884">
                <text:p>2497.5884</text:p>
              </table:table-cell>
              <table:table-cell office:value-type="float" office:value="1941.3572">
                <text:p>1941.3572</text:p>
              </table:table-cell>
              <table:table-cell office:value-type="float" office:value="309.68918">
                <text:p>309.68918</text:p>
              </table:table-cell>
              <table:table-cell office:value-type="float" office:value="160.33606">
                <text:p>160.33606</text:p>
              </table:table-cell>
            </table:table-row>
            <table:table-row>
              <table:table-cell office:value-type="string">
                <text:p>Min 50</text:p>
              </table:table-cell>
              <table:table-cell office:value-type="float" office:value="2497.5657">
                <text:p>2497.5657</text:p>
              </table:table-cell>
              <table:table-cell office:value-type="float" office:value="1951.0293">
                <text:p>1951.0293</text:p>
              </table:table-cell>
              <table:table-cell office:value-type="float" office:value="316.8162">
                <text:p>316.8162</text:p>
              </table:table-cell>
              <table:table-cell office:value-type="float" office:value="166.31018">
                <text:p>166.31018</text:p>
              </table:table-cell>
            </table:table-row>
            <table:table-row>
              <table:table-cell office:value-type="string">
                <text:p>Min 51</text:p>
              </table:table-cell>
              <table:table-cell office:value-type="float" office:value="2497.5435">
                <text:p>2497.5435</text:p>
              </table:table-cell>
              <table:table-cell office:value-type="float" office:value="1960.2937">
                <text:p>1960.2937</text:p>
              </table:table-cell>
              <table:table-cell office:value-type="float" office:value="323.91782">
                <text:p>323.91782</text:p>
              </table:table-cell>
              <table:table-cell office:value-type="float" office:value="172.33043">
                <text:p>172.33043</text:p>
              </table:table-cell>
            </table:table-row>
            <table:table-row>
              <table:table-cell office:value-type="string">
                <text:p>Min 52</text:p>
              </table:table-cell>
              <table:table-cell office:value-type="float" office:value="2497.5215">
                <text:p>2497.5215</text:p>
              </table:table-cell>
              <table:table-cell office:value-type="float" office:value="1969.1699">
                <text:p>1969.1699</text:p>
              </table:table-cell>
              <table:table-cell office:value-type="float" office:value="330.9938">
                <text:p>330.9938</text:p>
              </table:table-cell>
              <table:table-cell office:value-type="float" office:value="178.39392">
                <text:p>178.39392</text:p>
              </table:table-cell>
            </table:table-row>
            <table:table-row>
              <table:table-cell office:value-type="string">
                <text:p>Min 53</text:p>
              </table:table-cell>
              <table:table-cell office:value-type="float" office:value="2497.4998">
                <text:p>2497.4998</text:p>
              </table:table-cell>
              <table:table-cell office:value-type="float" office:value="1977.6759">
                <text:p>1977.6759</text:p>
              </table:table-cell>
              <table:table-cell office:value-type="float" office:value="338.04407">
                <text:p>338.04407</text:p>
              </table:table-cell>
              <table:table-cell office:value-type="float" office:value="184.49792">
                <text:p>184.49792</text:p>
              </table:table-cell>
            </table:table-row>
            <table:table-row>
              <table:table-cell office:value-type="string">
                <text:p>Min 54</text:p>
              </table:table-cell>
              <table:table-cell office:value-type="float" office:value="2497.4785">
                <text:p>2497.4785</text:p>
              </table:table-cell>
              <table:table-cell office:value-type="float" office:value="1985.8292">
                <text:p>1985.8292</text:p>
              </table:table-cell>
              <table:table-cell office:value-type="float" office:value="345.06842">
                <text:p>345.06842</text:p>
              </table:table-cell>
              <table:table-cell office:value-type="float" office:value="190.63977">
                <text:p>190.63977</text:p>
              </table:table-cell>
            </table:table-row>
            <table:table-row>
              <table:table-cell office:value-type="string">
                <text:p>Min 55</text:p>
              </table:table-cell>
              <table:table-cell office:value-type="float" office:value="2497.4575">
                <text:p>2497.4575</text:p>
              </table:table-cell>
              <table:table-cell office:value-type="float" office:value="1993.6467">
                <text:p>1993.6467</text:p>
              </table:table-cell>
              <table:table-cell office:value-type="float" office:value="352.06674">
                <text:p>352.06674</text:p>
              </table:table-cell>
              <table:table-cell office:value-type="float" office:value="196.81691">
                <text:p>196.81691</text:p>
              </table:table-cell>
            </table:table-row>
            <table:table-row>
              <table:table-cell office:value-type="string">
                <text:p>Min 56</text:p>
              </table:table-cell>
              <table:table-cell office:value-type="float" office:value="2497.4368">
                <text:p>2497.4368</text:p>
              </table:table-cell>
              <table:table-cell office:value-type="float" office:value="2001.1442">
                <text:p>2001.1442</text:p>
              </table:table-cell>
              <table:table-cell office:value-type="float" office:value="359.03906">
                <text:p>359.03906</text:p>
              </table:table-cell>
              <table:table-cell office:value-type="float" office:value="203.0269">
                <text:p>203.0269</text:p>
              </table:table-cell>
            </table:table-row>
            <table:table-row>
              <table:table-cell office:value-type="string">
                <text:p>Min 57</text:p>
              </table:table-cell>
              <table:table-cell office:value-type="float" office:value="2497.4163">
                <text:p>2497.4163</text:p>
              </table:table-cell>
              <table:table-cell office:value-type="float" office:value="2008.3365">
                <text:p>2008.3365</text:p>
              </table:table-cell>
              <table:table-cell office:value-type="float" office:value="365.98532">
                <text:p>365.98532</text:p>
              </table:table-cell>
              <table:table-cell office:value-type="float" office:value="209.2674">
                <text:p>209.2674</text:p>
              </table:table-cell>
            </table:table-row>
            <table:table-row>
              <table:table-cell office:value-type="string">
                <text:p>Min 58</text:p>
              </table:table-cell>
              <table:table-cell office:value-type="float" office:value="2497.3962">
                <text:p>2497.3962</text:p>
              </table:table-cell>
              <table:table-cell office:value-type="float" office:value="2015.2383">
                <text:p>2015.2383</text:p>
              </table:table-cell>
              <table:table-cell office:value-type="float" office:value="372.90555">
                <text:p>372.90555</text:p>
              </table:table-cell>
              <table:table-cell office:value-type="float" office:value="215.5361">
                <text:p>215.5361</text:p>
              </table:table-cell>
            </table:table-row>
            <table:table-row>
              <table:table-cell office:value-type="string">
                <text:p>Min 59</text:p>
              </table:table-cell>
              <table:table-cell office:value-type="float" office:value="2497.3765">
                <text:p>2497.3765</text:p>
              </table:table-cell>
              <table:table-cell office:value-type="float" office:value="2021.8632">
                <text:p>2021.8632</text:p>
              </table:table-cell>
              <table:table-cell office:value-type="float" office:value="379.7998">
                <text:p>379.7998</text:p>
              </table:table-cell>
              <table:table-cell office:value-type="float" office:value="221.83089">
                <text:p>221.83089</text:p>
              </table:table-cell>
            </table:table-row>
            <table:table-row>
              <table:table-cell office:value-type="string">
                <text:p>Min 60</text:p>
              </table:table-cell>
              <table:table-cell office:value-type="float" office:value="2497.3572">
                <text:p>2497.3572</text:p>
              </table:table-cell>
              <table:table-cell office:value-type="float" office:value="2028.2241">
                <text:p>2028.2241</text:p>
              </table:table-cell>
              <table:table-cell office:value-type="float" office:value="386.66812">
                <text:p>386.66812</text:p>
              </table:table-cell>
              <table:table-cell office:value-type="float" office:value="228.14964">
                <text:p>228.14964</text:p>
              </table:table-cell>
            </table:table-row>
            <table:table-row>
              <table:table-cell office:value-type="string">
                <text:p>Min 61</text:p>
              </table:table-cell>
              <table:table-cell office:value-type="float" office:value="2497.338">
                <text:p>2497.338</text:p>
              </table:table-cell>
              <table:table-cell office:value-type="float" office:value="2034.3336">
                <text:p>2034.3336</text:p>
              </table:table-cell>
              <table:table-cell office:value-type="float" office:value="393.51056">
                <text:p>393.51056</text:p>
              </table:table-cell>
              <table:table-cell office:value-type="float" office:value="234.49037">
                <text:p>234.49037</text:p>
              </table:table-cell>
            </table:table-row>
            <table:table-row>
              <table:table-cell office:value-type="string">
                <text:p>Min 62</text:p>
              </table:table-cell>
              <table:table-cell office:value-type="float" office:value="2497.3188">
                <text:p>2497.3188</text:p>
              </table:table-cell>
              <table:table-cell office:value-type="float" office:value="2040.2034">
                <text:p>2040.2034</text:p>
              </table:table-cell>
              <table:table-cell office:value-type="float" office:value="400.3272">
                <text:p>400.3272</text:p>
              </table:table-cell>
              <table:table-cell office:value-type="float" office:value="240.85118">
                <text:p>240.85118</text:p>
              </table:table-cell>
            </table:table-row>
            <table:table-row>
              <table:table-cell office:value-type="string">
                <text:p>Min 63</text:p>
              </table:table-cell>
              <table:table-cell office:value-type="float" office:value="2497.3003">
                <text:p>2497.3003</text:p>
              </table:table-cell>
              <table:table-cell office:value-type="float" office:value="2045.8447">
                <text:p>2045.8447</text:p>
              </table:table-cell>
              <table:table-cell office:value-type="float" office:value="407.11823">
                <text:p>407.11823</text:p>
              </table:table-cell>
              <table:table-cell office:value-type="float" office:value="247.23024">
                <text:p>247.23024</text:p>
              </table:table-cell>
            </table:table-row>
            <table:table-row>
              <table:table-cell office:value-type="string">
                <text:p>Min 64</text:p>
              </table:table-cell>
              <table:table-cell office:value-type="float" office:value="2497.2815">
                <text:p>2497.2815</text:p>
              </table:table-cell>
              <table:table-cell office:value-type="float" office:value="2051.2683">
                <text:p>2051.2683</text:p>
              </table:table-cell>
              <table:table-cell office:value-type="float" office:value="413.88367">
                <text:p>413.88367</text:p>
              </table:table-cell>
              <table:table-cell office:value-type="float" office:value="253.62575">
                <text:p>253.62575</text:p>
              </table:table-cell>
            </table:table-row>
            <table:table-row>
              <table:table-cell office:value-type="string">
                <text:p>Min 65</text:p>
              </table:table-cell>
              <table:table-cell office:value-type="float" office:value="2497.2632">
                <text:p>2497.2632</text:p>
              </table:table-cell>
              <table:table-cell office:value-type="float" office:value="2056.4844">
                <text:p>2056.4844</text:p>
              </table:table-cell>
              <table:table-cell office:value-type="float" office:value="420.6237">
                <text:p>420.6237</text:p>
              </table:table-cell>
              <table:table-cell office:value-type="float" office:value="260.03607">
                <text:p>260.03607</text:p>
              </table:table-cell>
            </table:table-row>
            <table:table-row>
              <table:table-cell office:value-type="string">
                <text:p>Min 66</text:p>
              </table:table-cell>
              <table:table-cell office:value-type="float" office:value="2497.2449">
                <text:p>2497.2449</text:p>
              </table:table-cell>
              <table:table-cell office:value-type="float" office:value="2061.5027">
                <text:p>2061.5027</text:p>
              </table:table-cell>
              <table:table-cell office:value-type="float" office:value="427.33847">
                <text:p>427.33847</text:p>
              </table:table-cell>
              <table:table-cell office:value-type="float" office:value="266.4596">
                <text:p>266.4596</text:p>
              </table:table-cell>
            </table:table-row>
            <table:table-row>
              <table:table-cell office:value-type="string">
                <text:p>Min 67</text:p>
              </table:table-cell>
              <table:table-cell office:value-type="float" office:value="2497.227">
                <text:p>2497.227</text:p>
              </table:table-cell>
              <table:table-cell office:value-type="float" office:value="2066.3325">
                <text:p>2066.3325</text:p>
              </table:table-cell>
              <table:table-cell office:value-type="float" office:value="434.0281">
                <text:p>434.0281</text:p>
              </table:table-cell>
              <table:table-cell office:value-type="float" office:value="272.89474">
                <text:p>272.89474</text:p>
              </table:table-cell>
            </table:table-row>
            <table:table-row>
              <table:table-cell office:value-type="string">
                <text:p>Min 68</text:p>
              </table:table-cell>
              <table:table-cell office:value-type="float" office:value="2497.2092">
                <text:p>2497.2092</text:p>
              </table:table-cell>
              <table:table-cell office:value-type="float" office:value="2070.9824">
                <text:p>2070.9824</text:p>
              </table:table-cell>
              <table:table-cell office:value-type="float" office:value="440.69275">
                <text:p>440.69275</text:p>
              </table:table-cell>
              <table:table-cell office:value-type="float" office:value="279.3401">
                <text:p>279.3401</text:p>
              </table:table-cell>
            </table:table-row>
            <table:table-row>
              <table:table-cell office:value-type="string">
                <text:p>Min 69</text:p>
              </table:table-cell>
              <table:table-cell office:value-type="float" office:value="2497.1917">
                <text:p>2497.1917</text:p>
              </table:table-cell>
              <table:table-cell office:value-type="float" office:value="2075.4612">
                <text:p>2075.4612</text:p>
              </table:table-cell>
              <table:table-cell office:value-type="float" office:value="447.33258">
                <text:p>447.33258</text:p>
              </table:table-cell>
              <table:table-cell office:value-type="float" office:value="285.7942">
                <text:p>285.7942</text:p>
              </table:table-cell>
            </table:table-row>
            <table:table-row>
              <table:table-cell office:value-type="string">
                <text:p>Min 70</text:p>
              </table:table-cell>
              <table:table-cell office:value-type="float" office:value="2497.1743">
                <text:p>2497.1743</text:p>
              </table:table-cell>
              <table:table-cell office:value-type="float" office:value="2079.7766">
                <text:p>2079.7766</text:p>
              </table:table-cell>
              <table:table-cell office:value-type="float" office:value="453.94778">
                <text:p>453.94778</text:p>
              </table:table-cell>
              <table:table-cell office:value-type="float" office:value="292.2557">
                <text:p>292.2557</text:p>
              </table:table-cell>
            </table:table-row>
            <table:table-row>
              <table:table-cell office:value-type="string">
                <text:p>Min 71</text:p>
              </table:table-cell>
              <table:table-cell office:value-type="float" office:value="2497.1572">
                <text:p>2497.1572</text:p>
              </table:table-cell>
              <table:table-cell office:value-type="float" office:value="2083.9365">
                <text:p>2083.9365</text:p>
              </table:table-cell>
              <table:table-cell office:value-type="float" office:value="460.53848">
                <text:p>460.53848</text:p>
              </table:table-cell>
              <table:table-cell office:value-type="float" office:value="298.72342">
                <text:p>298.72342</text:p>
              </table:table-cell>
            </table:table-row>
            <table:table-row>
              <table:table-cell office:value-type="string">
                <text:p>Min 72</text:p>
              </table:table-cell>
              <table:table-cell office:value-type="float" office:value="2497.14">
                <text:p>2497.14</text:p>
              </table:table-cell>
              <table:table-cell office:value-type="float" office:value="2087.9478">
                <text:p>2087.9478</text:p>
              </table:table-cell>
              <table:table-cell office:value-type="float" office:value="467.10486">
                <text:p>467.10486</text:p>
              </table:table-cell>
              <table:table-cell office:value-type="float" office:value="305.196">
                <text:p>305.196</text:p>
              </table:table-cell>
            </table:table-row>
            <table:table-row>
              <table:table-cell office:value-type="string">
                <text:p>Min 73</text:p>
              </table:table-cell>
              <table:table-cell office:value-type="float" office:value="2497.123">
                <text:p>2497.123</text:p>
              </table:table-cell>
              <table:table-cell office:value-type="float" office:value="2091.8176">
                <text:p>2091.8176</text:p>
              </table:table-cell>
              <table:table-cell office:value-type="float" office:value="473.64706">
                <text:p>473.64706</text:p>
              </table:table-cell>
              <table:table-cell office:value-type="float" office:value="311.67233">
                <text:p>311.67233</text:p>
              </table:table-cell>
            </table:table-row>
            <table:table-row>
              <table:table-cell office:value-type="string">
                <text:p>Min 74</text:p>
              </table:table-cell>
              <table:table-cell office:value-type="float" office:value="2497.1064">
                <text:p>2497.1064</text:p>
              </table:table-cell>
              <table:table-cell office:value-type="float" office:value="2095.5525">
                <text:p>2095.5525</text:p>
              </table:table-cell>
              <table:table-cell office:value-type="float" office:value="480.16525">
                <text:p>480.16525</text:p>
              </table:table-cell>
              <table:table-cell office:value-type="float" office:value="318.15134">
                <text:p>318.15134</text:p>
              </table:table-cell>
            </table:table-row>
            <table:table-row>
              <table:table-cell office:value-type="string">
                <text:p>Min 75</text:p>
              </table:table-cell>
              <table:table-cell office:value-type="float" office:value="2497.0898">
                <text:p>2497.0898</text:p>
              </table:table-cell>
              <table:table-cell office:value-type="float" office:value="2099.1584">
                <text:p>2099.1584</text:p>
              </table:table-cell>
              <table:table-cell office:value-type="float" office:value="486.65964">
                <text:p>486.65964</text:p>
              </table:table-cell>
              <table:table-cell office:value-type="float" office:value="324.6319">
                <text:p>324.6319</text:p>
              </table:table-cell>
            </table:table-row>
            <table:table-row>
              <table:table-cell office:value-type="string">
                <text:p>Min 76</text:p>
              </table:table-cell>
              <table:table-cell office:value-type="float" office:value="2497.0735">
                <text:p>2497.0735</text:p>
              </table:table-cell>
              <table:table-cell office:value-type="float" office:value="2102.6418">
                <text:p>2102.6418</text:p>
              </table:table-cell>
              <table:table-cell office:value-type="float" office:value="493.13034">
                <text:p>493.13034</text:p>
              </table:table-cell>
              <table:table-cell office:value-type="float" office:value="331.113">
                <text:p>331.113</text:p>
              </table:table-cell>
            </table:table-row>
            <table:table-row>
              <table:table-cell office:value-type="string">
                <text:p>Min 77</text:p>
              </table:table-cell>
              <table:table-cell office:value-type="float" office:value="2497.0571">
                <text:p>2497.0571</text:p>
              </table:table-cell>
              <table:table-cell office:value-type="float" office:value="2106.0083">
                <text:p>2106.0083</text:p>
              </table:table-cell>
              <table:table-cell office:value-type="float" office:value="499.5776">
                <text:p>499.5776</text:p>
              </table:table-cell>
              <table:table-cell office:value-type="float" office:value="337.5937">
                <text:p>337.5937</text:p>
              </table:table-cell>
            </table:table-row>
            <table:table-row>
              <table:table-cell office:value-type="string">
                <text:p>Min 78</text:p>
              </table:table-cell>
              <table:table-cell office:value-type="float" office:value="2497.041">
                <text:p>2497.041</text:p>
              </table:table-cell>
              <table:table-cell office:value-type="float" office:value="2109.263">
                <text:p>2109.263</text:p>
              </table:table-cell>
              <table:table-cell office:value-type="float" office:value="506.00153">
                <text:p>506.00153</text:p>
              </table:table-cell>
              <table:table-cell office:value-type="float" office:value="344.07303">
                <text:p>344.07303</text:p>
              </table:table-cell>
            </table:table-row>
            <table:table-row>
              <table:table-cell office:value-type="string">
                <text:p>Min 79</text:p>
              </table:table-cell>
              <table:table-cell office:value-type="float" office:value="2497.0247">
                <text:p>2497.0247</text:p>
              </table:table-cell>
              <table:table-cell office:value-type="float" office:value="2112.4111">
                <text:p>2112.4111</text:p>
              </table:table-cell>
              <table:table-cell office:value-type="float" office:value="512.4023">
                <text:p>512.4023</text:p>
              </table:table-cell>
              <table:table-cell office:value-type="float" office:value="350.55017">
                <text:p>350.55017</text:p>
              </table:table-cell>
            </table:table-row>
            <table:table-row>
              <table:table-cell office:value-type="string">
                <text:p>Min 80</text:p>
              </table:table-cell>
              <table:table-cell office:value-type="float" office:value="2497.0088">
                <text:p>2497.0088</text:p>
              </table:table-cell>
              <table:table-cell office:value-type="float" office:value="2115.458">
                <text:p>2115.458</text:p>
              </table:table-cell>
              <table:table-cell office:value-type="float" office:value="518.7801">
                <text:p>518.7801</text:p>
              </table:table-cell>
              <table:table-cell office:value-type="float" office:value="357.02426">
                <text:p>357.02426</text:p>
              </table:table-cell>
            </table:table-row>
            <table:table-row>
              <table:table-cell office:value-type="string">
                <text:p>Min 81</text:p>
              </table:table-cell>
              <table:table-cell office:value-type="float" office:value="2496.993">
                <text:p>2496.993</text:p>
              </table:table-cell>
              <table:table-cell office:value-type="float" office:value="2118.4077">
                <text:p>2118.4077</text:p>
              </table:table-cell>
              <table:table-cell office:value-type="float" office:value="525.1351">
                <text:p>525.1351</text:p>
              </table:table-cell>
              <table:table-cell office:value-type="float" office:value="363.49448">
                <text:p>363.49448</text:p>
              </table:table-cell>
            </table:table-row>
            <table:table-row>
              <table:table-cell office:value-type="string">
                <text:p>Min 82</text:p>
              </table:table-cell>
              <table:table-cell office:value-type="float" office:value="2496.9773">
                <text:p>2496.9773</text:p>
              </table:table-cell>
              <table:table-cell office:value-type="float" office:value="2121.265">
                <text:p>2121.265</text:p>
              </table:table-cell>
              <table:table-cell office:value-type="float" office:value="531.46735">
                <text:p>531.46735</text:p>
              </table:table-cell>
              <table:table-cell office:value-type="float" office:value="369.96008">
                <text:p>369.96008</text:p>
              </table:table-cell>
            </table:table-row>
            <table:table-row>
              <table:table-cell office:value-type="string">
                <text:p>Min 83</text:p>
              </table:table-cell>
              <table:table-cell office:value-type="float" office:value="2496.962">
                <text:p>2496.962</text:p>
              </table:table-cell>
              <table:table-cell office:value-type="float" office:value="2124.0342">
                <text:p>2124.0342</text:p>
              </table:table-cell>
              <table:table-cell office:value-type="float" office:value="537.7771">
                <text:p>537.7771</text:p>
              </table:table-cell>
              <table:table-cell office:value-type="float" office:value="376.42038">
                <text:p>376.42038</text:p>
              </table:table-cell>
            </table:table-row>
            <table:table-row>
              <table:table-cell office:value-type="string">
                <text:p>Min 84</text:p>
              </table:table-cell>
              <table:table-cell office:value-type="float" office:value="2496.9465">
                <text:p>2496.9465</text:p>
              </table:table-cell>
              <table:table-cell office:value-type="float" office:value="2126.7192">
                <text:p>2126.7192</text:p>
              </table:table-cell>
              <table:table-cell office:value-type="float" office:value="544.0646">
                <text:p>544.0646</text:p>
              </table:table-cell>
              <table:table-cell office:value-type="float" office:value="382.87466">
                <text:p>382.87466</text:p>
              </table:table-cell>
            </table:table-row>
            <table:table-row>
              <table:table-cell office:value-type="string">
                <text:p>Min 85</text:p>
              </table:table-cell>
              <table:table-cell office:value-type="float" office:value="2496.9312">
                <text:p>2496.9312</text:p>
              </table:table-cell>
              <table:table-cell office:value-type="float" office:value="2129.324">
                <text:p>2129.324</text:p>
              </table:table-cell>
              <table:table-cell office:value-type="float" office:value="550.3298">
                <text:p>550.3298</text:p>
              </table:table-cell>
              <table:table-cell office:value-type="float" office:value="389.32224">
                <text:p>389.32224</text:p>
              </table:table-cell>
            </table:table-row>
            <table:table-row>
              <table:table-cell office:value-type="string">
                <text:p>Min 86</text:p>
              </table:table-cell>
              <table:table-cell office:value-type="float" office:value="2496.916">
                <text:p>2496.916</text:p>
              </table:table-cell>
              <table:table-cell office:value-type="float" office:value="2131.8523">
                <text:p>2131.8523</text:p>
              </table:table-cell>
              <table:table-cell office:value-type="float" office:value="556.57294">
                <text:p>556.57294</text:p>
              </table:table-cell>
              <table:table-cell office:value-type="float" office:value="395.76257">
                <text:p>395.76257</text:p>
              </table:table-cell>
            </table:table-row>
            <table:table-row>
              <table:table-cell office:value-type="string">
                <text:p>Min 87</text:p>
              </table:table-cell>
              <table:table-cell office:value-type="float" office:value="2496.901">
                <text:p>2496.901</text:p>
              </table:table-cell>
              <table:table-cell office:value-type="float" office:value="2134.3071">
                <text:p>2134.3071</text:p>
              </table:table-cell>
              <table:table-cell office:value-type="float" office:value="562.7942">
                <text:p>562.7942</text:p>
              </table:table-cell>
              <table:table-cell office:value-type="float" office:value="402.19498">
                <text:p>402.19498</text:p>
              </table:table-cell>
            </table:table-row>
            <table:table-row>
              <table:table-cell office:value-type="string">
                <text:p>Min 88</text:p>
              </table:table-cell>
              <table:table-cell office:value-type="float" office:value="2496.8857">
                <text:p>2496.8857</text:p>
              </table:table-cell>
              <table:table-cell office:value-type="float" office:value="2136.6924">
                <text:p>2136.6924</text:p>
              </table:table-cell>
              <table:table-cell office:value-type="float" office:value="568.9938">
                <text:p>568.9938</text:p>
              </table:table-cell>
              <table:table-cell office:value-type="float" office:value="408.61893">
                <text:p>408.61893</text:p>
              </table:table-cell>
            </table:table-row>
            <table:table-row>
              <table:table-cell office:value-type="string">
                <text:p>Min 89</text:p>
              </table:table-cell>
              <table:table-cell office:value-type="float" office:value="2496.8708">
                <text:p>2496.8708</text:p>
              </table:table-cell>
              <table:table-cell office:value-type="float" office:value="2139.011">
                <text:p>2139.011</text:p>
              </table:table-cell>
              <table:table-cell office:value-type="float" office:value="575.1717">
                <text:p>575.1717</text:p>
              </table:table-cell>
              <table:table-cell office:value-type="float" office:value="415.03394">
                <text:p>415.03394</text:p>
              </table:table-cell>
            </table:table-row>
            <table:table-row>
              <table:table-cell office:value-type="string">
                <text:p>Min 90</text:p>
              </table:table-cell>
              <table:table-cell office:value-type="float" office:value="2496.856">
                <text:p>2496.856</text:p>
              </table:table-cell>
              <table:table-cell office:value-type="float" office:value="2141.266">
                <text:p>2141.266</text:p>
              </table:table-cell>
              <table:table-cell office:value-type="float" office:value="581.3281">
                <text:p>581.3281</text:p>
              </table:table-cell>
              <table:table-cell office:value-type="float" office:value="421.43942">
                <text:p>421.43942</text:p>
              </table:table-cell>
            </table:table-row>
            <table:table-row>
              <table:table-cell office:value-type="string">
                <text:p>Min 91</text:p>
              </table:table-cell>
              <table:table-cell office:value-type="float" office:value="2496.8413">
                <text:p>2496.8413</text:p>
              </table:table-cell>
              <table:table-cell office:value-type="float" office:value="2143.46">
                <text:p>2143.46</text:p>
              </table:table-cell>
              <table:table-cell office:value-type="float" office:value="587.46326">
                <text:p>587.46326</text:p>
              </table:table-cell>
              <table:table-cell office:value-type="float" office:value="427.835">
                <text:p>427.835</text:p>
              </table:table-cell>
            </table:table-row>
            <table:table-row>
              <table:table-cell office:value-type="string">
                <text:p>Min 92</text:p>
              </table:table-cell>
              <table:table-cell office:value-type="float" office:value="2496.8267">
                <text:p>2496.8267</text:p>
              </table:table-cell>
              <table:table-cell office:value-type="float" office:value="2145.5962">
                <text:p>2145.5962</text:p>
              </table:table-cell>
              <table:table-cell office:value-type="float" office:value="593.5772">
                <text:p>593.5772</text:p>
              </table:table-cell>
              <table:table-cell office:value-type="float" office:value="434.22012">
                <text:p>434.22012</text:p>
              </table:table-cell>
            </table:table-row>
            <table:table-row>
              <table:table-cell office:value-type="string">
                <text:p>Min 93</text:p>
              </table:table-cell>
              <table:table-cell office:value-type="float" office:value="2496.812">
                <text:p>2496.812</text:p>
              </table:table-cell>
              <table:table-cell office:value-type="float" office:value="2147.677">
                <text:p>2147.677</text:p>
              </table:table-cell>
              <table:table-cell office:value-type="float" office:value="599.67">
                <text:p>599.67</text:p>
              </table:table-cell>
              <table:table-cell office:value-type="float" office:value="440.59442">
                <text:p>440.59442</text:p>
              </table:table-cell>
            </table:table-row>
            <table:table-row>
              <table:table-cell office:value-type="string">
                <text:p>Min 94</text:p>
              </table:table-cell>
              <table:table-cell office:value-type="float" office:value="2496.7976">
                <text:p>2496.7976</text:p>
              </table:table-cell>
              <table:table-cell office:value-type="float" office:value="2149.7048">
                <text:p>2149.7048</text:p>
              </table:table-cell>
              <table:table-cell office:value-type="float" office:value="605.74194">
                <text:p>605.74194</text:p>
              </table:table-cell>
              <table:table-cell office:value-type="float" office:value="446.95743">
                <text:p>446.95743</text:p>
              </table:table-cell>
            </table:table-row>
            <table:table-row>
              <table:table-cell office:value-type="string">
                <text:p>Min 95</text:p>
              </table:table-cell>
              <table:table-cell office:value-type="float" office:value="2496.7834">
                <text:p>2496.7834</text:p>
              </table:table-cell>
              <table:table-cell office:value-type="float" office:value="2151.682">
                <text:p>2151.682</text:p>
              </table:table-cell>
              <table:table-cell office:value-type="float" office:value="611.7931">
                <text:p>611.7931</text:p>
              </table:table-cell>
              <table:table-cell office:value-type="float" office:value="453.3088">
                <text:p>453.3088</text:p>
              </table:table-cell>
            </table:table-row>
            <table:table-row>
              <table:table-cell office:value-type="string">
                <text:p>Min 96</text:p>
              </table:table-cell>
              <table:table-cell office:value-type="float" office:value="2496.769">
                <text:p>2496.769</text:p>
              </table:table-cell>
              <table:table-cell office:value-type="float" office:value="2153.611">
                <text:p>2153.611</text:p>
              </table:table-cell>
              <table:table-cell office:value-type="float" office:value="617.8235">
                <text:p>617.8235</text:p>
              </table:table-cell>
              <table:table-cell office:value-type="float" office:value="459.6482">
                <text:p>459.6482</text:p>
              </table:table-cell>
            </table:table-row>
            <table:table-row>
              <table:table-cell office:value-type="string">
                <text:p>Min 97</text:p>
              </table:table-cell>
              <table:table-cell office:value-type="float" office:value="2496.7546">
                <text:p>2496.7546</text:p>
              </table:table-cell>
              <table:table-cell office:value-type="float" office:value="2155.4937">
                <text:p>2155.4937</text:p>
              </table:table-cell>
              <table:table-cell office:value-type="float" office:value="623.83344">
                <text:p>623.83344</text:p>
              </table:table-cell>
              <table:table-cell office:value-type="float" office:value="465.9752">
                <text:p>465.9752</text:p>
              </table:table-cell>
            </table:table-row>
            <table:table-row>
              <table:table-cell office:value-type="string">
                <text:p>Min 98</text:p>
              </table:table-cell>
              <table:table-cell office:value-type="float" office:value="2496.7407">
                <text:p>2496.7407</text:p>
              </table:table-cell>
              <table:table-cell office:value-type="float" office:value="2157.3325">
                <text:p>2157.3325</text:p>
              </table:table-cell>
              <table:table-cell office:value-type="float" office:value="629.82294">
                <text:p>629.82294</text:p>
              </table:table-cell>
              <table:table-cell office:value-type="float" office:value="472.28952">
                <text:p>472.28952</text:p>
              </table:table-cell>
            </table:table-row>
            <table:table-row>
              <table:table-cell office:value-type="string">
                <text:p>Min 99</text:p>
              </table:table-cell>
              <table:table-cell office:value-type="float" office:value="2496.7266">
                <text:p>2496.7266</text:p>
              </table:table-cell>
              <table:table-cell office:value-type="float" office:value="2159.1292">
                <text:p>2159.1292</text:p>
              </table:table-cell>
              <table:table-cell office:value-type="float" office:value="635.7921">
                <text:p>635.7921</text:p>
              </table:table-cell>
              <table:table-cell office:value-type="float" office:value="478.59088">
                <text:p>478.59088</text:p>
              </table:table-cell>
            </table:table-row>
            <table:table-row>
              <table:table-cell office:value-type="string">
                <text:p>Min 100</text:p>
              </table:table-cell>
              <table:table-cell office:value-type="float" office:value="2496.7124">
                <text:p>2496.7124</text:p>
              </table:table-cell>
              <table:table-cell office:value-type="float" office:value="2160.8855">
                <text:p>2160.8855</text:p>
              </table:table-cell>
              <table:table-cell office:value-type="float" office:value="641.7411">
                <text:p>641.7411</text:p>
              </table:table-cell>
              <table:table-cell office:value-type="float" office:value="484.87894">
                <text:p>484.87894</text:p>
              </table:table-cell>
            </table:table-row>
            <table:table-row>
              <table:table-cell office:value-type="string">
                <text:p>Min 101</text:p>
              </table:table-cell>
              <table:table-cell office:value-type="float" office:value="2496.6987">
                <text:p>2496.6987</text:p>
              </table:table-cell>
              <table:table-cell office:value-type="float" office:value="2162.6035">
                <text:p>2162.6035</text:p>
              </table:table-cell>
              <table:table-cell office:value-type="float" office:value="647.6699">
                <text:p>647.6699</text:p>
              </table:table-cell>
              <table:table-cell office:value-type="float" office:value="491.15344">
                <text:p>491.15344</text:p>
              </table:table-cell>
            </table:table-row>
            <table:table-row>
              <table:table-cell office:value-type="string">
                <text:p>Min 102</text:p>
              </table:table-cell>
              <table:table-cell office:value-type="float" office:value="2496.6848">
                <text:p>2496.6848</text:p>
              </table:table-cell>
              <table:table-cell office:value-type="float" office:value="2164.2844">
                <text:p>2164.2844</text:p>
              </table:table-cell>
              <table:table-cell office:value-type="float" office:value="653.5788">
                <text:p>653.5788</text:p>
              </table:table-cell>
              <table:table-cell office:value-type="float" office:value="497.4141">
                <text:p>497.4141</text:p>
              </table:table-cell>
            </table:table-row>
            <table:table-row>
              <table:table-cell office:value-type="string">
                <text:p>Min 103</text:p>
              </table:table-cell>
              <table:table-cell office:value-type="float" office:value="2496.671">
                <text:p>2496.671</text:p>
              </table:table-cell>
              <table:table-cell office:value-type="float" office:value="2165.9304">
                <text:p>2165.9304</text:p>
              </table:table-cell>
              <table:table-cell office:value-type="float" office:value="659.4679">
                <text:p>659.4679</text:p>
              </table:table-cell>
              <table:table-cell office:value-type="float" office:value="503.66068">
                <text:p>503.66068</text:p>
              </table:table-cell>
            </table:table-row>
            <table:table-row>
              <table:table-cell office:value-type="string">
                <text:p>Min 104</text:p>
              </table:table-cell>
              <table:table-cell office:value-type="float" office:value="2496.6572">
                <text:p>2496.6572</text:p>
              </table:table-cell>
              <table:table-cell office:value-type="float" office:value="2167.5427">
                <text:p>2167.5427</text:p>
              </table:table-cell>
              <table:table-cell office:value-type="float" office:value="665.3371">
                <text:p>665.3371</text:p>
              </table:table-cell>
              <table:table-cell office:value-type="float" office:value="509.89297">
                <text:p>509.89297</text:p>
              </table:table-cell>
            </table:table-row>
            <table:table-row>
              <table:table-cell office:value-type="string">
                <text:p>Min 105</text:p>
              </table:table-cell>
              <table:table-cell office:value-type="float" office:value="2496.6436">
                <text:p>2496.6436</text:p>
              </table:table-cell>
              <table:table-cell office:value-type="float" office:value="2169.1226">
                <text:p>2169.1226</text:p>
              </table:table-cell>
              <table:table-cell office:value-type="float" office:value="671.18677">
                <text:p>671.18677</text:p>
              </table:table-cell>
              <table:table-cell office:value-type="float" office:value="516.1107">
                <text:p>516.1107</text:p>
              </table:table-cell>
            </table:table-row>
            <table:table-row>
              <table:table-cell office:value-type="string">
                <text:p>Min 106</text:p>
              </table:table-cell>
              <table:table-cell office:value-type="float" office:value="2496.6301">
                <text:p>2496.6301</text:p>
              </table:table-cell>
              <table:table-cell office:value-type="float" office:value="2170.6716">
                <text:p>2170.6716</text:p>
              </table:table-cell>
              <table:table-cell office:value-type="float" office:value="677.0168">
                <text:p>677.0168</text:p>
              </table:table-cell>
              <table:table-cell office:value-type="float" office:value="522.3137">
                <text:p>522.3137</text:p>
              </table:table-cell>
            </table:table-row>
            <table:table-row>
              <table:table-cell office:value-type="string">
                <text:p>Min 107</text:p>
              </table:table-cell>
              <table:table-cell office:value-type="float" office:value="2496.6165">
                <text:p>2496.6165</text:p>
              </table:table-cell>
              <table:table-cell office:value-type="float" office:value="2172.1912">
                <text:p>2172.1912</text:p>
              </table:table-cell>
              <table:table-cell office:value-type="float" office:value="682.82745">
                <text:p>682.82745</text:p>
              </table:table-cell>
              <table:table-cell office:value-type="float" office:value="528.50183">
                <text:p>528.50183</text:p>
              </table:table-cell>
            </table:table-row>
            <table:table-row>
              <table:table-cell office:value-type="string">
                <text:p>Min 108</text:p>
              </table:table-cell>
              <table:table-cell office:value-type="float" office:value="2496.6028">
                <text:p>2496.6028</text:p>
              </table:table-cell>
              <table:table-cell office:value-type="float" office:value="2173.6826">
                <text:p>2173.6826</text:p>
              </table:table-cell>
              <table:table-cell office:value-type="float" office:value="688.6188">
                <text:p>688.6188</text:p>
              </table:table-cell>
              <table:table-cell office:value-type="float" office:value="534.6748">
                <text:p>534.6748</text:p>
              </table:table-cell>
            </table:table-row>
            <table:table-row>
              <table:table-cell office:value-type="string">
                <text:p>Min 109</text:p>
              </table:table-cell>
              <table:table-cell office:value-type="float" office:value="2496.5896">
                <text:p>2496.5896</text:p>
              </table:table-cell>
              <table:table-cell office:value-type="float" office:value="2175.1467">
                <text:p>2175.1467</text:p>
              </table:table-cell>
              <table:table-cell office:value-type="float" office:value="694.39075">
                <text:p>694.39075</text:p>
              </table:table-cell>
              <table:table-cell office:value-type="float" office:value="540.8326">
                <text:p>540.8326</text:p>
              </table:table-cell>
            </table:table-row>
            <table:table-row>
              <table:table-cell office:value-type="string">
                <text:p>Min 110</text:p>
              </table:table-cell>
              <table:table-cell office:value-type="float" office:value="2496.5762">
                <text:p>2496.5762</text:p>
              </table:table-cell>
              <table:table-cell office:value-type="float" office:value="2176.585">
                <text:p>2176.585</text:p>
              </table:table-cell>
              <table:table-cell office:value-type="float" office:value="700.1436">
                <text:p>700.1436</text:p>
              </table:table-cell>
              <table:table-cell office:value-type="float" office:value="546.97485">
                <text:p>546.97485</text:p>
              </table:table-cell>
            </table:table-row>
            <table:table-row>
              <table:table-cell office:value-type="string">
                <text:p>Min 111</text:p>
              </table:table-cell>
              <table:table-cell office:value-type="float" office:value="2496.563">
                <text:p>2496.563</text:p>
              </table:table-cell>
              <table:table-cell office:value-type="float" office:value="2177.9985">
                <text:p>2177.9985</text:p>
              </table:table-cell>
              <table:table-cell office:value-type="float" office:value="705.87744">
                <text:p>705.87744</text:p>
              </table:table-cell>
              <table:table-cell office:value-type="float" office:value="553.1016">
                <text:p>553.1016</text:p>
              </table:table-cell>
            </table:table-row>
            <table:table-row>
              <table:table-cell office:value-type="string">
                <text:p>Min 112</text:p>
              </table:table-cell>
              <table:table-cell office:value-type="float" office:value="2496.5496">
                <text:p>2496.5496</text:p>
              </table:table-cell>
              <table:table-cell office:value-type="float" office:value="2179.3882">
                <text:p>2179.3882</text:p>
              </table:table-cell>
              <table:table-cell office:value-type="float" office:value="711.5922">
                <text:p>711.5922</text:p>
              </table:table-cell>
              <table:table-cell office:value-type="float" office:value="559.2127">
                <text:p>559.2127</text:p>
              </table:table-cell>
            </table:table-row>
            <table:table-row>
              <table:table-cell office:value-type="string">
                <text:p>Min 113</text:p>
              </table:table-cell>
              <table:table-cell office:value-type="float" office:value="2496.5366">
                <text:p>2496.5366</text:p>
              </table:table-cell>
              <table:table-cell office:value-type="float" office:value="2180.755">
                <text:p>2180.755</text:p>
              </table:table-cell>
              <table:table-cell office:value-type="float" office:value="717.2882">
                <text:p>717.2882</text:p>
              </table:table-cell>
              <table:table-cell office:value-type="float" office:value="565.30786">
                <text:p>565.30786</text:p>
              </table:table-cell>
            </table:table-row>
            <table:table-row>
              <table:table-cell office:value-type="string">
                <text:p>Min 114</text:p>
              </table:table-cell>
              <table:table-cell office:value-type="float" office:value="2496.5234">
                <text:p>2496.5234</text:p>
              </table:table-cell>
              <table:table-cell office:value-type="float" office:value="2182.1003">
                <text:p>2182.1003</text:p>
              </table:table-cell>
              <table:table-cell office:value-type="float" office:value="722.9654">
                <text:p>722.9654</text:p>
              </table:table-cell>
              <table:table-cell office:value-type="float" office:value="571.3871">
                <text:p>571.3871</text:p>
              </table:table-cell>
            </table:table-row>
            <table:table-row>
              <table:table-cell office:value-type="string">
                <text:p>Min 115</text:p>
              </table:table-cell>
              <table:table-cell office:value-type="float" office:value="2496.5105">
                <text:p>2496.5105</text:p>
              </table:table-cell>
              <table:table-cell office:value-type="float" office:value="2183.4246">
                <text:p>2183.4246</text:p>
              </table:table-cell>
              <table:table-cell office:value-type="float" office:value="728.62384">
                <text:p>728.62384</text:p>
              </table:table-cell>
              <table:table-cell office:value-type="float" office:value="577.4502">
                <text:p>577.4502</text:p>
              </table:table-cell>
            </table:table-row>
            <table:table-row>
              <table:table-cell office:value-type="string">
                <text:p>Min 116</text:p>
              </table:table-cell>
              <table:table-cell office:value-type="float" office:value="2496.4973">
                <text:p>2496.4973</text:p>
              </table:table-cell>
              <table:table-cell office:value-type="float" office:value="2184.7288">
                <text:p>2184.7288</text:p>
              </table:table-cell>
              <table:table-cell office:value-type="float" office:value="734.2636">
                <text:p>734.2636</text:p>
              </table:table-cell>
              <table:table-cell office:value-type="float" office:value="583.49713">
                <text:p>583.49713</text:p>
              </table:table-cell>
            </table:table-row>
            <table:table-row>
              <table:table-cell office:value-type="string">
                <text:p>Min 117</text:p>
              </table:table-cell>
              <table:table-cell office:value-type="float" office:value="2496.4844">
                <text:p>2496.4844</text:p>
              </table:table-cell>
              <table:table-cell office:value-type="float" office:value="2186.0134">
                <text:p>2186.0134</text:p>
              </table:table-cell>
              <table:table-cell office:value-type="float" office:value="739.8849">
                <text:p>739.8849</text:p>
              </table:table-cell>
              <table:table-cell office:value-type="float" office:value="589.52783">
                <text:p>589.52783</text:p>
              </table:table-cell>
            </table:table-row>
            <table:table-row>
              <table:table-cell office:value-type="string">
                <text:p>Min 118</text:p>
              </table:table-cell>
              <table:table-cell office:value-type="float" office:value="2496.4714">
                <text:p>2496.4714</text:p>
              </table:table-cell>
              <table:table-cell office:value-type="float" office:value="2187.2798">
                <text:p>2187.2798</text:p>
              </table:table-cell>
              <table:table-cell office:value-type="float" office:value="745.4877">
                <text:p>745.4877</text:p>
              </table:table-cell>
              <table:table-cell office:value-type="float" office:value="595.5421">
                <text:p>595.5421</text:p>
              </table:table-cell>
            </table:table-row>
            <table:table-row>
              <table:table-cell office:value-type="string">
                <text:p>Min 119</text:p>
              </table:table-cell>
              <table:table-cell office:value-type="float" office:value="2496.4587">
                <text:p>2496.4587</text:p>
              </table:table-cell>
              <table:table-cell office:value-type="float" office:value="2188.5286">
                <text:p>2188.5286</text:p>
              </table:table-cell>
              <table:table-cell office:value-type="float" office:value="751.0722">
                <text:p>751.0722</text:p>
              </table:table-cell>
              <table:table-cell office:value-type="float" office:value="601.5399">
                <text:p>601.5399</text:p>
              </table:table-cell>
            </table:table-row>
            <table:table-row>
              <table:table-cell office:value-type="string">
                <text:p>Min 120</text:p>
              </table:table-cell>
              <table:table-cell office:value-type="float" office:value="2496.446">
                <text:p>2496.446</text:p>
              </table:table-cell>
              <table:table-cell office:value-type="float" office:value="2189.76">
                <text:p>2189.76</text:p>
              </table:table-cell>
              <table:table-cell office:value-type="float" office:value="756.63837">
                <text:p>756.63837</text:p>
              </table:table-cell>
              <table:table-cell office:value-type="float" office:value="607.52124">
                <text:p>607.52124</text:p>
              </table:table-cell>
            </table:table-row>
            <table:table-row>
              <table:table-cell office:value-type="string">
                <text:p>Min 121</text:p>
              </table:table-cell>
              <table:table-cell office:value-type="float" office:value="2496.433">
                <text:p>2496.433</text:p>
              </table:table-cell>
              <table:table-cell office:value-type="float" office:value="2190.9753">
                <text:p>2190.9753</text:p>
              </table:table-cell>
              <table:table-cell office:value-type="float" office:value="762.1864">
                <text:p>762.1864</text:p>
              </table:table-cell>
              <table:table-cell office:value-type="float" office:value="613.48596">
                <text:p>613.48596</text:p>
              </table:table-cell>
            </table:table-row>
            <table:table-row>
              <table:table-cell office:value-type="string">
                <text:p>Min 122</text:p>
              </table:table-cell>
              <table:table-cell office:value-type="float" office:value="2496.4204">
                <text:p>2496.4204</text:p>
              </table:table-cell>
              <table:table-cell office:value-type="float" office:value="2192.1748">
                <text:p>2192.1748</text:p>
              </table:table-cell>
              <table:table-cell office:value-type="float" office:value="767.71625">
                <text:p>767.71625</text:p>
              </table:table-cell>
              <table:table-cell office:value-type="float" office:value="619.43396">
                <text:p>619.43396</text:p>
              </table:table-cell>
            </table:table-row>
            <table:table-row>
              <table:table-cell office:value-type="string">
                <text:p>Min 123</text:p>
              </table:table-cell>
              <table:table-cell office:value-type="float" office:value="2496.4077">
                <text:p>2496.4077</text:p>
              </table:table-cell>
              <table:table-cell office:value-type="float" office:value="2193.3591">
                <text:p>2193.3591</text:p>
              </table:table-cell>
              <table:table-cell office:value-type="float" office:value="773.2281">
                <text:p>773.2281</text:p>
              </table:table-cell>
              <table:table-cell office:value-type="float" office:value="625.36523">
                <text:p>625.36523</text:p>
              </table:table-cell>
            </table:table-row>
            <table:table-row>
              <table:table-cell office:value-type="string">
                <text:p>Min 124</text:p>
              </table:table-cell>
              <table:table-cell office:value-type="float" office:value="2496.3953">
                <text:p>2496.3953</text:p>
              </table:table-cell>
              <table:table-cell office:value-type="float" office:value="2194.5293">
                <text:p>2194.5293</text:p>
              </table:table-cell>
              <table:table-cell office:value-type="float" office:value="778.7219">
                <text:p>778.7219</text:p>
              </table:table-cell>
              <table:table-cell office:value-type="float" office:value="631.2797">
                <text:p>631.2797</text:p>
              </table:table-cell>
            </table:table-row>
            <table:table-row>
              <table:table-cell office:value-type="string">
                <text:p>Min 125</text:p>
              </table:table-cell>
              <table:table-cell office:value-type="float" office:value="2496.3828">
                <text:p>2496.3828</text:p>
              </table:table-cell>
              <table:table-cell office:value-type="float" office:value="2195.685">
                <text:p>2195.685</text:p>
              </table:table-cell>
              <table:table-cell office:value-type="float" office:value="784.1979">
                <text:p>784.1979</text:p>
              </table:table-cell>
              <table:table-cell office:value-type="float" office:value="637.1774">
                <text:p>637.1774</text:p>
              </table:table-cell>
            </table:table-row>
            <table:table-row>
              <table:table-cell office:value-type="string">
                <text:p>Min 126</text:p>
              </table:table-cell>
              <table:table-cell office:value-type="float" office:value="2496.37">
                <text:p>2496.37</text:p>
              </table:table-cell>
              <table:table-cell office:value-type="float" office:value="2196.8274">
                <text:p>2196.8274</text:p>
              </table:table-cell>
              <table:table-cell office:value-type="float" office:value="789.656">
                <text:p>789.656</text:p>
              </table:table-cell>
              <table:table-cell office:value-type="float" office:value="643.0582">
                <text:p>643.0582</text:p>
              </table:table-cell>
            </table:table-row>
            <table:table-row>
              <table:table-cell office:value-type="string">
                <text:p>Min 127</text:p>
              </table:table-cell>
              <table:table-cell office:value-type="float" office:value="2496.3577">
                <text:p>2496.3577</text:p>
              </table:table-cell>
              <table:table-cell office:value-type="float" office:value="2197.9573">
                <text:p>2197.9573</text:p>
              </table:table-cell>
              <table:table-cell office:value-type="float" office:value="795.0964">
                <text:p>795.0964</text:p>
              </table:table-cell>
              <table:table-cell office:value-type="float" office:value="648.9222">
                <text:p>648.9222</text:p>
              </table:table-cell>
            </table:table-row>
            <table:table-row>
              <table:table-cell office:value-type="string">
                <text:p>Min 128</text:p>
              </table:table-cell>
              <table:table-cell office:value-type="float" office:value="2496.3455">
                <text:p>2496.3455</text:p>
              </table:table-cell>
              <table:table-cell office:value-type="float" office:value="2199.0742">
                <text:p>2199.0742</text:p>
              </table:table-cell>
              <table:table-cell office:value-type="float" office:value="800.5191">
                <text:p>800.5191</text:p>
              </table:table-cell>
              <table:table-cell office:value-type="float" office:value="654.7691">
                <text:p>654.7691</text:p>
              </table:table-cell>
            </table:table-row>
            <table:table-row>
              <table:table-cell office:value-type="string">
                <text:p>Min 129</text:p>
              </table:table-cell>
              <table:table-cell office:value-type="float" office:value="2496.333">
                <text:p>2496.333</text:p>
              </table:table-cell>
              <table:table-cell office:value-type="float" office:value="2200.1794">
                <text:p>2200.1794</text:p>
              </table:table-cell>
              <table:table-cell office:value-type="float" office:value="805.9242">
                <text:p>805.9242</text:p>
              </table:table-cell>
              <table:table-cell office:value-type="float" office:value="660.5991">
                <text:p>660.5991</text:p>
              </table:table-cell>
            </table:table-row>
            <table:table-row>
              <table:table-cell office:value-type="string">
                <text:p>Min 130</text:p>
              </table:table-cell>
              <table:table-cell office:value-type="float" office:value="2496.3208">
                <text:p>2496.3208</text:p>
              </table:table-cell>
              <table:table-cell office:value-type="float" office:value="2201.2732">
                <text:p>2201.2732</text:p>
              </table:table-cell>
              <table:table-cell office:value-type="float" office:value="811.31177">
                <text:p>811.31177</text:p>
              </table:table-cell>
              <table:table-cell office:value-type="float" office:value="666.4121">
                <text:p>666.4121</text:p>
              </table:table-cell>
            </table:table-row>
            <table:table-row>
              <table:table-cell office:value-type="string">
                <text:p>Min 131</text:p>
              </table:table-cell>
              <table:table-cell office:value-type="float" office:value="2496.3086">
                <text:p>2496.3086</text:p>
              </table:table-cell>
              <table:table-cell office:value-type="float" office:value="2202.3557">
                <text:p>2202.3557</text:p>
              </table:table-cell>
              <table:table-cell office:value-type="float" office:value="816.6818">
                <text:p>816.6818</text:p>
              </table:table-cell>
              <table:table-cell office:value-type="float" office:value="672.2081">
                <text:p>672.2081</text:p>
              </table:table-cell>
            </table:table-row>
            <table:table-row>
              <table:table-cell office:value-type="string">
                <text:p>Min 132</text:p>
              </table:table-cell>
              <table:table-cell office:value-type="float" office:value="2496.2961">
                <text:p>2496.2961</text:p>
              </table:table-cell>
              <table:table-cell office:value-type="float" office:value="2203.4275">
                <text:p>2203.4275</text:p>
              </table:table-cell>
              <table:table-cell office:value-type="float" office:value="822.0345">
                <text:p>822.0345</text:p>
              </table:table-cell>
              <table:table-cell office:value-type="float" office:value="677.98706">
                <text:p>677.98706</text:p>
              </table:table-cell>
            </table:table-row>
            <table:table-row>
              <table:table-cell office:value-type="string">
                <text:p>Min 133</text:p>
              </table:table-cell>
              <table:table-cell office:value-type="float" office:value="2496.2842">
                <text:p>2496.2842</text:p>
              </table:table-cell>
              <table:table-cell office:value-type="float" office:value="2204.489">
                <text:p>2204.489</text:p>
              </table:table-cell>
              <table:table-cell office:value-type="float" office:value="827.3699">
                <text:p>827.3699</text:p>
              </table:table-cell>
              <table:table-cell office:value-type="float" office:value="683.74896">
                <text:p>683.74896</text:p>
              </table:table-cell>
            </table:table-row>
            <table:table-row>
              <table:table-cell office:value-type="string">
                <text:p>Min 134</text:p>
              </table:table-cell>
              <table:table-cell office:value-type="float" office:value="2496.2722">
                <text:p>2496.2722</text:p>
              </table:table-cell>
              <table:table-cell office:value-type="float" office:value="2205.5403">
                <text:p>2205.5403</text:p>
              </table:table-cell>
              <table:table-cell office:value-type="float" office:value="832.688">
                <text:p>832.688</text:p>
              </table:table-cell>
              <table:table-cell office:value-type="float" office:value="689.4938">
                <text:p>689.4938</text:p>
              </table:table-cell>
            </table:table-row>
            <table:table-row>
              <table:table-cell office:value-type="string">
                <text:p>Min 135</text:p>
              </table:table-cell>
              <table:table-cell office:value-type="float" office:value="2496.26">
                <text:p>2496.26</text:p>
              </table:table-cell>
              <table:table-cell office:value-type="float" office:value="2206.582">
                <text:p>2206.582</text:p>
              </table:table-cell>
              <table:table-cell office:value-type="float" office:value="837.9889">
                <text:p>837.9889</text:p>
              </table:table-cell>
              <table:table-cell office:value-type="float" office:value="695.2215">
                <text:p>695.2215</text:p>
              </table:table-cell>
            </table:table-row>
            <table:table-row>
              <table:table-cell office:value-type="string">
                <text:p>Min 136</text:p>
              </table:table-cell>
              <table:table-cell office:value-type="float" office:value="2496.248">
                <text:p>2496.248</text:p>
              </table:table-cell>
              <table:table-cell office:value-type="float" office:value="2207.6145">
                <text:p>2207.6145</text:p>
              </table:table-cell>
              <table:table-cell office:value-type="float" office:value="843.27264">
                <text:p>843.27264</text:p>
              </table:table-cell>
              <table:table-cell office:value-type="float" office:value="700.9322">
                <text:p>700.9322</text:p>
              </table:table-cell>
            </table:table-row>
            <table:table-row>
              <table:table-cell office:value-type="string">
                <text:p>Min 137</text:p>
              </table:table-cell>
              <table:table-cell office:value-type="float" office:value="2496.236">
                <text:p>2496.236</text:p>
              </table:table-cell>
              <table:table-cell office:value-type="float" office:value="2208.638">
                <text:p>2208.638</text:p>
              </table:table-cell>
              <table:table-cell office:value-type="float" office:value="848.5393">
                <text:p>848.5393</text:p>
              </table:table-cell>
              <table:table-cell office:value-type="float" office:value="706.6258">
                <text:p>706.6258</text:p>
              </table:table-cell>
            </table:table-row>
            <table:table-row>
              <table:table-cell office:value-type="string">
                <text:p>Min 138</text:p>
              </table:table-cell>
              <table:table-cell office:value-type="float" office:value="2496.224">
                <text:p>2496.224</text:p>
              </table:table-cell>
              <table:table-cell office:value-type="float" office:value="2209.6528">
                <text:p>2209.6528</text:p>
              </table:table-cell>
              <table:table-cell office:value-type="float" office:value="853.78894">
                <text:p>853.78894</text:p>
              </table:table-cell>
              <table:table-cell office:value-type="float" office:value="712.30237">
                <text:p>712.30237</text:p>
              </table:table-cell>
            </table:table-row>
            <table:table-row>
              <table:table-cell office:value-type="string">
                <text:p>Min 139</text:p>
              </table:table-cell>
              <table:table-cell office:value-type="float" office:value="2496.2122">
                <text:p>2496.2122</text:p>
              </table:table-cell>
              <table:table-cell office:value-type="float" office:value="2210.659">
                <text:p>2210.659</text:p>
              </table:table-cell>
              <table:table-cell office:value-type="float" office:value="859.02167">
                <text:p>859.02167</text:p>
              </table:table-cell>
              <table:table-cell office:value-type="float" office:value="717.9618">
                <text:p>717.9618</text:p>
              </table:table-cell>
            </table:table-row>
            <table:table-row>
              <table:table-cell office:value-type="string">
                <text:p>Min 140</text:p>
              </table:table-cell>
              <table:table-cell office:value-type="float" office:value="2496.2004">
                <text:p>2496.2004</text:p>
              </table:table-cell>
              <table:table-cell office:value-type="float" office:value="2211.6572">
                <text:p>2211.6572</text:p>
              </table:table-cell>
              <table:table-cell office:value-type="float" office:value="864.23755">
                <text:p>864.23755</text:p>
              </table:table-cell>
              <table:table-cell office:value-type="float" office:value="723.6042">
                <text:p>723.6042</text:p>
              </table:table-cell>
            </table:table-row>
            <table:table-row>
              <table:table-cell office:value-type="string">
                <text:p>Min 141</text:p>
              </table:table-cell>
              <table:table-cell office:value-type="float" office:value="2496.1887">
                <text:p>2496.1887</text:p>
              </table:table-cell>
              <table:table-cell office:value-type="float" office:value="2212.6477">
                <text:p>2212.6477</text:p>
              </table:table-cell>
              <table:table-cell office:value-type="float" office:value="869.43665">
                <text:p>869.43665</text:p>
              </table:table-cell>
              <table:table-cell office:value-type="float" office:value="729.2295">
                <text:p>729.2295</text:p>
              </table:table-cell>
            </table:table-row>
            <table:table-row>
              <table:table-cell office:value-type="string">
                <text:p>Min 142</text:p>
              </table:table-cell>
              <table:table-cell office:value-type="float" office:value="2496.177">
                <text:p>2496.177</text:p>
              </table:table-cell>
              <table:table-cell office:value-type="float" office:value="2213.6306">
                <text:p>2213.6306</text:p>
              </table:table-cell>
              <table:table-cell office:value-type="float" office:value="874.6189">
                <text:p>874.6189</text:p>
              </table:table-cell>
              <table:table-cell office:value-type="float" office:value="734.8378">
                <text:p>734.8378</text:p>
              </table:table-cell>
            </table:table-row>
            <table:table-row>
              <table:table-cell office:value-type="string">
                <text:p>Min 143</text:p>
              </table:table-cell>
              <table:table-cell office:value-type="float" office:value="2496.165">
                <text:p>2496.165</text:p>
              </table:table-cell>
              <table:table-cell office:value-type="float" office:value="2214.606">
                <text:p>2214.606</text:p>
              </table:table-cell>
              <table:table-cell office:value-type="float" office:value="879.7844">
                <text:p>879.7844</text:p>
              </table:table-cell>
              <table:table-cell office:value-type="float" office:value="740.4291">
                <text:p>740.4291</text:p>
              </table:table-cell>
            </table:table-row>
            <table:table-row>
              <table:table-cell office:value-type="string">
                <text:p>Min 144</text:p>
              </table:table-cell>
              <table:table-cell office:value-type="float" office:value="2496.1533">
                <text:p>2496.1533</text:p>
              </table:table-cell>
              <table:table-cell office:value-type="float" office:value="2215.574">
                <text:p>2215.574</text:p>
              </table:table-cell>
              <table:table-cell office:value-type="float" office:value="884.9334">
                <text:p>884.9334</text:p>
              </table:table-cell>
              <table:table-cell office:value-type="float" office:value="746.00323">
                <text:p>746.00323</text:p>
              </table:table-cell>
            </table:table-row>
            <table:table-row>
              <table:table-cell office:value-type="string">
                <text:p>Min 145</text:p>
              </table:table-cell>
              <table:table-cell office:value-type="float" office:value="2496.1416">
                <text:p>2496.1416</text:p>
              </table:table-cell>
              <table:table-cell office:value-type="float" office:value="2216.5352">
                <text:p>2216.5352</text:p>
              </table:table-cell>
              <table:table-cell office:value-type="float" office:value="890.0658">
                <text:p>890.0658</text:p>
              </table:table-cell>
              <table:table-cell office:value-type="float" office:value="751.5604">
                <text:p>751.5604</text:p>
              </table:table-cell>
            </table:table-row>
            <table:table-row>
              <table:table-cell office:value-type="string">
                <text:p>Min 146</text:p>
              </table:table-cell>
              <table:table-cell office:value-type="float" office:value="2496.1301">
                <text:p>2496.1301</text:p>
              </table:table-cell>
              <table:table-cell office:value-type="float" office:value="2217.4897">
                <text:p>2217.4897</text:p>
              </table:table-cell>
              <table:table-cell office:value-type="float" office:value="895.1817">
                <text:p>895.1817</text:p>
              </table:table-cell>
              <table:table-cell office:value-type="float" office:value="757.10065">
                <text:p>757.10065</text:p>
              </table:table-cell>
            </table:table-row>
            <table:table-row>
              <table:table-cell office:value-type="string">
                <text:p>Min 147</text:p>
              </table:table-cell>
              <table:table-cell office:value-type="float" office:value="2496.1184">
                <text:p>2496.1184</text:p>
              </table:table-cell>
              <table:table-cell office:value-type="float" office:value="2218.4375">
                <text:p>2218.4375</text:p>
              </table:table-cell>
              <table:table-cell office:value-type="float" office:value="900.28107">
                <text:p>900.28107</text:p>
              </table:table-cell>
              <table:table-cell office:value-type="float" office:value="762.6239">
                <text:p>762.6239</text:p>
              </table:table-cell>
            </table:table-row>
            <table:table-row>
              <table:table-cell office:value-type="string">
                <text:p>Min 148</text:p>
              </table:table-cell>
              <table:table-cell office:value-type="float" office:value="2496.107">
                <text:p>2496.107</text:p>
              </table:table-cell>
              <table:table-cell office:value-type="float" office:value="2219.379">
                <text:p>2219.379</text:p>
              </table:table-cell>
              <table:table-cell office:value-type="float" office:value="905.3641">
                <text:p>905.3641</text:p>
              </table:table-cell>
              <table:table-cell office:value-type="float" office:value="768.1302">
                <text:p>768.1302</text:p>
              </table:table-cell>
            </table:table-row>
            <table:table-row>
              <table:table-cell office:value-type="string">
                <text:p>Min 149</text:p>
              </table:table-cell>
              <table:table-cell office:value-type="float" office:value="2496.0955">
                <text:p>2496.0955</text:p>
              </table:table-cell>
              <table:table-cell office:value-type="float" office:value="2220.3142">
                <text:p>2220.3142</text:p>
              </table:table-cell>
              <table:table-cell office:value-type="float" office:value="910.4307">
                <text:p>910.4307</text:p>
              </table:table-cell>
              <table:table-cell office:value-type="float" office:value="773.61957">
                <text:p>773.61957</text:p>
              </table:table-cell>
            </table:table-row>
            <table:table-row>
              <table:table-cell office:value-type="string">
                <text:p>Min 150</text:p>
              </table:table-cell>
              <table:table-cell office:value-type="float" office:value="2496.084">
                <text:p>2496.084</text:p>
              </table:table-cell>
              <table:table-cell office:value-type="float" office:value="2221.2437">
                <text:p>2221.2437</text:p>
              </table:table-cell>
              <table:table-cell office:value-type="float" office:value="915.4812">
                <text:p>915.4812</text:p>
              </table:table-cell>
              <table:table-cell office:value-type="float" office:value="779.092">
                <text:p>779.092</text:p>
              </table:table-cell>
            </table:table-row>
            <table:table-row>
              <table:table-cell office:value-type="string">
                <text:p>Min 151</text:p>
              </table:table-cell>
              <table:table-cell office:value-type="float" office:value="2496.0725">
                <text:p>2496.0725</text:p>
              </table:table-cell>
              <table:table-cell office:value-type="float" office:value="2222.1672">
                <text:p>2222.1672</text:p>
              </table:table-cell>
              <table:table-cell office:value-type="float" office:value="920.5154">
                <text:p>920.5154</text:p>
              </table:table-cell>
              <table:table-cell office:value-type="float" office:value="784.54755">
                <text:p>784.54755</text:p>
              </table:table-cell>
            </table:table-row>
            <table:table-row>
              <table:table-cell office:value-type="string">
                <text:p>Min 152</text:p>
              </table:table-cell>
              <table:table-cell office:value-type="float" office:value="2496.0613">
                <text:p>2496.0613</text:p>
              </table:table-cell>
              <table:table-cell office:value-type="float" office:value="2223.085">
                <text:p>2223.085</text:p>
              </table:table-cell>
              <table:table-cell office:value-type="float" office:value="925.53345">
                <text:p>925.53345</text:p>
              </table:table-cell>
              <table:table-cell office:value-type="float" office:value="789.98627">
                <text:p>789.98627</text:p>
              </table:table-cell>
            </table:table-row>
            <table:table-row>
              <table:table-cell office:value-type="string">
                <text:p>Min 153</text:p>
              </table:table-cell>
              <table:table-cell office:value-type="float" office:value="2496.0498">
                <text:p>2496.0498</text:p>
              </table:table-cell>
              <table:table-cell office:value-type="float" office:value="2223.9973">
                <text:p>2223.9973</text:p>
              </table:table-cell>
              <table:table-cell office:value-type="float" office:value="930.5354">
                <text:p>930.5354</text:p>
              </table:table-cell>
              <table:table-cell office:value-type="float" office:value="795.40814">
                <text:p>795.40814</text:p>
              </table:table-cell>
            </table:table-row>
            <table:table-row>
              <table:table-cell office:value-type="string">
                <text:p>Min 154</text:p>
              </table:table-cell>
              <table:table-cell office:value-type="float" office:value="2496.0386">
                <text:p>2496.0386</text:p>
              </table:table-cell>
              <table:table-cell office:value-type="float" office:value="2224.904">
                <text:p>2224.904</text:p>
              </table:table-cell>
              <table:table-cell office:value-type="float" office:value="935.52124">
                <text:p>935.52124</text:p>
              </table:table-cell>
              <table:table-cell office:value-type="float" office:value="800.8132">
                <text:p>800.8132</text:p>
              </table:table-cell>
            </table:table-row>
            <table:table-row>
              <table:table-cell office:value-type="string">
                <text:p>Min 155</text:p>
              </table:table-cell>
              <table:table-cell office:value-type="float" office:value="2496.0273">
                <text:p>2496.0273</text:p>
              </table:table-cell>
              <table:table-cell office:value-type="float" office:value="2225.8054">
                <text:p>2225.8054</text:p>
              </table:table-cell>
              <table:table-cell office:value-type="float" office:value="940.49115">
                <text:p>940.49115</text:p>
              </table:table-cell>
              <table:table-cell office:value-type="float" office:value="806.2015">
                <text:p>806.2015</text:p>
              </table:table-cell>
            </table:table-row>
            <table:table-row>
              <table:table-cell office:value-type="string">
                <text:p>Min 156</text:p>
              </table:table-cell>
              <table:table-cell office:value-type="float" office:value="2496.016">
                <text:p>2496.016</text:p>
              </table:table-cell>
              <table:table-cell office:value-type="float" office:value="2226.702">
                <text:p>2226.702</text:p>
              </table:table-cell>
              <table:table-cell office:value-type="float" office:value="945.44507">
                <text:p>945.44507</text:p>
              </table:table-cell>
              <table:table-cell office:value-type="float" office:value="811.57306">
                <text:p>811.57306</text:p>
              </table:table-cell>
            </table:table-row>
            <table:table-row>
              <table:table-cell office:value-type="string">
                <text:p>Min 157</text:p>
              </table:table-cell>
              <table:table-cell office:value-type="float" office:value="2496.005">
                <text:p>2496.005</text:p>
              </table:table-cell>
              <table:table-cell office:value-type="float" office:value="2227.5933">
                <text:p>2227.5933</text:p>
              </table:table-cell>
              <table:table-cell office:value-type="float" office:value="950.38306">
                <text:p>950.38306</text:p>
              </table:table-cell>
              <table:table-cell office:value-type="float" office:value="816.9279">
                <text:p>816.9279</text:p>
              </table:table-cell>
            </table:table-row>
            <table:table-row>
              <table:table-cell office:value-type="string">
                <text:p>Min 158</text:p>
              </table:table-cell>
              <table:table-cell office:value-type="float" office:value="2495.9937">
                <text:p>2495.9937</text:p>
              </table:table-cell>
              <table:table-cell office:value-type="float" office:value="2228.4797">
                <text:p>2228.4797</text:p>
              </table:table-cell>
              <table:table-cell office:value-type="float" office:value="955.30524">
                <text:p>955.30524</text:p>
              </table:table-cell>
              <table:table-cell office:value-type="float" office:value="822.2661">
                <text:p>822.2661</text:p>
              </table:table-cell>
            </table:table-row>
            <table:table-row>
              <table:table-cell office:value-type="string">
                <text:p>Min 159</text:p>
              </table:table-cell>
              <table:table-cell office:value-type="float" office:value="2495.9827">
                <text:p>2495.9827</text:p>
              </table:table-cell>
              <table:table-cell office:value-type="float" office:value="2229.3616">
                <text:p>2229.3616</text:p>
              </table:table-cell>
              <table:table-cell office:value-type="float" office:value="960.2116">
                <text:p>960.2116</text:p>
              </table:table-cell>
              <table:table-cell office:value-type="float" office:value="827.5877">
                <text:p>827.5877</text:p>
              </table:table-cell>
            </table:table-row>
            <table:table-row>
              <table:table-cell office:value-type="string">
                <text:p>Min 160</text:p>
              </table:table-cell>
              <table:table-cell office:value-type="float" office:value="2495.9717">
                <text:p>2495.9717</text:p>
              </table:table-cell>
              <table:table-cell office:value-type="float" office:value="2230.2385">
                <text:p>2230.2385</text:p>
              </table:table-cell>
              <table:table-cell office:value-type="float" office:value="965.1023">
                <text:p>965.1023</text:p>
              </table:table-cell>
              <table:table-cell office:value-type="float" office:value="832.89264">
                <text:p>832.89264</text:p>
              </table:table-cell>
            </table:table-row>
            <table:table-row>
              <table:table-cell office:value-type="string">
                <text:p>Min 161</text:p>
              </table:table-cell>
              <table:table-cell office:value-type="float" office:value="2495.9607">
                <text:p>2495.9607</text:p>
              </table:table-cell>
              <table:table-cell office:value-type="float" office:value="2231.1108">
                <text:p>2231.1108</text:p>
              </table:table-cell>
              <table:table-cell office:value-type="float" office:value="969.9773">
                <text:p>969.9773</text:p>
              </table:table-cell>
              <table:table-cell office:value-type="float" office:value="838.181">
                <text:p>838.181</text:p>
              </table:table-cell>
            </table:table-row>
            <table:table-row>
              <table:table-cell office:value-type="string">
                <text:p>Min 162</text:p>
              </table:table-cell>
              <table:table-cell office:value-type="float" office:value="2495.9495">
                <text:p>2495.9495</text:p>
              </table:table-cell>
              <table:table-cell office:value-type="float" office:value="2231.9788">
                <text:p>2231.9788</text:p>
              </table:table-cell>
              <table:table-cell office:value-type="float" office:value="974.8367">
                <text:p>974.8367</text:p>
              </table:table-cell>
              <table:table-cell office:value-type="float" office:value="843.4529">
                <text:p>843.4529</text:p>
              </table:table-cell>
            </table:table-row>
            <table:table-row>
              <table:table-cell office:value-type="string">
                <text:p>Min 163</text:p>
              </table:table-cell>
              <table:table-cell office:value-type="float" office:value="2495.9385">
                <text:p>2495.9385</text:p>
              </table:table-cell>
              <table:table-cell office:value-type="float" office:value="2232.8423">
                <text:p>2232.8423</text:p>
              </table:table-cell>
              <table:table-cell office:value-type="float" office:value="979.6805">
                <text:p>979.6805</text:p>
              </table:table-cell>
              <table:table-cell office:value-type="float" office:value="848.70825">
                <text:p>848.70825</text:p>
              </table:table-cell>
            </table:table-row>
            <table:table-row>
              <table:table-cell office:value-type="string">
                <text:p>Min 164</text:p>
              </table:table-cell>
              <table:table-cell office:value-type="float" office:value="2495.9275">
                <text:p>2495.9275</text:p>
              </table:table-cell>
              <table:table-cell office:value-type="float" office:value="2233.7014">
                <text:p>2233.7014</text:p>
              </table:table-cell>
              <table:table-cell office:value-type="float" office:value="984.5088">
                <text:p>984.5088</text:p>
              </table:table-cell>
              <table:table-cell office:value-type="float" office:value="853.94714">
                <text:p>853.94714</text:p>
              </table:table-cell>
            </table:table-row>
            <table:table-row>
              <table:table-cell office:value-type="string">
                <text:p>Min 165</text:p>
              </table:table-cell>
              <table:table-cell office:value-type="float" office:value="2495.9165">
                <text:p>2495.9165</text:p>
              </table:table-cell>
              <table:table-cell office:value-type="float" office:value="2234.5566">
                <text:p>2234.5566</text:p>
              </table:table-cell>
              <table:table-cell office:value-type="float" office:value="989.3217">
                <text:p>989.3217</text:p>
              </table:table-cell>
              <table:table-cell office:value-type="float" office:value="859.16956">
                <text:p>859.16956</text:p>
              </table:table-cell>
            </table:table-row>
            <table:table-row>
              <table:table-cell office:value-type="string">
                <text:p>Min 166</text:p>
              </table:table-cell>
              <table:table-cell office:value-type="float" office:value="2495.9058">
                <text:p>2495.9058</text:p>
              </table:table-cell>
              <table:table-cell office:value-type="float" office:value="2235.4077">
                <text:p>2235.4077</text:p>
              </table:table-cell>
              <table:table-cell office:value-type="float" office:value="994.11914">
                <text:p>994.11914</text:p>
              </table:table-cell>
              <table:table-cell office:value-type="float" office:value="864.3756">
                <text:p>864.3756</text:p>
              </table:table-cell>
            </table:table-row>
            <table:table-row>
              <table:table-cell office:value-type="string">
                <text:p>Min 167</text:p>
              </table:table-cell>
              <table:table-cell office:value-type="float" office:value="2495.895">
                <text:p>2495.895</text:p>
              </table:table-cell>
              <table:table-cell office:value-type="float" office:value="2236.2546">
                <text:p>2236.2546</text:p>
              </table:table-cell>
              <table:table-cell office:value-type="float" office:value="998.9012">
                <text:p>998.9012</text:p>
              </table:table-cell>
              <table:table-cell office:value-type="float" office:value="869.56537">
                <text:p>869.56537</text:p>
              </table:table-cell>
            </table:table-row>
            <table:table-row>
              <table:table-cell office:value-type="string">
                <text:p>Min 168</text:p>
              </table:table-cell>
              <table:table-cell office:value-type="float" office:value="2495.8843">
                <text:p>2495.8843</text:p>
              </table:table-cell>
              <table:table-cell office:value-type="float" office:value="2237.0977">
                <text:p>2237.0977</text:p>
              </table:table-cell>
              <table:table-cell office:value-type="float" office:value="1003.6679">
                <text:p>1003.6679</text:p>
              </table:table-cell>
              <table:table-cell office:value-type="float" office:value="874.73883">
                <text:p>874.73883</text:p>
              </table:table-cell>
            </table:table-row>
            <table:table-row>
              <table:table-cell office:value-type="string">
                <text:p>Min 169</text:p>
              </table:table-cell>
              <table:table-cell office:value-type="float" office:value="2495.8735">
                <text:p>2495.8735</text:p>
              </table:table-cell>
              <table:table-cell office:value-type="float" office:value="2237.9368">
                <text:p>2237.9368</text:p>
              </table:table-cell>
              <table:table-cell office:value-type="float" office:value="1008.41943">
                <text:p>1008.41943</text:p>
              </table:table-cell>
              <table:table-cell office:value-type="float" office:value="879.896">
                <text:p>879.896</text:p>
              </table:table-cell>
            </table:table-row>
            <table:table-row>
              <table:table-cell office:value-type="string">
                <text:p>Min 170</text:p>
              </table:table-cell>
              <table:table-cell office:value-type="float" office:value="2495.8628">
                <text:p>2495.8628</text:p>
              </table:table-cell>
              <table:table-cell office:value-type="float" office:value="2238.772">
                <text:p>2238.772</text:p>
              </table:table-cell>
              <table:table-cell office:value-type="float" office:value="1013.15576">
                <text:p>1013.15576</text:p>
              </table:table-cell>
              <table:table-cell office:value-type="float" office:value="885.0369">
                <text:p>885.0369</text:p>
              </table:table-cell>
            </table:table-row>
            <table:table-row>
              <table:table-cell office:value-type="string">
                <text:p>Min 171</text:p>
              </table:table-cell>
              <table:table-cell office:value-type="float" office:value="2495.852">
                <text:p>2495.852</text:p>
              </table:table-cell>
              <table:table-cell office:value-type="float" office:value="2239.6035">
                <text:p>2239.6035</text:p>
              </table:table-cell>
              <table:table-cell office:value-type="float" office:value="1017.87695">
                <text:p>1017.87695</text:p>
              </table:table-cell>
              <table:table-cell office:value-type="float" office:value="890.1617">
                <text:p>890.1617</text:p>
              </table:table-cell>
            </table:table-row>
            <table:table-row>
              <table:table-cell office:value-type="string">
                <text:p>Min 172</text:p>
              </table:table-cell>
              <table:table-cell office:value-type="float" office:value="2495.8413">
                <text:p>2495.8413</text:p>
              </table:table-cell>
              <table:table-cell office:value-type="float" office:value="2240.4312">
                <text:p>2240.4312</text:p>
              </table:table-cell>
              <table:table-cell office:value-type="float" office:value="1022.583">
                <text:p>1022.583</text:p>
              </table:table-cell>
              <table:table-cell office:value-type="float" office:value="895.2703">
                <text:p>895.2703</text:p>
              </table:table-cell>
            </table:table-row>
            <table:table-row>
              <table:table-cell office:value-type="string">
                <text:p>Min 173</text:p>
              </table:table-cell>
              <table:table-cell office:value-type="float" office:value="2495.8308">
                <text:p>2495.8308</text:p>
              </table:table-cell>
              <table:table-cell office:value-type="float" office:value="2241.2556">
                <text:p>2241.2556</text:p>
              </table:table-cell>
              <table:table-cell office:value-type="float" office:value="1027.274">
                <text:p>1027.274</text:p>
              </table:table-cell>
              <table:table-cell office:value-type="float" office:value="900.3628">
                <text:p>900.3628</text:p>
              </table:table-cell>
            </table:table-row>
            <table:table-row>
              <table:table-cell office:value-type="string">
                <text:p>Min 174</text:p>
              </table:table-cell>
              <table:table-cell office:value-type="float" office:value="2495.8203">
                <text:p>2495.8203</text:p>
              </table:table-cell>
              <table:table-cell office:value-type="float" office:value="2242.076">
                <text:p>2242.076</text:p>
              </table:table-cell>
              <table:table-cell office:value-type="float" office:value="1031.9501">
                <text:p>1031.9501</text:p>
              </table:table-cell>
              <table:table-cell office:value-type="float" office:value="905.4393">
                <text:p>905.4393</text:p>
              </table:table-cell>
            </table:table-row>
            <table:table-row>
              <table:table-cell office:value-type="string">
                <text:p>Min 175</text:p>
              </table:table-cell>
              <table:table-cell office:value-type="float" office:value="2495.8098">
                <text:p>2495.8098</text:p>
              </table:table-cell>
              <table:table-cell office:value-type="float" office:value="2242.8933">
                <text:p>2242.8933</text:p>
              </table:table-cell>
              <table:table-cell office:value-type="float" office:value="1036.6111">
                <text:p>1036.6111</text:p>
              </table:table-cell>
              <table:table-cell office:value-type="float" office:value="910.4997">
                <text:p>910.4997</text:p>
              </table:table-cell>
            </table:table-row>
            <table:table-row>
              <table:table-cell office:value-type="string">
                <text:p>Min 176</text:p>
              </table:table-cell>
              <table:table-cell office:value-type="float" office:value="2495.7993">
                <text:p>2495.7993</text:p>
              </table:table-cell>
              <table:table-cell office:value-type="float" office:value="2243.707">
                <text:p>2243.707</text:p>
              </table:table-cell>
              <table:table-cell office:value-type="float" office:value="1041.2572">
                <text:p>1041.2572</text:p>
              </table:table-cell>
              <table:table-cell office:value-type="float" office:value="915.5441">
                <text:p>915.5441</text:p>
              </table:table-cell>
            </table:table-row>
            <table:table-row>
              <table:table-cell office:value-type="string">
                <text:p>Min 177</text:p>
              </table:table-cell>
              <table:table-cell office:value-type="float" office:value="2495.7888">
                <text:p>2495.7888</text:p>
              </table:table-cell>
              <table:table-cell office:value-type="float" office:value="2244.5173">
                <text:p>2244.5173</text:p>
              </table:table-cell>
              <table:table-cell office:value-type="float" office:value="1045.8884">
                <text:p>1045.8884</text:p>
              </table:table-cell>
              <table:table-cell office:value-type="float" office:value="920.57263">
                <text:p>920.57263</text:p>
              </table:table-cell>
            </table:table-row>
            <table:table-row>
              <table:table-cell office:value-type="string">
                <text:p>Min 178</text:p>
              </table:table-cell>
              <table:table-cell office:value-type="float" office:value="2495.7783">
                <text:p>2495.7783</text:p>
              </table:table-cell>
              <table:table-cell office:value-type="float" office:value="2245.324">
                <text:p>2245.324</text:p>
              </table:table-cell>
              <table:table-cell office:value-type="float" office:value="1050.505">
                <text:p>1050.505</text:p>
              </table:table-cell>
              <table:table-cell office:value-type="float" office:value="925.58527">
                <text:p>925.58527</text:p>
              </table:table-cell>
            </table:table-row>
            <table:table-row>
              <table:table-cell office:value-type="string">
                <text:p>Min 179</text:p>
              </table:table-cell>
              <table:table-cell office:value-type="float" office:value="2495.7678">
                <text:p>2495.7678</text:p>
              </table:table-cell>
              <table:table-cell office:value-type="float" office:value="2246.1274">
                <text:p>2246.1274</text:p>
              </table:table-cell>
              <table:table-cell office:value-type="float" office:value="1055.1067">
                <text:p>1055.1067</text:p>
              </table:table-cell>
              <table:table-cell office:value-type="float" office:value="930.5821">
                <text:p>930.5821</text:p>
              </table:table-cell>
            </table:table-row>
            <table:table-row>
              <table:table-cell office:value-type="string">
                <text:p>Min 180</text:p>
              </table:table-cell>
              <table:table-cell office:value-type="float" office:value="2495.7573">
                <text:p>2495.7573</text:p>
              </table:table-cell>
              <table:table-cell office:value-type="float" office:value="2246.9277">
                <text:p>2246.9277</text:p>
              </table:table-cell>
              <table:table-cell office:value-type="float" office:value="1059.6937">
                <text:p>1059.6937</text:p>
              </table:table-cell>
              <table:table-cell office:value-type="float" office:value="935.56305">
                <text:p>935.56305</text:p>
              </table:table-cell>
            </table:table-row>
            <table:table-row>
              <table:table-cell office:value-type="string">
                <text:p>Min 181</text:p>
              </table:table-cell>
              <table:table-cell office:value-type="float" office:value="2495.747">
                <text:p>2495.747</text:p>
              </table:table-cell>
              <table:table-cell office:value-type="float" office:value="2247.725">
                <text:p>2247.725</text:p>
              </table:table-cell>
              <table:table-cell office:value-type="float" office:value="1064.2661">
                <text:p>1064.2661</text:p>
              </table:table-cell>
              <table:table-cell office:value-type="float" office:value="940.5283">
                <text:p>940.5283</text:p>
              </table:table-cell>
            </table:table-row>
            <table:table-row>
              <table:table-cell office:value-type="string">
                <text:p>Min 182</text:p>
              </table:table-cell>
              <table:table-cell office:value-type="float" office:value="2495.7368">
                <text:p>2495.7368</text:p>
              </table:table-cell>
              <table:table-cell office:value-type="float" office:value="2248.519">
                <text:p>2248.519</text:p>
              </table:table-cell>
              <table:table-cell office:value-type="float" office:value="1068.8239">
                <text:p>1068.8239</text:p>
              </table:table-cell>
              <table:table-cell office:value-type="float" office:value="945.4778">
                <text:p>945.4778</text:p>
              </table:table-cell>
            </table:table-row>
            <table:table-row>
              <table:table-cell office:value-type="string">
                <text:p>Min 183</text:p>
              </table:table-cell>
              <table:table-cell office:value-type="float" office:value="2495.7266">
                <text:p>2495.7266</text:p>
              </table:table-cell>
              <table:table-cell office:value-type="float" office:value="2249.3098">
                <text:p>2249.3098</text:p>
              </table:table-cell>
              <table:table-cell office:value-type="float" office:value="1073.367">
                <text:p>1073.367</text:p>
              </table:table-cell>
              <table:table-cell office:value-type="float" office:value="950.4116">
                <text:p>950.4116</text:p>
              </table:table-cell>
            </table:table-row>
            <table:table-row>
              <table:table-cell office:value-type="string">
                <text:p>Min 184</text:p>
              </table:table-cell>
              <table:table-cell office:value-type="float" office:value="2495.7163">
                <text:p>2495.7163</text:p>
              </table:table-cell>
              <table:table-cell office:value-type="float" office:value="2250.0972">
                <text:p>2250.0972</text:p>
              </table:table-cell>
              <table:table-cell office:value-type="float" office:value="1077.8956">
                <text:p>1077.8956</text:p>
              </table:table-cell>
              <table:table-cell office:value-type="float" office:value="955.32983">
                <text:p>955.32983</text:p>
              </table:table-cell>
            </table:table-row>
            <table:table-row>
              <table:table-cell office:value-type="string">
                <text:p>Min 185</text:p>
              </table:table-cell>
              <table:table-cell office:value-type="float" office:value="2495.706">
                <text:p>2495.706</text:p>
              </table:table-cell>
              <table:table-cell office:value-type="float" office:value="2250.882">
                <text:p>2250.882</text:p>
              </table:table-cell>
              <table:table-cell office:value-type="float" office:value="1082.4099">
                <text:p>1082.4099</text:p>
              </table:table-cell>
              <table:table-cell office:value-type="float" office:value="960.2324">
                <text:p>960.2324</text:p>
              </table:table-cell>
            </table:table-row>
            <table:table-row>
              <table:table-cell office:value-type="string">
                <text:p>Min 186</text:p>
              </table:table-cell>
              <table:table-cell office:value-type="float" office:value="2495.6958">
                <text:p>2495.6958</text:p>
              </table:table-cell>
              <table:table-cell office:value-type="float" office:value="2251.6636">
                <text:p>2251.6636</text:p>
              </table:table-cell>
              <table:table-cell office:value-type="float" office:value="1086.9097">
                <text:p>1086.9097</text:p>
              </table:table-cell>
              <table:table-cell office:value-type="float" office:value="965.11957">
                <text:p>965.11957</text:p>
              </table:table-cell>
            </table:table-row>
            <table:table-row>
              <table:table-cell office:value-type="string">
                <text:p>Min 187</text:p>
              </table:table-cell>
              <table:table-cell office:value-type="float" office:value="2495.6855">
                <text:p>2495.6855</text:p>
              </table:table-cell>
              <table:table-cell office:value-type="float" office:value="2252.442">
                <text:p>2252.442</text:p>
              </table:table-cell>
              <table:table-cell office:value-type="float" office:value="1091.395">
                <text:p>1091.395</text:p>
              </table:table-cell>
              <table:table-cell office:value-type="float" office:value="969.9912">
                <text:p>969.9912</text:p>
              </table:table-cell>
            </table:table-row>
            <table:table-row>
              <table:table-cell office:value-type="string">
                <text:p>Min 188</text:p>
              </table:table-cell>
              <table:table-cell office:value-type="float" office:value="2495.6755">
                <text:p>2495.6755</text:p>
              </table:table-cell>
              <table:table-cell office:value-type="float" office:value="2253.2175">
                <text:p>2253.2175</text:p>
              </table:table-cell>
              <table:table-cell office:value-type="float" office:value="1095.8661">
                <text:p>1095.8661</text:p>
              </table:table-cell>
              <table:table-cell office:value-type="float" office:value="974.8473">
                <text:p>974.8473</text:p>
              </table:table-cell>
            </table:table-row>
            <table:table-row>
              <table:table-cell office:value-type="string">
                <text:p>Min 189</text:p>
              </table:table-cell>
              <table:table-cell office:value-type="float" office:value="2495.6658">
                <text:p>2495.6658</text:p>
              </table:table-cell>
              <table:table-cell office:value-type="float" office:value="2253.9902">
                <text:p>2253.9902</text:p>
              </table:table-cell>
              <table:table-cell office:value-type="float" office:value="1100.3229">
                <text:p>1100.3229</text:p>
              </table:table-cell>
              <table:table-cell office:value-type="float" office:value="979.68805">
                <text:p>979.68805</text:p>
              </table:table-cell>
            </table:table-row>
            <table:table-row>
              <table:table-cell office:value-type="string">
                <text:p>Min 190</text:p>
              </table:table-cell>
              <table:table-cell office:value-type="float" office:value="2495.6558">
                <text:p>2495.6558</text:p>
              </table:table-cell>
              <table:table-cell office:value-type="float" office:value="2254.76">
                <text:p>2254.76</text:p>
              </table:table-cell>
              <table:table-cell office:value-type="float" office:value="1104.7655">
                <text:p>1104.7655</text:p>
              </table:table-cell>
              <table:table-cell office:value-type="float" office:value="984.5134">
                <text:p>984.5134</text:p>
              </table:table-cell>
            </table:table-row>
            <table:table-row>
              <table:table-cell office:value-type="string">
                <text:p>Min 191</text:p>
              </table:table-cell>
              <table:table-cell office:value-type="float" office:value="2495.6458">
                <text:p>2495.6458</text:p>
              </table:table-cell>
              <table:table-cell office:value-type="float" office:value="2255.5269">
                <text:p>2255.5269</text:p>
              </table:table-cell>
              <table:table-cell office:value-type="float" office:value="1109.1937">
                <text:p>1109.1937</text:p>
              </table:table-cell>
              <table:table-cell office:value-type="float" office:value="989.3235">
                <text:p>989.3235</text:p>
              </table:table-cell>
            </table:table-row>
            <table:table-row>
              <table:table-cell office:value-type="string">
                <text:p>Min 192</text:p>
              </table:table-cell>
              <table:table-cell office:value-type="float" office:value="2495.6357">
                <text:p>2495.6357</text:p>
              </table:table-cell>
              <table:table-cell office:value-type="float" office:value="2256.2908">
                <text:p>2256.2908</text:p>
              </table:table-cell>
              <table:table-cell office:value-type="float" office:value="1113.608">
                <text:p>1113.608</text:p>
              </table:table-cell>
              <table:table-cell office:value-type="float" office:value="994.1183">
                <text:p>994.1183</text:p>
              </table:table-cell>
            </table:table-row>
            <table:table-row>
              <table:table-cell office:value-type="string">
                <text:p>Min 193</text:p>
              </table:table-cell>
              <table:table-cell office:value-type="float" office:value="2495.6257">
                <text:p>2495.6257</text:p>
              </table:table-cell>
              <table:table-cell office:value-type="float" office:value="2257.052">
                <text:p>2257.052</text:p>
              </table:table-cell>
              <table:table-cell office:value-type="float" office:value="1118.0082">
                <text:p>1118.0082</text:p>
              </table:table-cell>
              <table:table-cell office:value-type="float" office:value="998.8979">
                <text:p>998.8979</text:p>
              </table:table-cell>
            </table:table-row>
            <table:table-row>
              <table:table-cell office:value-type="string">
                <text:p>Min 194</text:p>
              </table:table-cell>
              <table:table-cell office:value-type="float" office:value="2495.6157">
                <text:p>2495.6157</text:p>
              </table:table-cell>
              <table:table-cell office:value-type="float" office:value="2257.8105">
                <text:p>2257.8105</text:p>
              </table:table-cell>
              <table:table-cell office:value-type="float" office:value="1122.3943">
                <text:p>1122.3943</text:p>
              </table:table-cell>
              <table:table-cell office:value-type="float" office:value="1003.6623">
                <text:p>1003.6623</text:p>
              </table:table-cell>
            </table:table-row>
            <table:table-row>
              <table:table-cell office:value-type="string">
                <text:p>Min 195</text:p>
              </table:table-cell>
              <table:table-cell office:value-type="float" office:value="2495.6057">
                <text:p>2495.6057</text:p>
              </table:table-cell>
              <table:table-cell office:value-type="float" office:value="2258.5662">
                <text:p>2258.5662</text:p>
              </table:table-cell>
              <table:table-cell office:value-type="float" office:value="1126.7664">
                <text:p>1126.7664</text:p>
              </table:table-cell>
              <table:table-cell office:value-type="float" office:value="1008.41156">
                <text:p>1008.41156</text:p>
              </table:table-cell>
            </table:table-row>
            <table:table-row>
              <table:table-cell office:value-type="string">
                <text:p>Min 196</text:p>
              </table:table-cell>
              <table:table-cell office:value-type="float" office:value="2495.596">
                <text:p>2495.596</text:p>
              </table:table-cell>
              <table:table-cell office:value-type="float" office:value="2259.3193">
                <text:p>2259.3193</text:p>
              </table:table-cell>
              <table:table-cell office:value-type="float" office:value="1131.1244">
                <text:p>1131.1244</text:p>
              </table:table-cell>
              <table:table-cell office:value-type="float" office:value="1013.14575">
                <text:p>1013.14575</text:p>
              </table:table-cell>
            </table:table-row>
            <table:table-row>
              <table:table-cell office:value-type="string">
                <text:p>Min 197</text:p>
              </table:table-cell>
              <table:table-cell office:value-type="float" office:value="2495.5864">
                <text:p>2495.5864</text:p>
              </table:table-cell>
              <table:table-cell office:value-type="float" office:value="2260.0696">
                <text:p>2260.0696</text:p>
              </table:table-cell>
              <table:table-cell office:value-type="float" office:value="1135.4685">
                <text:p>1135.4685</text:p>
              </table:table-cell>
              <table:table-cell office:value-type="float" office:value="1017.86487">
                <text:p>1017.86487</text:p>
              </table:table-cell>
            </table:table-row>
            <table:table-row>
              <table:table-cell office:value-type="string">
                <text:p>Min 198</text:p>
              </table:table-cell>
              <table:table-cell office:value-type="float" office:value="2495.5767">
                <text:p>2495.5767</text:p>
              </table:table-cell>
              <table:table-cell office:value-type="float" office:value="2260.817">
                <text:p>2260.817</text:p>
              </table:table-cell>
              <table:table-cell office:value-type="float" office:value="1139.7988">
                <text:p>1139.7988</text:p>
              </table:table-cell>
              <table:table-cell office:value-type="float" office:value="1022.569">
                <text:p>1022.569</text:p>
              </table:table-cell>
            </table:table-row>
            <table:table-row>
              <table:table-cell office:value-type="string">
                <text:p>Min 199</text:p>
              </table:table-cell>
              <table:table-cell office:value-type="float" office:value="2495.567">
                <text:p>2495.567</text:p>
              </table:table-cell>
              <table:table-cell office:value-type="float" office:value="2261.5618">
                <text:p>2261.5618</text:p>
              </table:table-cell>
              <table:table-cell office:value-type="float" office:value="1144.1152">
                <text:p>1144.1152</text:p>
              </table:table-cell>
              <table:table-cell office:value-type="float" office:value="1027.2582">
                <text:p>1027.2582</text:p>
              </table:table-cell>
            </table:table-row>
            <table:table-row>
              <table:table-cell office:value-type="string">
                <text:p>Min 200</text:p>
              </table:table-cell>
              <table:table-cell office:value-type="float" office:value="2495.5571">
                <text:p>2495.5571</text:p>
              </table:table-cell>
              <table:table-cell office:value-type="float" office:value="2262.304">
                <text:p>2262.304</text:p>
              </table:table-cell>
              <table:table-cell office:value-type="float" office:value="1148.418">
                <text:p>1148.418</text:p>
              </table:table-cell>
              <table:table-cell office:value-type="float" office:value="1031.9325">
                <text:p>1031.9325</text:p>
              </table:table-cell>
            </table:table-row>
            <table:table-row>
              <table:table-cell office:value-type="string">
                <text:p>Min 201</text:p>
              </table:table-cell>
              <table:table-cell office:value-type="float" office:value="2495.5474">
                <text:p>2495.5474</text:p>
              </table:table-cell>
              <table:table-cell office:value-type="float" office:value="2263.0437">
                <text:p>2263.0437</text:p>
              </table:table-cell>
              <table:table-cell office:value-type="float" office:value="1152.707">
                <text:p>1152.707</text:p>
              </table:table-cell>
              <table:table-cell office:value-type="float" office:value="1036.5919">
                <text:p>1036.5919</text:p>
              </table:table-cell>
            </table:table-row>
            <table:table-row>
              <table:table-cell office:value-type="string">
                <text:p>Min 202</text:p>
              </table:table-cell>
              <table:table-cell office:value-type="float" office:value="2495.5376">
                <text:p>2495.5376</text:p>
              </table:table-cell>
              <table:table-cell office:value-type="float" office:value="2263.781">
                <text:p>2263.781</text:p>
              </table:table-cell>
              <table:table-cell office:value-type="float" office:value="1156.9823">
                <text:p>1156.9823</text:p>
              </table:table-cell>
              <table:table-cell office:value-type="float" office:value="1041.2366">
                <text:p>1041.2366</text:p>
              </table:table-cell>
            </table:table-row>
            <table:table-row>
              <table:table-cell office:value-type="string">
                <text:p>Min 203</text:p>
              </table:table-cell>
              <table:table-cell office:value-type="float" office:value="2495.5278">
                <text:p>2495.5278</text:p>
              </table:table-cell>
              <table:table-cell office:value-type="float" office:value="2264.5154">
                <text:p>2264.5154</text:p>
              </table:table-cell>
              <table:table-cell office:value-type="float" office:value="1161.2438">
                <text:p>1161.2438</text:p>
              </table:table-cell>
              <table:table-cell office:value-type="float" office:value="1045.8663">
                <text:p>1045.8663</text:p>
              </table:table-cell>
            </table:table-row>
            <table:table-row>
              <table:table-cell office:value-type="string">
                <text:p>Min 204</text:p>
              </table:table-cell>
              <table:table-cell office:value-type="float" office:value="2495.5186">
                <text:p>2495.5186</text:p>
              </table:table-cell>
              <table:table-cell office:value-type="float" office:value="2265.2476">
                <text:p>2265.2476</text:p>
              </table:table-cell>
              <table:table-cell office:value-type="float" office:value="1165.4917">
                <text:p>1165.4917</text:p>
              </table:table-cell>
              <table:table-cell office:value-type="float" office:value="1050.4813">
                <text:p>1050.4813</text:p>
              </table:table-cell>
            </table:table-row>
            <table:table-row>
              <table:table-cell office:value-type="string">
                <text:p>Min 205</text:p>
              </table:table-cell>
              <table:table-cell office:value-type="float" office:value="2495.509">
                <text:p>2495.509</text:p>
              </table:table-cell>
              <table:table-cell office:value-type="float" office:value="2265.977">
                <text:p>2265.977</text:p>
              </table:table-cell>
              <table:table-cell office:value-type="float" office:value="1169.7262">
                <text:p>1169.7262</text:p>
              </table:table-cell>
              <table:table-cell office:value-type="float" office:value="1055.0818">
                <text:p>1055.0818</text:p>
              </table:table-cell>
            </table:table-row>
            <table:table-row>
              <table:table-cell office:value-type="string">
                <text:p>Min 206</text:p>
              </table:table-cell>
              <table:table-cell office:value-type="float" office:value="2495.4995">
                <text:p>2495.4995</text:p>
              </table:table-cell>
              <table:table-cell office:value-type="float" office:value="2266.7039">
                <text:p>2266.7039</text:p>
              </table:table-cell>
              <table:table-cell office:value-type="float" office:value="1173.9473">
                <text:p>1173.9473</text:p>
              </table:table-cell>
              <table:table-cell office:value-type="float" office:value="1059.6675">
                <text:p>1059.6675</text:p>
              </table:table-cell>
            </table:table-row>
            <table:table-row>
              <table:table-cell office:value-type="string">
                <text:p>Min 207</text:p>
              </table:table-cell>
              <table:table-cell office:value-type="float" office:value="2495.49">
                <text:p>2495.49</text:p>
              </table:table-cell>
              <table:table-cell office:value-type="float" office:value="2267.4282">
                <text:p>2267.4282</text:p>
              </table:table-cell>
              <table:table-cell office:value-type="float" office:value="1178.1547">
                <text:p>1178.1547</text:p>
              </table:table-cell>
              <table:table-cell office:value-type="float" office:value="1064.2388">
                <text:p>1064.2388</text:p>
              </table:table-cell>
            </table:table-row>
            <table:table-row>
              <table:table-cell office:value-type="string">
                <text:p>Min 208</text:p>
              </table:table-cell>
              <table:table-cell office:value-type="float" office:value="2495.4805">
                <text:p>2495.4805</text:p>
              </table:table-cell>
              <table:table-cell office:value-type="float" office:value="2268.15">
                <text:p>2268.15</text:p>
              </table:table-cell>
              <table:table-cell office:value-type="float" office:value="1182.3486">
                <text:p>1182.3486</text:p>
              </table:table-cell>
              <table:table-cell office:value-type="float" office:value="1068.7954">
                <text:p>1068.7954</text:p>
              </table:table-cell>
            </table:table-row>
            <table:table-row>
              <table:table-cell office:value-type="string">
                <text:p>Min 209</text:p>
              </table:table-cell>
              <table:table-cell office:value-type="float" office:value="2495.4712">
                <text:p>2495.4712</text:p>
              </table:table-cell>
              <table:table-cell office:value-type="float" office:value="2268.8694">
                <text:p>2268.8694</text:p>
              </table:table-cell>
              <table:table-cell office:value-type="float" office:value="1186.5293">
                <text:p>1186.5293</text:p>
              </table:table-cell>
              <table:table-cell office:value-type="float" office:value="1073.3375">
                <text:p>1073.3375</text:p>
              </table:table-cell>
            </table:table-row>
            <table:table-row>
              <table:table-cell office:value-type="string">
                <text:p>Min 210</text:p>
              </table:table-cell>
              <table:table-cell office:value-type="float" office:value="2495.4617">
                <text:p>2495.4617</text:p>
              </table:table-cell>
              <table:table-cell office:value-type="float" office:value="2269.5862">
                <text:p>2269.5862</text:p>
              </table:table-cell>
              <table:table-cell office:value-type="float" office:value="1190.6967">
                <text:p>1190.6967</text:p>
              </table:table-cell>
              <table:table-cell office:value-type="float" office:value="1077.8651">
                <text:p>1077.8651</text:p>
              </table:table-cell>
            </table:table-row>
            <table:table-row>
              <table:table-cell office:value-type="string">
                <text:p>Min 211</text:p>
              </table:table-cell>
              <table:table-cell office:value-type="float" office:value="2495.4521">
                <text:p>2495.4521</text:p>
              </table:table-cell>
              <table:table-cell office:value-type="float" office:value="2270.3008">
                <text:p>2270.3008</text:p>
              </table:table-cell>
              <table:table-cell office:value-type="float" office:value="1194.8506">
                <text:p>1194.8506</text:p>
              </table:table-cell>
              <table:table-cell office:value-type="float" office:value="1082.3784">
                <text:p>1082.3784</text:p>
              </table:table-cell>
            </table:table-row>
            <table:table-row>
              <table:table-cell office:value-type="string">
                <text:p>Min 212</text:p>
              </table:table-cell>
              <table:table-cell office:value-type="float" office:value="2495.4426">
                <text:p>2495.4426</text:p>
              </table:table-cell>
              <table:table-cell office:value-type="float" office:value="2271.013">
                <text:p>2271.013</text:p>
              </table:table-cell>
              <table:table-cell office:value-type="float" office:value="1198.9913">
                <text:p>1198.9913</text:p>
              </table:table-cell>
              <table:table-cell office:value-type="float" office:value="1086.8772">
                <text:p>1086.8772</text:p>
              </table:table-cell>
            </table:table-row>
            <table:table-row>
              <table:table-cell office:value-type="string">
                <text:p>Min 213</text:p>
              </table:table-cell>
              <table:table-cell office:value-type="float" office:value="2495.4336">
                <text:p>2495.4336</text:p>
              </table:table-cell>
              <table:table-cell office:value-type="float" office:value="2271.7227">
                <text:p>2271.7227</text:p>
              </table:table-cell>
              <table:table-cell office:value-type="float" office:value="1203.1188">
                <text:p>1203.1188</text:p>
              </table:table-cell>
              <table:table-cell office:value-type="float" office:value="1091.3618">
                <text:p>1091.3618</text:p>
              </table:table-cell>
            </table:table-row>
            <table:table-row>
              <table:table-cell office:value-type="string">
                <text:p>Min 214</text:p>
              </table:table-cell>
              <table:table-cell office:value-type="float" office:value="2495.4243">
                <text:p>2495.4243</text:p>
              </table:table-cell>
              <table:table-cell office:value-type="float" office:value="2272.43">
                <text:p>2272.43</text:p>
              </table:table-cell>
              <table:table-cell office:value-type="float" office:value="1207.2332">
                <text:p>1207.2332</text:p>
              </table:table-cell>
              <table:table-cell office:value-type="float" office:value="1095.8322">
                <text:p>1095.8322</text:p>
              </table:table-cell>
            </table:table-row>
            <table:table-row>
              <table:table-cell office:value-type="string">
                <text:p>Min 215</text:p>
              </table:table-cell>
              <table:table-cell office:value-type="float" office:value="2495.415">
                <text:p>2495.415</text:p>
              </table:table-cell>
              <table:table-cell office:value-type="float" office:value="2273.1348">
                <text:p>2273.1348</text:p>
              </table:table-cell>
              <table:table-cell office:value-type="float" office:value="1211.3344">
                <text:p>1211.3344</text:p>
              </table:table-cell>
              <table:table-cell office:value-type="float" office:value="1100.2881">
                <text:p>1100.2881</text:p>
              </table:table-cell>
            </table:table-row>
            <table:table-row>
              <table:table-cell office:value-type="string">
                <text:p>Min 216</text:p>
              </table:table-cell>
              <table:table-cell office:value-type="float" office:value="2495.4058">
                <text:p>2495.4058</text:p>
              </table:table-cell>
              <table:table-cell office:value-type="float" office:value="2273.8372">
                <text:p>2273.8372</text:p>
              </table:table-cell>
              <table:table-cell office:value-type="float" office:value="1215.4225">
                <text:p>1215.4225</text:p>
              </table:table-cell>
              <table:table-cell office:value-type="float" office:value="1104.73">
                <text:p>1104.73</text:p>
              </table:table-cell>
            </table:table-row>
            <table:table-row>
              <table:table-cell office:value-type="string">
                <text:p>Min 217</text:p>
              </table:table-cell>
              <table:table-cell office:value-type="float" office:value="2495.3967">
                <text:p>2495.3967</text:p>
              </table:table-cell>
              <table:table-cell office:value-type="float" office:value="2274.5374">
                <text:p>2274.5374</text:p>
              </table:table-cell>
              <table:table-cell office:value-type="float" office:value="1219.4976">
                <text:p>1219.4976</text:p>
              </table:table-cell>
              <table:table-cell office:value-type="float" office:value="1109.1577">
                <text:p>1109.1577</text:p>
              </table:table-cell>
            </table:table-row>
            <table:table-row>
              <table:table-cell office:value-type="string">
                <text:p>Min 218</text:p>
              </table:table-cell>
              <table:table-cell office:value-type="float" office:value="2495.3875">
                <text:p>2495.3875</text:p>
              </table:table-cell>
              <table:table-cell office:value-type="float" office:value="2275.235">
                <text:p>2275.235</text:p>
              </table:table-cell>
              <table:table-cell office:value-type="float" office:value="1223.5594">
                <text:p>1223.5594</text:p>
              </table:table-cell>
              <table:table-cell office:value-type="float" office:value="1113.5714">
                <text:p>1113.5714</text:p>
              </table:table-cell>
            </table:table-row>
            <table:table-row>
              <table:table-cell office:value-type="string">
                <text:p>Min 219</text:p>
              </table:table-cell>
              <table:table-cell office:value-type="float" office:value="2495.3782">
                <text:p>2495.3782</text:p>
              </table:table-cell>
              <table:table-cell office:value-type="float" office:value="2275.9304">
                <text:p>2275.9304</text:p>
              </table:table-cell>
              <table:table-cell office:value-type="float" office:value="1227.6086">
                <text:p>1227.6086</text:p>
              </table:table-cell>
              <table:table-cell office:value-type="float" office:value="1117.9708">
                <text:p>1117.9708</text:p>
              </table:table-cell>
            </table:table-row>
            <table:table-row>
              <table:table-cell office:value-type="string">
                <text:p>Min 220</text:p>
              </table:table-cell>
              <table:table-cell office:value-type="float" office:value="2495.369">
                <text:p>2495.369</text:p>
              </table:table-cell>
              <table:table-cell office:value-type="float" office:value="2276.6235">
                <text:p>2276.6235</text:p>
              </table:table-cell>
              <table:table-cell office:value-type="float" office:value="1231.6448">
                <text:p>1231.6448</text:p>
              </table:table-cell>
              <table:table-cell office:value-type="float" office:value="1122.3563">
                <text:p>1122.3563</text:p>
              </table:table-cell>
            </table:table-row>
            <table:table-row>
              <table:table-cell office:value-type="string">
                <text:p>Min 221</text:p>
              </table:table-cell>
              <table:table-cell office:value-type="float" office:value="2495.36">
                <text:p>2495.36</text:p>
              </table:table-cell>
              <table:table-cell office:value-type="float" office:value="2277.3142">
                <text:p>2277.3142</text:p>
              </table:table-cell>
              <table:table-cell office:value-type="float" office:value="1235.668">
                <text:p>1235.668</text:p>
              </table:table-cell>
              <table:table-cell office:value-type="float" office:value="1126.7279">
                <text:p>1126.7279</text:p>
              </table:table-cell>
            </table:table-row>
            <table:table-row>
              <table:table-cell office:value-type="string">
                <text:p>Min 222</text:p>
              </table:table-cell>
              <table:table-cell office:value-type="float" office:value="2495.351">
                <text:p>2495.351</text:p>
              </table:table-cell>
              <table:table-cell office:value-type="float" office:value="2278.0027">
                <text:p>2278.0027</text:p>
              </table:table-cell>
              <table:table-cell office:value-type="float" office:value="1239.6783">
                <text:p>1239.6783</text:p>
              </table:table-cell>
              <table:table-cell office:value-type="float" office:value="1131.0854">
                <text:p>1131.0854</text:p>
              </table:table-cell>
            </table:table-row>
            <table:table-row>
              <table:table-cell office:value-type="string">
                <text:p>Min 223</text:p>
              </table:table-cell>
              <table:table-cell office:value-type="float" office:value="2495.342">
                <text:p>2495.342</text:p>
              </table:table-cell>
              <table:table-cell office:value-type="float" office:value="2278.689">
                <text:p>2278.689</text:p>
              </table:table-cell>
              <table:table-cell office:value-type="float" office:value="1243.676">
                <text:p>1243.676</text:p>
              </table:table-cell>
              <table:table-cell office:value-type="float" office:value="1135.4292">
                <text:p>1135.4292</text:p>
              </table:table-cell>
            </table:table-row>
            <table:table-row>
              <table:table-cell office:value-type="string">
                <text:p>Min 224</text:p>
              </table:table-cell>
              <table:table-cell office:value-type="float" office:value="2495.333">
                <text:p>2495.333</text:p>
              </table:table-cell>
              <table:table-cell office:value-type="float" office:value="2279.373">
                <text:p>2279.373</text:p>
              </table:table-cell>
              <table:table-cell office:value-type="float" office:value="1247.6609">
                <text:p>1247.6609</text:p>
              </table:table-cell>
              <table:table-cell office:value-type="float" office:value="1139.7592">
                <text:p>1139.7592</text:p>
              </table:table-cell>
            </table:table-row>
            <table:table-row>
              <table:table-cell office:value-type="string">
                <text:p>Min 225</text:p>
              </table:table-cell>
              <table:table-cell office:value-type="float" office:value="2495.3242">
                <text:p>2495.3242</text:p>
              </table:table-cell>
              <table:table-cell office:value-type="float" office:value="2280.0547">
                <text:p>2280.0547</text:p>
              </table:table-cell>
              <table:table-cell office:value-type="float" office:value="1251.633">
                <text:p>1251.633</text:p>
              </table:table-cell>
              <table:table-cell office:value-type="float" office:value="1144.0752">
                <text:p>1144.0752</text:p>
              </table:table-cell>
            </table:table-row>
            <table:table-row>
              <table:table-cell office:value-type="string">
                <text:p>Min 226</text:p>
              </table:table-cell>
              <table:table-cell office:value-type="float" office:value="2495.3152">
                <text:p>2495.3152</text:p>
              </table:table-cell>
              <table:table-cell office:value-type="float" office:value="2280.7341">
                <text:p>2280.7341</text:p>
              </table:table-cell>
              <table:table-cell office:value-type="float" office:value="1255.5924">
                <text:p>1255.5924</text:p>
              </table:table-cell>
              <table:table-cell office:value-type="float" office:value="1148.3777">
                <text:p>1148.3777</text:p>
              </table:table-cell>
            </table:table-row>
            <table:table-row>
              <table:table-cell office:value-type="string">
                <text:p>Min 227</text:p>
              </table:table-cell>
              <table:table-cell office:value-type="float" office:value="2495.3062">
                <text:p>2495.3062</text:p>
              </table:table-cell>
              <table:table-cell office:value-type="float" office:value="2281.4116">
                <text:p>2281.4116</text:p>
              </table:table-cell>
              <table:table-cell office:value-type="float" office:value="1259.5393">
                <text:p>1259.5393</text:p>
              </table:table-cell>
              <table:table-cell office:value-type="float" office:value="1152.6663">
                <text:p>1152.6663</text:p>
              </table:table-cell>
            </table:table-row>
            <table:table-row>
              <table:table-cell office:value-type="string">
                <text:p>Min 228</text:p>
              </table:table-cell>
              <table:table-cell office:value-type="float" office:value="2495.2974">
                <text:p>2495.2974</text:p>
              </table:table-cell>
              <table:table-cell office:value-type="float" office:value="2282.0864">
                <text:p>2282.0864</text:p>
              </table:table-cell>
              <table:table-cell office:value-type="float" office:value="1263.4735">
                <text:p>1263.4735</text:p>
              </table:table-cell>
              <table:table-cell office:value-type="float" office:value="1156.9412">
                <text:p>1156.9412</text:p>
              </table:table-cell>
            </table:table-row>
            <table:table-row>
              <table:table-cell office:value-type="string">
                <text:p>Min 229</text:p>
              </table:table-cell>
              <table:table-cell office:value-type="float" office:value="2495.2883">
                <text:p>2495.2883</text:p>
              </table:table-cell>
              <table:table-cell office:value-type="float" office:value="2282.7593">
                <text:p>2282.7593</text:p>
              </table:table-cell>
              <table:table-cell office:value-type="float" office:value="1267.3953">
                <text:p>1267.3953</text:p>
              </table:table-cell>
              <table:table-cell office:value-type="float" office:value="1161.2024">
                <text:p>1161.2024</text:p>
              </table:table-cell>
            </table:table-row>
            <table:table-row>
              <table:table-cell office:value-type="string">
                <text:p>Min 230</text:p>
              </table:table-cell>
              <table:table-cell office:value-type="float" office:value="2495.2795">
                <text:p>2495.2795</text:p>
              </table:table-cell>
              <table:table-cell office:value-type="float" office:value="2283.4297">
                <text:p>2283.4297</text:p>
              </table:table-cell>
              <table:table-cell office:value-type="float" office:value="1271.3043">
                <text:p>1271.3043</text:p>
              </table:table-cell>
              <table:table-cell office:value-type="float" office:value="1165.4501">
                <text:p>1165.4501</text:p>
              </table:table-cell>
            </table:table-row>
            <table:table-row>
              <table:table-cell office:value-type="string">
                <text:p>Min 231</text:p>
              </table:table-cell>
              <table:table-cell office:value-type="float" office:value="2495.271">
                <text:p>2495.271</text:p>
              </table:table-cell>
              <table:table-cell office:value-type="float" office:value="2284.098">
                <text:p>2284.098</text:p>
              </table:table-cell>
              <table:table-cell office:value-type="float" office:value="1275.2012">
                <text:p>1275.2012</text:p>
              </table:table-cell>
              <table:table-cell office:value-type="float" office:value="1169.6842">
                <text:p>1169.6842</text:p>
              </table:table-cell>
            </table:table-row>
            <table:table-row>
              <table:table-cell office:value-type="string">
                <text:p>Min 232</text:p>
              </table:table-cell>
              <table:table-cell office:value-type="float" office:value="2495.2622">
                <text:p>2495.2622</text:p>
              </table:table-cell>
              <table:table-cell office:value-type="float" office:value="2284.764">
                <text:p>2284.764</text:p>
              </table:table-cell>
              <table:table-cell office:value-type="float" office:value="1279.0854">
                <text:p>1279.0854</text:p>
              </table:table-cell>
              <table:table-cell office:value-type="float" office:value="1173.9049">
                <text:p>1173.9049</text:p>
              </table:table-cell>
            </table:table-row>
            <table:table-row>
              <table:table-cell office:value-type="string">
                <text:p>Min 233</text:p>
              </table:table-cell>
              <table:table-cell office:value-type="float" office:value="2495.2534">
                <text:p>2495.2534</text:p>
              </table:table-cell>
              <table:table-cell office:value-type="float" office:value="2285.428">
                <text:p>2285.428</text:p>
              </table:table-cell>
              <table:table-cell office:value-type="float" office:value="1282.9574">
                <text:p>1282.9574</text:p>
              </table:table-cell>
              <table:table-cell office:value-type="float" office:value="1178.1122">
                <text:p>1178.1122</text:p>
              </table:table-cell>
            </table:table-row>
            <table:table-row>
              <table:table-cell office:value-type="string">
                <text:p>Min 234</text:p>
              </table:table-cell>
              <table:table-cell office:value-type="float" office:value="2495.2449">
                <text:p>2495.2449</text:p>
              </table:table-cell>
              <table:table-cell office:value-type="float" office:value="2286.09">
                <text:p>2286.09</text:p>
              </table:table-cell>
              <table:table-cell office:value-type="float" office:value="1286.817">
                <text:p>1286.817</text:p>
              </table:table-cell>
              <table:table-cell office:value-type="float" office:value="1182.3059">
                <text:p>1182.3059</text:p>
              </table:table-cell>
            </table:table-row>
            <table:table-row>
              <table:table-cell office:value-type="string">
                <text:p>Min 235</text:p>
              </table:table-cell>
              <table:table-cell office:value-type="float" office:value="2495.236">
                <text:p>2495.236</text:p>
              </table:table-cell>
              <table:table-cell office:value-type="float" office:value="2286.7495">
                <text:p>2286.7495</text:p>
              </table:table-cell>
              <table:table-cell office:value-type="float" office:value="1290.6642">
                <text:p>1290.6642</text:p>
              </table:table-cell>
              <table:table-cell office:value-type="float" office:value="1186.4863">
                <text:p>1186.4863</text:p>
              </table:table-cell>
            </table:table-row>
            <table:table-row>
              <table:table-cell office:value-type="string">
                <text:p>Min 236</text:p>
              </table:table-cell>
              <table:table-cell office:value-type="float" office:value="2495.2273">
                <text:p>2495.2273</text:p>
              </table:table-cell>
              <table:table-cell office:value-type="float" office:value="2287.407">
                <text:p>2287.407</text:p>
              </table:table-cell>
              <table:table-cell office:value-type="float" office:value="1294.499">
                <text:p>1294.499</text:p>
              </table:table-cell>
              <table:table-cell office:value-type="float" office:value="1190.6534">
                <text:p>1190.6534</text:p>
              </table:table-cell>
            </table:table-row>
            <table:table-row>
              <table:table-cell office:value-type="string">
                <text:p>Min 237</text:p>
              </table:table-cell>
              <table:table-cell office:value-type="float" office:value="2495.2188">
                <text:p>2495.2188</text:p>
              </table:table-cell>
              <table:table-cell office:value-type="float" office:value="2288.0625">
                <text:p>2288.0625</text:p>
              </table:table-cell>
              <table:table-cell office:value-type="float" office:value="1298.3217">
                <text:p>1298.3217</text:p>
              </table:table-cell>
              <table:table-cell office:value-type="float" office:value="1194.8074">
                <text:p>1194.8074</text:p>
              </table:table-cell>
            </table:table-row>
            <table:table-row>
              <table:table-cell office:value-type="string">
                <text:p>Min 238</text:p>
              </table:table-cell>
              <table:table-cell office:value-type="float" office:value="2495.21">
                <text:p>2495.21</text:p>
              </table:table-cell>
              <table:table-cell office:value-type="float" office:value="2288.7158">
                <text:p>2288.7158</text:p>
              </table:table-cell>
              <table:table-cell office:value-type="float" office:value="1302.132">
                <text:p>1302.132</text:p>
              </table:table-cell>
              <table:table-cell office:value-type="float" office:value="1198.948">
                <text:p>1198.948</text:p>
              </table:table-cell>
            </table:table-row>
            <table:table-row>
              <table:table-cell office:value-type="string">
                <text:p>Min 239</text:p>
              </table:table-cell>
              <table:table-cell office:value-type="float" office:value="2495.2012">
                <text:p>2495.2012</text:p>
              </table:table-cell>
              <table:table-cell office:value-type="float" office:value="2289.3667">
                <text:p>2289.3667</text:p>
              </table:table-cell>
              <table:table-cell office:value-type="float" office:value="1305.9304">
                <text:p>1305.9304</text:p>
              </table:table-cell>
              <table:table-cell office:value-type="float" office:value="1203.0753">
                <text:p>1203.0753</text:p>
              </table:table-cell>
            </table:table-row>
            <table:table-row>
              <table:table-cell office:value-type="string">
                <text:p>Min 240</text:p>
              </table:table-cell>
              <table:table-cell office:value-type="float" office:value="2495.1929">
                <text:p>2495.1929</text:p>
              </table:table-cell>
              <table:table-cell office:value-type="float" office:value="2290.0159">
                <text:p>2290.0159</text:p>
              </table:table-cell>
              <table:table-cell office:value-type="float" office:value="1309.7166">
                <text:p>1309.7166</text:p>
              </table:table-cell>
              <table:table-cell office:value-type="float" office:value="1207.1896">
                <text:p>1207.1896</text:p>
              </table:table-cell>
            </table:table-row>
            <table:table-row>
              <table:table-cell office:value-type="string">
                <text:p>Min 241</text:p>
              </table:table-cell>
              <table:table-cell office:value-type="float" office:value="2495.1843">
                <text:p>2495.1843</text:p>
              </table:table-cell>
              <table:table-cell office:value-type="float" office:value="2290.6626">
                <text:p>2290.6626</text:p>
              </table:table-cell>
              <table:table-cell office:value-type="float" office:value="1313.4906">
                <text:p>1313.4906</text:p>
              </table:table-cell>
              <table:table-cell office:value-type="float" office:value="1211.2908">
                <text:p>1211.2908</text:p>
              </table:table-cell>
            </table:table-row>
            <table:table-row>
              <table:table-cell office:value-type="string">
                <text:p>Min 242</text:p>
              </table:table-cell>
              <table:table-cell office:value-type="float" office:value="2495.176">
                <text:p>2495.176</text:p>
              </table:table-cell>
              <table:table-cell office:value-type="float" office:value="2291.3071">
                <text:p>2291.3071</text:p>
              </table:table-cell>
              <table:table-cell office:value-type="float" office:value="1317.2528">
                <text:p>1317.2528</text:p>
              </table:table-cell>
              <table:table-cell office:value-type="float" office:value="1215.3788">
                <text:p>1215.3788</text:p>
              </table:table-cell>
            </table:table-row>
            <table:table-row>
              <table:table-cell office:value-type="string">
                <text:p>Min 243</text:p>
              </table:table-cell>
              <table:table-cell office:value-type="float" office:value="2495.1675">
                <text:p>2495.1675</text:p>
              </table:table-cell>
              <table:table-cell office:value-type="float" office:value="2291.95">
                <text:p>2291.95</text:p>
              </table:table-cell>
              <table:table-cell office:value-type="float" office:value="1321.0028">
                <text:p>1321.0028</text:p>
              </table:table-cell>
              <table:table-cell office:value-type="float" office:value="1219.4537">
                <text:p>1219.4537</text:p>
              </table:table-cell>
            </table:table-row>
            <table:table-row>
              <table:table-cell office:value-type="string">
                <text:p>Min 244</text:p>
              </table:table-cell>
              <table:table-cell office:value-type="float" office:value="2495.159">
                <text:p>2495.159</text:p>
              </table:table-cell>
              <table:table-cell office:value-type="float" office:value="2292.5908">
                <text:p>2292.5908</text:p>
              </table:table-cell>
              <table:table-cell office:value-type="float" office:value="1324.7408">
                <text:p>1324.7408</text:p>
              </table:table-cell>
              <table:table-cell office:value-type="float" office:value="1223.5157">
                <text:p>1223.5157</text:p>
              </table:table-cell>
            </table:table-row>
            <table:table-row>
              <table:table-cell office:value-type="string">
                <text:p>Min 245</text:p>
              </table:table-cell>
              <table:table-cell office:value-type="float" office:value="2495.1506">
                <text:p>2495.1506</text:p>
              </table:table-cell>
              <table:table-cell office:value-type="float" office:value="2293.2292">
                <text:p>2293.2292</text:p>
              </table:table-cell>
              <table:table-cell office:value-type="float" office:value="1328.4672">
                <text:p>1328.4672</text:p>
              </table:table-cell>
              <table:table-cell office:value-type="float" office:value="1227.5647">
                <text:p>1227.5647</text:p>
              </table:table-cell>
            </table:table-row>
            <table:table-row>
              <table:table-cell office:value-type="string">
                <text:p>Min 246</text:p>
              </table:table-cell>
              <table:table-cell office:value-type="float" office:value="2495.142">
                <text:p>2495.142</text:p>
              </table:table-cell>
              <table:table-cell office:value-type="float" office:value="2293.8655">
                <text:p>2293.8655</text:p>
              </table:table-cell>
              <table:table-cell office:value-type="float" office:value="1332.1814">
                <text:p>1332.1814</text:p>
              </table:table-cell>
              <table:table-cell office:value-type="float" office:value="1231.6008">
                <text:p>1231.6008</text:p>
              </table:table-cell>
            </table:table-row>
            <table:table-row>
              <table:table-cell office:value-type="string">
                <text:p>Min 247</text:p>
              </table:table-cell>
              <table:table-cell office:value-type="float" office:value="2495.1338">
                <text:p>2495.1338</text:p>
              </table:table-cell>
              <table:table-cell office:value-type="float" office:value="2294.4998">
                <text:p>2294.4998</text:p>
              </table:table-cell>
              <table:table-cell office:value-type="float" office:value="1335.8838">
                <text:p>1335.8838</text:p>
              </table:table-cell>
              <table:table-cell office:value-type="float" office:value="1235.6241">
                <text:p>1235.6241</text:p>
              </table:table-cell>
            </table:table-row>
            <table:table-row>
              <table:table-cell office:value-type="string">
                <text:p>Min 248</text:p>
              </table:table-cell>
              <table:table-cell office:value-type="float" office:value="2495.1252">
                <text:p>2495.1252</text:p>
              </table:table-cell>
              <table:table-cell office:value-type="float" office:value="2295.1323">
                <text:p>2295.1323</text:p>
              </table:table-cell>
              <table:table-cell office:value-type="float" office:value="1339.5743">
                <text:p>1339.5743</text:p>
              </table:table-cell>
              <table:table-cell office:value-type="float" office:value="1239.6345">
                <text:p>1239.6345</text:p>
              </table:table-cell>
            </table:table-row>
            <table:table-row>
              <table:table-cell office:value-type="string">
                <text:p>Min 249</text:p>
              </table:table-cell>
              <table:table-cell office:value-type="float" office:value="2495.117">
                <text:p>2495.117</text:p>
              </table:table-cell>
              <table:table-cell office:value-type="float" office:value="2295.7625">
                <text:p>2295.7625</text:p>
              </table:table-cell>
              <table:table-cell office:value-type="float" office:value="1343.2533">
                <text:p>1343.2533</text:p>
              </table:table-cell>
              <table:table-cell office:value-type="float" office:value="1243.6321">
                <text:p>1243.6321</text:p>
              </table:table-cell>
            </table:table-row>
            <table:table-row>
              <table:table-cell office:value-type="string">
                <text:p>Min 250</text:p>
              </table:table-cell>
              <table:table-cell office:value-type="float" office:value="2495.109">
                <text:p>2495.109</text:p>
              </table:table-cell>
              <table:table-cell office:value-type="float" office:value="2296.3909">
                <text:p>2296.3909</text:p>
              </table:table-cell>
              <table:table-cell office:value-type="float" office:value="1346.9204">
                <text:p>1346.9204</text:p>
              </table:table-cell>
              <table:table-cell office:value-type="float" office:value="1247.617">
                <text:p>1247.617</text:p>
              </table:table-cell>
            </table:table-row>
            <table:table-row>
              <table:table-cell office:value-type="string">
                <text:p>Min 251</text:p>
              </table:table-cell>
              <table:table-cell office:value-type="float" office:value="2495.1006">
                <text:p>2495.1006</text:p>
              </table:table-cell>
              <table:table-cell office:value-type="float" office:value="2297.017">
                <text:p>2297.017</text:p>
              </table:table-cell>
              <table:table-cell office:value-type="float" office:value="1350.5758">
                <text:p>1350.5758</text:p>
              </table:table-cell>
              <table:table-cell office:value-type="float" office:value="1251.5891">
                <text:p>1251.5891</text:p>
              </table:table-cell>
            </table:table-row>
            <table:table-row>
              <table:table-cell office:value-type="string">
                <text:p>Min 252</text:p>
              </table:table-cell>
              <table:table-cell office:value-type="float" office:value="2495.0925">
                <text:p>2495.0925</text:p>
              </table:table-cell>
              <table:table-cell office:value-type="float" office:value="2297.6414">
                <text:p>2297.6414</text:p>
              </table:table-cell>
              <table:table-cell office:value-type="float" office:value="1354.2195">
                <text:p>1354.2195</text:p>
              </table:table-cell>
              <table:table-cell office:value-type="float" office:value="1255.5486">
                <text:p>1255.5486</text:p>
              </table:table-cell>
            </table:table-row>
            <table:table-row>
              <table:table-cell office:value-type="string">
                <text:p>Min 253</text:p>
              </table:table-cell>
              <table:table-cell office:value-type="float" office:value="2495.0842">
                <text:p>2495.0842</text:p>
              </table:table-cell>
              <table:table-cell office:value-type="float" office:value="2298.2634">
                <text:p>2298.2634</text:p>
              </table:table-cell>
              <table:table-cell office:value-type="float" office:value="1357.8517">
                <text:p>1357.8517</text:p>
              </table:table-cell>
              <table:table-cell office:value-type="float" office:value="1259.4955">
                <text:p>1259.4955</text:p>
              </table:table-cell>
            </table:table-row>
            <table:table-row>
              <table:table-cell office:value-type="string">
                <text:p>Min 254</text:p>
              </table:table-cell>
              <table:table-cell office:value-type="float" office:value="2495.0762">
                <text:p>2495.0762</text:p>
              </table:table-cell>
              <table:table-cell office:value-type="float" office:value="2298.8838">
                <text:p>2298.8838</text:p>
              </table:table-cell>
              <table:table-cell office:value-type="float" office:value="1361.4722">
                <text:p>1361.4722</text:p>
              </table:table-cell>
              <table:table-cell office:value-type="float" office:value="1263.4298">
                <text:p>1263.4298</text:p>
              </table:table-cell>
            </table:table-row>
            <table:table-row>
              <table:table-cell office:value-type="string">
                <text:p>Min 255</text:p>
              </table:table-cell>
              <table:table-cell office:value-type="float" office:value="2495.0679">
                <text:p>2495.0679</text:p>
              </table:table-cell>
              <table:table-cell office:value-type="float" office:value="2299.502">
                <text:p>2299.502</text:p>
              </table:table-cell>
              <table:table-cell office:value-type="float" office:value="1365.081">
                <text:p>1365.081</text:p>
              </table:table-cell>
              <table:table-cell office:value-type="float" office:value="1267.3514">
                <text:p>1267.3514</text:p>
              </table:table-cell>
            </table:table-row>
            <table:table-row>
              <table:table-cell office:value-type="string">
                <text:p>Min 256</text:p>
              </table:table-cell>
              <table:table-cell office:value-type="float" office:value="2495.0598">
                <text:p>2495.0598</text:p>
              </table:table-cell>
              <table:table-cell office:value-type="float" office:value="2300.1182">
                <text:p>2300.1182</text:p>
              </table:table-cell>
              <table:table-cell office:value-type="float" office:value="1368.6785">
                <text:p>1368.6785</text:p>
              </table:table-cell>
              <table:table-cell office:value-type="float" office:value="1271.2606">
                <text:p>1271.2606</text:p>
              </table:table-cell>
            </table:table-row>
            <table:table-row>
              <table:table-cell office:value-type="string">
                <text:p>Min 257</text:p>
              </table:table-cell>
              <table:table-cell office:value-type="float" office:value="2495.0515">
                <text:p>2495.0515</text:p>
              </table:table-cell>
              <table:table-cell office:value-type="float" office:value="2300.7324">
                <text:p>2300.7324</text:p>
              </table:table-cell>
              <table:table-cell office:value-type="float" office:value="1372.2645">
                <text:p>1372.2645</text:p>
              </table:table-cell>
              <table:table-cell office:value-type="float" office:value="1275.1573">
                <text:p>1275.1573</text:p>
              </table:table-cell>
            </table:table-row>
            <table:table-row>
              <table:table-cell office:value-type="string">
                <text:p>Min 258</text:p>
              </table:table-cell>
              <table:table-cell office:value-type="float" office:value="2495.0432">
                <text:p>2495.0432</text:p>
              </table:table-cell>
              <table:table-cell office:value-type="float" office:value="2301.3447">
                <text:p>2301.3447</text:p>
              </table:table-cell>
              <table:table-cell office:value-type="float" office:value="1375.8391">
                <text:p>1375.8391</text:p>
              </table:table-cell>
              <table:table-cell office:value-type="float" office:value="1279.0416">
                <text:p>1279.0416</text:p>
              </table:table-cell>
            </table:table-row>
            <table:table-row>
              <table:table-cell office:value-type="string">
                <text:p>Min 259</text:p>
              </table:table-cell>
              <table:table-cell office:value-type="float" office:value="2495.0354">
                <text:p>2495.0354</text:p>
              </table:table-cell>
              <table:table-cell office:value-type="float" office:value="2301.955">
                <text:p>2301.955</text:p>
              </table:table-cell>
              <table:table-cell office:value-type="float" office:value="1379.4022">
                <text:p>1379.4022</text:p>
              </table:table-cell>
              <table:table-cell office:value-type="float" office:value="1282.9135">
                <text:p>1282.9135</text:p>
              </table:table-cell>
            </table:table-row>
            <table:table-row>
              <table:table-cell office:value-type="string">
                <text:p>Min 260</text:p>
              </table:table-cell>
              <table:table-cell office:value-type="float" office:value="2495.0273">
                <text:p>2495.0273</text:p>
              </table:table-cell>
              <table:table-cell office:value-type="float" office:value="2302.5635">
                <text:p>2302.5635</text:p>
              </table:table-cell>
              <table:table-cell office:value-type="float" office:value="1382.954">
                <text:p>1382.954</text:p>
              </table:table-cell>
              <table:table-cell office:value-type="float" office:value="1286.773">
                <text:p>1286.773</text:p>
              </table:table-cell>
            </table:table-row>
            <table:table-row>
              <table:table-cell office:value-type="string">
                <text:p>Min 261</text:p>
              </table:table-cell>
              <table:table-cell office:value-type="float" office:value="2495.0195">
                <text:p>2495.0195</text:p>
              </table:table-cell>
              <table:table-cell office:value-type="float" office:value="2303.1697">
                <text:p>2303.1697</text:p>
              </table:table-cell>
              <table:table-cell office:value-type="float" office:value="1386.4944">
                <text:p>1386.4944</text:p>
              </table:table-cell>
              <table:table-cell office:value-type="float" office:value="1290.6202">
                <text:p>1290.6202</text:p>
              </table:table-cell>
            </table:table-row>
            <table:table-row>
              <table:table-cell office:value-type="string">
                <text:p>Min 262</text:p>
              </table:table-cell>
              <table:table-cell office:value-type="float" office:value="2495.0115">
                <text:p>2495.0115</text:p>
              </table:table-cell>
              <table:table-cell office:value-type="float" office:value="2303.7742">
                <text:p>2303.7742</text:p>
              </table:table-cell>
              <table:table-cell office:value-type="float" office:value="1390.0236">
                <text:p>1390.0236</text:p>
              </table:table-cell>
              <table:table-cell office:value-type="float" office:value="1294.4552">
                <text:p>1294.4552</text:p>
              </table:table-cell>
            </table:table-row>
            <table:table-row>
              <table:table-cell office:value-type="string">
                <text:p>Min 263</text:p>
              </table:table-cell>
              <table:table-cell office:value-type="float" office:value="2495.0037">
                <text:p>2495.0037</text:p>
              </table:table-cell>
              <table:table-cell office:value-type="float" office:value="2304.3767">
                <text:p>2304.3767</text:p>
              </table:table-cell>
              <table:table-cell office:value-type="float" office:value="1393.5414">
                <text:p>1393.5414</text:p>
              </table:table-cell>
              <table:table-cell office:value-type="float" office:value="1298.278">
                <text:p>1298.278</text:p>
              </table:table-cell>
            </table:table-row>
            <table:table-row>
              <table:table-cell office:value-type="string">
                <text:p>Min 264</text:p>
              </table:table-cell>
              <table:table-cell office:value-type="float" office:value="2494.9956">
                <text:p>2494.9956</text:p>
              </table:table-cell>
              <table:table-cell office:value-type="float" office:value="2304.9773">
                <text:p>2304.9773</text:p>
              </table:table-cell>
              <table:table-cell office:value-type="float" office:value="1397.048">
                <text:p>1397.048</text:p>
              </table:table-cell>
              <table:table-cell office:value-type="float" office:value="1302.0885">
                <text:p>1302.0885</text:p>
              </table:table-cell>
            </table:table-row>
            <table:table-row>
              <table:table-cell office:value-type="string">
                <text:p>Min 265</text:p>
              </table:table-cell>
              <table:table-cell office:value-type="float" office:value="2494.9878">
                <text:p>2494.9878</text:p>
              </table:table-cell>
              <table:table-cell office:value-type="float" office:value="2305.576">
                <text:p>2305.576</text:p>
              </table:table-cell>
              <table:table-cell office:value-type="float" office:value="1400.5435">
                <text:p>1400.5435</text:p>
              </table:table-cell>
              <table:table-cell office:value-type="float" office:value="1305.8868">
                <text:p>1305.8868</text:p>
              </table:table-cell>
            </table:table-row>
            <table:table-row>
              <table:table-cell office:value-type="string">
                <text:p>Min 266</text:p>
              </table:table-cell>
              <table:table-cell office:value-type="float" office:value="2494.9797">
                <text:p>2494.9797</text:p>
              </table:table-cell>
              <table:table-cell office:value-type="float" office:value="2306.1729">
                <text:p>2306.1729</text:p>
              </table:table-cell>
              <table:table-cell office:value-type="float" office:value="1404.0277">
                <text:p>1404.0277</text:p>
              </table:table-cell>
              <table:table-cell office:value-type="float" office:value="1309.6731">
                <text:p>1309.6731</text:p>
              </table:table-cell>
            </table:table-row>
            <table:table-row>
              <table:table-cell office:value-type="string">
                <text:p>Min 267</text:p>
              </table:table-cell>
              <table:table-cell office:value-type="float" office:value="2494.972">
                <text:p>2494.972</text:p>
              </table:table-cell>
              <table:table-cell office:value-type="float" office:value="2306.7678">
                <text:p>2306.7678</text:p>
              </table:table-cell>
              <table:table-cell office:value-type="float" office:value="1407.501">
                <text:p>1407.501</text:p>
              </table:table-cell>
              <table:table-cell office:value-type="float" office:value="1313.4473">
                <text:p>1313.4473</text:p>
              </table:table-cell>
            </table:table-row>
            <table:table-row>
              <table:table-cell office:value-type="string">
                <text:p>Min 268</text:p>
              </table:table-cell>
              <table:table-cell office:value-type="float" office:value="2494.9639">
                <text:p>2494.9639</text:p>
              </table:table-cell>
              <table:table-cell office:value-type="float" office:value="2307.3608">
                <text:p>2307.3608</text:p>
              </table:table-cell>
              <table:table-cell office:value-type="float" office:value="1410.9631">
                <text:p>1410.9631</text:p>
              </table:table-cell>
              <table:table-cell office:value-type="float" office:value="1317.2094">
                <text:p>1317.2094</text:p>
              </table:table-cell>
            </table:table-row>
            <table:table-row>
              <table:table-cell office:value-type="string">
                <text:p>Min 269</text:p>
              </table:table-cell>
              <table:table-cell office:value-type="float" office:value="2494.9563">
                <text:p>2494.9563</text:p>
              </table:table-cell>
              <table:table-cell office:value-type="float" office:value="2307.9517">
                <text:p>2307.9517</text:p>
              </table:table-cell>
              <table:table-cell office:value-type="float" office:value="1414.4142">
                <text:p>1414.4142</text:p>
              </table:table-cell>
              <table:table-cell office:value-type="float" office:value="1320.9595">
                <text:p>1320.9595</text:p>
              </table:table-cell>
            </table:table-row>
            <table:table-row>
              <table:table-cell office:value-type="string">
                <text:p>Min 270</text:p>
              </table:table-cell>
              <table:table-cell office:value-type="float" office:value="2494.9485">
                <text:p>2494.9485</text:p>
              </table:table-cell>
              <table:table-cell office:value-type="float" office:value="2308.5408">
                <text:p>2308.5408</text:p>
              </table:table-cell>
              <table:table-cell office:value-type="float" office:value="1417.8541">
                <text:p>1417.8541</text:p>
              </table:table-cell>
              <table:table-cell office:value-type="float" office:value="1324.6978">
                <text:p>1324.6978</text:p>
              </table:table-cell>
            </table:table-row>
            <table:table-row>
              <table:table-cell office:value-type="string">
                <text:p>Min 271</text:p>
              </table:table-cell>
              <table:table-cell office:value-type="float" office:value="2494.941">
                <text:p>2494.941</text:p>
              </table:table-cell>
              <table:table-cell office:value-type="float" office:value="2309.128">
                <text:p>2309.128</text:p>
              </table:table-cell>
              <table:table-cell office:value-type="float" office:value="1421.2831">
                <text:p>1421.2831</text:p>
              </table:table-cell>
              <table:table-cell office:value-type="float" office:value="1328.424">
                <text:p>1328.424</text:p>
              </table:table-cell>
            </table:table-row>
            <table:table-row>
              <table:table-cell office:value-type="string">
                <text:p>Min 272</text:p>
              </table:table-cell>
              <table:table-cell office:value-type="float" office:value="2494.9333">
                <text:p>2494.9333</text:p>
              </table:table-cell>
              <table:table-cell office:value-type="float" office:value="2309.7131">
                <text:p>2309.7131</text:p>
              </table:table-cell>
              <table:table-cell office:value-type="float" office:value="1424.7013">
                <text:p>1424.7013</text:p>
              </table:table-cell>
              <table:table-cell office:value-type="float" office:value="1332.1384">
                <text:p>1332.1384</text:p>
              </table:table-cell>
            </table:table-row>
            <table:table-row>
              <table:table-cell office:value-type="string">
                <text:p>Min 273</text:p>
              </table:table-cell>
              <table:table-cell office:value-type="float" office:value="2494.9255">
                <text:p>2494.9255</text:p>
              </table:table-cell>
              <table:table-cell office:value-type="float" office:value="2310.2966">
                <text:p>2310.2966</text:p>
              </table:table-cell>
              <table:table-cell office:value-type="float" office:value="1428.1085">
                <text:p>1428.1085</text:p>
              </table:table-cell>
              <table:table-cell office:value-type="float" office:value="1335.8408">
                <text:p>1335.8408</text:p>
              </table:table-cell>
            </table:table-row>
            <table:table-row>
              <table:table-cell office:value-type="string">
                <text:p>Min 274</text:p>
              </table:table-cell>
              <table:table-cell office:value-type="float" office:value="2494.918">
                <text:p>2494.918</text:p>
              </table:table-cell>
              <table:table-cell office:value-type="float" office:value="2310.8784">
                <text:p>2310.8784</text:p>
              </table:table-cell>
              <table:table-cell office:value-type="float" office:value="1431.5048">
                <text:p>1431.5048</text:p>
              </table:table-cell>
              <table:table-cell office:value-type="float" office:value="1339.5316">
                <text:p>1339.5316</text:p>
              </table:table-cell>
            </table:table-row>
            <table:table-row>
              <table:table-cell office:value-type="string">
                <text:p>Min 275</text:p>
              </table:table-cell>
              <table:table-cell office:value-type="float" office:value="2494.9102">
                <text:p>2494.9102</text:p>
              </table:table-cell>
              <table:table-cell office:value-type="float" office:value="2311.4583">
                <text:p>2311.4583</text:p>
              </table:table-cell>
              <table:table-cell office:value-type="float" office:value="1434.8903">
                <text:p>1434.8903</text:p>
              </table:table-cell>
              <table:table-cell office:value-type="float" office:value="1343.2104">
                <text:p>1343.2104</text:p>
              </table:table-cell>
            </table:table-row>
            <table:table-row>
              <table:table-cell office:value-type="string">
                <text:p>Min 276</text:p>
              </table:table-cell>
              <table:table-cell office:value-type="float" office:value="2494.9026">
                <text:p>2494.9026</text:p>
              </table:table-cell>
              <table:table-cell office:value-type="float" office:value="2312.036">
                <text:p>2312.036</text:p>
              </table:table-cell>
              <table:table-cell office:value-type="float" office:value="1438.2649">
                <text:p>1438.2649</text:p>
              </table:table-cell>
              <table:table-cell office:value-type="float" office:value="1346.8778">
                <text:p>1346.8778</text:p>
              </table:table-cell>
            </table:table-row>
            <table:table-row>
              <table:table-cell office:value-type="string">
                <text:p>Min 277</text:p>
              </table:table-cell>
              <table:table-cell office:value-type="float" office:value="2494.8948">
                <text:p>2494.8948</text:p>
              </table:table-cell>
              <table:table-cell office:value-type="float" office:value="2312.612">
                <text:p>2312.612</text:p>
              </table:table-cell>
              <table:table-cell office:value-type="float" office:value="1441.6288">
                <text:p>1441.6288</text:p>
              </table:table-cell>
              <table:table-cell office:value-type="float" office:value="1350.5332">
                <text:p>1350.5332</text:p>
              </table:table-cell>
            </table:table-row>
            <table:table-row>
              <table:table-cell office:value-type="string">
                <text:p>Min 278</text:p>
              </table:table-cell>
              <table:table-cell office:value-type="float" office:value="2494.8872">
                <text:p>2494.8872</text:p>
              </table:table-cell>
              <table:table-cell office:value-type="float" office:value="2313.1863">
                <text:p>2313.1863</text:p>
              </table:table-cell>
              <table:table-cell office:value-type="float" office:value="1444.9819">
                <text:p>1444.9819</text:p>
              </table:table-cell>
              <table:table-cell office:value-type="float" office:value="1354.1771">
                <text:p>1354.1771</text:p>
              </table:table-cell>
            </table:table-row>
            <table:table-row>
              <table:table-cell office:value-type="string">
                <text:p>Min 279</text:p>
              </table:table-cell>
              <table:table-cell office:value-type="float" office:value="2494.8796">
                <text:p>2494.8796</text:p>
              </table:table-cell>
              <table:table-cell office:value-type="float" office:value="2313.7585">
                <text:p>2313.7585</text:p>
              </table:table-cell>
              <table:table-cell office:value-type="float" office:value="1448.3243">
                <text:p>1448.3243</text:p>
              </table:table-cell>
              <table:table-cell office:value-type="float" office:value="1357.8093">
                <text:p>1357.8093</text:p>
              </table:table-cell>
            </table:table-row>
            <table:table-row>
              <table:table-cell office:value-type="string">
                <text:p>Min 280</text:p>
              </table:table-cell>
              <table:table-cell office:value-type="float" office:value="2494.8723">
                <text:p>2494.8723</text:p>
              </table:table-cell>
              <table:table-cell office:value-type="float" office:value="2314.329">
                <text:p>2314.329</text:p>
              </table:table-cell>
              <table:table-cell office:value-type="float" office:value="1451.6562">
                <text:p>1451.6562</text:p>
              </table:table-cell>
              <table:table-cell office:value-type="float" office:value="1361.43">
                <text:p>1361.43</text:p>
              </table:table-cell>
            </table:table-row>
            <table:table-row>
              <table:table-cell office:value-type="string">
                <text:p>Min 281</text:p>
              </table:table-cell>
              <table:table-cell office:value-type="float" office:value="2494.865">
                <text:p>2494.865</text:p>
              </table:table-cell>
              <table:table-cell office:value-type="float" office:value="2314.8977">
                <text:p>2314.8977</text:p>
              </table:table-cell>
              <table:table-cell office:value-type="float" office:value="1454.9775">
                <text:p>1454.9775</text:p>
              </table:table-cell>
              <table:table-cell office:value-type="float" office:value="1365.039">
                <text:p>1365.039</text:p>
              </table:table-cell>
            </table:table-row>
            <table:table-row>
              <table:table-cell office:value-type="string">
                <text:p>Min 282</text:p>
              </table:table-cell>
              <table:table-cell office:value-type="float" office:value="2494.8574">
                <text:p>2494.8574</text:p>
              </table:table-cell>
              <table:table-cell office:value-type="float" office:value="2315.4646">
                <text:p>2315.4646</text:p>
              </table:table-cell>
              <table:table-cell office:value-type="float" office:value="1458.2881">
                <text:p>1458.2881</text:p>
              </table:table-cell>
              <table:table-cell office:value-type="float" office:value="1368.6365">
                <text:p>1368.6365</text:p>
              </table:table-cell>
            </table:table-row>
            <table:table-row>
              <table:table-cell office:value-type="string">
                <text:p>Min 283</text:p>
              </table:table-cell>
              <table:table-cell office:value-type="float" office:value="2494.85">
                <text:p>2494.85</text:p>
              </table:table-cell>
              <table:table-cell office:value-type="float" office:value="2316.0298">
                <text:p>2316.0298</text:p>
              </table:table-cell>
              <table:table-cell office:value-type="float" office:value="1461.5881">
                <text:p>1461.5881</text:p>
              </table:table-cell>
              <table:table-cell office:value-type="float" office:value="1372.2227">
                <text:p>1372.2227</text:p>
              </table:table-cell>
            </table:table-row>
            <table:table-row>
              <table:table-cell office:value-type="string">
                <text:p>Min 284</text:p>
              </table:table-cell>
              <table:table-cell office:value-type="float" office:value="2494.8425">
                <text:p>2494.8425</text:p>
              </table:table-cell>
              <table:table-cell office:value-type="float" office:value="2316.593">
                <text:p>2316.593</text:p>
              </table:table-cell>
              <table:table-cell office:value-type="float" office:value="1464.8777">
                <text:p>1464.8777</text:p>
              </table:table-cell>
              <table:table-cell office:value-type="float" office:value="1375.7972">
                <text:p>1375.7972</text:p>
              </table:table-cell>
            </table:table-row>
            <table:table-row>
              <table:table-cell office:value-type="string">
                <text:p>Min 285</text:p>
              </table:table-cell>
              <table:table-cell office:value-type="float" office:value="2494.8352">
                <text:p>2494.8352</text:p>
              </table:table-cell>
              <table:table-cell office:value-type="float" office:value="2317.1545">
                <text:p>2317.1545</text:p>
              </table:table-cell>
              <table:table-cell office:value-type="float" office:value="1468.1566">
                <text:p>1468.1566</text:p>
              </table:table-cell>
              <table:table-cell office:value-type="float" office:value="1379.3605">
                <text:p>1379.3605</text:p>
              </table:table-cell>
            </table:table-row>
            <table:table-row>
              <table:table-cell office:value-type="string">
                <text:p>Min 286</text:p>
              </table:table-cell>
              <table:table-cell office:value-type="float" office:value="2494.828">
                <text:p>2494.828</text:p>
              </table:table-cell>
              <table:table-cell office:value-type="float" office:value="2317.714">
                <text:p>2317.714</text:p>
              </table:table-cell>
              <table:table-cell office:value-type="float" office:value="1471.4252">
                <text:p>1471.4252</text:p>
              </table:table-cell>
              <table:table-cell office:value-type="float" office:value="1382.9124">
                <text:p>1382.9124</text:p>
              </table:table-cell>
            </table:table-row>
            <table:table-row>
              <table:table-cell office:value-type="string">
                <text:p>Min 287</text:p>
              </table:table-cell>
              <table:table-cell office:value-type="float" office:value="2494.8203">
                <text:p>2494.8203</text:p>
              </table:table-cell>
              <table:table-cell office:value-type="float" office:value="2318.2717">
                <text:p>2318.2717</text:p>
              </table:table-cell>
              <table:table-cell office:value-type="float" office:value="1474.6832">
                <text:p>1474.6832</text:p>
              </table:table-cell>
              <table:table-cell office:value-type="float" office:value="1386.4529">
                <text:p>1386.4529</text:p>
              </table:table-cell>
            </table:table-row>
            <table:table-row>
              <table:table-cell office:value-type="string">
                <text:p>Min 288</text:p>
              </table:table-cell>
              <table:table-cell office:value-type="float" office:value="2494.813">
                <text:p>2494.813</text:p>
              </table:table-cell>
              <table:table-cell office:value-type="float" office:value="2318.8276">
                <text:p>2318.8276</text:p>
              </table:table-cell>
              <table:table-cell office:value-type="float" office:value="1477.931">
                <text:p>1477.931</text:p>
              </table:table-cell>
              <table:table-cell office:value-type="float" office:value="1389.9822">
                <text:p>1389.9822</text:p>
              </table:table-cell>
            </table:table-row>
            <table:table-row>
              <table:table-cell office:value-type="string">
                <text:p>Min 289</text:p>
              </table:table-cell>
              <table:table-cell office:value-type="float" office:value="2494.8054">
                <text:p>2494.8054</text:p>
              </table:table-cell>
              <table:table-cell office:value-type="float" office:value="2319.382">
                <text:p>2319.382</text:p>
              </table:table-cell>
              <table:table-cell office:value-type="float" office:value="1481.1683">
                <text:p>1481.1683</text:p>
              </table:table-cell>
              <table:table-cell office:value-type="float" office:value="1393.5001">
                <text:p>1393.5001</text:p>
              </table:table-cell>
            </table:table-row>
            <table:table-row>
              <table:table-cell office:value-type="string">
                <text:p>Min 290</text:p>
              </table:table-cell>
              <table:table-cell office:value-type="float" office:value="2494.7983">
                <text:p>2494.7983</text:p>
              </table:table-cell>
              <table:table-cell office:value-type="float" office:value="2319.9346">
                <text:p>2319.9346</text:p>
              </table:table-cell>
              <table:table-cell office:value-type="float" office:value="1484.3954">
                <text:p>1484.3954</text:p>
              </table:table-cell>
              <table:table-cell office:value-type="float" office:value="1397.0068">
                <text:p>1397.0068</text:p>
              </table:table-cell>
            </table:table-row>
            <table:table-row>
              <table:table-cell office:value-type="string">
                <text:p>Min 291</text:p>
              </table:table-cell>
              <table:table-cell office:value-type="float" office:value="2494.7913">
                <text:p>2494.7913</text:p>
              </table:table-cell>
              <table:table-cell office:value-type="float" office:value="2320.4854">
                <text:p>2320.4854</text:p>
              </table:table-cell>
              <table:table-cell office:value-type="float" office:value="1487.6122">
                <text:p>1487.6122</text:p>
              </table:table-cell>
              <table:table-cell office:value-type="float" office:value="1400.5023">
                <text:p>1400.5023</text:p>
              </table:table-cell>
            </table:table-row>
            <table:table-row>
              <table:table-cell office:value-type="string">
                <text:p>Min 292</text:p>
              </table:table-cell>
              <table:table-cell office:value-type="float" office:value="2494.784">
                <text:p>2494.784</text:p>
              </table:table-cell>
              <table:table-cell office:value-type="float" office:value="2321.0342">
                <text:p>2321.0342</text:p>
              </table:table-cell>
              <table:table-cell office:value-type="float" office:value="1490.8186">
                <text:p>1490.8186</text:p>
              </table:table-cell>
              <table:table-cell office:value-type="float" office:value="1403.9867">
                <text:p>1403.9867</text:p>
              </table:table-cell>
            </table:table-row>
            <table:table-row>
              <table:table-cell office:value-type="string">
                <text:p>Min 293</text:p>
              </table:table-cell>
              <table:table-cell office:value-type="float" office:value="2494.7769">
                <text:p>2494.7769</text:p>
              </table:table-cell>
              <table:table-cell office:value-type="float" office:value="2321.5815">
                <text:p>2321.5815</text:p>
              </table:table-cell>
              <table:table-cell office:value-type="float" office:value="1494.0149">
                <text:p>1494.0149</text:p>
              </table:table-cell>
              <table:table-cell office:value-type="float" office:value="1407.46">
                <text:p>1407.46</text:p>
              </table:table-cell>
            </table:table-row>
            <table:table-row>
              <table:table-cell office:value-type="string">
                <text:p>Min 294</text:p>
              </table:table-cell>
              <table:table-cell office:value-type="float" office:value="2494.7698">
                <text:p>2494.7698</text:p>
              </table:table-cell>
              <table:table-cell office:value-type="float" office:value="2322.127">
                <text:p>2322.127</text:p>
              </table:table-cell>
              <table:table-cell office:value-type="float" office:value="1497.2009">
                <text:p>1497.2009</text:p>
              </table:table-cell>
              <table:table-cell office:value-type="float" office:value="1410.9222">
                <text:p>1410.9222</text:p>
              </table:table-cell>
            </table:table-row>
            <table:table-row>
              <table:table-cell office:value-type="string">
                <text:p>Min 295</text:p>
              </table:table-cell>
              <table:table-cell office:value-type="float" office:value="2494.7625">
                <text:p>2494.7625</text:p>
              </table:table-cell>
              <table:table-cell office:value-type="float" office:value="2322.6707">
                <text:p>2322.6707</text:p>
              </table:table-cell>
              <table:table-cell office:value-type="float" office:value="1500.3767">
                <text:p>1500.3767</text:p>
              </table:table-cell>
              <table:table-cell office:value-type="float" office:value="1414.3734">
                <text:p>1414.3734</text:p>
              </table:table-cell>
            </table:table-row>
            <table:table-row>
              <table:table-cell office:value-type="string">
                <text:p>Min 296</text:p>
              </table:table-cell>
              <table:table-cell office:value-type="float" office:value="2494.7554">
                <text:p>2494.7554</text:p>
              </table:table-cell>
              <table:table-cell office:value-type="float" office:value="2323.213">
                <text:p>2323.213</text:p>
              </table:table-cell>
              <table:table-cell office:value-type="float" office:value="1503.5425">
                <text:p>1503.5425</text:p>
              </table:table-cell>
              <table:table-cell office:value-type="float" office:value="1417.8135">
                <text:p>1417.8135</text:p>
              </table:table-cell>
            </table:table-row>
            <table:table-row>
              <table:table-cell office:value-type="string">
                <text:p>Min 297</text:p>
              </table:table-cell>
              <table:table-cell office:value-type="float" office:value="2494.748">
                <text:p>2494.748</text:p>
              </table:table-cell>
              <table:table-cell office:value-type="float" office:value="2323.7532">
                <text:p>2323.7532</text:p>
              </table:table-cell>
              <table:table-cell office:value-type="float" office:value="1506.6981">
                <text:p>1506.6981</text:p>
              </table:table-cell>
              <table:table-cell office:value-type="float" office:value="1421.2427">
                <text:p>1421.2427</text:p>
              </table:table-cell>
            </table:table-row>
            <table:table-row>
              <table:table-cell office:value-type="string">
                <text:p>Min 298</text:p>
              </table:table-cell>
              <table:table-cell office:value-type="float" office:value="2494.741">
                <text:p>2494.741</text:p>
              </table:table-cell>
              <table:table-cell office:value-type="float" office:value="2324.2917">
                <text:p>2324.2917</text:p>
              </table:table-cell>
              <table:table-cell office:value-type="float" office:value="1509.8436">
                <text:p>1509.8436</text:p>
              </table:table-cell>
              <table:table-cell office:value-type="float" office:value="1424.6609">
                <text:p>1424.6609</text:p>
              </table:table-cell>
            </table:table-row>
            <table:table-row>
              <table:table-cell office:value-type="string">
                <text:p>Min 299</text:p>
              </table:table-cell>
              <table:table-cell office:value-type="float" office:value="2494.734">
                <text:p>2494.734</text:p>
              </table:table-cell>
              <table:table-cell office:value-type="float" office:value="2324.8289">
                <text:p>2324.8289</text:p>
              </table:table-cell>
              <table:table-cell office:value-type="float" office:value="1512.9792">
                <text:p>1512.9792</text:p>
              </table:table-cell>
              <table:table-cell office:value-type="float" office:value="1428.0681">
                <text:p>1428.0681</text:p>
              </table:table-cell>
            </table:table-row>
            <table:table-row>
              <table:table-cell office:value-type="string">
                <text:p>Min 300</text:p>
              </table:table-cell>
              <table:table-cell office:value-type="float" office:value="2494.7266">
                <text:p>2494.7266</text:p>
              </table:table-cell>
              <table:table-cell office:value-type="float" office:value="2325.3638">
                <text:p>2325.3638</text:p>
              </table:table-cell>
              <table:table-cell office:value-type="float" office:value="1516.1047">
                <text:p>1516.1047</text:p>
              </table:table-cell>
              <table:table-cell office:value-type="float" office:value="1431.4646">
                <text:p>1431.4646</text:p>
              </table:table-cell>
            </table:table-row>
            <table:table-row>
              <table:table-cell office:value-type="string">
                <text:p>Min 301</text:p>
              </table:table-cell>
              <table:table-cell office:value-type="float" office:value="2494.7197">
                <text:p>2494.7197</text:p>
              </table:table-cell>
              <table:table-cell office:value-type="float" office:value="2325.897">
                <text:p>2325.897</text:p>
              </table:table-cell>
              <table:table-cell office:value-type="float" office:value="1519.2202">
                <text:p>1519.2202</text:p>
              </table:table-cell>
              <table:table-cell office:value-type="float" office:value="1434.8502">
                <text:p>1434.8502</text:p>
              </table:table-cell>
            </table:table-row>
            <table:table-row>
              <table:table-cell office:value-type="string">
                <text:p>Min 302</text:p>
              </table:table-cell>
              <table:table-cell office:value-type="float" office:value="2494.713">
                <text:p>2494.713</text:p>
              </table:table-cell>
              <table:table-cell office:value-type="float" office:value="2326.4287">
                <text:p>2326.4287</text:p>
              </table:table-cell>
              <table:table-cell office:value-type="float" office:value="1522.3259">
                <text:p>1522.3259</text:p>
              </table:table-cell>
              <table:table-cell office:value-type="float" office:value="1438.225">
                <text:p>1438.225</text:p>
              </table:table-cell>
            </table:table-row>
            <table:table-row>
              <table:table-cell office:value-type="string">
                <text:p>Min 303</text:p>
              </table:table-cell>
              <table:table-cell office:value-type="float" office:value="2494.7058">
                <text:p>2494.7058</text:p>
              </table:table-cell>
              <table:table-cell office:value-type="float" office:value="2326.9587">
                <text:p>2326.9587</text:p>
              </table:table-cell>
              <table:table-cell office:value-type="float" office:value="1525.4216">
                <text:p>1525.4216</text:p>
              </table:table-cell>
              <table:table-cell office:value-type="float" office:value="1441.589">
                <text:p>1441.589</text:p>
              </table:table-cell>
            </table:table-row>
            <table:table-row>
              <table:table-cell office:value-type="string">
                <text:p>Min 304</text:p>
              </table:table-cell>
              <table:table-cell office:value-type="float" office:value="2494.699">
                <text:p>2494.699</text:p>
              </table:table-cell>
              <table:table-cell office:value-type="float" office:value="2327.4873">
                <text:p>2327.4873</text:p>
              </table:table-cell>
              <table:table-cell office:value-type="float" office:value="1528.5074">
                <text:p>1528.5074</text:p>
              </table:table-cell>
              <table:table-cell office:value-type="float" office:value="1444.9423">
                <text:p>1444.9423</text:p>
              </table:table-cell>
            </table:table-row>
            <table:table-row>
              <table:table-cell office:value-type="string">
                <text:p>Min 305</text:p>
              </table:table-cell>
              <table:table-cell office:value-type="float" office:value="2494.6921">
                <text:p>2494.6921</text:p>
              </table:table-cell>
              <table:table-cell office:value-type="float" office:value="2328.014">
                <text:p>2328.014</text:p>
              </table:table-cell>
              <table:table-cell office:value-type="float" office:value="1531.5835">
                <text:p>1531.5835</text:p>
              </table:table-cell>
              <table:table-cell office:value-type="float" office:value="1448.2849">
                <text:p>1448.2849</text:p>
              </table:table-cell>
            </table:table-row>
            <table:table-row>
              <table:table-cell office:value-type="string">
                <text:p>Min 306</text:p>
              </table:table-cell>
              <table:table-cell office:value-type="float" office:value="2494.6853">
                <text:p>2494.6853</text:p>
              </table:table-cell>
              <table:table-cell office:value-type="float" office:value="2328.539">
                <text:p>2328.539</text:p>
              </table:table-cell>
              <table:table-cell office:value-type="float" office:value="1534.6497">
                <text:p>1534.6497</text:p>
              </table:table-cell>
              <table:table-cell office:value-type="float" office:value="1451.6168">
                <text:p>1451.6168</text:p>
              </table:table-cell>
            </table:table-row>
            <table:table-row>
              <table:table-cell office:value-type="string">
                <text:p>Min 307</text:p>
              </table:table-cell>
              <table:table-cell office:value-type="float" office:value="2494.6782">
                <text:p>2494.6782</text:p>
              </table:table-cell>
              <table:table-cell office:value-type="float" office:value="2329.0623">
                <text:p>2329.0623</text:p>
              </table:table-cell>
              <table:table-cell office:value-type="float" office:value="1537.7059">
                <text:p>1537.7059</text:p>
              </table:table-cell>
              <table:table-cell office:value-type="float" office:value="1454.9382">
                <text:p>1454.9382</text:p>
              </table:table-cell>
            </table:table-row>
            <table:table-row>
              <table:table-cell office:value-type="string">
                <text:p>Min 308</text:p>
              </table:table-cell>
              <table:table-cell office:value-type="float" office:value="2494.6714">
                <text:p>2494.6714</text:p>
              </table:table-cell>
              <table:table-cell office:value-type="float" office:value="2329.584">
                <text:p>2329.584</text:p>
              </table:table-cell>
              <table:table-cell office:value-type="float" office:value="1540.7524">
                <text:p>1540.7524</text:p>
              </table:table-cell>
              <table:table-cell office:value-type="float" office:value="1458.249">
                <text:p>1458.249</text:p>
              </table:table-cell>
            </table:table-row>
            <table:table-row>
              <table:table-cell office:value-type="string">
                <text:p>Min 309</text:p>
              </table:table-cell>
              <table:table-cell office:value-type="float" office:value="2494.6646">
                <text:p>2494.6646</text:p>
              </table:table-cell>
              <table:table-cell office:value-type="float" office:value="2330.104">
                <text:p>2330.104</text:p>
              </table:table-cell>
              <table:table-cell office:value-type="float" office:value="1543.7894">
                <text:p>1543.7894</text:p>
              </table:table-cell>
              <table:table-cell office:value-type="float" office:value="1461.5491">
                <text:p>1461.5491</text:p>
              </table:table-cell>
            </table:table-row>
            <table:table-row>
              <table:table-cell office:value-type="string">
                <text:p>Min 310</text:p>
              </table:table-cell>
              <table:table-cell office:value-type="float" office:value="2494.6575">
                <text:p>2494.6575</text:p>
              </table:table-cell>
              <table:table-cell office:value-type="float" office:value="2330.6223">
                <text:p>2330.6223</text:p>
              </table:table-cell>
              <table:table-cell office:value-type="float" office:value="1546.8167">
                <text:p>1546.8167</text:p>
              </table:table-cell>
              <table:table-cell office:value-type="float" office:value="1464.8387">
                <text:p>1464.8387</text:p>
              </table:table-cell>
            </table:table-row>
            <table:table-row>
              <table:table-cell office:value-type="string">
                <text:p>Min 311</text:p>
              </table:table-cell>
              <table:table-cell office:value-type="float" office:value="2494.6506">
                <text:p>2494.6506</text:p>
              </table:table-cell>
              <table:table-cell office:value-type="float" office:value="2331.1387">
                <text:p>2331.1387</text:p>
              </table:table-cell>
              <table:table-cell office:value-type="float" office:value="1549.8341">
                <text:p>1549.8341</text:p>
              </table:table-cell>
              <table:table-cell office:value-type="float" office:value="1468.1179">
                <text:p>1468.1179</text:p>
              </table:table-cell>
            </table:table-row>
            <table:table-row>
              <table:table-cell office:value-type="string">
                <text:p>Min 312</text:p>
              </table:table-cell>
              <table:table-cell office:value-type="float" office:value="2494.6438">
                <text:p>2494.6438</text:p>
              </table:table-cell>
              <table:table-cell office:value-type="float" office:value="2331.6538">
                <text:p>2331.6538</text:p>
              </table:table-cell>
              <table:table-cell office:value-type="float" office:value="1552.8422">
                <text:p>1552.8422</text:p>
              </table:table-cell>
              <table:table-cell office:value-type="float" office:value="1471.3865">
                <text:p>1471.3865</text:p>
              </table:table-cell>
            </table:table-row>
            <table:table-row>
              <table:table-cell office:value-type="string">
                <text:p>Min 313</text:p>
              </table:table-cell>
              <table:table-cell office:value-type="float" office:value="2494.637">
                <text:p>2494.637</text:p>
              </table:table-cell>
              <table:table-cell office:value-type="float" office:value="2332.167">
                <text:p>2332.167</text:p>
              </table:table-cell>
              <table:table-cell office:value-type="float" office:value="1555.8403">
                <text:p>1555.8403</text:p>
              </table:table-cell>
              <table:table-cell office:value-type="float" office:value="1474.6448">
                <text:p>1474.6448</text:p>
              </table:table-cell>
            </table:table-row>
            <table:table-row>
              <table:table-cell office:value-type="string">
                <text:p>Min 314</text:p>
              </table:table-cell>
              <table:table-cell office:value-type="float" office:value="2494.6304">
                <text:p>2494.6304</text:p>
              </table:table-cell>
              <table:table-cell office:value-type="float" office:value="2332.6787">
                <text:p>2332.6787</text:p>
              </table:table-cell>
              <table:table-cell office:value-type="float" office:value="1558.8291">
                <text:p>1558.8291</text:p>
              </table:table-cell>
              <table:table-cell office:value-type="float" office:value="1477.8926">
                <text:p>1477.8926</text:p>
              </table:table-cell>
            </table:table-row>
            <table:table-row>
              <table:table-cell office:value-type="string">
                <text:p>Min 315</text:p>
              </table:table-cell>
              <table:table-cell office:value-type="float" office:value="2494.6238">
                <text:p>2494.6238</text:p>
              </table:table-cell>
              <table:table-cell office:value-type="float" office:value="2333.1887">
                <text:p>2333.1887</text:p>
              </table:table-cell>
              <table:table-cell office:value-type="float" office:value="1561.8083">
                <text:p>1561.8083</text:p>
              </table:table-cell>
              <table:table-cell office:value-type="float" office:value="1481.1301">
                <text:p>1481.1301</text:p>
              </table:table-cell>
            </table:table-row>
            <table:table-row>
              <table:table-cell office:value-type="string">
                <text:p>Min 316</text:p>
              </table:table-cell>
              <table:table-cell office:value-type="float" office:value="2494.6172">
                <text:p>2494.6172</text:p>
              </table:table-cell>
              <table:table-cell office:value-type="float" office:value="2333.6973">
                <text:p>2333.6973</text:p>
              </table:table-cell>
              <table:table-cell office:value-type="float" office:value="1564.7781">
                <text:p>1564.7781</text:p>
              </table:table-cell>
              <table:table-cell office:value-type="float" office:value="1484.3573">
                <text:p>1484.3573</text:p>
              </table:table-cell>
            </table:table-row>
            <table:table-row>
              <table:table-cell office:value-type="string">
                <text:p>Min 317</text:p>
              </table:table-cell>
              <table:table-cell office:value-type="float" office:value="2494.6104">
                <text:p>2494.6104</text:p>
              </table:table-cell>
              <table:table-cell office:value-type="float" office:value="2334.2043">
                <text:p>2334.2043</text:p>
              </table:table-cell>
              <table:table-cell office:value-type="float" office:value="1567.7384">
                <text:p>1567.7384</text:p>
              </table:table-cell>
              <table:table-cell office:value-type="float" office:value="1487.5741">
                <text:p>1487.5741</text:p>
              </table:table-cell>
            </table:table-row>
            <table:table-row>
              <table:table-cell office:value-type="string">
                <text:p>Min 318</text:p>
              </table:table-cell>
              <table:table-cell office:value-type="float" office:value="2494.6038">
                <text:p>2494.6038</text:p>
              </table:table-cell>
              <table:table-cell office:value-type="float" office:value="2334.7092">
                <text:p>2334.7092</text:p>
              </table:table-cell>
              <table:table-cell office:value-type="float" office:value="1570.6891">
                <text:p>1570.6891</text:p>
              </table:table-cell>
              <table:table-cell office:value-type="float" office:value="1490.7808">
                <text:p>1490.7808</text:p>
              </table:table-cell>
            </table:table-row>
            <table:table-row>
              <table:table-cell office:value-type="string">
                <text:p>Min 319</text:p>
              </table:table-cell>
              <table:table-cell office:value-type="float" office:value="2494.5972">
                <text:p>2494.5972</text:p>
              </table:table-cell>
              <table:table-cell office:value-type="float" office:value="2335.2126">
                <text:p>2335.2126</text:p>
              </table:table-cell>
              <table:table-cell office:value-type="float" office:value="1573.6305">
                <text:p>1573.6305</text:p>
              </table:table-cell>
              <table:table-cell office:value-type="float" office:value="1493.9772">
                <text:p>1493.9772</text:p>
              </table:table-cell>
            </table:table-row>
            <table:table-row>
              <table:table-cell office:value-type="string">
                <text:p>Min 320</text:p>
              </table:table-cell>
              <table:table-cell office:value-type="float" office:value="2494.5906">
                <text:p>2494.5906</text:p>
              </table:table-cell>
              <table:table-cell office:value-type="float" office:value="2335.7146">
                <text:p>2335.7146</text:p>
              </table:table-cell>
              <table:table-cell office:value-type="float" office:value="1576.5625">
                <text:p>1576.5625</text:p>
              </table:table-cell>
              <table:table-cell office:value-type="float" office:value="1497.1632">
                <text:p>1497.1632</text:p>
              </table:table-cell>
            </table:table-row>
            <table:table-row>
              <table:table-cell office:value-type="string">
                <text:p>Min 321</text:p>
              </table:table-cell>
              <table:table-cell office:value-type="float" office:value="2494.5837">
                <text:p>2494.5837</text:p>
              </table:table-cell>
              <table:table-cell office:value-type="float" office:value="2336.215">
                <text:p>2336.215</text:p>
              </table:table-cell>
              <table:table-cell office:value-type="float" office:value="1579.4851">
                <text:p>1579.4851</text:p>
              </table:table-cell>
              <table:table-cell office:value-type="float" office:value="1500.3392">
                <text:p>1500.3392</text:p>
              </table:table-cell>
            </table:table-row>
            <table:table-row>
              <table:table-cell office:value-type="string">
                <text:p>Min 322</text:p>
              </table:table-cell>
              <table:table-cell office:value-type="float" office:value="2494.5771">
                <text:p>2494.5771</text:p>
              </table:table-cell>
              <table:table-cell office:value-type="float" office:value="2336.7139">
                <text:p>2336.7139</text:p>
              </table:table-cell>
              <table:table-cell office:value-type="float" office:value="1582.3983">
                <text:p>1582.3983</text:p>
              </table:table-cell>
              <table:table-cell office:value-type="float" office:value="1503.5051">
                <text:p>1503.5051</text:p>
              </table:table-cell>
            </table:table-row>
            <table:table-row>
              <table:table-cell office:value-type="string">
                <text:p>Min 323</text:p>
              </table:table-cell>
              <table:table-cell office:value-type="float" office:value="2494.5706">
                <text:p>2494.5706</text:p>
              </table:table-cell>
              <table:table-cell office:value-type="float" office:value="2337.211">
                <text:p>2337.211</text:p>
              </table:table-cell>
              <table:table-cell office:value-type="float" office:value="1585.3024">
                <text:p>1585.3024</text:p>
              </table:table-cell>
              <table:table-cell office:value-type="float" office:value="1506.6609">
                <text:p>1506.6609</text:p>
              </table:table-cell>
            </table:table-row>
            <table:table-row>
              <table:table-cell office:value-type="string">
                <text:p>Min 324</text:p>
              </table:table-cell>
              <table:table-cell office:value-type="float" office:value="2494.5637">
                <text:p>2494.5637</text:p>
              </table:table-cell>
              <table:table-cell office:value-type="float" office:value="2337.7065">
                <text:p>2337.7065</text:p>
              </table:table-cell>
              <table:table-cell office:value-type="float" office:value="1588.1971">
                <text:p>1588.1971</text:p>
              </table:table-cell>
              <table:table-cell office:value-type="float" office:value="1509.8065">
                <text:p>1509.8065</text:p>
              </table:table-cell>
            </table:table-row>
            <table:table-row>
              <table:table-cell office:value-type="string">
                <text:p>Min 325</text:p>
              </table:table-cell>
              <table:table-cell office:value-type="float" office:value="2494.5574">
                <text:p>2494.5574</text:p>
              </table:table-cell>
              <table:table-cell office:value-type="float" office:value="2338.2004">
                <text:p>2338.2004</text:p>
              </table:table-cell>
              <table:table-cell office:value-type="float" office:value="1591.0826">
                <text:p>1591.0826</text:p>
              </table:table-cell>
              <table:table-cell office:value-type="float" office:value="1512.9421">
                <text:p>1512.9421</text:p>
              </table:table-cell>
            </table:table-row>
            <table:table-row>
              <table:table-cell office:value-type="string">
                <text:p>Min 326</text:p>
              </table:table-cell>
              <table:table-cell office:value-type="float" office:value="2494.551">
                <text:p>2494.551</text:p>
              </table:table-cell>
              <table:table-cell office:value-type="float" office:value="2338.6929">
                <text:p>2338.6929</text:p>
              </table:table-cell>
              <table:table-cell office:value-type="float" office:value="1593.959">
                <text:p>1593.959</text:p>
              </table:table-cell>
              <table:table-cell office:value-type="float" office:value="1516.0677">
                <text:p>1516.0677</text:p>
              </table:table-cell>
            </table:table-row>
            <table:table-row>
              <table:table-cell office:value-type="string">
                <text:p>Min 327</text:p>
              </table:table-cell>
              <table:table-cell office:value-type="float" office:value="2494.5447">
                <text:p>2494.5447</text:p>
              </table:table-cell>
              <table:table-cell office:value-type="float" office:value="2339.1838">
                <text:p>2339.1838</text:p>
              </table:table-cell>
              <table:table-cell office:value-type="float" office:value="1596.8262">
                <text:p>1596.8262</text:p>
              </table:table-cell>
              <table:table-cell office:value-type="float" office:value="1519.1833">
                <text:p>1519.1833</text:p>
              </table:table-cell>
            </table:table-row>
            <table:table-row>
              <table:table-cell office:value-type="string">
                <text:p>Min 328</text:p>
              </table:table-cell>
              <table:table-cell office:value-type="float" office:value="2494.5383">
                <text:p>2494.5383</text:p>
              </table:table-cell>
              <table:table-cell office:value-type="float" office:value="2339.673">
                <text:p>2339.673</text:p>
              </table:table-cell>
              <table:table-cell office:value-type="float" office:value="1599.6841">
                <text:p>1599.6841</text:p>
              </table:table-cell>
              <table:table-cell office:value-type="float" office:value="1522.2892">
                <text:p>1522.2892</text:p>
              </table:table-cell>
            </table:table-row>
            <table:table-row>
              <table:table-cell office:value-type="string">
                <text:p>Min 329</text:p>
              </table:table-cell>
              <table:table-cell office:value-type="float" office:value="2494.5317">
                <text:p>2494.5317</text:p>
              </table:table-cell>
              <table:table-cell office:value-type="float" office:value="2340.1606">
                <text:p>2340.1606</text:p>
              </table:table-cell>
              <table:table-cell office:value-type="float" office:value="1602.533">
                <text:p>1602.533</text:p>
              </table:table-cell>
              <table:table-cell office:value-type="float" office:value="1525.3849">
                <text:p>1525.3849</text:p>
              </table:table-cell>
            </table:table-row>
            <table:table-row>
              <table:table-cell office:value-type="string">
                <text:p>Min 330</text:p>
              </table:table-cell>
              <table:table-cell office:value-type="float" office:value="2494.5254">
                <text:p>2494.5254</text:p>
              </table:table-cell>
              <table:table-cell office:value-type="float" office:value="2340.6467">
                <text:p>2340.6467</text:p>
              </table:table-cell>
              <table:table-cell office:value-type="float" office:value="1605.3729">
                <text:p>1605.3729</text:p>
              </table:table-cell>
              <table:table-cell office:value-type="float" office:value="1528.4707">
                <text:p>1528.4707</text:p>
              </table:table-cell>
            </table:table-row>
            <table:table-row>
              <table:table-cell office:value-type="string">
                <text:p>Min 331</text:p>
              </table:table-cell>
              <table:table-cell office:value-type="float" office:value="2494.519">
                <text:p>2494.519</text:p>
              </table:table-cell>
              <table:table-cell office:value-type="float" office:value="2341.1316">
                <text:p>2341.1316</text:p>
              </table:table-cell>
              <table:table-cell office:value-type="float" office:value="1608.2035">
                <text:p>1608.2035</text:p>
              </table:table-cell>
              <table:table-cell office:value-type="float" office:value="1531.5469">
                <text:p>1531.5469</text:p>
              </table:table-cell>
            </table:table-row>
            <table:table-row>
              <table:table-cell office:value-type="string">
                <text:p>Min 332</text:p>
              </table:table-cell>
              <table:table-cell office:value-type="float" office:value="2494.5127">
                <text:p>2494.5127</text:p>
              </table:table-cell>
              <table:table-cell office:value-type="float" office:value="2341.6145">
                <text:p>2341.6145</text:p>
              </table:table-cell>
              <table:table-cell office:value-type="float" office:value="1611.0253">
                <text:p>1611.0253</text:p>
              </table:table-cell>
              <table:table-cell office:value-type="float" office:value="1534.6132">
                <text:p>1534.6132</text:p>
              </table:table-cell>
            </table:table-row>
            <table:table-row>
              <table:table-cell office:value-type="string">
                <text:p>Min 333</text:p>
              </table:table-cell>
              <table:table-cell office:value-type="float" office:value="2494.5063">
                <text:p>2494.5063</text:p>
              </table:table-cell>
              <table:table-cell office:value-type="float" office:value="2342.096">
                <text:p>2342.096</text:p>
              </table:table-cell>
              <table:table-cell office:value-type="float" office:value="1613.8379">
                <text:p>1613.8379</text:p>
              </table:table-cell>
              <table:table-cell office:value-type="float" office:value="1537.6697">
                <text:p>1537.6697</text:p>
              </table:table-cell>
            </table:table-row>
            <table:table-row>
              <table:table-cell office:value-type="string">
                <text:p>Min 334</text:p>
              </table:table-cell>
              <table:table-cell office:value-type="float" office:value="2494.4998">
                <text:p>2494.4998</text:p>
              </table:table-cell>
              <table:table-cell office:value-type="float" office:value="2342.576">
                <text:p>2342.576</text:p>
              </table:table-cell>
              <table:table-cell office:value-type="float" office:value="1616.6416">
                <text:p>1616.6416</text:p>
              </table:table-cell>
              <table:table-cell office:value-type="float" office:value="1540.7164">
                <text:p>1540.7164</text:p>
              </table:table-cell>
            </table:table-row>
            <table:table-row>
              <table:table-cell office:value-type="string">
                <text:p>Min 335</text:p>
              </table:table-cell>
              <table:table-cell office:value-type="float" office:value="2494.4934">
                <text:p>2494.4934</text:p>
              </table:table-cell>
              <table:table-cell office:value-type="float" office:value="2343.0544">
                <text:p>2343.0544</text:p>
              </table:table-cell>
              <table:table-cell office:value-type="float" office:value="1619.4364">
                <text:p>1619.4364</text:p>
              </table:table-cell>
              <table:table-cell office:value-type="float" office:value="1543.7534">
                <text:p>1543.7534</text:p>
              </table:table-cell>
            </table:table-row>
            <table:table-row>
              <table:table-cell office:value-type="string">
                <text:p>Min 336</text:p>
              </table:table-cell>
              <table:table-cell office:value-type="float" office:value="2494.487">
                <text:p>2494.487</text:p>
              </table:table-cell>
              <table:table-cell office:value-type="float" office:value="2343.5312">
                <text:p>2343.5312</text:p>
              </table:table-cell>
              <table:table-cell office:value-type="float" office:value="1622.2222">
                <text:p>1622.2222</text:p>
              </table:table-cell>
              <table:table-cell office:value-type="float" office:value="1546.7808">
                <text:p>1546.7808</text:p>
              </table:table-cell>
            </table:table-row>
            <table:table-row>
              <table:table-cell office:value-type="string">
                <text:p>Min 337</text:p>
              </table:table-cell>
              <table:table-cell office:value-type="float" office:value="2494.481">
                <text:p>2494.481</text:p>
              </table:table-cell>
              <table:table-cell office:value-type="float" office:value="2344.0068">
                <text:p>2344.0068</text:p>
              </table:table-cell>
              <table:table-cell office:value-type="float" office:value="1624.9991">
                <text:p>1624.9991</text:p>
              </table:table-cell>
              <table:table-cell office:value-type="float" office:value="1549.7983">
                <text:p>1549.7983</text:p>
              </table:table-cell>
            </table:table-row>
            <table:table-row>
              <table:table-cell office:value-type="string">
                <text:p>Min 338</text:p>
              </table:table-cell>
              <table:table-cell office:value-type="float" office:value="2494.4749">
                <text:p>2494.4749</text:p>
              </table:table-cell>
              <table:table-cell office:value-type="float" office:value="2344.4805">
                <text:p>2344.4805</text:p>
              </table:table-cell>
              <table:table-cell office:value-type="float" office:value="1627.7672">
                <text:p>1627.7672</text:p>
              </table:table-cell>
              <table:table-cell office:value-type="float" office:value="1552.8064">
                <text:p>1552.8064</text:p>
              </table:table-cell>
            </table:table-row>
            <table:table-row>
              <table:table-cell office:value-type="string">
                <text:p>Min 339</text:p>
              </table:table-cell>
              <table:table-cell office:value-type="float" office:value="2494.4685">
                <text:p>2494.4685</text:p>
              </table:table-cell>
              <table:table-cell office:value-type="float" office:value="2344.9526">
                <text:p>2344.9526</text:p>
              </table:table-cell>
              <table:table-cell office:value-type="float" office:value="1630.5266">
                <text:p>1630.5266</text:p>
              </table:table-cell>
              <table:table-cell office:value-type="float" office:value="1555.8048">
                <text:p>1555.8048</text:p>
              </table:table-cell>
            </table:table-row>
            <table:table-row>
              <table:table-cell office:value-type="string">
                <text:p>Min 340</text:p>
              </table:table-cell>
              <table:table-cell office:value-type="float" office:value="2494.4624">
                <text:p>2494.4624</text:p>
              </table:table-cell>
              <table:table-cell office:value-type="float" office:value="2345.4238">
                <text:p>2345.4238</text:p>
              </table:table-cell>
              <table:table-cell office:value-type="float" office:value="1633.2771">
                <text:p>1633.2771</text:p>
              </table:table-cell>
              <table:table-cell office:value-type="float" office:value="1558.7936">
                <text:p>1558.7936</text:p>
              </table:table-cell>
            </table:table-row>
            <table:table-row>
              <table:table-cell office:value-type="string">
                <text:p>Min 341</text:p>
              </table:table-cell>
              <table:table-cell office:value-type="float" office:value="2494.4563">
                <text:p>2494.4563</text:p>
              </table:table-cell>
              <table:table-cell office:value-type="float" office:value="2345.8933">
                <text:p>2345.8933</text:p>
              </table:table-cell>
              <table:table-cell office:value-type="float" office:value="1636.0188">
                <text:p>1636.0188</text:p>
              </table:table-cell>
              <table:table-cell office:value-type="float" office:value="1561.773">
                <text:p>1561.773</text:p>
              </table:table-cell>
            </table:table-row>
            <table:table-row>
              <table:table-cell office:value-type="string">
                <text:p>Min 342</text:p>
              </table:table-cell>
              <table:table-cell office:value-type="float" office:value="2494.4502">
                <text:p>2494.4502</text:p>
              </table:table-cell>
              <table:table-cell office:value-type="float" office:value="2346.3613">
                <text:p>2346.3613</text:p>
              </table:table-cell>
              <table:table-cell office:value-type="float" office:value="1638.7516">
                <text:p>1638.7516</text:p>
              </table:table-cell>
              <table:table-cell office:value-type="float" office:value="1564.7429">
                <text:p>1564.7429</text:p>
              </table:table-cell>
            </table:table-row>
            <table:table-row>
              <table:table-cell office:value-type="string">
                <text:p>Min 343</text:p>
              </table:table-cell>
              <table:table-cell office:value-type="float" office:value="2494.444">
                <text:p>2494.444</text:p>
              </table:table-cell>
              <table:table-cell office:value-type="float" office:value="2346.8276">
                <text:p>2346.8276</text:p>
              </table:table-cell>
              <table:table-cell office:value-type="float" office:value="1641.4757">
                <text:p>1641.4757</text:p>
              </table:table-cell>
              <table:table-cell office:value-type="float" office:value="1567.7032">
                <text:p>1567.7032</text:p>
              </table:table-cell>
            </table:table-row>
            <table:table-row>
              <table:table-cell office:value-type="string">
                <text:p>Min 344</text:p>
              </table:table-cell>
              <table:table-cell office:value-type="float" office:value="2494.438">
                <text:p>2494.438</text:p>
              </table:table-cell>
              <table:table-cell office:value-type="float" office:value="2347.2925">
                <text:p>2347.2925</text:p>
              </table:table-cell>
              <table:table-cell office:value-type="float" office:value="1644.1913">
                <text:p>1644.1913</text:p>
              </table:table-cell>
              <table:table-cell office:value-type="float" office:value="1570.6542">
                <text:p>1570.6542</text:p>
              </table:table-cell>
            </table:table-row>
            <table:table-row>
              <table:table-cell office:value-type="string">
                <text:p>Min 345</text:p>
              </table:table-cell>
              <table:table-cell office:value-type="float" office:value="2494.4316">
                <text:p>2494.4316</text:p>
              </table:table-cell>
              <table:table-cell office:value-type="float" office:value="2347.756">
                <text:p>2347.756</text:p>
              </table:table-cell>
              <table:table-cell office:value-type="float" office:value="1646.8981">
                <text:p>1646.8981</text:p>
              </table:table-cell>
              <table:table-cell office:value-type="float" office:value="1573.5956">
                <text:p>1573.5956</text:p>
              </table:table-cell>
            </table:table-row>
            <table:table-row>
              <table:table-cell office:value-type="string">
                <text:p>Min 346</text:p>
              </table:table-cell>
              <table:table-cell office:value-type="float" office:value="2494.4255">
                <text:p>2494.4255</text:p>
              </table:table-cell>
              <table:table-cell office:value-type="float" office:value="2348.218">
                <text:p>2348.218</text:p>
              </table:table-cell>
              <table:table-cell office:value-type="float" office:value="1649.5964">
                <text:p>1649.5964</text:p>
              </table:table-cell>
              <table:table-cell office:value-type="float" office:value="1576.5277">
                <text:p>1576.5277</text:p>
              </table:table-cell>
            </table:table-row>
            <table:table-row>
              <table:table-cell office:value-type="string">
                <text:p>Min 347</text:p>
              </table:table-cell>
              <table:table-cell office:value-type="float" office:value="2494.4194">
                <text:p>2494.4194</text:p>
              </table:table-cell>
              <table:table-cell office:value-type="float" office:value="2348.6785">
                <text:p>2348.6785</text:p>
              </table:table-cell>
              <table:table-cell office:value-type="float" office:value="1652.286">
                <text:p>1652.286</text:p>
              </table:table-cell>
              <table:table-cell office:value-type="float" office:value="1579.4504">
                <text:p>1579.4504</text:p>
              </table:table-cell>
            </table:table-row>
            <table:table-row>
              <table:table-cell office:value-type="string">
                <text:p>Min 348</text:p>
              </table:table-cell>
              <table:table-cell office:value-type="float" office:value="2494.4133">
                <text:p>2494.4133</text:p>
              </table:table-cell>
              <table:table-cell office:value-type="float" office:value="2349.1375">
                <text:p>2349.1375</text:p>
              </table:table-cell>
              <table:table-cell office:value-type="float" office:value="1654.9672">
                <text:p>1654.9672</text:p>
              </table:table-cell>
              <table:table-cell office:value-type="float" office:value="1582.3639">
                <text:p>1582.3639</text:p>
              </table:table-cell>
            </table:table-row>
            <table:table-row>
              <table:table-cell office:value-type="string">
                <text:p>Min 349</text:p>
              </table:table-cell>
              <table:table-cell office:value-type="float" office:value="2494.4072">
                <text:p>2494.4072</text:p>
              </table:table-cell>
              <table:table-cell office:value-type="float" office:value="2349.595">
                <text:p>2349.595</text:p>
              </table:table-cell>
              <table:table-cell office:value-type="float" office:value="1657.6396">
                <text:p>1657.6396</text:p>
              </table:table-cell>
              <table:table-cell office:value-type="float" office:value="1585.268">
                <text:p>1585.268</text:p>
              </table:table-cell>
            </table:table-row>
            <table:table-row>
              <table:table-cell office:value-type="string">
                <text:p>Min 350</text:p>
              </table:table-cell>
              <table:table-cell office:value-type="float" office:value="2494.4014">
                <text:p>2494.4014</text:p>
              </table:table-cell>
              <table:table-cell office:value-type="float" office:value="2350.051">
                <text:p>2350.051</text:p>
              </table:table-cell>
              <table:table-cell office:value-type="float" office:value="1660.3035">
                <text:p>1660.3035</text:p>
              </table:table-cell>
              <table:table-cell office:value-type="float" office:value="1588.1628">
                <text:p>1588.1628</text:p>
              </table:table-cell>
            </table:table-row>
            <table:table-row>
              <table:table-cell office:value-type="string">
                <text:p>Min 351</text:p>
              </table:table-cell>
              <table:table-cell office:value-type="float" office:value="2494.3955">
                <text:p>2494.3955</text:p>
              </table:table-cell>
              <table:table-cell office:value-type="float" office:value="2350.5059">
                <text:p>2350.5059</text:p>
              </table:table-cell>
              <table:table-cell office:value-type="float" office:value="1662.959">
                <text:p>1662.959</text:p>
              </table:table-cell>
              <table:table-cell office:value-type="float" office:value="1591.0485">
                <text:p>1591.0485</text:p>
              </table:table-cell>
            </table:table-row>
            <table:table-row>
              <table:table-cell office:value-type="string">
                <text:p>Min 352</text:p>
              </table:table-cell>
              <table:table-cell office:value-type="float" office:value="2494.3894">
                <text:p>2494.3894</text:p>
              </table:table-cell>
              <table:table-cell office:value-type="float" office:value="2350.9587">
                <text:p>2350.9587</text:p>
              </table:table-cell>
              <table:table-cell office:value-type="float" office:value="1665.606">
                <text:p>1665.606</text:p>
              </table:table-cell>
              <table:table-cell office:value-type="float" office:value="1593.9249">
                <text:p>1593.9249</text:p>
              </table:table-cell>
            </table:table-row>
            <table:table-row>
              <table:table-cell office:value-type="string">
                <text:p>Min 353</text:p>
              </table:table-cell>
              <table:table-cell office:value-type="float" office:value="2494.3835">
                <text:p>2494.3835</text:p>
              </table:table-cell>
              <table:table-cell office:value-type="float" office:value="2351.4104">
                <text:p>2351.4104</text:p>
              </table:table-cell>
              <table:table-cell office:value-type="float" office:value="1668.2445">
                <text:p>1668.2445</text:p>
              </table:table-cell>
              <table:table-cell office:value-type="float" office:value="1596.7921">
                <text:p>1596.7921</text:p>
              </table:table-cell>
            </table:table-row>
            <table:table-row>
              <table:table-cell office:value-type="string">
                <text:p>Min 354</text:p>
              </table:table-cell>
              <table:table-cell office:value-type="float" office:value="2494.3777">
                <text:p>2494.3777</text:p>
              </table:table-cell>
              <table:table-cell office:value-type="float" office:value="2351.8608">
                <text:p>2351.8608</text:p>
              </table:table-cell>
              <table:table-cell office:value-type="float" office:value="1670.8746">
                <text:p>1670.8746</text:p>
              </table:table-cell>
              <table:table-cell office:value-type="float" office:value="1599.6503">
                <text:p>1599.6503</text:p>
              </table:table-cell>
            </table:table-row>
            <table:table-row>
              <table:table-cell office:value-type="string">
                <text:p>Min 355</text:p>
              </table:table-cell>
              <table:table-cell office:value-type="float" office:value="2494.3718">
                <text:p>2494.3718</text:p>
              </table:table-cell>
              <table:table-cell office:value-type="float" office:value="2352.3096">
                <text:p>2352.3096</text:p>
              </table:table-cell>
              <table:table-cell office:value-type="float" office:value="1673.4962">
                <text:p>1673.4962</text:p>
              </table:table-cell>
              <table:table-cell office:value-type="float" office:value="1602.4993">
                <text:p>1602.4993</text:p>
              </table:table-cell>
            </table:table-row>
            <table:table-row>
              <table:table-cell office:value-type="string">
                <text:p>Min 356</text:p>
              </table:table-cell>
              <table:table-cell office:value-type="float" office:value="2494.366">
                <text:p>2494.366</text:p>
              </table:table-cell>
              <table:table-cell office:value-type="float" office:value="2352.757">
                <text:p>2352.757</text:p>
              </table:table-cell>
              <table:table-cell office:value-type="float" office:value="1676.1096">
                <text:p>1676.1096</text:p>
              </table:table-cell>
              <table:table-cell office:value-type="float" office:value="1605.3391">
                <text:p>1605.3391</text:p>
              </table:table-cell>
            </table:table-row>
            <table:table-row>
              <table:table-cell office:value-type="string">
                <text:p>Min 357</text:p>
              </table:table-cell>
              <table:table-cell office:value-type="float" office:value="2494.36">
                <text:p>2494.36</text:p>
              </table:table-cell>
              <table:table-cell office:value-type="float" office:value="2353.203">
                <text:p>2353.203</text:p>
              </table:table-cell>
              <table:table-cell office:value-type="float" office:value="1678.7146">
                <text:p>1678.7146</text:p>
              </table:table-cell>
              <table:table-cell office:value-type="float" office:value="1608.17">
                <text:p>1608.17</text:p>
              </table:table-cell>
            </table:table-row>
            <table:table-row>
              <table:table-cell office:value-type="string">
                <text:p>Min 358</text:p>
              </table:table-cell>
              <table:table-cell office:value-type="float" office:value="2494.3542">
                <text:p>2494.3542</text:p>
              </table:table-cell>
              <table:table-cell office:value-type="float" office:value="2353.6475">
                <text:p>2353.6475</text:p>
              </table:table-cell>
              <table:table-cell office:value-type="float" office:value="1681.3114">
                <text:p>1681.3114</text:p>
              </table:table-cell>
              <table:table-cell office:value-type="float" office:value="1610.9917">
                <text:p>1610.9917</text:p>
              </table:table-cell>
            </table:table-row>
            <table:table-row>
              <table:table-cell office:value-type="string">
                <text:p>Min 359</text:p>
              </table:table-cell>
              <table:table-cell office:value-type="float" office:value="2494.3484">
                <text:p>2494.3484</text:p>
              </table:table-cell>
              <table:table-cell office:value-type="float" office:value="2354.0906">
                <text:p>2354.0906</text:p>
              </table:table-cell>
              <table:table-cell office:value-type="float" office:value="1683.8999">
                <text:p>1683.8999</text:p>
              </table:table-cell>
              <table:table-cell office:value-type="float" office:value="1613.8044">
                <text:p>1613.80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